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D9E1F2"/>
      <style:text-properties fo:font-weight="bold" style:font-weight-asian="bold" style:font-weight-complex="bold"/>
    </style:style>
    <style:style style:name="ce3" style:family="table-cell" style:parent-style-name="Default" style:data-style-name="N0">
      <style:table-cell-properties fo:background-color="#D9E1F2"/>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thin solid #000000" style:vertical-align="automatic" fo:background-color="#9FC5E8" style:repeat-content="false"/>
      <style:paragraph-properties fo:text-align="start" fo:margin-left="0cm"/>
    </style:style>
    <style:style style:name="ce6" style:family="table-cell" style:parent-style-name="Default" style:data-style-name="N0">
      <style:table-cell-properties fo:border="thin solid #000000" style:vertical-align="automatic" fo:wrap-option="wrap" fo:background-color="#9FC5E8" style:repeat-content="false"/>
      <style:paragraph-properties fo:text-align="end" fo:margin-right="0cm"/>
    </style:style>
    <style:style style:name="ce7" style:family="table-cell" style:parent-style-name="Default" style:data-style-name="N0">
      <style:table-cell-properties fo:border="thin solid #000000" style:vertical-align="automatic" fo:wrap-option="wrap" fo:background-color="#9FC5E8" style:repeat-content="false"/>
      <style:paragraph-properties fo:text-align="end" fo:margin-right="0cm"/>
      <style:text-properties fo:font-weight="bold" style:font-weight-asian="bold" style:font-weight-complex="bold"/>
    </style:style>
    <style:style style:name="ce8" style:family="table-cell" style:parent-style-name="Default" style:data-style-name="N0">
      <style:table-cell-properties fo:border="thin solid #000000" style:vertical-align="automatic" style:repeat-content="false"/>
      <style:paragraph-properties fo:text-align="start" fo:margin-left="0cm"/>
    </style:style>
    <style:style style:name="ce9" style:family="table-cell" style:parent-style-name="Default" style:data-style-name="N0">
      <style:table-cell-properties fo:border="thin solid #000000" style:vertical-align="automatic" style:repeat-content="false"/>
      <style:paragraph-properties fo:text-align="end" fo:margin-right="0cm"/>
    </style:style>
    <style:style style:name="ce10" style:family="table-cell" style:parent-style-name="Default" style:data-style-name="N0">
      <style:table-cell-properties fo:border="thin solid #000000" style:vertical-align="automatic" fo:background-color="#F3F3F3" style:repeat-content="false"/>
      <style:paragraph-properties fo:text-align="end" fo:margin-right="0cm"/>
      <style:text-properties fo:font-weight="bold" style:font-weight-asian="bold" style:font-weight-complex="bold"/>
    </style:style>
    <style:style style:name="ce11" style:family="table-cell" style:parent-style-name="Default" style:data-style-name="N0">
      <style:table-cell-properties fo:border="thin solid #000000" style:vertical-align="automatic" style:repeat-content="false"/>
      <style:paragraph-properties fo:text-align="end" fo:margin-right="0cm"/>
      <style:text-properties fo:font-size="11pt" style:font-size-asian="11pt" style:font-size-complex="11pt"/>
    </style:style>
    <style:style style:name="ce12" style:family="table-cell" style:parent-style-name="Default" style:data-style-name="N0">
      <style:table-cell-properties fo:border="thin solid #000000" style:vertical-align="automatic" fo:background-color="#F3F3F3" style:repeat-content="false"/>
      <style:paragraph-properties fo:text-align="start" fo:margin-left="0cm"/>
      <style:text-properties fo:font-weight="bold" style:font-weight-asian="bold" style:font-weight-complex="bold"/>
    </style:style>
    <style:style style:name="ce13" style:family="table-cell" style:parent-style-name="Default" style:data-style-name="N0">
      <style:table-cell-properties fo:background-color="#D9D9D9"/>
      <style:text-properties fo:font-weight="bold" style:font-weight-asian="bold" style:font-weight-complex="bold"/>
    </style:style>
    <style:style style:name="ce14" style:family="table-cell" style:parent-style-name="Default" style:data-style-name="N0">
      <style:table-cell-properties fo:border="thin solid #000000" style:vertical-align="automatic" fo:wrap-option="wrap" style:repeat-content="false"/>
      <style:paragraph-properties fo:text-align="center"/>
    </style:style>
    <style:style style:name="ce15" style:family="table-cell" style:parent-style-name="Default" style:data-style-name="N0">
      <style:table-cell-properties fo:border="thin solid #000000" fo:background-color="#93C47D"/>
    </style:style>
    <style:style style:name="ce16" style:family="table-cell" style:parent-style-name="Default" style:data-style-name="N0">
      <style:table-cell-properties fo:border="thin solid #000000"/>
    </style:style>
    <style:style style:name="ce17" style:family="table-cell" style:parent-style-name="Percent" style:data-style-name="N36">
      <style:table-cell-properties fo:border="thin solid #000000" style:vertical-align="automatic" fo:background-color="#93C47D"/>
    </style:style>
    <style:style style:name="ce18" style:family="table-cell" style:parent-style-name="Default" style:data-style-name="N0">
      <style:table-cell-properties fo:border="thin solid #000000" fo:background-color="#EFEFEF"/>
      <style:text-properties fo:font-weight="bold" style:font-weight-asian="bold" style:font-weight-complex="bold"/>
    </style:style>
    <style:style style:name="ce19" style:family="table-cell" style:parent-style-name="Percent" style:data-style-name="N36">
      <style:table-cell-properties fo:border="thin solid #000000" style:vertical-align="automatic" fo:background-color="#EFEFEF"/>
      <style:text-properties fo:font-weight="bold" style:font-weight-asian="bold" style:font-weight-complex="bold"/>
    </style:style>
    <style:style style:name="ce20" style:family="table-cell" style:parent-style-name="Default" style:data-style-name="N0">
      <style:table-cell-properties fo:background-color="#EFEFEF"/>
      <style:text-properties fo:font-weight="bold" style:font-weight-asian="bold" style:font-weight-complex="bold"/>
    </style:style>
    <style:style style:name="co1" style:family="table-column">
      <style:table-column-properties fo:break-before="auto" style:column-width="3.38666666666667cm"/>
    </style:style>
    <style:style style:name="co2" style:family="table-column">
      <style:table-column-properties fo:break-before="auto" style:column-width="1.11125cm"/>
    </style:style>
    <style:style style:name="co3" style:family="table-column">
      <style:table-column-properties fo:break-before="auto" style:column-width="4.365625cm"/>
    </style:style>
    <style:style style:name="co4" style:family="table-column">
      <style:table-column-properties fo:break-before="auto" style:column-width="14.9225cm"/>
    </style:style>
    <style:style style:name="co5" style:family="table-column">
      <style:table-column-properties fo:break-before="auto" style:column-width="6.270625cm"/>
    </style:style>
    <style:style style:name="co6" style:family="table-column">
      <style:table-column-properties fo:break-before="auto" style:column-width="16.6952083333333cm"/>
    </style:style>
    <style:style style:name="co7" style:family="table-column">
      <style:table-column-properties fo:break-before="auto" style:column-width="4.49791666666667cm"/>
    </style:style>
    <style:style style:name="co8" style:family="table-column">
      <style:table-column-properties fo:break-before="auto" style:column-width="4.07458333333333cm"/>
    </style:style>
    <style:style style:name="co9" style:family="table-column">
      <style:table-column-properties fo:break-before="auto" style:column-width="40.48125cm"/>
    </style:style>
    <style:style style:name="co10" style:family="table-column">
      <style:table-column-properties fo:break-before="auto" style:column-width="1.40229166666667cm"/>
    </style:style>
    <style:style style:name="co11" style:family="table-column">
      <style:table-column-properties fo:break-before="auto" style:column-width="1.71979166666667cm"/>
    </style:style>
    <style:style style:name="co12" style:family="table-column">
      <style:table-column-properties fo:break-before="auto" style:column-width="6.40291666666667cm"/>
    </style:style>
    <style:style style:name="ro1" style:family="table-row">
      <style:table-row-properties style:row-height="12.75pt" style:use-optimal-row-height="false" fo:break-before="auto"/>
    </style:style>
    <style:style style:name="ro2" style:family="table-row">
      <style:table-row-properties style:row-height="13pt" style:use-optimal-row-height="true" fo:break-before="auto"/>
    </style:style>
    <style:style style:name="ro3" style:family="table-row">
      <style:table-row-properties style:row-height="42pt" style:use-optimal-row-height="true" fo:break-before="auto"/>
    </style:style>
    <style:style style:name="ro4" style:family="table-row">
      <style:table-row-properties style:row-height="14pt" style:use-optimal-row-height="true" fo:break-before="auto"/>
    </style:style>
    <style:style style:name="ro5" style:family="table-row">
      <style:table-row-properties style:row-height="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20211028_Apr_May_Jun_Dat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247" table:default-cell-style-name="ce1"/>
        <table:table-column table:style-name="co11" table:number-columns-repeated="16128" table:default-cell-style-name="ce1"/>
        <table:table-row table:style-name="ro1">
          <table:table-cell office:value-type="string" table:style-name="ce2">
            <text:p>Quarter</text:p>
          </table:table-cell>
          <table:table-cell office:value-type="string" table:style-name="ce2">
            <text:p>Dept</text:p>
          </table:table-cell>
          <table:table-cell office:value-type="string" table:style-name="ce2">
            <text:p>Business area or arms length body</text:p>
          </table:table-cell>
          <table:table-cell office:value-type="string" table:style-name="ce2">
            <text:p>Contract title and description</text:p>
          </table:table-cell>
          <table:table-cell office:value-type="string" table:style-name="ce2">
            <text:p>Supplier</text:p>
          </table:table-cell>
          <table:table-cell office:value-type="string" table:style-name="ce2">
            <text:p>KPI name and description</text:p>
          </table:table-cell>
          <table:table-cell office:value-type="string" table:style-name="ce2">
            <text:p>Good target</text:p>
          </table:table-cell>
          <table:table-cell office:value-type="string" table:style-name="ce2">
            <text:p>Rating</text:p>
          </table:table-cell>
          <table:table-cell office:value-type="string" table:style-name="ce2">
            <text:p>Comments</text:p>
          </table:table-cell>
          <table:table-cell table:number-columns-repeated="16375" table:style-name="ce3"/>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text:p>
          </table:table-cell>
          <table:table-cell office:value-type="string" table:style-name="ce1">
            <text:p>Triple Point Investment Management LLP</text:p>
          </table:table-cell>
          <table:table-cell office:value-type="string" table:style-name="ce1">
            <text:p>Heat Networks Investment Project funding deployed<text:s/></text:p>
          </table:table-cell>
          <table:table-cell office:value-type="string" table:style-name="ce1">
            <text:p>100%</text:p>
          </table:table-cell>
          <table:table-cell office:value-type="string" table:style-name="ce1">
            <text:p>Requires Improvement</text:p>
          </table:table-cell>
          <table:table-cell office:value-type="string" table:style-name="ce1">
            <text:p>KPI 2 is 76% due to budgets moving in year.</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 LLP</text:p>
          </table:table-cell>
          <table:table-cell office:value-type="string" table:style-name="ce1">
            <text:p>Milestones Met (Key milestones during operation and monthly reporting milestones).</text:p>
          </table:table-cell>
          <table:table-cell office:value-type="string" table:style-name="ce1">
            <text:p>100%</text:p>
          </table:table-cell>
          <table:table-cell office:value-type="string" table:style-name="ce1">
            <text:p>Approaching Target</text:p>
          </table:table-cell>
          <table:table-cell office:value-type="string" table:style-name="ce1">
            <text:p>KPI 1 is 92%<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Clean Heat Directorate - Heat Strategy and Heat Networks</text:p>
          </table:table-cell>
          <table:table-cell office:value-type="string" table:style-name="ce1">
            <text:p>Heat Networks Investment Project (HNIP) Delivery Partner</text:p>
          </table:table-cell>
          <table:table-cell office:value-type="string" table:style-name="ce1">
            <text:p>Triple Point Investment Management LLP</text:p>
          </table:table-cell>
          <table:table-cell office:value-type="string" table:style-name="ce1">
            <text:p>Positive Stakeholder Feedback</text:p>
          </table:table-cell>
          <table:table-cell office:value-type="string" table:style-name="ce1">
            <text:p>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technical advisors for the New Nuclear pipeline - Provision of legal advisors for the New Nuclear pipeline</text:p>
          </table:table-cell>
          <table:table-cell office:value-type="string" table:style-name="ce1">
            <text:p>Linklaters</text:p>
          </table:table-cell>
          <table:table-cell office:value-type="string" table:style-name="ce1">
            <text:p>All the work commissioned by BEIS to be delivered in agreed time frame and to high quality standards</text:p>
          </table:table-cell>
          <table:table-cell office:value-type="string" table:style-name="ce1">
            <text:p>80%</text:p>
          </table:table-cell>
          <table:table-cell office:value-type="string" table:style-name="ce1">
            <text:p>Other - Consider not returned</text:p>
          </table:table-cell>
          <table:table-cell office:value-type="string" table:style-name="ce1">
            <text:p>New KPI, Qtr score not available ye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technical advisors for the New Nuclear pipeline - Provision of legal advisors for the New Nuclear pipeline</text:p>
          </table:table-cell>
          <table:table-cell office:value-type="string" table:style-name="ce1">
            <text:p>Linklaters</text:p>
          </table:table-cell>
          <table:table-cell office:value-type="string" table:style-name="ce1">
            <text:p>All undisputed invoices to be paid within 14 days of issue.</text:p>
          </table:table-cell>
          <table:table-cell office:value-type="string" table:style-name="ce1">
            <text:p>100%</text:p>
          </table:table-cell>
          <table:table-cell office:value-type="string" table:style-name="ce1">
            <text:p>Other - Consider not returned</text:p>
          </table:table-cell>
          <table:table-cell office:value-type="string" table:style-name="ce1">
            <text:p>New KPI, Qtr score not available ye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Nuclear Projects &amp; Development</text:p>
          </table:table-cell>
          <table:table-cell office:value-type="string" table:style-name="ce1">
            <text:p>Provision of technical advisors for the New Nuclear pipeline - Provision of legal advisors for the New Nuclear pipeline</text:p>
          </table:table-cell>
          <table:table-cell office:value-type="string" table:style-name="ce1">
            <text:p>Linklaters</text:p>
          </table:table-cell>
          <table:table-cell office:value-type="string" table:style-name="ce1">
            <text:p>Insurance certificates to be issued to CCS in accordance with the Framework Contract</text:p>
          </table:table-cell>
          <table:table-cell office:value-type="string" table:style-name="ce1">
            <text:p>100%</text:p>
          </table:table-cell>
          <table:table-cell office:value-type="string" table:style-name="ce1">
            <text:p>Other - Consider not returned</text:p>
          </table:table-cell>
          <table:table-cell office:value-type="string" table:style-name="ce1">
            <text:p>New KPI, Qtr score not available yet.<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Science &amp; Innovation for Climate Change &amp; Energy</text:p>
          </table:table-cell>
          <table:table-cell office:value-type="string" table:style-name="ce1">
            <text:p>Third Party Support for Energy Innovation Portfolio</text:p>
          </table:table-cell>
          <table:table-cell office:value-type="string" table:style-name="ce1">
            <text:p>Mott MacDonald Limited</text:p>
          </table:table-cell>
          <table:table-cell office:value-type="string" table:style-name="ce1">
            <text:p>SME Support: volume of work provided by SMEs by the consortium. Supplier keeps a tracker of SMEs supporting work packages in this contract</text:p>
          </table:table-cell>
          <table:table-cell office:value-type="string" table:style-name="ce1">
            <text:p>20%</text:p>
          </table:table-cell>
          <table:table-cell office:value-type="string" table:style-name="ce1">
            <text:p>Approaching Target</text:p>
          </table:table-cell>
          <table:table-cell office:value-type="string" table:style-name="ce1">
            <text:p>KPIX1 - decreased marginally from previous quarter (-0.82%), but is still within 'Good Target' range.</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Science &amp; Innovation for Climate Change &amp; Energy</text:p>
          </table:table-cell>
          <table:table-cell office:value-type="string" table:style-name="ce1">
            <text:p>Third Party Support for Energy Innovation Portfolio</text:p>
          </table:table-cell>
          <table:table-cell office:value-type="string" table:style-name="ce1">
            <text:p>Mott MacDonald Limited</text:p>
          </table:table-cell>
          <table:table-cell office:value-type="string" table:style-name="ce1">
            <text:p>The first Energy Innovation Support Programme (EISP) response/input into the draft specification is within 5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Science &amp; Innovation for Climate Change &amp; Energy</text:p>
          </table:table-cell>
          <table:table-cell office:value-type="string" table:style-name="ce1">
            <text:p>Third Party Support for Energy Innovation Portfolio</text:p>
          </table:table-cell>
          <table:table-cell office:value-type="string" table:style-name="ce1">
            <text:p>Mott MacDonald Limited</text:p>
          </table:table-cell>
          <table:table-cell office:value-type="string" table:style-name="ce1">
            <text:p>Work packages completed on time based on agreed end dat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nd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Contract - Delivery of specified solid fuels to concessionaires:</text:p>
            <text:p>- delivery schedule provided/posted to each concessionaire prior to the start of each Fuel Year.</text:p>
            <text:p>Frequency - 9 to 12 deliveries per year.</text:p>
            <text:p/>
          </table:table-cell>
          <table:table-cell office:value-type="string" table:style-name="ce1">
            <text:p>9 Deliveri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nd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CPL / NCFO information exchange including Details of uplifted and recovered fuel; entitlement level amendments; access to emergency deliveries.</text:p>
            <text:p>Monthly data reconcili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Purchasing, Distribution and Administration of Solid Fuel Benefits to Former BCC Employees under the National Concessionary Fuel Scheme Agreements</text:p>
          </table:table-cell>
          <table:table-cell office:value-type="string" table:style-name="ce1">
            <text:p>CPL Distribution Ltd</text:p>
          </table:table-cell>
          <table:table-cell office:value-type="string" table:style-name="ce1">
            <text:p>Customer Quality Assurance/Complaints Management<text:s/></text:p>
            <text:p>* dedicated Complaints Department<text:s/></text:p>
            <text:p>* each complaint reported to a Depot Supervisor/manager<text:s/></text:p>
            <text:p>* depot will respond within twenty four hours<text:s/></text:p>
            <text:p>* investigation and management of the complaint through to resolution.</text:p>
            <text:p>Complaints investigated and response provided within 10 days.</text:p>
          </table:table-cell>
          <table:table-cell office:value-type="string" table:style-name="ce1">
            <text:p>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Internet Access IPVPN Service</text:p>
          </table:table-cell>
          <table:table-cell office:value-type="string" table:style-name="ce1">
            <text:p>Century Link Communications UK Ltd</text:p>
          </table:table-cell>
          <table:table-cell office:value-type="string" table:style-name="ce1">
            <text:p>Availability for sites that are on-net and off-net as measured per site.</text:p>
            <text:p>• Service Availability on-net - 99.99% (Lumen fibre connects the site and no other supplier involved)</text:p>
            <text:p>• Service Availability off-net - 99.9% (using another supplier to connect the site i.e. the local tail circui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Internet Access IPVPN Service</text:p>
          </table:table-cell>
          <table:table-cell office:value-type="string" table:style-name="ce1">
            <text:p>Century Link Communications UK Ltd</text:p>
          </table:table-cell>
          <table:table-cell office:value-type="string" table:style-name="ce1">
            <text:p>Incident Fixed within target i.e. Total Incidents Service restore target – 95%</text:p>
          </table:table-cell>
          <table:table-cell office:value-type="string" table:style-name="ce1">
            <text:p>95%</text:p>
          </table:table-cell>
          <table:table-cell office:value-type="string" table:style-name="ce1">
            <text:p>Inadequate</text:p>
          </table:table-cell>
          <table:table-cell office:value-type="string" table:style-name="ce1">
            <text:p>KPI 100% in April and May</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Internet Access IPVPN Service</text:p>
          </table:table-cell>
          <table:table-cell office:value-type="string" table:style-name="ce1">
            <text:p>Century Link Communications UK Ltd</text:p>
          </table:table-cell>
          <table:table-cell office:value-type="string" table:style-name="ce1">
            <text:p>Provide a monthly Service report within 5 working days of every month – target 100%</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Cirrus Service Desk</text:p>
          </table:table-cell>
          <table:table-cell office:value-type="string" table:style-name="ce1">
            <text:p>CGI IT UK Limited</text:p>
          </table:table-cell>
          <table:table-cell office:value-type="string" table:style-name="ce1">
            <text:p>An overall first contact resolution (FCR) rate of 60% of all Incidents raised through the Service Desk (i.e. Incidents with a Contact-Type of ‘Phone’, ‘Portal’ or ‘Chat’)</text:p>
          </table:table-cell>
          <table:table-cell office:value-type="string" table:style-name="ce1">
            <text:p>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Cirrus Service Desk</text:p>
          </table:table-cell>
          <table:table-cell office:value-type="string" table:style-name="ce1">
            <text:p>CGI IT UK Limited</text:p>
          </table:table-cell>
          <table:table-cell office:value-type="string" table:style-name="ce1">
            <text:p>First contact resolution (FCR) rate of 65% of all Incidents raised by the service desk as a result of telephone calls to the desk</text:p>
          </table:table-cell>
          <table:table-cell office:value-type="string" table:style-name="ce1">
            <text:p>6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tter Regulation Executive</text:p>
          </table:table-cell>
          <table:table-cell office:value-type="string" table:style-name="ce1">
            <text:p>Trade Credit Insurance (TCI) <text:s/>(Covid 19 Response) – scheme delivery. An evaluation of trade applications</text:p>
          </table:table-cell>
          <table:table-cell office:value-type="string" table:style-name="ce1">
            <text:p>PwC</text:p>
          </table:table-cell>
          <table:table-cell office:value-type="string" table:style-name="ce1">
            <text:p>Provision of Monthly and Quarterly scheme reports within SLA</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tter Regulation Executive</text:p>
          </table:table-cell>
          <table:table-cell office:value-type="string" table:style-name="ce1">
            <text:p>Trade Credit Insurance (TCI) <text:s/>(Covid 19 Response) – scheme delivery. An evaluation of trade applications</text:p>
          </table:table-cell>
          <table:table-cell office:value-type="string" table:style-name="ce1">
            <text:p>PwC</text:p>
          </table:table-cell>
          <table:table-cell office:value-type="string" table:style-name="ce1">
            <text:p>Provision of quarterly payment recommendations within agreed SLA timescal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tter Regulation Executive</text:p>
          </table:table-cell>
          <table:table-cell office:value-type="string" table:style-name="ce1">
            <text:p>Trade Credit Insurance (TCI) <text:s/>(Covid 19 Response) – scheme delivery. An evaluation of trade applications</text:p>
          </table:table-cell>
          <table:table-cell office:value-type="string" table:style-name="ce1">
            <text:p>PwC</text:p>
          </table:table-cell>
          <table:table-cell office:value-type="string" table:style-name="ce1">
            <text:p>Quarterly costs within agreed budget - cost efficiencies deliver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Energy Efficiency &amp; Local</text:p>
          </table:table-cell>
          <table:table-cell office:value-type="string" table:style-name="ce1">
            <text:p>Green Home Grant Voucher Scheme</text:p>
          </table:table-cell>
          <table:table-cell office:value-type="string" table:style-name="ce1">
            <text:p>ICF Consulting Services Ltd</text:p>
          </table:table-cell>
          <table:table-cell office:value-type="string" table:style-name="ce1">
            <text:p>Progress made in processing voucher redemption requests within 6 working days<text:s/></text:p>
          </table:table-cell>
          <table:table-cell office:value-type="string" table:style-name="ce1">
            <text:p>90%</text:p>
          </table:table-cell>
          <table:table-cell office:value-type="string" table:style-name="ce1">
            <text:p>Requires Improvemen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Energy Efficiency &amp; Local</text:p>
          </table:table-cell>
          <table:table-cell office:value-type="string" table:style-name="ce1">
            <text:p>Green Home Grant Voucher Scheme</text:p>
          </table:table-cell>
          <table:table-cell office:value-type="string" table:style-name="ce1">
            <text:p>ICF Consulting Services Ltd</text:p>
          </table:table-cell>
          <table:table-cell office:value-type="string" table:style-name="ce1">
            <text:p>Progress made in processing vouchers for Green Home Grant applications within 12 working days</text:p>
          </table:table-cell>
          <table:table-cell office:value-type="string" table:style-name="ce1">
            <text:p>90%</text:p>
          </table:table-cell>
          <table:table-cell office:value-type="string" table:style-name="ce1">
            <text:p>Goo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Energy Efficiency &amp; Local</text:p>
          </table:table-cell>
          <table:table-cell office:value-type="string" table:style-name="ce1">
            <text:p>Green Home Grant Voucher Scheme</text:p>
          </table:table-cell>
          <table:table-cell office:value-type="string" table:style-name="ce1">
            <text:p>ICF Consulting Services Ltd</text:p>
          </table:table-cell>
          <table:table-cell office:value-type="string" table:style-name="ce1">
            <text:p>The percentage of calls answered within 30 seconds.<text:s/></text:p>
          </table:table-cell>
          <table:table-cell office:value-type="string" table:style-name="ce1">
            <text:p>60%</text:p>
          </table:table-cell>
          <table:table-cell office:value-type="string" table:style-name="ce1">
            <text:p>Goo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nd Delivery of Benefit Services for Former British Coal Corporation Employees under the National Concessionary Fuel Agreements</text:p>
          </table:table-cell>
          <table:table-cell office:value-type="string" table:style-name="ce1">
            <text:p>The National Concessionary Fuel Office part of Capita Employee Benefits Limited</text:p>
          </table:table-cell>
          <table:table-cell office:value-type="string" table:style-name="ce1">
            <text:p>New application for CIL or Solid Fuel</text:p>
          </table:table-cell>
          <table:table-cell office:value-type="string" table:style-name="ce1">
            <text:p>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nd Delivery of Benefit Services for Former British Coal Corporation Employees under the National Concessionary Fuel Agreements</text:p>
          </table:table-cell>
          <table:table-cell office:value-type="string" table:style-name="ce1">
            <text:p>The National Concessionary Fuel Office part of Capita Employee Benefits Limited</text:p>
          </table:table-cell>
          <table:table-cell office:value-type="string" table:style-name="ce1">
            <text:p>Payments: The SP must send a quarterly funding authorisation request to ensure there are adequate funds in the bank account in advance of the requirement to pay</text:p>
          </table:table-cell>
          <table:table-cell office:value-type="string" table:style-name="ce1">
            <text:p>5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Administration and Delivery of Benefit Services for Former British Coal Corporation Employees under the National Concessionary Fuel Agreements</text:p>
          </table:table-cell>
          <table:table-cell office:value-type="string" table:style-name="ce1">
            <text:p>The National Concessionary Fuel Office part of Capita Employee Benefits Limited</text:p>
          </table:table-cell>
          <table:table-cell office:value-type="string" table:style-name="ce1">
            <text:p>Suspected Fraud: SP will inform the Department immediately or as soon as practicable (within 24 hours) if it suspects any serious fraud relating to the payment of Cash in Lieu or supply of solid fuel or operation of the Service</text:p>
          </table:table-cell>
          <table:table-cell office:value-type="string" table:style-name="ce1">
            <text:p>24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Data Quality: Delivery of key deliverables without major erro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Deadlines: Delivery of key deliverables on time and to standard</text:p>
          </table:table-cell>
          <table:table-cell office:value-type="string" table:style-name="ce1">
            <text:p>90%</text:p>
          </table:table-cell>
          <table:table-cell office:value-type="string" table:style-name="ce1">
            <text:p>Approaching Targe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Science &amp; Innovation for Climate &amp; Energy</text:p>
          </table:table-cell>
          <table:table-cell office:value-type="string" table:style-name="ce1">
            <text:p>NAEI (National Atmospheric Emissions Inventory) Lot 1 - 2021-2025 National Atmospheric Emissions Inventory (formerly titled Greenhouse Gas Inventory Verification Programme)</text:p>
          </table:table-cell>
          <table:table-cell office:value-type="string" table:style-name="ce1">
            <text:p>Ricardo AEA Ltd</text:p>
          </table:table-cell>
          <table:table-cell office:value-type="string" table:style-name="ce1">
            <text:p>Risk: Supplier outlines risks and mitigating actions associated with the contract<tex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BEIS Unified Communications</text:p>
          </table:table-cell>
          <table:table-cell office:value-type="string" table:style-name="ce1">
            <text:p>Vodafone</text:p>
          </table:table-cell>
          <table:table-cell office:value-type="string" table:style-name="ce1">
            <text:p>Core Application Availability 24x7x365</text:p>
          </table:table-cell>
          <table:table-cell office:value-type="string" table:style-name="ce1">
            <text:p>100%</text:p>
          </table:table-cell>
          <table:table-cell office:value-type="string" table:style-name="ce1">
            <text:p>Good</text:p>
          </table:table-cell>
          <table:table-cell office:value-type="string" table:style-name="ce1">
            <text:p>New ID was previously RM1498. Contract was extended from November 2020 to November 2021 under Covid emergency powers. As such, the contract finder reference remains the same as issued originally.</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BEIS Unified Communications</text:p>
          </table:table-cell>
          <table:table-cell office:value-type="string" table:style-name="ce1">
            <text:p>Vodafone</text:p>
          </table:table-cell>
          <table:table-cell office:value-type="string" table:style-name="ce1">
            <text:p>Mean Opinion Score</text:p>
          </table:table-cell>
          <table:table-cell office:value-type="string" table:style-name="ce1">
            <text:p>98%</text:p>
          </table:table-cell>
          <table:table-cell office:value-type="string" table:style-name="ce1">
            <text:p>Good</text:p>
          </table:table-cell>
          <table:table-cell office:value-type="string" table:style-name="ce1">
            <text:p>New ID was previously RM1498. Contract was extended from November 2020 to November 2021 under Covid emergency powers. As such, the contract finder reference remains the same as issued originally.</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2nd Line Operations Tasks completed within 5 Day Service Level Agreement</text:p>
          </table:table-cell>
          <table:table-cell office:value-type="string" table:style-name="ce1">
            <text:p>100%</text:p>
          </table:table-cell>
          <table:table-cell office:value-type="string" table:style-name="ce1">
            <text:p>Approaching Target</text:p>
          </table:table-cell>
          <table:table-cell office:value-type="string" table:style-name="ce1">
            <text:p>This is a new ID was previously 2349/3/2020.<text:s/></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Joiners tasks completed within 10 day service level agreement</text:p>
          </table:table-cell>
          <table:table-cell office:value-type="string" table:style-name="ce1">
            <text:p>100%</text:p>
          </table:table-cell>
          <table:table-cell office:value-type="string" table:style-name="ce1">
            <text:p>Good</text:p>
          </table:table-cell>
          <table:table-cell office:value-type="string" table:style-name="ce1">
            <text:p>This is a new ID was previously 2349/3/2020.<text:s/></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Operational Support (ServiceOps) Managed Service</text:p>
          </table:table-cell>
          <table:table-cell office:value-type="string" table:style-name="ce1">
            <text:p>Visionist Ltd</text:p>
          </table:table-cell>
          <table:table-cell office:value-type="string" table:style-name="ce1">
            <text:p>Tech Bar First Time Fix</text:p>
          </table:table-cell>
          <table:table-cell office:value-type="string" table:style-name="ce1">
            <text:p>99%</text:p>
          </table:table-cell>
          <table:table-cell office:value-type="string" table:style-name="ce1">
            <text:p>Good</text:p>
          </table:table-cell>
          <table:table-cell office:value-type="string" table:style-name="ce1">
            <text:p>This is a new ID was previously 2349/3/2020.<text:s/></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Networks, Telephony and Infrastructure Managed Service</text:p>
          </table:table-cell>
          <table:table-cell office:value-type="string" table:style-name="ce1">
            <text:p>Visionist Ltd</text:p>
          </table:table-cell>
          <table:table-cell office:value-type="string" table:style-name="ce1">
            <text:p>100% Availability of Supported LAN services across all sites (average across all sites)</text:p>
          </table:table-cell>
          <table:table-cell office:value-type="string" table:style-name="ce1">
            <text:p>99%</text:p>
          </table:table-cell>
          <table:table-cell office:value-type="string" table:style-name="ce1">
            <text:p>Good</text:p>
          </table:table-cell>
          <table:table-cell office:value-type="string" table:style-name="ce1">
            <text:p>This is a new ID was previously 2351/03/2020.<text:s/></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Networks, Telephony and Infrastructure Managed Service</text:p>
          </table:table-cell>
          <table:table-cell office:value-type="string" table:style-name="ce1">
            <text:p>Visionist Ltd</text:p>
          </table:table-cell>
          <table:table-cell office:value-type="string" table:style-name="ce1">
            <text:p>100% of Technical Changes to be successfully deployed</text:p>
          </table:table-cell>
          <table:table-cell office:value-type="string" table:style-name="ce1">
            <text:p>100%</text:p>
          </table:table-cell>
          <table:table-cell office:value-type="string" table:style-name="ce1">
            <text:p>Good</text:p>
          </table:table-cell>
          <table:table-cell office:value-type="string" table:style-name="ce1">
            <text:p>This is a new ID was previously 2351/03/2020.<text:s/></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Networks, Telephony and Infrastructure Managed Service</text:p>
          </table:table-cell>
          <table:table-cell office:value-type="string" table:style-name="ce1">
            <text:p>Visionist Ltd</text:p>
          </table:table-cell>
          <table:table-cell office:value-type="string" table:style-name="ce1">
            <text:p>100% SLA compliance for P1-P2 LAN and zero trust service incidents</text:p>
          </table:table-cell>
          <table:table-cell office:value-type="string" table:style-name="ce1">
            <text:p>100%</text:p>
          </table:table-cell>
          <table:table-cell office:value-type="string" table:style-name="ce1">
            <text:p>Good</text:p>
          </table:table-cell>
          <table:table-cell office:value-type="string" table:style-name="ce1">
            <text:p>This is a new ID was previously 2351/03/2020.<text:s/></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Onboarding New Services</text:p>
          </table:table-cell>
          <table:table-cell office:value-type="string" table:style-name="ce1">
            <text:p>Visionist Ltd</text:p>
          </table:table-cell>
          <table:table-cell office:value-type="string" table:style-name="ce1">
            <text:p>Delivery of ALL requirements for individual projects agreed within original time frame set</text:p>
          </table:table-cell>
          <table:table-cell office:value-type="string" table:style-name="ce1">
            <text:p>100%</text:p>
          </table:table-cell>
          <table:table-cell office:value-type="string" table:style-name="ce1">
            <text:p>Good</text:p>
          </table:table-cell>
          <table:table-cell office:value-type="string" table:style-name="ce1">
            <text:p>This is a new ID was previously 1840/03/2019.<text:s/></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Onboarding New Services</text:p>
          </table:table-cell>
          <table:table-cell office:value-type="string" table:style-name="ce1">
            <text:p>Visionist Ltd</text:p>
          </table:table-cell>
          <table:table-cell office:value-type="string" table:style-name="ce1">
            <text:p>Individual projects successfully completed in original defined timeframe with benefits realised.</text:p>
          </table:table-cell>
          <table:table-cell office:value-type="string" table:style-name="ce1">
            <text:p>100%</text:p>
          </table:table-cell>
          <table:table-cell office:value-type="string" table:style-name="ce1">
            <text:p>Good</text:p>
          </table:table-cell>
          <table:table-cell office:value-type="string" table:style-name="ce1">
            <text:p>This is a new ID was previously 1840/03/2019.<text:s/></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Onboarding New Services</text:p>
          </table:table-cell>
          <table:table-cell office:value-type="string" table:style-name="ce1">
            <text:p>Visionist Ltd</text:p>
          </table:table-cell>
          <table:table-cell office:value-type="string" table:style-name="ce1">
            <text:p>Provision of costed proposal within 5 days</text:p>
          </table:table-cell>
          <table:table-cell office:value-type="string" table:style-name="ce1">
            <text:p>100%</text:p>
          </table:table-cell>
          <table:table-cell office:value-type="string" table:style-name="ce1">
            <text:p>Approaching Target</text:p>
          </table:table-cell>
          <table:table-cell office:value-type="string" table:style-name="ce1">
            <text:p>This is a new ID was previously 1840/03/2019.<text:s/></text:p>
          </table:table-cell>
          <table:table-cell table:number-columns-repeated="16375"/>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Delivery of Digital Records Sets (5 day SLA)</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DPA Requests (40 working days- inform BEIS within 5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Energy Development &amp; Resilience</text:p>
          </table:table-cell>
          <table:table-cell office:value-type="string" table:style-name="ce1">
            <text:p>CLU Records Management</text:p>
          </table:table-cell>
          <table:table-cell office:value-type="string" table:style-name="ce1">
            <text:p>Iron Mountain</text:p>
          </table:table-cell>
          <table:table-cell office:value-type="string" table:style-name="ce1">
            <text:p>FOI (5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First Time Fix</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response time</text:p>
          </table:table-cell>
          <table:table-cell office:value-type="string" table:style-name="ce1">
            <text:p>4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BEIS</text:p>
          </table:table-cell>
          <table:table-cell office:value-type="string" table:style-name="ce1">
            <text:p>BEIS Digital</text:p>
          </table:table-cell>
          <table:table-cell office:value-type="string" table:style-name="ce1">
            <text:p>Managed Print Service</text:p>
          </table:table-cell>
          <table:table-cell office:value-type="string" table:style-name="ce1">
            <text:p>Canon (UK) Ltd</text:p>
          </table:table-cell>
          <table:table-cell office:value-type="string" table:style-name="ce1">
            <text:p>Average Multi-Function Device Uptime</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DIO</text:p>
          </table:table-cell>
          <table:table-cell office:value-type="string" table:style-name="ce1">
            <text:p>Provision of Wide Area Network ("WAN") service across multiple locations</text:p>
          </table:table-cell>
          <table:table-cell office:value-type="string" table:style-name="ce1">
            <text:p>HSO</text:p>
            <text:p/>
          </table:table-cell>
          <table:table-cell office:value-type="string" table:style-name="ce1">
            <text:p>24/7 Service Availability</text:p>
            <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Data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SMS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DIO</text:p>
          </table:table-cell>
          <table:table-cell office:value-type="string" table:style-name="ce1">
            <text:p>Mobile voice and data service</text:p>
          </table:table-cell>
          <table:table-cell office:value-type="string" table:style-name="ce1">
            <text:p>Telefonica</text:p>
          </table:table-cell>
          <table:table-cell office:value-type="string" table:style-name="ce1">
            <text:p>Voice Service Availability</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abinet Office 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Offer to On-board</text:p>
          </table:table-cell>
          <table:table-cell office:value-type="string" table:style-name="ce1">
            <text:p>10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abinet Office 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Offer</text:p>
          </table:table-cell>
          <table:table-cell office:value-type="string" table:style-name="ce1">
            <text:p>12 days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abinet Office Commercial<text:s/></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shortlist. From Fully Approved Requirement to 2nd CV to Hiring Manager</text:p>
          </table:table-cell>
          <table:table-cell office:value-type="string" table:style-name="ce1">
            <text:p>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Payment Accuracy:</text:p>
            <text:p/>
            <text:p>The value and volume of accurate payments due to SSCL processing identified from analysis of payment file or raised queries (payment error to or from the wrong bank account or for the wrong value)</text:p>
            <text:p/>
            <text:p>(Supplier must meet both targets to pass)</text:p>
          </table:table-cell>
          <table:table-cell office:value-type="string" table:style-name="ce1">
            <text:p>99.70% or more (Value)</text:p>
            <text:p/>
            <text:p>99.9% and less than 70 errors (Volu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Payroll Accuracy:</text:p>
            <text:p>Measured by number of rectifications to total payroll required each month as a result of actions or errors made by SSCL; requiring corrective actions in the current month or deferred to a following month.</text:p>
          </table:table-cell>
          <table:table-cell office:value-type="string" table:style-name="ce1">
            <text:p>99.93 or more</text:p>
          </table:table-cell>
          <table:table-cell office:value-type="string" table:style-name="ce1">
            <text:p>Other - Consider not returned</text:p>
          </table:table-cell>
          <table:table-cell office:value-type="string" table:style-name="ce1">
            <text:p>KPI 1 awaiting corrections following Audit</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Shared Services</text:p>
          </table:table-cell>
          <table:table-cell office:value-type="string" table:style-name="ce1">
            <text:p>ISSC2 Shared Services</text:p>
          </table:table-cell>
          <table:table-cell office:value-type="string" table:style-name="ce1">
            <text:p>SSCL (Shared Services Connected Ltd)</text:p>
          </table:table-cell>
          <table:table-cell office:value-type="string" table:style-name="ce1">
            <text:p>The Supplier surveys End User satisfaction (EUS) score across all Customers and Service Recipients. The EUSS is calculated via the standard "Net Promoter Score" (NPS) calculation and methodology.</text:p>
            <text:p/>
            <text:p>The performance of the End User Score shall be determined based on the increase or decrease of the EUS Score at the end of each Service Measurement Period against that of the previous period</text:p>
          </table:table-cell>
          <table:table-cell office:value-type="string" table:style-name="ce1">
            <text:p>5 point improvement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Access – Performance of delivery mechanisms that provide access to the National Geographic Database via both APIs (Application programming Interfaces) and Download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and Services Enhancements -<text:s/></text:p>
            <text:p/>
            <text:p>Delivery of the Key Milestones for further enhancements and developments to both the data and access mechanisms associated with the National Geographic Database.</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eospatial</text:p>
          </table:table-cell>
          <table:table-cell office:value-type="string" table:style-name="ce1">
            <text:p>Public Sector Geospatial Agreement</text:p>
          </table:table-cell>
          <table:table-cell office:value-type="string" table:style-name="ce1">
            <text:p>Ordnance Survey</text:p>
          </table:table-cell>
          <table:table-cell office:value-type="string" table:style-name="ce1">
            <text:p>Data – Relates to the completeness/currency/coverage of the data captured and maintained by Ordnance Survey in the National Geographic Database.</text:p>
          </table:table-cell>
          <table:table-cell office:value-type="string" table:style-name="ce1">
            <text:p>88.30%</text:p>
          </table:table-cell>
          <table:table-cell office:value-type="string" table:style-name="ce1">
            <text:p>Other - Consider not returned</text:p>
          </table:table-cell>
          <table:table-cell office:value-type="string" table:style-name="ce1">
            <text:p>This is an annual KPI</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Benefits accuracy (have you paid the right amount to the right people).</text:p>
          </table:table-cell>
          <table:table-cell office:value-type="string" table:style-name="ce1">
            <text:p>98% (6 month rolling averag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Retirement - Managing people through the retirement process.</text:p>
            <text:p/>
            <text:p/>
            <text:p/>
          </table:table-cell>
          <table:table-cell office:value-type="string" table:style-name="ce1">
            <text:p>100% Finalised and paid 1 day after retirement (if submitted on time, otherwise 10 days after instruction)</text:p>
            <text:p/>
            <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Pensions</text:p>
          </table:table-cell>
          <table:table-cell office:value-type="string" table:style-name="ce1">
            <text:p>My CSP Contract (and extension)</text:p>
          </table:table-cell>
          <table:table-cell office:value-type="string" table:style-name="ce1">
            <text:p>MY CSP</text:p>
          </table:table-cell>
          <table:table-cell office:value-type="string" table:style-name="ce1">
            <text:p>SL3 Member Records Maintenance</text:p>
          </table:table-cell>
          <table:table-cell office:value-type="string" table:style-name="ce1">
            <text:p>100% in 5 day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Completing all pension payroll on the due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Retirement Settlement (Early and Normal) within the contracted timeframes (Active Dual Members).</text:p>
          </table:table-cell>
          <table:table-cell office:value-type="string" table:style-name="ce1">
            <text:p>&gt;/= 98%</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Pensions</text:p>
          </table:table-cell>
          <table:table-cell office:value-type="string" table:style-name="ce1">
            <text:p>Pension Administration Services Agreement (Royal Mail Statutory Pension Scheme)</text:p>
          </table:table-cell>
          <table:table-cell office:value-type="string" table:style-name="ce1">
            <text:p>Capita Group PLC</text:p>
          </table:table-cell>
          <table:table-cell office:value-type="string" table:style-name="ce1">
            <text:p>Retirement Settlement (Early and Normal) within the contracted timeframes (Single Members &amp; Deferred Dual Members)</text:p>
          </table:table-cell>
          <table:table-cell office:value-type="string" table:style-name="ce1">
            <text:p>&gt;/=99 %</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Candidate support</text:p>
          </table:table-cell>
          <table:table-cell office:value-type="string" table:style-name="ce1">
            <text:p>95% or higher receive a response email within 3</text:p>
            <text:p>working days and 100% receive a response email</text:p>
            <text:p>within 4 working days</text:p>
          </table:table-cell>
          <table:table-cell office:value-type="string" table:style-name="ce1">
            <text:p>Other - Consider not returne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Client helpdesk and support.</text:p>
            <text:p/>
          </table:table-cell>
          <table:table-cell office:value-type="string" table:style-name="ce1">
            <text:p>95% or higher receive an initial review within 1.5</text:p>
            <text:p>hours and 100% receiving an initial review</text:p>
            <text:p>within 2 hours</text:p>
          </table:table-cell>
          <table:table-cell office:value-type="string" table:style-name="ce1">
            <text:p>Other - Consider not returne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SHR</text:p>
          </table:table-cell>
          <table:table-cell office:value-type="string" table:style-name="ce1">
            <text:p>Application Tracking System</text:p>
          </table:table-cell>
          <table:table-cell office:value-type="string" table:style-name="ce1">
            <text:p>Oleeo</text:p>
          </table:table-cell>
          <table:table-cell office:value-type="string" table:style-name="ce1">
            <text:p>Solution availability</text:p>
          </table:table-cell>
          <table:table-cell office:value-type="string" table:style-name="ce1">
            <text:p>24/7 over 99.5% of <text:s/>the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deliver the software within 1 week from the Customer’s order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on board any vendors that the Supplier is not familiar with within one week of the Customer’s order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DIO</text:p>
          </table:table-cell>
          <table:table-cell office:value-type="string" table:style-name="ce1">
            <text:p>COTS and Microsoft Software Licences</text:p>
          </table:table-cell>
          <table:table-cell office:value-type="string" table:style-name="ce1">
            <text:p>Trustmarque<text:s/></text:p>
          </table:table-cell>
          <table:table-cell office:value-type="string" table:style-name="ce1">
            <text:p>The Supplier shall provide software quotations within 72 hours from the Customer’s request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SHR</text:p>
          </table:table-cell>
          <table:table-cell office:value-type="string" table:style-name="ce1">
            <text:p>Provision of Learning and Development Services</text:p>
            <text:p>for the Senior Civil Service</text:p>
          </table:table-cell>
          <table:table-cell office:value-type="string" table:style-name="ce1">
            <text:p>KornFerry Hay</text:p>
          </table:table-cell>
          <table:table-cell office:value-type="string" table:style-name="ce1">
            <text:p>Feedback received from course participants showed that learning was of a good overall quality.</text:p>
          </table:table-cell>
          <table:table-cell office:value-type="string" table:style-name="ce1">
            <text:p>Average score above 8 out of 10</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SHR</text:p>
          </table:table-cell>
          <table:table-cell office:value-type="string" table:style-name="ce1">
            <text:p>Provision of Learning and Development Services</text:p>
            <text:p>for the Senior Civil Service</text:p>
          </table:table-cell>
          <table:table-cell office:value-type="string" table:style-name="ce1">
            <text:p>KornFerry Hay</text:p>
          </table:table-cell>
          <table:table-cell office:value-type="string" table:style-name="ce1">
            <text:p>Learning objectives and outcomes were met.</text:p>
            <text:p/>
          </table:table-cell>
          <table:table-cell office:value-type="string" table:style-name="ce1">
            <text:p>At least 80% at all times</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SHR</text:p>
          </table:table-cell>
          <table:table-cell office:value-type="string" table:style-name="ce1">
            <text:p>Provision of Learning and Development Services</text:p>
            <text:p>for the Senior Civil Service</text:p>
          </table:table-cell>
          <table:table-cell office:value-type="string" table:style-name="ce1">
            <text:p>KornFerry Hay</text:p>
          </table:table-cell>
          <table:table-cell office:value-type="string" table:style-name="ce1">
            <text:p>Resolution of email enquiries within 2 working days</text:p>
          </table:table-cell>
          <table:table-cell office:value-type="string" table:style-name="ce1">
            <text:p>100% at all times</text:p>
          </table:table-cell>
          <table:table-cell office:value-type="string" table:style-name="ce1">
            <text:p>Other - Consider not returned</text:p>
          </table:table-cell>
          <table:table-cell office:value-type="string" table:style-name="ce1">
            <text:p>KPI no longer applies as contract closing</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Device Uptim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First Time Fix</text:p>
          </table:table-cell>
          <table:table-cell office:value-type="string" table:style-name="ce1">
            <text:p>95%</text:p>
          </table:table-cell>
          <table:table-cell office:value-type="string" table:style-name="ce1">
            <text:p>Requires Improvement</text:p>
          </table:table-cell>
          <table:table-cell office:value-type="string" table:style-name="ce1">
            <text:p>Performance over 2 of the 3 months was rated as "Good".<text:s/></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DIO</text:p>
          </table:table-cell>
          <table:table-cell office:value-type="string" table:style-name="ce1">
            <text:p>Managed Print Services</text:p>
          </table:table-cell>
          <table:table-cell office:value-type="string" table:style-name="ce1">
            <text:p>Canon</text:p>
          </table:table-cell>
          <table:table-cell office:value-type="string" table:style-name="ce1">
            <text:p>Response Time</text:p>
          </table:table-cell>
          <table:table-cell office:value-type="string" table:style-name="ce1">
            <text:p>4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SHR</text:p>
          </table:table-cell>
          <table:table-cell office:value-type="string" table:style-name="ce1">
            <text:p>KPMG Learning &amp; Development Services Core</text:p>
            <text:p>Lot 2</text:p>
          </table:table-cell>
          <table:table-cell office:value-type="string" table:style-name="ce1">
            <text:p>KPMG</text:p>
          </table:table-cell>
          <table:table-cell office:value-type="string" table:style-name="ce1">
            <text:p>Cumulative delegate evaluation scores from post course surveys show that the learning was of good overall quality.</text:p>
          </table:table-cell>
          <table:table-cell office:value-type="string" table:style-name="ce1">
            <text:p>80% or more</text:p>
            <text:p/>
          </table:table-cell>
          <table:table-cell office:value-type="string" table:style-name="ce1">
            <text:p>Other - Consider not returned</text:p>
          </table:table-cell>
          <table:table-cell office:value-type="string" table:style-name="ce1">
            <text:p>Transitioning to a new provider. Performance reporting ceased 31st March 2021<text:s/></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SHR</text:p>
          </table:table-cell>
          <table:table-cell office:value-type="string" table:style-name="ce1">
            <text:p>KPMG Learning &amp; Development Services Core</text:p>
            <text:p>Lot 2</text:p>
          </table:table-cell>
          <table:table-cell office:value-type="string" table:style-name="ce1">
            <text:p>KPMG</text:p>
          </table:table-cell>
          <table:table-cell office:value-type="string" table:style-name="ce1">
            <text:p>Cumulative delegate evaluation scores show that course published objectives / outcomes were met.<text:s/></text:p>
          </table:table-cell>
          <table:table-cell office:value-type="string" table:style-name="ce1">
            <text:p>80% or more</text:p>
          </table:table-cell>
          <table:table-cell office:value-type="string" table:style-name="ce1">
            <text:p>Other - Consider not returned</text:p>
          </table:table-cell>
          <table:table-cell office:value-type="string" table:style-name="ce1">
            <text:p>Transitioning to a new provider. Performance reporting ceased 31st March 2021<text:s/></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SHR</text:p>
          </table:table-cell>
          <table:table-cell office:value-type="string" table:style-name="ce1">
            <text:p>KPMG Learning &amp; Development Services Core</text:p>
            <text:p>Lot 2</text:p>
          </table:table-cell>
          <table:table-cell office:value-type="string" table:style-name="ce1">
            <text:p>KPMG</text:p>
          </table:table-cell>
          <table:table-cell office:value-type="string" table:style-name="ce1">
            <text:p>Resolution of email enquiries within 5 working days (where the deadline for response falls within month)</text:p>
            <text:p/>
          </table:table-cell>
          <table:table-cell office:value-type="string" table:style-name="ce1">
            <text:p>100.00%</text:p>
          </table:table-cell>
          <table:table-cell office:value-type="string" table:style-name="ce1">
            <text:p>Other - Consider not returned</text:p>
          </table:table-cell>
          <table:table-cell office:value-type="string" table:style-name="ce1">
            <text:p>Transitioning to a new provider. Performance reporting ceased 31st March 2021<text:s/></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SHR</text:p>
          </table:table-cell>
          <table:table-cell office:value-type="string" table:style-name="ce1">
            <text:p>Knowledgepool Civil Service Learning (CSL)</text:p>
            <text:p>Managed Learning Service (MLS)</text:p>
          </table:table-cell>
          <table:table-cell office:value-type="string" table:style-name="ce1">
            <text:p>KnowledgePool</text:p>
          </table:table-cell>
          <table:table-cell office:value-type="string" table:style-name="ce1">
            <text:p>Cumulative delegate evaluation scores from post course surveys show that the learning was of good overall quality.</text:p>
          </table:table-cell>
          <table:table-cell office:value-type="string" table:style-name="ce1">
            <text:p>80% or more</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SHR</text:p>
          </table:table-cell>
          <table:table-cell office:value-type="string" table:style-name="ce1">
            <text:p>Knowledgepool Civil Service Learning (CSL)</text:p>
            <text:p>Managed Learning Service (MLS)</text:p>
          </table:table-cell>
          <table:table-cell office:value-type="string" table:style-name="ce1">
            <text:p>KnowledgePool</text:p>
          </table:table-cell>
          <table:table-cell office:value-type="string" table:style-name="ce1">
            <text:p>Cumulative delegate evaluation scores show that course published objectives/outcomes were met.</text:p>
          </table:table-cell>
          <table:table-cell office:value-type="string" table:style-name="ce1">
            <text:p>80% or mor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CSHR</text:p>
          </table:table-cell>
          <table:table-cell office:value-type="string" table:style-name="ce1">
            <text:p>Knowledgepool Civil Service Learning (CSL)</text:p>
            <text:p>Managed Learning Service (MLS)</text:p>
          </table:table-cell>
          <table:table-cell office:value-type="string" table:style-name="ce1">
            <text:p>KnowledgePool</text:p>
          </table:table-cell>
          <table:table-cell office:value-type="string" table:style-name="ce1">
            <text:p>Resolution of email enquiries within 5 working days of receipt</text:p>
            <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Credit and Debit Card supplier</text:p>
          </table:table-cell>
          <table:table-cell office:value-type="string" table:style-name="ce1">
            <text:p>Stripe Payments Europe Limited</text:p>
          </table:table-cell>
          <table:table-cell office:value-type="string" table:style-name="ce1">
            <text:p>Stripe support initial response time within 72 hours</text:p>
          </table:table-cell>
          <table:table-cell office:value-type="string" table:style-name="ce1">
            <text:p>Near Target - 100% within 80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Credit and Debit Card supplier</text:p>
          </table:table-cell>
          <table:table-cell office:value-type="string" table:style-name="ce1">
            <text:p>Stripe Payments Europe Limited</text:p>
          </table:table-cell>
          <table:table-cell office:value-type="string" table:style-name="ce1">
            <text:p>Supplier API uptime, available for use 24/7/365</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Enterprise Support - Business-critical system down response time.</text:p>
          </table:table-cell>
          <table:table-cell office:value-type="string" table:style-name="ce1">
            <text:p>Within 15 mins</text:p>
          </table:table-cell>
          <table:table-cell office:value-type="string" table:style-name="ce1">
            <text:p>Other - Consider returned</text:p>
          </table:table-cell>
          <table:table-cell office:value-type="string" table:style-name="ce1">
            <text:p>No Priority One (business critical down) cases reported<text:s/></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General Service Monthly uptime</text:p>
          </table:table-cell>
          <table:table-cell office:value-type="string" table:style-name="ce1">
            <text:p>Monthly uptime percentage of at least 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Cloud Hosting, Infrastructure and Support</text:p>
          </table:table-cell>
          <table:table-cell office:value-type="string" table:style-name="ce1">
            <text:p>Amazon Web Services</text:p>
          </table:table-cell>
          <table:table-cell office:value-type="string" table:style-name="ce1">
            <text:p>Single Elastic Compute Cloud instance hourly uptime</text:p>
          </table:table-cell>
          <table:table-cell office:value-type="string" table:style-name="ce1">
            <text:p>Hourly uptime percentage of at least 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Availability of Service</text:p>
          </table:table-cell>
          <table:table-cell office:value-type="string" table:style-name="ce1">
            <text:p>98% between 8:00am and 11:00pm</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Support response times during office hours Monday to Friday 0900-1730</text:p>
          </table:table-cell>
          <table:table-cell office:value-type="string" table:style-name="ce1">
            <text:p>Within one hou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FireText</text:p>
          </table:table-cell>
          <table:table-cell office:value-type="string" table:style-name="ce1">
            <text:p>Support response times out of hours.</text:p>
          </table:table-cell>
          <table:table-cell office:value-type="string" table:style-name="ce1">
            <text:p>within 4 hours</text:p>
          </table:table-cell>
          <table:table-cell office:value-type="string" table:style-name="ce1">
            <text:p>Other - Consider returned</text:p>
          </table:table-cell>
          <table:table-cell office:value-type="string" table:style-name="ce1">
            <text:p>No support required as no priority one incidents recorded</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Access to messaging platform</text:p>
          </table:table-cell>
          <table:table-cell office:value-type="string" table:style-name="ce1">
            <text:p>99.9% 24/7/36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Maximum duration of any unplanned outage.</text:p>
            <text:p/>
          </table:table-cell>
          <table:table-cell office:value-type="string" table:style-name="ce1">
            <text:p>6hrs</text:p>
          </table:table-cell>
          <table:table-cell office:value-type="string" table:style-name="ce1">
            <text:p>Other - Consider returned</text:p>
          </table:table-cell>
          <table:table-cell office:value-type="string" table:style-name="ce1">
            <text:p>No unplanned outages recorded.</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SMS Provider for GOV.UK Notify</text:p>
          </table:table-cell>
          <table:table-cell office:value-type="string" table:style-name="ce1">
            <text:p>MMG - Mobile Marketing Group</text:p>
          </table:table-cell>
          <table:table-cell office:value-type="string" table:style-name="ce1">
            <text:p>Priority One fault response time</text:p>
          </table:table-cell>
          <table:table-cell office:value-type="string" table:style-name="ce1">
            <text:p>Initial response time 15 mins</text:p>
            <text:p>Target restoration (work around) 30 mins</text:p>
            <text:p>Target resolution 1 working day</text:p>
            <text:p/>
          </table:table-cell>
          <table:table-cell office:value-type="string" table:style-name="ce1">
            <text:p>Other - Consider returned</text:p>
          </table:table-cell>
          <table:table-cell office:value-type="string" table:style-name="ce1">
            <text:p>No Priority One incidents recorded.</text:p>
          </table:table-cell>
          <table:table-cell table:number-columns-repeated="16375"/>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Operational performance for priority incidents:</text:p>
            <text:p>To ensure priority incidents are reported to the Government Digital Service within the timeframes as outlined in the framework agreement.</text:p>
            <text:p/>
          </table:table-cell>
          <table:table-cell office:value-type="string" table:style-name="ce1">
            <text:p>Performance is in adherence to all the priority incident KPIs (97%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Operational performance for users:</text:p>
            <text:p>To deliver the level of service to users as outlined in the framework agreement including: user registration completion time (10 minutes); availability of support to users (80% call centre); etc.</text:p>
            <text:p/>
          </table:table-cell>
          <table:table-cell office:value-type="string" table:style-name="ce1">
            <text:p>Performance is in adherence to all the operational performance KPIs relating to use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Post Office</text:p>
          </table:table-cell>
          <table:table-cell office:value-type="string" table:style-name="ce1">
            <text:p>Service Delivery Requirements (SDR): To deliver the service according to the service delivery requirements for GOV.UK Verify</text:p>
          </table:table-cell>
          <table:table-cell office:value-type="string" table:style-name="ce1">
            <text:p>Performance and delivery is in adherence to the SD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Operational performance for priority incidents:</text:p>
            <text:p>To ensure priority incidents are reported to the Government Digital Service within the timeframes as outlined in the framework agreement.</text:p>
            <text:p/>
          </table:table-cell>
          <table:table-cell office:value-type="string" table:style-name="ce1">
            <text:p>Performance is in adherence to all the priority incident KPIs (97%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Operational performance for users:</text:p>
            <text:p>To deliver the level of service to users as outlined in the framework agreement including: user registration completion time (10 minutes); availability of support to users (80% call centre); etc.</text:p>
            <text:p/>
          </table:table-cell>
          <table:table-cell office:value-type="string" table:style-name="ce1">
            <text:p>Performance is in adherence to all the operational performance KPIs relating to use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CO</text:p>
          </table:table-cell>
          <table:table-cell office:value-type="string" table:style-name="ce1">
            <text:p>GDS</text:p>
          </table:table-cell>
          <table:table-cell office:value-type="string" table:style-name="ce1">
            <text:p>Identity Assurance for GOV.UK Verify</text:p>
          </table:table-cell>
          <table:table-cell office:value-type="string" table:style-name="ce1">
            <text:p>Digidentity</text:p>
          </table:table-cell>
          <table:table-cell office:value-type="string" table:style-name="ce1">
            <text:p>Service Delivery Requirements (SDR): To deliver the service according to the service delivery requirements for GOV.UK Verify</text:p>
          </table:table-cell>
          <table:table-cell office:value-type="string" table:style-name="ce1">
            <text:p>Performance and delivery is in adherence to the SD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New tasks/ projects undertaken as instructed by the Authori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Production of a three-year costed programme of work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CMS</text:p>
          </table:table-cell>
          <table:table-cell office:value-type="string" table:style-name="ce1">
            <text:p>Ceremonials</text:p>
          </table:table-cell>
          <table:table-cell office:value-type="string" table:style-name="ce1">
            <text:p>Ceremonials Event Management Services</text:p>
          </table:table-cell>
          <table:table-cell office:value-type="string" table:style-name="ce1">
            <text:p>Arcadis UK Limited</text:p>
          </table:table-cell>
          <table:table-cell office:value-type="string" table:style-name="ce1">
            <text:p>Provide DCMS with a comprehensive summary of cost of annual programme of works and events covering all ceremonies for the relevant yea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 of starters within the period must be placed at or below rate card</text:p>
          </table:table-cell>
          <table:table-cell office:value-type="string" table:style-name="ce1">
            <text:p>100-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Average time for offer to be made within 12 days (or less) of requirement approval</text:p>
          </table:table-cell>
          <table:table-cell office:value-type="string" table:style-name="ce1">
            <text:p>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CMS</text:p>
          </table:table-cell>
          <table:table-cell office:value-type="string" table:style-name="ce1">
            <text:p>Commercial<text:s/></text:p>
          </table:table-cell>
          <table:table-cell office:value-type="string" table:style-name="ce1">
            <text:p>Public Sector Resourcing - Provide a fully managed end-to-end service model through which hiring managers can access their contingent worker requirements (contractors and temporary workers)</text:p>
          </table:table-cell>
          <table:table-cell office:value-type="string" table:style-name="ce1">
            <text:p>Alexander Mann Solutions</text:p>
          </table:table-cell>
          <table:table-cell office:value-type="string" table:style-name="ce1">
            <text:p>Average time for the completion of on-boarding to be made within 10 days (or less) from work order approval<text:s text:c="2"/></text:p>
          </table:table-cell>
          <table:table-cell office:value-type="string" table:style-name="ce1">
            <text:p>1-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1: Communication of slippages and risks to timetab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2: Resourcing - availability of core staff members. Supplier to allow for 20% absence of core staff members as risk mitigation.<text:s/></text:p>
            <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CMS</text:p>
          </table:table-cell>
          <table:table-cell office:value-type="string" table:style-name="ce1">
            <text:p>BDUK</text:p>
          </table:table-cell>
          <table:table-cell office:value-type="string" table:style-name="ce1">
            <text:p>Superfast State Aid Evaluation 2018/21 Commission<text:s/></text:p>
          </table:table-cell>
          <table:table-cell office:value-type="string" table:style-name="ce1">
            <text:p>Ipsos MORI</text:p>
          </table:table-cell>
          <table:table-cell office:value-type="string" table:style-name="ce1">
            <text:p>3: Accountability - Project Director to ensure on-time delivery of detailed project plan and management information in the agreed formats.</text:p>
            <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Deliver goods to site on time for a State Event</text:p>
          </table:table-cell>
          <table:table-cell office:value-type="string" table:style-name="ce1">
            <text:p>100%</text:p>
          </table:table-cell>
          <table:table-cell office:value-type="string" table:style-name="ce1">
            <text:p>Other - Consider returned</text:p>
          </table:table-cell>
          <table:table-cell office:value-type="string" table:style-name="ce1">
            <text:p>Due to the suspension of state events during the Covid period this KPI is not reportable or applicable during this period.</text:p>
          </table:table-cell>
          <table:table-cell table:number-columns-repeated="16375"/>
        </table:table-row>
        <table:table-row table:style-name="ro1">
          <table:table-cell office:value-type="string" table:style-name="ce1">
            <text:p>FY21-22 Q1 Apr-May-Jun</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Ensure goods held in storage at the Premises are secure at all times and free from damag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CMS</text:p>
          </table:table-cell>
          <table:table-cell office:value-type="string" table:style-name="ce1">
            <text:p>Ceremonials</text:p>
          </table:table-cell>
          <table:table-cell office:value-type="string" table:style-name="ce1">
            <text:p>State Pavilions Storage and Maintenance</text:p>
          </table:table-cell>
          <table:table-cell office:value-type="string" table:style-name="ce1">
            <text:p>Arena Events Services Group Ltd</text:p>
          </table:table-cell>
          <table:table-cell office:value-type="string" table:style-name="ce1">
            <text:p>Provide a condition report within 10 working days of inspection of the goods following a State Visit</text:p>
          </table:table-cell>
          <table:table-cell office:value-type="string" table:style-name="ce1">
            <text:p>100%</text:p>
          </table:table-cell>
          <table:table-cell office:value-type="string" table:style-name="ce1">
            <text:p>Other - Consider returned</text:p>
          </table:table-cell>
          <table:table-cell office:value-type="string" table:style-name="ce1">
            <text:p>Due to the suspension of state events during the Covid period this KPI is not reportable or applicable during this period.</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The Enabling Contract</text:p>
          </table:table-cell>
          <table:table-cell office:value-type="string" table:style-name="ce1">
            <text:p>IBM</text:p>
          </table:table-cell>
          <table:table-cell office:value-type="string" table:style-name="ce1">
            <text:p>Application and Corporate System Availability (all Applications and Corporate Systems available to users (%) hours per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The Enabling Contract</text:p>
          </table:table-cell>
          <table:table-cell office:value-type="string" table:style-name="ce1">
            <text:p>IBM</text:p>
          </table:table-cell>
          <table:table-cell office:value-type="string" table:style-name="ce1">
            <text:p>Incident Resolution <text:s/>(percentage of incidents resolved within target resolution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The Enabling Contract</text:p>
          </table:table-cell>
          <table:table-cell office:value-type="string" table:style-name="ce1">
            <text:p>IBM</text:p>
          </table:table-cell>
          <table:table-cell office:value-type="string" table:style-name="ce1">
            <text:p>Security Breaches - (No security Breaches per mont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A-C Geographic Lot 5 - SouthEast</text:p>
          </table:table-cell>
          <table:table-cell office:value-type="string" table:style-name="ce1">
            <text:p>XL Farmcare South East</text:p>
          </table:table-cell>
          <table:table-cell office:value-type="string" table:style-name="ce1">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string" table:style-name="ce1">
            <text:p>97%</text:p>
          </table:table-cell>
          <table:table-cell office:value-type="string" table:style-name="ce1">
            <text:p>Good</text:p>
          </table:table-cell>
          <table:table-cell office:value-type="string" table:style-name="ce1">
            <text:p>Outgoing supplier XL Farmcare South East (ecm_17530) will continue to deliver services until September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A-C Geographic Lot 5 - SouthEast</text:p>
          </table:table-cell>
          <table:table-cell office:value-type="string" table:style-name="ce1">
            <text:p>XL Farmcare South East</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5%</text:p>
          </table:table-cell>
          <table:table-cell office:value-type="string" table:style-name="ce1">
            <text:p>Good</text:p>
          </table:table-cell>
          <table:table-cell office:value-type="string" table:style-name="ce1">
            <text:p>Outgoing supplier XL Farmcare South East (ecm_17530) will continue to deliver services until September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Joint Venture with FERA Science Ltd</text:p>
          </table:table-cell>
          <table:table-cell office:value-type="string" table:style-name="ce1">
            <text:p>Fera Science Limited</text:p>
          </table:table-cell>
          <table:table-cell office:value-type="string" table:style-name="ce1">
            <text:p>Business Continuity to be maintained (Annually Reported) Company maintains an effective Business Continuity and Disaster Recovery Pla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Joint Venture with FERA Science Ltd</text:p>
          </table:table-cell>
          <table:table-cell office:value-type="string" table:style-name="ce1">
            <text:p>Fera Science Limited</text:p>
          </table:table-cell>
          <table:table-cell office:value-type="string" table:style-name="ce1">
            <text:p>Establish and maintain effective relationships with Customers (Company will materially comply with Governance Arrangem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Joint Venture with FERA Science Ltd</text:p>
          </table:table-cell>
          <table:table-cell office:value-type="string" table:style-name="ce1">
            <text:p>Fera Science Limited</text:p>
          </table:table-cell>
          <table:table-cell office:value-type="string" table:style-name="ce1">
            <text:p>Succession Plans are in place for Key Personnel within 6 months of the effective date of their employment to ensure continuity in delivery of requirements (Annual KPI). Succession Plans to be maintained by the Company for each Key Personnel staff member <text:s/>and shared annually to evidence performance against this KPI.</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Delivery of Service Requests. The system encompasses a wide range of activities, and as such requests for information or specific services are included in the service scope. These are requests from the end users of the system for ad-hoc information that is not available within the existing system reporting tool.<text:s text:c="2"/></text:p>
            <text:p><text:s text:c="126"/>a) All Service Requests responded to within 1 hour of receipt</text:p>
            <text:p/>
            <text:p>b) All Service Requests allocated to appropriate supplier for dealing and confirmation to Authority of time for completion within 1 day.</text:p>
            <text:p/>
            <text:p>c) 100% Service Requests delivered to agreed timescales within the measurement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Provision of Management Information (MI). By 7am on each Working Day, the MI data on the system must be updated to reflect the 'source systems' from the end of the previous working day.<text:s text:c="28"/></text:p>
            <text:p/>
            <text:p>a) Data from previous working day is available by 07:00 every Working Day.</text:p>
            <text:p/>
            <text:p>b) Data from previous working day is available by 10:00 every working da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Application Maintenance and Support with Systems and Service Integration for the Genesis IT Application</text:p>
          </table:table-cell>
          <table:table-cell office:value-type="string" table:style-name="ce1">
            <text:p>Atos IT Services UK Limited</text:p>
          </table:table-cell>
          <table:table-cell office:value-type="string" table:style-name="ce1">
            <text:p>Resolution of Severity 3 Incidents. These are disruptions to system processes that can impact upon decision making and create inefficient working practices. Whilst these issues don't lead to system downtime, they can lead to real frustration for the individuals that use the system on a day to day basis.<text:s text:c="4"/></text:p>
            <text:p/>
            <text:p>a) 80% of severity 3 incidents resolved within 4 working days.</text:p>
            <text:p/>
            <text:p>b) 100% of severity 3 incidents resolved within 4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Interserve Contract Service</text:p>
          </table:table-cell>
          <table:table-cell office:value-type="string" table:style-name="ce1">
            <text:p>Mitie FM Ltd</text:p>
          </table:table-cell>
          <table:table-cell office:value-type="string" table:style-name="ce1">
            <text:p>Adherence to Cleaning Standards as required under the contract</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Interserve Contract Service</text:p>
          </table:table-cell>
          <table:table-cell office:value-type="string" table:style-name="ce1">
            <text:p>Mitie FM Ltd</text:p>
          </table:table-cell>
          <table:table-cell office:value-type="string" table:style-name="ce1">
            <text:p>Planned Maintenance Statutory (PMS) Completion</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Interserve Contract Service</text:p>
          </table:table-cell>
          <table:table-cell office:value-type="string" table:style-name="ce1">
            <text:p>Mitie FM Ltd</text:p>
          </table:table-cell>
          <table:table-cell office:value-type="string" table:style-name="ce1">
            <text:p>Priority 1 (Emergency) Reactive Work Comple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Delivering Efficiency Through Project (Annually), please see comments,</text:p>
          </table:table-cell>
          <table:table-cell office:value-type="string" table:style-name="ce1">
            <text:p>25% efficiency savings</text:p>
          </table:table-cell>
          <table:table-cell office:value-type="string" table:style-name="ce1">
            <text:p>Requires Improvemen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Health and Safety Maintained on Site (Zero Incidents to be reported within Financial Year) (Recorded Annually)</text:p>
          </table:table-cell>
          <table:table-cell office:value-type="string" table:style-name="ce1">
            <text:p>0</text:p>
          </table:table-cell>
          <table:table-cell office:value-type="string" table:style-name="ce1">
            <text:p>Good</text:p>
          </table:table-cell>
          <table:table-cell office:value-type="string" table:style-name="ce1">
            <text:p>2.4M Hours worked with no RIDDOR reportable incidents</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Thames Estuary Phase 1 Programme (TEP1)/TEAM2100 (Thames Estuary Asset Management 2100)</text:p>
          </table:table-cell>
          <table:table-cell office:value-type="string" table:style-name="ce1">
            <text:p>CH2M HILL</text:p>
          </table:table-cell>
          <table:table-cell office:value-type="string" table:style-name="ce1">
            <text:p>Improving sustainability of construction activities (Recorded Annually), an increase in sustainability reduces the impact on natural available resources used for the construction activities, and reduces the environmental impact.</text:p>
          </table:table-cell>
          <table:table-cell office:value-type="string" table:style-name="ce1">
            <text:p>75%</text:p>
          </table:table-cell>
          <table:table-cell office:value-type="string" table:style-name="ce1">
            <text:p>Other - Consider returned</text:p>
          </table:table-cell>
          <table:table-cell office:value-type="string" table:style-name="ce1">
            <text:p>No Task Orders completed in period</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Provision of an ICT contractor resource using RM971 Lot 5 IT Professionals Supply</text:p>
          </table:table-cell>
          <table:table-cell office:value-type="string" table:style-name="ce1">
            <text:p>Hays Specialist Recruitment Ltd</text:p>
          </table:table-cell>
          <table:table-cell office:value-type="string" table:style-name="ce1">
            <text:p>Fulfilment Rate: % of roles advertised in the period that have been filled within required period monitored against data held on the 3SS system (tool used for the request and acceptance of temporary workers)</text:p>
          </table:table-cell>
          <table:table-cell office:value-type="string" table:style-name="ce1">
            <text:p>90% or more</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Provision of an ICT contractor resource using RM971 Lot 5 IT Professionals Supply</text:p>
          </table:table-cell>
          <table:table-cell office:value-type="string" table:style-name="ce1">
            <text:p>Hays Specialist Recruitment Ltd</text:p>
          </table:table-cell>
          <table:table-cell office:value-type="string" table:style-name="ce1">
            <text:p>Rate Card Alignment: Temporary Workers starting (identified temporary workers commencing employment) <text:s/>within rates at or below the agreed Rate Card pricing model</text:p>
          </table:table-cell>
          <table:table-cell office:value-type="string" table:style-name="ce1">
            <text:p>85%</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Provision of an ICT contractor resource using RM971 Lot 5 IT Professionals Supply</text:p>
          </table:table-cell>
          <table:table-cell office:value-type="string" table:style-name="ce1">
            <text:p>Hays Specialist Recruitment Ltd</text:p>
          </table:table-cell>
          <table:table-cell office:value-type="string" table:style-name="ce1">
            <text:p>Time to Offer: Calendar Days between role released date and offer made</text:p>
          </table:table-cell>
          <table:table-cell office:value-type="string" table:style-name="ce1">
            <text:p>12 Days or less</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Application of virus updates. Over a monthly period the number of devices successfully updated for anti-virus within timescales agreed by both parties (days) as a % of all targeted devic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Maintain availability of Flood Warning Direct App 24 hours a day, 7 days a week</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Master Services Agreement for Service Procurement</text:p>
          </table:table-cell>
          <table:table-cell office:value-type="string" table:style-name="ce1">
            <text:p>Capgemini UK plc</text:p>
          </table:table-cell>
          <table:table-cell office:value-type="string" table:style-name="ce1">
            <text:p>Maintain availability of website services 24 hours a day, 7 days a week (except during times of maintenance/updat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UnITy Programme - <text:s/>Connectivity - WAN/LAN Call Off Contract</text:p>
          </table:table-cell>
          <table:table-cell office:value-type="string" table:style-name="ce1">
            <text:p>Vodafone Ltd</text:p>
          </table:table-cell>
          <table:table-cell office:value-type="string" table:style-name="ce1">
            <text:p>Network Performance Service Level Thresholds Round Trip Delay (Based on a 60 Byte packet Latency)</text:p>
          </table:table-cell>
          <table:table-cell office:value-type="string" table:style-name="ce1">
            <text:p>&lt;75m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UnITy Programme - <text:s/>Connectivity - WAN/LAN Call Off Contract</text:p>
          </table:table-cell>
          <table:table-cell office:value-type="string" table:style-name="ce1">
            <text:p>Vodafone Ltd</text:p>
          </table:table-cell>
          <table:table-cell office:value-type="string" table:style-name="ce1">
            <text:p>Percentage of Service Requests Completed Per Month within "set time"</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UnITy Programme - <text:s/>Connectivity - WAN/LAN Call Off Contract</text:p>
          </table:table-cell>
          <table:table-cell office:value-type="string" table:style-name="ce1">
            <text:p>Vodafone Ltd</text:p>
          </table:table-cell>
          <table:table-cell office:value-type="string" table:style-name="ce1">
            <text:p>Service Availability (Service Maintenance Tier 1)</text:p>
          </table:table-cell>
          <table:table-cell office:value-type="string" table:style-name="ce1">
            <text:p>99.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Change management: % percentage of changes implemented successfully in accordance with the change policies and requirements set out within the contract</text:p>
          </table:table-cell>
          <table:table-cell office:value-type="string" table:style-name="ce1">
            <text:p>90%</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H002 – Tier 2 Business Application Availability ensuring access as required</text:p>
          </table:table-cell>
          <table:table-cell office:value-type="string" table:style-name="ce1">
            <text:p>100%</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Hosting and Application Support</text:p>
          </table:table-cell>
          <table:table-cell office:value-type="string" table:style-name="ce1">
            <text:p>Atos IT Services UK Limited</text:p>
          </table:table-cell>
          <table:table-cell office:value-type="string" table:style-name="ce1">
            <text:p>H015 – Tier 2 P1 Incident Resolution</text:p>
          </table:table-cell>
          <table:table-cell office:value-type="string" table:style-name="ce1">
            <text:p>&lt;2 hours</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08) Priority 3 Incident Resolution with required time period (under 12 hours)</text:p>
          </table:table-cell>
          <table:table-cell office:value-type="string" table:style-name="ce1">
            <text:p>95%</text:p>
          </table:table-cell>
          <table:table-cell office:value-type="string" table:style-name="ce1">
            <text:p>Approaching Target</text:p>
          </table:table-cell>
          <table:table-cell office:value-type="string" table:style-name="ce1">
            <text:p>Improvement on previous quarter, Q4 2020-21<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10) Priority 1 Security Incident Resolution (Response Time in Minutes)</text:p>
          </table:table-cell>
          <table:table-cell office:value-type="string" table:style-name="ce1">
            <text:p>30 Service minu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End User Environment Services</text:p>
          </table:table-cell>
          <table:table-cell office:value-type="string" table:style-name="ce1">
            <text:p>CSC Computer Sciences Limited - (DXC Technology)</text:p>
          </table:table-cell>
          <table:table-cell office:value-type="string" table:style-name="ce1">
            <text:p>(EU018c) Top 5 Individual Service Request by volume, 95% to be fulfilled within lead time as set out in the Service Catalogue</text:p>
          </table:table-cell>
          <table:table-cell office:value-type="string" table:style-name="ce1">
            <text:p>95%<text:s/></text:p>
          </table:table-cell>
          <table:table-cell office:value-type="string" table:style-name="ce1">
            <text:p>Good</text:p>
          </table:table-cell>
          <table:table-cell office:value-type="string" table:style-name="ce1">
            <text:p>Improvement on previous quarter, Q4 2020-21<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Public <text:s/>Sector Resourcing</text:p>
          </table:table-cell>
          <table:table-cell office:value-type="string" table:style-name="ce1">
            <text:p>Alexander Mann Solutions</text:p>
          </table:table-cell>
          <table:table-cell office:value-type="string" table:style-name="ce1">
            <text:p>Agreed Fulfilment Rat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Public <text:s/>Sector Resourcing</text:p>
          </table:table-cell>
          <table:table-cell office:value-type="string" table:style-name="ce1">
            <text:p>Alexander Mann Solutions</text:p>
          </table:table-cell>
          <table:table-cell office:value-type="string" table:style-name="ce1">
            <text:p>Rate Card Alignment: Temporary Workers starting (identified temporary workers commencing employment) <text:s/>within rates at or below the agreed Rate Card pricing model</text:p>
          </table:table-cell>
          <table:table-cell office:value-type="string" table:style-name="ce1">
            <text:p>85%</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Public <text:s/>Sector Resourcing</text:p>
          </table:table-cell>
          <table:table-cell office:value-type="string" table:style-name="ce1">
            <text:p>Alexander Mann Solutions</text:p>
          </table:table-cell>
          <table:table-cell office:value-type="string" table:style-name="ce1">
            <text:p>Time to Offer: Calendar Days between role released date and offer made</text:p>
          </table:table-cell>
          <table:table-cell office:value-type="string" table:style-name="ce1">
            <text:p>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Keadby TAO D&amp;B: Call-Off from Water and Environment Land Management (WEM) (Framework) Lot 4</text:p>
          </table:table-cell>
          <table:table-cell office:value-type="string" table:style-name="ce1">
            <text:p>GBV JV Ltd</text:p>
          </table:table-cell>
          <table:table-cell office:value-type="string" table:style-name="ce1">
            <text:p>Contract is required to be delivered below the contractual cost target. The target set varies by individual projects commissioned as part of the overall project, however the aim is to identify efficiencies in the delivery which reduce costs</text:p>
          </table:table-cell>
          <table:table-cell office:value-type="string" table:style-name="ce1">
            <text:p>&l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Keadby TAO D&amp;B: Call-Off from Water and Environment Land Management (WEM) (Framework) Lot 4</text:p>
          </table:table-cell>
          <table:table-cell office:value-type="string" table:style-name="ce1">
            <text:p>GBV JV Ltd</text:p>
          </table:table-cell>
          <table:table-cell office:value-type="string" table:style-name="ce1">
            <text:p>Gateway (delivery of work) achievement - Forecast and actual gateway dates are compared to the baseline set at the beginning of the year</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Keadby TAO D&amp;B: Call-Off from Water and Environment Land Management (WEM) (Framework) Lot 4</text:p>
          </table:table-cell>
          <table:table-cell office:value-type="string" table:style-name="ce1">
            <text:p>GBV JV Ltd</text:p>
          </table:table-cell>
          <table:table-cell office:value-type="string" table:style-name="ce1">
            <text:p>Time Variance - Delivery of required project commission completions (work on the project)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Requires Improvement</text:p>
          </table:table-cell>
          <table:table-cell office:value-type="string" table:style-name="ce1">
            <text:p>No comments</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1">
            <text:p>&l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Gateway (delivery of work) achievement - Forecast and actual gateway dates are compared to the baseline set at the beginning of the year</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Water and Environment Land Management (WEM) Lot 4 Call-Off: Design and Construction of Avonmouth Severnside Enterprise Area Flood Defence Scheme</text:p>
          </table:table-cell>
          <table:table-cell office:value-type="string" table:style-name="ce1">
            <text:p>BMM JV Limited</text:p>
          </table:table-cell>
          <table:table-cell office:value-type="string" table:style-name="ce1">
            <text:p>Time Variance - Delivery of required project commission completions (work on the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Oxford Flood Alleviation Scheme ECC</text:p>
          </table:table-cell>
          <table:table-cell office:value-type="string" table:style-name="ce1">
            <text:p>VBA</text:p>
          </table:table-cell>
          <table:table-cell office:value-type="string" table:style-name="ce1">
            <text:p>Contract is required to be delivered below the contractual cost target. The target set varies by individual projects commissioned as part of the Alleviation Scheme, however the aim is to identify efficiencies in the delivery which reduce costs.</text:p>
          </table:table-cell>
          <table:table-cell office:value-type="string" table:style-name="ce1">
            <text:p>Contract delivered below the contractual cost target</text:p>
          </table:table-cell>
          <table:table-cell office:value-type="string" table:style-name="ce1">
            <text:p>Other - Consider returne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Oxford Flood Alleviation Scheme ECC</text:p>
          </table:table-cell>
          <table:table-cell office:value-type="string" table:style-name="ce1">
            <text:p>VBA</text:p>
          </table:table-cell>
          <table:table-cell office:value-type="string" table:style-name="ce1">
            <text:p>Gateway (delivery of work) achievement - Forecast and actual gateway dates are compared to the baseline set at the beginning of the year</text:p>
          </table:table-cell>
          <table:table-cell office:value-type="string" table:style-name="ce1">
            <text:p>90% of gateways achieved</text:p>
          </table:table-cell>
          <table:table-cell office:value-type="string" table:style-name="ce1">
            <text:p>Other - Consider returned</text:p>
          </table:table-cell>
          <table:table-cell office:value-type="string" table:style-name="ce1">
            <text:p>The Local Planning Authority (LPA) review/response times have been extended due to COVID related pressures.</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Oxford Flood Alleviation Scheme ECC</text:p>
          </table:table-cell>
          <table:table-cell office:value-type="string" table:style-name="ce1">
            <text:p>VBA</text:p>
          </table:table-cell>
          <table:table-cell office:value-type="string" table:style-name="ce1">
            <text:p>Time Variance - Delivery of required project commission completions (work on the Flood alleviation scheme) achieved/or anticipated to be completed by the latest commission completion date</text:p>
          </table:table-cell>
          <table:table-cell office:value-type="string" table:style-name="ce1">
            <text:p>Within 1 month of the latest Completion Date</text:p>
          </table:table-cell>
          <table:table-cell office:value-type="string" table:style-name="ce1">
            <text:p>Other - Consider returned</text:p>
          </table:table-cell>
          <table:table-cell office:value-type="string" table:style-name="ce1">
            <text:p>The Local Planning Authority (LPA) review/response times have been extended due to COVID related pressures.</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Hythe Ranges Sea Defences</text:p>
          </table:table-cell>
          <table:table-cell office:value-type="string" table:style-name="ce1">
            <text:p>Van Oord UK Limited</text:p>
          </table:table-cell>
          <table:table-cell office:value-type="string" table:style-name="ce1">
            <text:p>Contract is required to be delivered below the contractual cost target. The target set varies by individual projects commissioned as part of the Sea Defences programme of work. However the aim is to identify efficiencies in the delivery which reduces costs</text:p>
          </table:table-cell>
          <table:table-cell office:value-type="string" table:style-name="ce1">
            <text:p>&lt;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Hythe Ranges Sea Defences</text:p>
          </table:table-cell>
          <table:table-cell office:value-type="string" table:style-name="ce1">
            <text:p>Van Oord UK Limited</text:p>
          </table:table-cell>
          <table:table-cell office:value-type="string" table:style-name="ce1">
            <text:p>Gateway (delivery of work) achievement - Forecast and actual gateway dates are compared to the baseline set at the beginning of the year</text:p>
          </table:table-cell>
          <table:table-cell office:value-type="string" table:style-name="ce1">
            <text:p>90% of gateways achieve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Hythe Ranges Sea Defences</text:p>
          </table:table-cell>
          <table:table-cell office:value-type="string" table:style-name="ce1">
            <text:p>Van Oord UK Limited</text:p>
          </table:table-cell>
          <table:table-cell office:value-type="string" table:style-name="ce1">
            <text:p>Time Variance - Delivery of required project commission completions (work on the sea defences) achieved/or anticipated to be completed by the latest commission completion date</text:p>
          </table:table-cell>
          <table:table-cell office:value-type="string" table:style-name="ce1">
            <text:p>Within 1 month of the latest commission completion dat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Rural Payments Policy Engine Support</text:p>
          </table:table-cell>
          <table:table-cell office:value-type="string" table:style-name="ce1">
            <text:p>Abaco SpA</text:p>
          </table:table-cell>
          <table:table-cell office:value-type="string" table:style-name="ce1">
            <text:p>Service Availability<text:s/></text:p>
          </table:table-cell>
          <table:table-cell office:value-type="string" table:style-name="ce1">
            <text:p>9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Rural Payments Policy Engine Support</text:p>
          </table:table-cell>
          <table:table-cell office:value-type="string" table:style-name="ce1">
            <text:p>Abaco SpA</text:p>
          </table:table-cell>
          <table:table-cell office:value-type="string" table:style-name="ce1">
            <text:p>Severity 1 Incidents Resolved Within 1 working Day</text:p>
          </table:table-cell>
          <table:table-cell office:value-type="string" table:style-name="ce1">
            <text:p>95%</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Rural Payments Policy Engine Support</text:p>
          </table:table-cell>
          <table:table-cell office:value-type="string" table:style-name="ce1">
            <text:p>Abaco SpA</text:p>
          </table:table-cell>
          <table:table-cell office:value-type="string" table:style-name="ce1">
            <text:p>Severity 2 Incidents Resolved Within 1 Working Day</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Microsoft License Solution Partner</text:p>
          </table:table-cell>
          <table:table-cell office:value-type="string" table:style-name="ce1">
            <text:p>Phoenix Software Limited</text:p>
          </table:table-cell>
          <table:table-cell office:value-type="string" table:style-name="ce1">
            <text:p>24/7 Service Availability of Office 365 Suite</text:p>
          </table:table-cell>
          <table:table-cell office:value-type="string" table:style-name="ce1">
            <text:p>99.9%</text:p>
          </table:table-cell>
          <table:table-cell office:value-type="string" table:style-name="ce1">
            <text:p>Other - Consider not returned</text:p>
          </table:table-cell>
          <table:table-cell office:value-type="string" table:style-name="ce1">
            <text:p>Phoenix KPIs’ were not relevant as support was provided through the Microsoft Premier Support agreement</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Microsoft License Solution Partner</text:p>
          </table:table-cell>
          <table:table-cell office:value-type="string" table:style-name="ce1">
            <text:p>Phoenix Software Limited</text:p>
          </table:table-cell>
          <table:table-cell office:value-type="string" table:style-name="ce1">
            <text:p>Action against license requests completed within required timeframes</text:p>
          </table:table-cell>
          <table:table-cell office:value-type="string" table:style-name="ce1">
            <text:p>Completed within 48 Hours</text:p>
          </table:table-cell>
          <table:table-cell office:value-type="string" table:style-name="ce1">
            <text:p>Other - Consider not returned</text:p>
          </table:table-cell>
          <table:table-cell office:value-type="string" table:style-name="ce1">
            <text:p>Phoenix KPIs’ were not relevant as support was provided through the Microsoft Premier Support agreement</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Microsoft License Solution Partner</text:p>
          </table:table-cell>
          <table:table-cell office:value-type="string" table:style-name="ce1">
            <text:p>Phoenix Software Limited</text:p>
          </table:table-cell>
          <table:table-cell office:value-type="string" table:style-name="ce1">
            <text:p>Responded to queries raised within required response time</text:p>
          </table:table-cell>
          <table:table-cell office:value-type="string" table:style-name="ce1">
            <text:p>Response within 4 Hours</text:p>
          </table:table-cell>
          <table:table-cell office:value-type="string" table:style-name="ce1">
            <text:p>Other - Consider not returned</text:p>
          </table:table-cell>
          <table:table-cell office:value-type="string" table:style-name="ce1">
            <text:p>Phoenix KPIs’ were not relevant as support was provided through the Microsoft Premier Support agreement</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Lot 6 - Northern England</text:p>
          </table:table-cell>
          <table:table-cell office:value-type="string" table:style-name="ce1">
            <text:p>Farmcare North Ltd</text:p>
          </table:table-cell>
          <table:table-cell office:value-type="string" table:style-name="ce1">
            <text:p>Service A (Data Quality): All data input and submitted on SAM is accurate.</text:p>
          </table:table-cell>
          <table:table-cell office:value-type="string" table:style-name="ce1">
            <text:p>95%</text:p>
          </table:table-cell>
          <table:table-cell office:value-type="string" table:style-name="ce1">
            <text:p>Good</text:p>
          </table:table-cell>
          <table:table-cell office:value-type="string" table:style-name="ce1">
            <text:p>Contracts are transitioning 1 June 2021 until 31 Oct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Lot 6 - Northern England</text:p>
          </table:table-cell>
          <table:table-cell office:value-type="string" table:style-name="ce1">
            <text:p>Farmcare North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7%</text:p>
          </table:table-cell>
          <table:table-cell office:value-type="string" table:style-name="ce1">
            <text:p>Good</text:p>
          </table:table-cell>
          <table:table-cell office:value-type="string" table:style-name="ce1">
            <text:p>Contracts are transitioning 1 June 2021 until 31 Oct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Lot 5 - South &amp; Eastern England</text:p>
          </table:table-cell>
          <table:table-cell office:value-type="string" table:style-name="ce1">
            <text:p>Farmcare Central Ltd</text:p>
          </table:table-cell>
          <table:table-cell office:value-type="string" table:style-name="ce1">
            <text:p>Service A (Data Quality): All data input and submitted on SAM is accurate.</text:p>
          </table:table-cell>
          <table:table-cell office:value-type="string" table:style-name="ce1">
            <text:p>95%</text:p>
          </table:table-cell>
          <table:table-cell office:value-type="string" table:style-name="ce1">
            <text:p>Good</text:p>
          </table:table-cell>
          <table:table-cell office:value-type="string" table:style-name="ce1">
            <text:p>Contracts are transitioning 1 June 2021 until 31 Oct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Lot 5 - South &amp; Eastern England</text:p>
          </table:table-cell>
          <table:table-cell office:value-type="string" table:style-name="ce1">
            <text:p>Farmcare Central Ltd</text:p>
          </table:table-cell>
          <table:table-cell office:value-type="string" table:style-name="ce1">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string" table:style-name="ce1">
            <text:p>97%</text:p>
          </table:table-cell>
          <table:table-cell office:value-type="string" table:style-name="ce1">
            <text:p>Good</text:p>
          </table:table-cell>
          <table:table-cell office:value-type="string" table:style-name="ce1">
            <text:p>Contracts are transitioning 1 June 2021 until 31 Oct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Lot 4 - Western England</text:p>
          </table:table-cell>
          <table:table-cell office:value-type="string" table:style-name="ce1">
            <text:p>Farmcare West Ltd<text:s/></text:p>
          </table:table-cell>
          <table:table-cell office:value-type="string" table:style-name="ce1">
            <text:p>Service A (Bovine): All TB Test results for Bovines are submitted on SAM within five (5) Working Days of the TT2 date.</text:p>
          </table:table-cell>
          <table:table-cell office:value-type="string" table:style-name="ce1">
            <text:p>97%</text:p>
          </table:table-cell>
          <table:table-cell office:value-type="string" table:style-name="ce1">
            <text:p>Good</text:p>
          </table:table-cell>
          <table:table-cell office:value-type="string" table:style-name="ce1">
            <text:p>Contracts are transitioning 1 June 2021 until 31 Oct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Lot 4 - Western England</text:p>
          </table:table-cell>
          <table:table-cell office:value-type="string" table:style-name="ce1">
            <text:p>Farmcare West Ltd<text:s/></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95%</text:p>
          </table:table-cell>
          <table:table-cell office:value-type="string" table:style-name="ce1">
            <text:p>Good</text:p>
          </table:table-cell>
          <table:table-cell office:value-type="string" table:style-name="ce1">
            <text:p>Contracts are transitioning 1 June 2021 until 31 Oct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Lot 3 - Devon &amp; Cornwall</text:p>
          </table:table-cell>
          <table:table-cell office:value-type="string" table:style-name="ce1">
            <text:p>Farmcare Devon &amp; Cornwall Ltd</text:p>
          </table:table-cell>
          <table:table-cell office:value-type="string" table:style-name="ce1">
            <text:p>Service A (Bovine): All TB Test results for Bovines are submitted on SAM within five (5) Working Days of the TT2 date.</text:p>
          </table:table-cell>
          <table:table-cell office:value-type="string" table:style-name="ce1">
            <text:p>97%</text:p>
          </table:table-cell>
          <table:table-cell office:value-type="string" table:style-name="ce1">
            <text:p>Good</text:p>
          </table:table-cell>
          <table:table-cell office:value-type="string" table:style-name="ce1">
            <text:p>Contracts are transitioning 1 June 2021 until 31 Oct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Lot 3 - Devon &amp; Cornwall</text:p>
          </table:table-cell>
          <table:table-cell office:value-type="string" table:style-name="ce1">
            <text:p>Farmcare Devon &amp; Cornwall Ltd</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95%</text:p>
          </table:table-cell>
          <table:table-cell office:value-type="string" table:style-name="ce1">
            <text:p>Good</text:p>
          </table:table-cell>
          <table:table-cell office:value-type="string" table:style-name="ce1">
            <text:p>Contracts are transitioning 1 June 2021 until 31 Oct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Lot 2 - South Wales</text:p>
          </table:table-cell>
          <table:table-cell office:value-type="string" table:style-name="ce1">
            <text:p>Lechyd Da (Gwledig)</text:p>
          </table:table-cell>
          <table:table-cell office:value-type="string" table:style-name="ce1">
            <text:p>Service A (Bovine): All TB Test results for Bovines are submitted on SAM within five (5) Working Days of the TT2 date.</text:p>
          </table:table-cell>
          <table:table-cell office:value-type="string" table:style-name="ce1">
            <text:p>97%</text:p>
          </table:table-cell>
          <table:table-cell office:value-type="string" table:style-name="ce1">
            <text:p>Good</text:p>
          </table:table-cell>
          <table:table-cell office:value-type="string" table:style-name="ce1">
            <text:p>Contracts are transitioning 1 June 2021 until 31 Oct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Lot 2 - South Wales</text:p>
          </table:table-cell>
          <table:table-cell office:value-type="string" table:style-name="ce1">
            <text:p>Lechyd Da (Gwledig)</text:p>
          </table:table-cell>
          <table:table-cell office:value-type="string" table:style-name="ce1">
            <text:p>Service A (Bovine): TB Test results for Bovines, where Reactors / IRs are disclosed, are submitted on Sam within one (1) Working Day of the TT2 date.</text:p>
          </table:table-cell>
          <table:table-cell office:value-type="string" table:style-name="ce1">
            <text:p>95%</text:p>
          </table:table-cell>
          <table:table-cell office:value-type="string" table:style-name="ce1">
            <text:p>Good</text:p>
          </table:table-cell>
          <table:table-cell office:value-type="string" table:style-name="ce1">
            <text:p>Contracts are transitioning 1 June 2021 until 31 Oct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Lot 1 - North Wales</text:p>
          </table:table-cell>
          <table:table-cell office:value-type="string" table:style-name="ce1">
            <text:p>Menter a Busnes</text:p>
          </table:table-cell>
          <table:table-cell office:value-type="string" table:style-name="ce1">
            <text:p>Service A (Bovine): All TB Test results for Bovines are submitted on SAM within five (5) Working Days of the TT2 date.</text:p>
          </table:table-cell>
          <table:table-cell office:value-type="string" table:style-name="ce1">
            <text:p>97%</text:p>
          </table:table-cell>
          <table:table-cell office:value-type="string" table:style-name="ce1">
            <text:p>Good</text:p>
          </table:table-cell>
          <table:table-cell office:value-type="string" table:style-name="ce1">
            <text:p>Contracts are transitioning 1 June 2021 until 31 Oct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Veterinary Delivery Partnership Services Lot 1 - North Wales</text:p>
          </table:table-cell>
          <table:table-cell office:value-type="string" table:style-name="ce1">
            <text:p>Menter a Busnes</text:p>
          </table:table-cell>
          <table:table-cell office:value-type="string" table:style-name="ce1">
            <text:p>Service A (Bovine): TB Test results for Bovines, where Reactors / IRs are disclosed, are submitted on SAM within one (1) Working Day of the TT2 date.<text:s/></text:p>
          </table:table-cell>
          <table:table-cell office:value-type="string" table:style-name="ce1">
            <text:p>95%</text:p>
          </table:table-cell>
          <table:table-cell office:value-type="string" table:style-name="ce1">
            <text:p>Good</text:p>
          </table:table-cell>
          <table:table-cell office:value-type="string" table:style-name="ce1">
            <text:p>Contracts are transitioning 1 June 2021 until 31 Oct 2021.</text:p>
          </table:table-cell>
          <table:table-cell table:number-columns-repeated="16375"/>
        </table:table-row>
        <table:table-row table:number-rows-repeated="3" table:style-name="ro1">
          <table:table-cell office:value-type="string" table:style-name="ce1">
            <text:p>FY21-22 Q1 Apr-May-Jun</text:p>
          </table:table-cell>
          <table:table-cell office:value-type="string" table:style-name="ce1">
            <text:p>DEFRA</text:p>
          </table:table-cell>
          <table:table-cell table:style-name="ce1"/>
          <table:table-cell office:value-type="string" table:style-name="ce1">
            <text:p>Defra Digital Delivery</text:p>
          </table:table-cell>
          <table:table-cell office:value-type="string" table:style-name="ce1">
            <text:p>Kainos Software Limited</text:p>
          </table:table-cell>
          <table:table-cell office:value-type="string" table:style-name="ce1">
            <text:p>N/A</text:p>
          </table:table-cell>
          <table:table-cell office:value-type="string" table:style-name="ce1">
            <text:p>n/a</text:p>
          </table:table-cell>
          <table:table-cell office:value-type="string" table:style-name="ce1">
            <text:p>Other - Consider returned</text:p>
          </table:table-cell>
          <table:table-cell office:value-type="string" table:style-name="ce1">
            <text:p>This contract does not contain KPI'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Infrastructure, Iteration Management, DevOps, Cloud and TG Project Services</text:p>
          </table:table-cell>
          <table:table-cell office:value-type="string" table:style-name="ce1">
            <text:p>Exception Limited</text:p>
          </table:table-cell>
          <table:table-cell office:value-type="string" table:style-name="ce1">
            <text:p>Quality of deliverables achieved as agreed in the Statements of Work.</text:p>
          </table:table-cell>
          <table:table-cell office:value-type="string" table:style-name="ce1">
            <text:p>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Infrastructure, Iteration Management, DevOps, Cloud and TG Project Services</text:p>
          </table:table-cell>
          <table:table-cell office:value-type="string" table:style-name="ce1">
            <text:p>Exception Limited</text:p>
          </table:table-cell>
          <table:table-cell office:value-type="string" table:style-name="ce1">
            <text:p>Service Employee capacity targets met: Service Request Notices are met with the Service commencing on the agreed start with a minimum of 20 Working Days’ notice provided by Buyer to Supplier</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Provision Of Postal Services<text:s/></text:p>
          </table:table-cell>
          <table:table-cell office:value-type="string" table:style-name="ce1">
            <text:p>Whistl UK Limited</text:p>
          </table:table-cell>
          <table:table-cell office:value-type="string" table:style-name="ce1">
            <text:p>On time and accurate mailing collection</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Student Loans Company</text:p>
          </table:table-cell>
          <table:table-cell office:value-type="string" table:style-name="ce1">
            <text:p>Provision Of Postal Services<text:s/></text:p>
          </table:table-cell>
          <table:table-cell office:value-type="string" table:style-name="ce1">
            <text:p>Whistl UK Limited</text:p>
          </table:table-cell>
          <table:table-cell office:value-type="string" table:style-name="ce1">
            <text:p>On time mailing delivery from Down Stream Access Company to Royal Mail Inland Mail Centre within delivery window</text:p>
            <text:p/>
            <text:p>Note: Down Stream Access Company is a term for a private postal company that collects, sorts and processes a business customer’s mail, and then utilises the Royal Mail network by delivering (handing over) this mail into Royal Mail’s network of Inland Mail Centr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Erasmus+ (2014-2020)</text:p>
          </table:table-cell>
          <table:table-cell office:value-type="string" table:style-name="ce1">
            <text:p>British Council</text:p>
          </table:table-cell>
          <table:table-cell office:value-type="string" table:style-name="ce1">
            <text:p>Recovery of grant payments issued to beneficiaries for Erasmus+ and ESC projects in call years 2018 to 2020, and future yea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Erasmus+ (2014-2020)</text:p>
          </table:table-cell>
          <table:table-cell office:value-type="string" table:style-name="ce1">
            <text:p>British Council</text:p>
          </table:table-cell>
          <table:table-cell office:value-type="string" table:style-name="ce1">
            <text:p>Submission of Performance Reports to National Authority including Quantification.<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Erasmus+ (2014-2020)</text:p>
          </table:table-cell>
          <table:table-cell office:value-type="string" table:style-name="ce1">
            <text:p>British Council</text:p>
          </table:table-cell>
          <table:table-cell office:value-type="string" table:style-name="ce1">
            <text:p>The DFE and NA are able to undertake informative and timely review of, and decisions concerning the administration including risk, Exit Management and contract management of the Erasmus+ program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Level 3 Mathematics Support Programme</text:p>
          </table:table-cell>
          <table:table-cell office:value-type="string" table:style-name="ce1">
            <text:p>Mathematics in Education and Industry</text:p>
          </table:table-cell>
          <table:table-cell office:value-type="string" table:style-name="ce1">
            <text:p>Provide capacity for a minimum of 2055 teacher days (of which 155 are for teachers from schools/colleges in Opportunity Areas, Low Participation Areas or on Priority Lists) of professional development for Level 3 core maths, and ensure that a minimum of 1950 teachers days are completed (of which 145 are for teachers from schools/colleges in Opportunity Areas, Low Participation Areas or on Priority Lists). <text:s/>Including training to develop the capacity and confidence of a minimum of 150 teachers across other quantitative subjects, geography, biology and psychology.<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Level 3 Mathematics Support Programme</text:p>
          </table:table-cell>
          <table:table-cell office:value-type="string" table:style-name="ce1">
            <text:p>Mathematics in Education and Industry</text:p>
          </table:table-cell>
          <table:table-cell office:value-type="string" table:style-name="ce1">
            <text:p>Provide capacity for a minimum of 2425 teacher days (of which 155 are for teachers from schools/colleges in Opportunity Areas, Low Participation Areas or on Priority Lists) of professional development for A level further maths or A level maths, and ensure that a minimum of 2305 teachers days are completed (of which 145 are for teachers from schools/colleges in Opportunity Areas, Low Participation Areas or on Priority List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Level 3 Mathematics Support Programme</text:p>
          </table:table-cell>
          <table:table-cell office:value-type="string" table:style-name="ce1">
            <text:p>Mathematics in Education and Industry</text:p>
          </table:table-cell>
          <table:table-cell office:value-type="string" table:style-name="ce1">
            <text:p>Support at least 1250 students (including at least 250 from schools/colleges in Opportunity Areas or Low Participation Areas) on a course providing a minimum of 20 hours’ support for higher-level mathematics problem-solving and preparation for university mathematics entrance tests in the 2020-21 academic year.<text:s text:c="2"/></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Workday HR system</text:p>
          </table:table-cell>
          <table:table-cell office:value-type="string" table:style-name="ce1">
            <text:p>Workday</text:p>
          </table:table-cell>
          <table:table-cell office:value-type="string" table:style-name="ce1">
            <text:p>Response to Severity Levels – Levels 1-5 (range from 30mins to 24 hours): <text:s/>Response to Severity Levels:</text:p>
            <text:p>• Level 1 Supplier will respond within thirty (30) minutes of receipt of case and Supplier shall remain accessible for troubleshooting from the time a Severity 1 issue is logged until such time as it is resolved.<text:s/></text:p>
            <text:p>• Level 2 Supplier will respond within one (1) hour of receipt of case and Supplier shall remain accessible for troubleshooting from the time a Severity 2 issue is logged until such time as it is resolved.<text:s/></text:p>
            <text:p>• Level 3 Supplier will respond within four (4) hours of receipt of case.<text:s/></text:p>
            <text:p>• Level 4 Supplier will respond within twenty-four (24) hours of receipt of case.<text:s/></text:p>
            <text:p>• Level 5 Supplier will respond within twenty-four (24) hours of receipt of case.</text:p>
          </table:table-cell>
          <table:table-cell office:value-type="string" table:style-name="ce1">
            <text:p>All response levels have been met</text:p>
          </table:table-cell>
          <table:table-cell office:value-type="string" table:style-name="ce1">
            <text:p>Good</text:p>
          </table:table-cell>
          <table:table-cell office:value-type="string" table:style-name="ce1">
            <text:p>All KPI's have been met and are rated as good.</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Workday HR system</text:p>
          </table:table-cell>
          <table:table-cell office:value-type="string" table:style-name="ce1">
            <text:p>Workday</text:p>
          </table:table-cell>
          <table:table-cell office:value-type="string" table:style-name="ce1">
            <text:p>Workday HR system service availability commitment for a given calendar month is 99.7%</text:p>
          </table:table-cell>
          <table:table-cell office:value-type="string" table:style-name="ce1">
            <text:p>99.70%</text:p>
          </table:table-cell>
          <table:table-cell office:value-type="string" table:style-name="ce1">
            <text:p>Good</text:p>
          </table:table-cell>
          <table:table-cell office:value-type="string" table:style-name="ce1">
            <text:p>All KPI's have been met and are rated as good.</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Workday HR system</text:p>
          </table:table-cell>
          <table:table-cell office:value-type="string" table:style-name="ce1">
            <text:p>Workday</text:p>
          </table:table-cell>
          <table:table-cell office:value-type="string" table:style-name="ce1">
            <text:p>Workday’s Service Response commitment is: (i) not less than 50% of (online) transactions in one (1) second or less and (ii) not more than 10% in two and a half (2.5) seconds or more.</text:p>
          </table:table-cell>
          <table:table-cell office:value-type="string" table:style-name="ce1">
            <text:p>both measures are exceeded</text:p>
          </table:table-cell>
          <table:table-cell office:value-type="string" table:style-name="ce1">
            <text:p>Good</text:p>
          </table:table-cell>
          <table:table-cell office:value-type="string" table:style-name="ce1">
            <text:p>All KPI's have been met and are rated as good.</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1 (1) Retirement Benefit Payments:</text:p>
            <text:p/>
            <text:p>• Target is 100% by Payable Date</text:p>
            <text:p>• Or if late application, 100% within 10 working days of receiving an application form</text:p>
            <text:p/>
            <text:p>Good: 100% of volume actioned</text:p>
            <text:p/>
            <text:p>Approaching Target: 99% - &lt;100% of volume Actioned and no outstanding failed cases above 20 days<text:s/></text:p>
            <text:p/>
            <text:p>Requires Improvement: 98% - &lt;99% of volume Actioned and no outstanding failed cases above 30 days<text:s/></text:p>
            <text:p/>
            <text:p>Inadequate: less than 98% of volume actioned or any outstanding failed cases above 45 days</text:p>
          </table:table-cell>
          <table:table-cell office:value-type="string" table:style-name="ce1">
            <text:p>100.00%</text:p>
          </table:table-cell>
          <table:table-cell office:value-type="string" table:style-name="ce1">
            <text:p>Approaching Target</text:p>
          </table:table-cell>
          <table:table-cell office:value-type="string" table:style-name="ce1">
            <text:p><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2 (2) Pension Payments</text:p>
            <text:p/>
            <text:p>• Target is 100% on due Dat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TPS Administration Services Contract</text:p>
          </table:table-cell>
          <table:table-cell office:value-type="string" table:style-name="ce1">
            <text:p>Capita Business Services</text:p>
          </table:table-cell>
          <table:table-cell office:value-type="string" table:style-name="ce1">
            <text:p>SLA 3 (4b) Death Benefit Payments (continuing entitlement)</text:p>
            <text:p/>
            <text:p>• Target is 100% within 7 working days of receipt of the completed application form</text:p>
            <text:p/>
            <text:p>Good: 100% within 7 days of receipt of the completed application form</text:p>
            <text:p/>
            <text:p>Approaching Target: 95% within 7 days of receipt of the completed application form and no outstanding failed cases above 20 days</text:p>
            <text:p/>
            <text:p>Requires improvement: 90% and no outstanding failed cases above 30 days</text:p>
            <text:p/>
            <text:p>Inadequate: Lower than 90% or any outstanding failed cases above 45 days</text:p>
            <text:p/>
          </table:table-cell>
          <table:table-cell office:value-type="string" table:style-name="ce1">
            <text:p>100.00%</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High Potential Middle Leaders (combined) Programme</text:p>
          </table:table-cell>
          <table:table-cell office:value-type="string" table:style-name="ce1">
            <text:p>Ambition Institute</text:p>
          </table:table-cell>
          <table:table-cell office:value-type="string" table:style-name="ce1">
            <text:p>Impact - Successful completion of a School-Based Improvement initiative (to be completed by the end of the Programme). Impact must be assessed and verified by a credible assessor (e.g. school leader or equivalent) as having demonstrated evidence of whole school impact or improvement.</text:p>
            <text:p/>
            <text:p>Target: 90% Service Users successfully completed a school based initiative</text:p>
          </table:table-cell>
          <table:table-cell office:value-type="string" table:style-name="ce1">
            <text:p>90% or higher</text:p>
          </table:table-cell>
          <table:table-cell office:value-type="string" table:style-name="ce1">
            <text:p>Other - Consider returne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High Potential Middle Leaders (combined) Programme</text:p>
          </table:table-cell>
          <table:table-cell office:value-type="string" table:style-name="ce1">
            <text:p>Ambition Institute</text:p>
          </table:table-cell>
          <table:table-cell office:value-type="string" table:style-name="ce1">
            <text:p>Retention - Retention rates will be measured for each cohort from the start of the programme each year through to the end of the academic year, for each year of the programme. The retention KPI will measure withdrawals for reasons within the Contractor's control (e.g. those leaving due to issues with programme quality or appropriateness of the programme to their needs.</text:p>
            <text:p/>
            <text:p>Target: 95% of Service Users complete the programme<text:s/></text:p>
          </table:table-cell>
          <table:table-cell office:value-type="string" table:style-name="ce1">
            <text:p>95%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High Potential Middle Leaders (combined) Programme</text:p>
          </table:table-cell>
          <table:table-cell office:value-type="string" table:style-name="ce1">
            <text:p>Ambition Institute</text:p>
          </table:table-cell>
          <table:table-cell office:value-type="string" table:style-name="ce1">
            <text:p>Satisfaction - Satisfaction will be measured through a survey completed by all Service Users at the end of each year of the Programme.</text:p>
            <text:p/>
            <text:p>Target: 85% of Service Users rate the overall Programme as good or above at the end of the second year</text:p>
          </table:table-cell>
          <table:table-cell office:value-type="string" table:style-name="ce1">
            <text:p>85% or higher</text:p>
          </table:table-cell>
          <table:table-cell office:value-type="string" table:style-name="ce1">
            <text:p>Other - Consider returne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Network of Science Learning Partnerships + Extension to 2022</text:p>
          </table:table-cell>
          <table:table-cell office:value-type="string" table:style-name="ce1">
            <text:p>STEM Learning Ltd.</text:p>
          </table:table-cell>
          <table:table-cell office:value-type="string" table:style-name="ce1">
            <text:p>Number of Continuous Professional Development (CPD) days each year</text:p>
          </table:table-cell>
          <table:table-cell office:value-type="string" table:style-name="ce1">
            <text:p>4125</text:p>
          </table:table-cell>
          <table:table-cell office:value-type="string" table:style-name="ce1">
            <text:p>Requires Improvement</text:p>
          </table:table-cell>
          <table:table-cell office:value-type="string" table:style-name="ce1">
            <text:p>This KPI is reported monthly with the target needing to be met by March 2022.<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Network of Science Learning Partnerships + Extension to 2022</text:p>
          </table:table-cell>
          <table:table-cell office:value-type="string" table:style-name="ce1">
            <text:p>STEM Learning Ltd.</text:p>
          </table:table-cell>
          <table:table-cell office:value-type="string" table:style-name="ce1">
            <text:p>Total number of primary schools engaging with the programme each year</text:p>
          </table:table-cell>
          <table:table-cell office:value-type="string" table:style-name="ce1">
            <text:p>871</text:p>
          </table:table-cell>
          <table:table-cell office:value-type="string" table:style-name="ce1">
            <text:p>Good</text:p>
          </table:table-cell>
          <table:table-cell office:value-type="string" table:style-name="ce1">
            <text:p>This KPI is reported monthly with the target needing to be met by March 2022. Progress to this target is good.</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Network of Science Learning Partnerships + Extension to 2022</text:p>
          </table:table-cell>
          <table:table-cell office:value-type="string" table:style-name="ce1">
            <text:p>STEM Learning Ltd.</text:p>
          </table:table-cell>
          <table:table-cell office:value-type="string" table:style-name="ce1">
            <text:p>Total number of secondary schools engaging with the programme each year</text:p>
          </table:table-cell>
          <table:table-cell office:value-type="string" table:style-name="ce1">
            <text:p>546</text:p>
          </table:table-cell>
          <table:table-cell office:value-type="string" table:style-name="ce1">
            <text:p>Good</text:p>
          </table:table-cell>
          <table:table-cell office:value-type="string" table:style-name="ce1">
            <text:p>This KPI is reported monthly with the target needing to be met by March 2022. Progress to this target is good.</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Management of the Adoption Support Fund</text:p>
          </table:table-cell>
          <table:table-cell office:value-type="string" table:style-name="ce1">
            <text:p>Mott MacDonald Limited</text:p>
          </table:table-cell>
          <table:table-cell office:value-type="string" table:style-name="ce1">
            <text:p>All correctly completed applications above the Fair Access Limits are assessed and sent to the Department for approval within 3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Management of the Adoption Support Fund</text:p>
          </table:table-cell>
          <table:table-cell office:value-type="string" table:style-name="ce1">
            <text:p>Mott MacDonald Limited</text:p>
          </table:table-cell>
          <table:table-cell office:value-type="string" table:style-name="ce1">
            <text:p>Applications under the current Fair Access Limits (£5k for therapy and £2.5k for specialist assessment), correctly completed by the Local Authority / Regional Adoption Agency, are processed within 20 days.</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Management of the Adoption Support Fund</text:p>
          </table:table-cell>
          <table:table-cell office:value-type="string" table:style-name="ce1">
            <text:p>Mott MacDonald Limited</text:p>
          </table:table-cell>
          <table:table-cell office:value-type="string" table:style-name="ce1">
            <text:p>The supplier must ensure that the Fund is distributed in line with demand each financial year in line with government accounting rules (and by building on the existing Government Internal Audit Agency audited proces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GiTIS Contact Centre Solution/Advisory Service</text:p>
          </table:table-cell>
          <table:table-cell office:value-type="string" table:style-name="ce1">
            <text:p>Teleperformance Ltd</text:p>
          </table:table-cell>
          <table:table-cell office:value-type="string" table:style-name="ce1">
            <text:p>SLA2 - Percentage of Ineffective Calls, Abandoned Calls, Ineffective Webchat Sessions and Abandoned Webchat Sessions<text:s/></text:p>
          </table:table-cell>
          <table:table-cell office:value-type="string" table:style-name="ce1">
            <text:p>up to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GiTIS Contact Centre Solution/Advisory Service</text:p>
          </table:table-cell>
          <table:table-cell office:value-type="string" table:style-name="ce1">
            <text:p>Teleperformance Ltd</text:p>
          </table:table-cell>
          <table:table-cell office:value-type="string" table:style-name="ce1">
            <text:p>SLA7 - Percentage of actual Registrants supported by an Adviser that apply to Initial Teacher Training against number of Registrants forecasted to apply to Initial Teacher Train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GiTIS Contact Centre Solution/Advisory Service</text:p>
          </table:table-cell>
          <table:table-cell office:value-type="string" table:style-name="ce1">
            <text:p>Teleperformance Ltd</text:p>
          </table:table-cell>
          <table:table-cell office:value-type="string" table:style-name="ce1">
            <text:p>SLA8 - Percentage of actual Registrants supported by an Adviser that successfully apply to Initial Teacher against number of Registrants forecasted to apply to Initial Teacher Train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Stimulating Physics Network + Extension to 2022</text:p>
          </table:table-cell>
          <table:table-cell office:value-type="string" table:style-name="ce1">
            <text:p>The Institute of Physics</text:p>
          </table:table-cell>
          <table:table-cell office:value-type="string" table:style-name="ce1">
            <text:p>Mean response for participants feedback in the Inclusion Project, which targets schools with low progression rates of girls and underrepresented groups to A level Physics</text:p>
          </table:table-cell>
          <table:table-cell office:value-type="string" table:style-name="ce1">
            <text:p>0</text:p>
          </table:table-cell>
          <table:table-cell office:value-type="string" table:style-name="ce1">
            <text:p>Other - Consider returned</text:p>
          </table:table-cell>
          <table:table-cell office:value-type="string" table:style-name="ce1">
            <text:p>This KPI is due to be reported on later in the year. FY21-22 Q4</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Stimulating Physics Network + Extension to 2022</text:p>
          </table:table-cell>
          <table:table-cell office:value-type="string" table:style-name="ce1">
            <text:p>The Institute of Physics</text:p>
          </table:table-cell>
          <table:table-cell office:value-type="string" table:style-name="ce1">
            <text:p>Number of Continuous Professional Development (CPD) hours delivered to partner and non-partner schools. Partner schools are schools which have low rates of progression to Physics A Level.</text:p>
          </table:table-cell>
          <table:table-cell office:value-type="string" table:style-name="ce1">
            <text:p>2500</text:p>
          </table:table-cell>
          <table:table-cell office:value-type="string" table:style-name="ce1">
            <text:p>Inadequate</text:p>
          </table:table-cell>
          <table:table-cell office:value-type="string" table:style-name="ce1">
            <text:p>This KPI is reported monthly with the target needing to be met by March 2022.</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Stimulating Physics Network + Extension to 2022</text:p>
          </table:table-cell>
          <table:table-cell office:value-type="string" table:style-name="ce1">
            <text:p>The Institute of Physics</text:p>
          </table:table-cell>
          <table:table-cell office:value-type="string" table:style-name="ce1">
            <text:p>Number of teachers completing the Specialist Knowledge for Physics Teachers course.<text:s/></text:p>
          </table:table-cell>
          <table:table-cell office:value-type="string" table:style-name="ce1">
            <text:p>0</text:p>
          </table:table-cell>
          <table:table-cell office:value-type="string" table:style-name="ce1">
            <text:p>Other - Consider returned</text:p>
          </table:table-cell>
          <table:table-cell office:value-type="string" table:style-name="ce1">
            <text:p>This KPI is due to be reported on later in the year. FY21-22 Q4</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High Potential Initial Teaching Training and Leadership Development Programme (HPITT) - 2017-2020 Cohorts</text:p>
          </table:table-cell>
          <table:table-cell office:value-type="string" table:style-name="ce1">
            <text:p>Teach First</text:p>
          </table:table-cell>
          <table:table-cell office:value-type="string" table:style-name="ce1">
            <text:p>The Contractor will ensure that 90% of recruits that start Summer Institute achieve Qualified Teacher Status excluding those trainees who begin on a probation period and leave the programme.</text:p>
          </table:table-cell>
          <table:table-cell office:value-type="string" table:style-name="ce1">
            <text:p>90.00%</text:p>
          </table:table-cell>
          <table:table-cell office:value-type="string" table:style-name="ce1">
            <text:p>Good</text:p>
          </table:table-cell>
          <table:table-cell office:value-type="string" table:style-name="ce1">
            <text:p>No change to current reported figure.<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High Potential Initial Teaching Training and Leadership Development Programme (HPITT) - 2017-2020 Cohorts</text:p>
          </table:table-cell>
          <table:table-cell office:value-type="string" table:style-name="ce1">
            <text:p>Teach First</text:p>
          </table:table-cell>
          <table:table-cell office:value-type="string" table:style-name="ce1">
            <text:p>The Contractor will ensure that 94% of those that achieve Qualified Teacher Status complete year 2 as teachers.</text:p>
          </table:table-cell>
          <table:table-cell office:value-type="string" table:style-name="ce1">
            <text:p>94.00%</text:p>
          </table:table-cell>
          <table:table-cell office:value-type="string" table:style-name="ce1">
            <text:p>Other - Consider returned</text:p>
          </table:table-cell>
          <table:table-cell office:value-type="string" table:style-name="ce1">
            <text:p>Each of the KPIs listed are cohort related annually measured milestone target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High Potential Initial Teaching Training and Leadership Development Programme (HPITT) - 2017-2020 Cohorts</text:p>
          </table:table-cell>
          <table:table-cell office:value-type="string" table:style-name="ce1">
            <text:p>Teach First</text:p>
          </table:table-cell>
          <table:table-cell office:value-type="string" table:style-name="ce1">
            <text:p>The supplier will recruit at least 1750 suitable participants according to the subject breakdown agreed with DfE</text:p>
          </table:table-cell>
          <table:table-cell office:value-type="string" table:style-name="ce1">
            <text:p>1750</text:p>
          </table:table-cell>
          <table:table-cell office:value-type="string" table:style-name="ce1">
            <text:p>Other - Consider returned</text:p>
          </table:table-cell>
          <table:table-cell office:value-type="string" table:style-name="ce1">
            <text:p>Each of the KPIs listed are cohort related annually measured milestone target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General Qualifications &amp; National Curriculum Assessment Logistics</text:p>
          </table:table-cell>
          <table:table-cell office:value-type="string" table:style-name="ce1">
            <text:p>Parcelforce Worldwide</text:p>
          </table:table-cell>
          <table:table-cell office:value-type="string" table:style-name="ce1">
            <text:p>No packages are to be confirmed as lost at the “terminally lost” date for each exam series due to mishandling by the Supplier</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General Qualifications &amp; National Curriculum Assessment Logistics</text:p>
          </table:table-cell>
          <table:table-cell office:value-type="string" table:style-name="ce1">
            <text:p>Parcelforce Worldwide</text:p>
          </table:table-cell>
          <table:table-cell office:value-type="string" table:style-name="ce1">
            <text:p>No packages destroyed (i.e. contents rendered unfit for marking) while in the Supplier’s care, including through theft, or negligent handling.</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General Qualifications &amp; National Curriculum Assessment Logistics</text:p>
          </table:table-cell>
          <table:table-cell office:value-type="string" table:style-name="ce1">
            <text:p>Parcelforce Worldwide</text:p>
          </table:table-cell>
          <table:table-cell office:value-type="string" table:style-name="ce1">
            <text:p>No packages to be delivered to the wrong recipient or found by a member of public.</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Fast-Track Social Work Programme - Frontline cohorts '20 &amp; '21</text:p>
          </table:table-cell>
          <table:table-cell office:value-type="string" table:style-name="ce1">
            <text:p>Frontline Organisation</text:p>
          </table:table-cell>
          <table:table-cell office:value-type="string" table:style-name="ce1">
            <text:p>Cohort 19 - Year 1 Local Authority satisfaction: % of Local Authorities satisfied with their experience of partnering with Frontline</text:p>
          </table:table-cell>
          <table:table-cell office:value-type="string" table:style-name="ce1">
            <text:p>7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Fast-Track Social Work Programme - Frontline cohorts '20 &amp; '21</text:p>
          </table:table-cell>
          <table:table-cell office:value-type="string" table:style-name="ce1">
            <text:p>Frontline Organisation</text:p>
          </table:table-cell>
          <table:table-cell office:value-type="string" table:style-name="ce1">
            <text:p>Cohort 21 - Unique programme starters: # of participants starting the programme</text:p>
          </table:table-cell>
          <table:table-cell office:value-type="string" table:style-name="ce1">
            <text:p>405</text:p>
          </table:table-cell>
          <table:table-cell office:value-type="string" table:style-name="ce1">
            <text:p>Other - Consider returned</text:p>
          </table:table-cell>
          <table:table-cell office:value-type="string" table:style-name="ce1">
            <text:p>Reported annually. Reporting due after July 2021 cohort star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Fast-Track Social Work Programme - Frontline cohorts '20 &amp; '21</text:p>
          </table:table-cell>
          <table:table-cell office:value-type="string" table:style-name="ce1">
            <text:p>Frontline Organisation</text:p>
          </table:table-cell>
          <table:table-cell office:value-type="string" table:style-name="ce1">
            <text:p>Year 1 participant satisfaction: % of participants satisfied/very satisfied with the programme</text:p>
          </table:table-cell>
          <table:table-cell office:value-type="string" table:style-name="ce1">
            <text:p>7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Test Operations Services (TOpS)</text:p>
          </table:table-cell>
          <table:table-cell office:value-type="string" table:style-name="ce1">
            <text:p>Capita</text:p>
          </table:table-cell>
          <table:table-cell office:value-type="string" table:style-name="ce1">
            <text:p>Helpdesk response to calls, enquiries and complaints</text:p>
            <text:p/>
            <text:p>• <text:s/>the abandoned call rate will not exceed 5% of the total calls each day<text:s/></text:p>
            <text:p>• <text:s/>at least 99% of inbound queries and complaints will be resolved within 5 Business Days<text:s/></text:p>
            <text:p>• <text:s/>100% of inbound enquiries and complaints will be resolved within 8 Business Days.<text:s/></text:p>
            <text:p>• <text:s/>85% of all enquiries must be resolved at first point of contact<text:s/></text:p>
            <text:p>• <text:s/>at least 99% of all complaints are acknowledged by email and forwarded (where appropriate) within 1 Business Day of receipt<text:s/></text:p>
            <text:p>• <text:s/>at least 99% of all complaints to the Helpdesk must be resolved within 15 Business Days of receipt<text:s/></text:p>
            <text:p>• <text:s/>100% of emails, faxes, and letters and text enquiries must be acknowledged within 1 Business Day of receipt<text:s/></text:p>
            <text:p>• <text:s/>availability of the Helpdesk as set out in Goal 12 in Schedule 4 (Services) Part 1 (Statement of Requirements)</text:p>
            <text:p/>
          </table:table-cell>
          <table:table-cell office:value-type="string" table:style-name="ce1">
            <text:p>All 8 measures achieved</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Test Operations Services (TOpS)</text:p>
          </table:table-cell>
          <table:table-cell office:value-type="string" table:style-name="ce1">
            <text:p>Capita</text:p>
          </table:table-cell>
          <table:table-cell office:value-type="string" table:style-name="ce1">
            <text:p>Testing portal system availability: System availability of 99.8% for production</text:p>
          </table:table-cell>
          <table:table-cell office:value-type="string" table:style-name="ce1">
            <text:p>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CCTV Monitoring Service: Security technology deployed to vacant sites. Technology to be available 95% of the time, monitored effectively, repaired and replaced in a timely manner</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Guarding Deployment: The required number of guards must be provided in accordance with the contract. Guards should be uniformed as required. <text:s/>(Manned Guarding and Dog Handling).</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Vinci TFM - LocatED Portfolio</text:p>
          </table:table-cell>
          <table:table-cell office:value-type="string" table:style-name="ce1">
            <text:p>VINCI Construction UK Limited</text:p>
          </table:table-cell>
          <table:table-cell office:value-type="string" table:style-name="ce1">
            <text:p>Statutory Compliance: Statutory compliance in accordance with contractual requirements completed by specified dates @ 100%</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Mandarin Excellence Programme</text:p>
          </table:table-cell>
          <table:table-cell office:value-type="string" table:style-name="ce1">
            <text:p>UCL Institute of Education</text:p>
          </table:table-cell>
          <table:table-cell office:value-type="string" table:style-name="ce1">
            <text:p>Number of schools - 75 schools to continue in programme by 31 August 2021</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Mandarin Excellence Programme</text:p>
          </table:table-cell>
          <table:table-cell office:value-type="string" table:style-name="ce1">
            <text:p>UCL Institute of Education</text:p>
          </table:table-cell>
          <table:table-cell office:value-type="string" table:style-name="ce1">
            <text:p>Student Numbers - 6,500 students on the Programme by the end of the academic year ending July 2021<text:s/></text:p>
          </table:table-cell>
          <table:table-cell office:value-type="string" table:style-name="ce1">
            <text:p>95%</text:p>
          </table:table-cell>
          <table:table-cell office:value-type="string" table:style-name="ce1">
            <text:p>Good</text:p>
          </table:table-cell>
          <table:table-cell office:value-type="string" table:style-name="ce1">
            <text:p><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Mandarin Excellence Programme</text:p>
          </table:table-cell>
          <table:table-cell office:value-type="string" table:style-name="ce1">
            <text:p>UCL Institute of Education</text:p>
          </table:table-cell>
          <table:table-cell office:value-type="string" table:style-name="ce1">
            <text:p>Teacher Numbers - 20 Mandarin Chinese initial teacher training placements<text:s/></text:p>
          </table:table-cell>
          <table:table-cell office:value-type="string" table:style-name="ce1">
            <text:p>90%</text:p>
          </table:table-cell>
          <table:table-cell office:value-type="string" table:style-name="ce1">
            <text:p>Requires Improvement</text:p>
          </table:table-cell>
          <table:table-cell office:value-type="string" table:style-name="ce1">
            <text:p>The number of students graduating was severely impacted by COVID-19. Target was met pre COVID-19 pandemic.</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45% non-priority schools that are engaged each year.</text:p>
          </table:table-cell>
          <table:table-cell office:value-type="string" table:style-name="ce1">
            <text:p>95% of KPI target</text:p>
          </table:table-cell>
          <table:table-cell office:value-type="string" table:style-name="ce1">
            <text:p>Good</text:p>
          </table:table-cell>
          <table:table-cell office:value-type="string" table:style-name="ce1">
            <text:p>Comment from DFE: Supplier is achieving beyond the KPI and performance is excellen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65% Primary priority schools that are engaged each year.</text:p>
          </table:table-cell>
          <table:table-cell office:value-type="string" table:style-name="ce1">
            <text:p>95% of KPI target</text:p>
          </table:table-cell>
          <table:table-cell office:value-type="string" table:style-name="ce1">
            <text:p>Approaching Target</text:p>
          </table:table-cell>
          <table:table-cell office:value-type="string" table:style-name="ce1">
            <text:p>Comment from DFE: Supplier is performing well and is approaching targe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The National Centre for Computing Education (NCCE) Lot 1</text:p>
          </table:table-cell>
          <table:table-cell office:value-type="string" table:style-name="ce1">
            <text:p>STEM Learning Ltd.</text:p>
          </table:table-cell>
          <table:table-cell office:value-type="string" table:style-name="ce1">
            <text:p>Target percentage of 77% of Secondary priority schools that are engaged each year.</text:p>
          </table:table-cell>
          <table:table-cell office:value-type="string" table:style-name="ce1">
            <text:p>95% of KPI target</text:p>
          </table:table-cell>
          <table:table-cell office:value-type="string" table:style-name="ce1">
            <text:p>Good</text:p>
          </table:table-cell>
          <table:table-cell office:value-type="string" table:style-name="ce1">
            <text:p>Comment from DFE: Supplier is achieving far beyond the KPI, has exceeded goals set and performance is considered excellen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A target of 3594 engaged teachers (secondary/eligible all through) (Expected progress for end of June = 3185)<text:s/></text:p>
          </table:table-cell>
          <table:table-cell office:value-type="string" table:style-name="ce1">
            <text:p>95% of KPI target</text:p>
          </table:table-cell>
          <table:table-cell office:value-type="string" table:style-name="ce1">
            <text:p>Approaching Target</text:p>
          </table:table-cell>
          <table:table-cell office:value-type="string" table:style-name="ce1">
            <text:p>Comment from DFE: Supplier is performing well and is approaching targe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A target of 5260 teachers who have made positive start to their CSA journey <text:s/>(Expected progress for end of June = 5016)<text:s/></text:p>
          </table:table-cell>
          <table:table-cell office:value-type="string" table:style-name="ce1">
            <text:p>95% of KPI target</text:p>
          </table:table-cell>
          <table:table-cell office:value-type="string" table:style-name="ce1">
            <text:p>Approaching Target</text:p>
          </table:table-cell>
          <table:table-cell office:value-type="string" table:style-name="ce1">
            <text:p>Comment from DFE: Supplier is performing well and is approaching targe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The National Centre for Computing Education (NCCE) Lot 2</text:p>
          </table:table-cell>
          <table:table-cell office:value-type="string" table:style-name="ce1">
            <text:p>STEM Learning Ltd.</text:p>
          </table:table-cell>
          <table:table-cell office:value-type="string" table:style-name="ce1">
            <text:p>Target of 61% of engaged teachers that become upskilled.<text:s text:c="2"/></text:p>
          </table:table-cell>
          <table:table-cell office:value-type="string" table:style-name="ce1">
            <text:p>95% of KPI target</text:p>
          </table:table-cell>
          <table:table-cell office:value-type="string" table:style-name="ce1">
            <text:p>Good</text:p>
          </table:table-cell>
          <table:table-cell office:value-type="string" table:style-name="ce1">
            <text:p>Comment from DFE: Supplier is achieving beyond the KPI and performance is excellen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KPI 2 - CV to Interview Ratio - Minimum number of CVs submitted for each interview arranged<text:s/></text:p>
            <text:p>Measurement: total number of CVs submitted to total number of interviews held for all roles filled within the previous month</text:p>
          </table:table-cell>
          <table:table-cell office:value-type="string" table:style-name="ce1">
            <text:p>3:1 or Les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KPI 4 - Time to Offer (working days) - Time from approved requirements submission to offer made for all roles filled within the previous month. </text:p>
          </table:table-cell>
          <table:table-cell office:value-type="string" table:style-name="ce1">
            <text:p>Less than 1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KPI 6 - Hiring Manager Satisfaction</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T-Levels Professional Development</text:p>
          </table:table-cell>
          <table:table-cell office:value-type="string" table:style-name="ce1">
            <text:p>Education and Training Foundation</text:p>
          </table:table-cell>
          <table:table-cell office:value-type="string" table:style-name="ce1">
            <text:p>KPI 4 - Teachers teaching T Levels can interact and collaborate with each other on a regional and/or subject specific basis so that they can reflect on and embed their professional development by July 2021</text:p>
          </table:table-cell>
          <table:table-cell office:value-type="string" table:style-name="ce1">
            <text:p>On-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National Contact Centre (NCC) contract</text:p>
          </table:table-cell>
          <table:table-cell office:value-type="string" table:style-name="ce1">
            <text:p>Serco Limited</text:p>
          </table:table-cell>
          <table:table-cell office:value-type="string" table:style-name="ce1">
            <text:p>100% Email/web form ‘Email an adviser’ enquiries should be acknowledged and answered within 12 working hours.</text:p>
          </table:table-cell>
          <table:table-cell office:value-type="string" table:style-name="ce1">
            <text:p>100.00%</text:p>
          </table:table-cell>
          <table:table-cell office:value-type="string" table:style-name="ce1">
            <text:p>Requires Improvemen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National Contact Centre (NCC) contract</text:p>
          </table:table-cell>
          <table:table-cell office:value-type="string" table:style-name="ce1">
            <text:p>Serco Limited</text:p>
          </table:table-cell>
          <table:table-cell office:value-type="string" table:style-name="ce1">
            <text:p>Inbound Voice Abandonment Rate: Less than 5% of calls abandoned within working hours</text:p>
          </table:table-cell>
          <table:table-cell office:value-type="string" table:style-name="ce1">
            <text:p>Less than 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National Contact Centre (NCC) contract</text:p>
          </table:table-cell>
          <table:table-cell office:value-type="string" table:style-name="ce1">
            <text:p>Serco Limited</text:p>
          </table:table-cell>
          <table:table-cell office:value-type="string" table:style-name="ce1">
            <text:p>Inbound Voice Response Rate: 90% of calls to be answered within 15 seconds during working hours</text:p>
          </table:table-cell>
          <table:table-cell office:value-type="string" table:style-name="ce1">
            <text:p>90.00%</text:p>
          </table:table-cell>
          <table:table-cell office:value-type="string" table:style-name="ce1">
            <text:p>Good</text:p>
          </table:table-cell>
          <table:table-cell office:value-type="string" table:style-name="ce1">
            <text:p>KPI now exceeding 90%.</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National Pupil Database Achievement and Attainment Tables Service</text:p>
          </table:table-cell>
          <table:table-cell office:value-type="string" table:style-name="ce1">
            <text:p>RM Education</text:p>
          </table:table-cell>
          <table:table-cell office:value-type="string" table:style-name="ce1">
            <text:p>Data collection platform availability: The Supplier’s online platform is available for 99.8% of the time (this is based upon 24/7 availability in the key collection periods which are outlined in the Department’s annual Data Submission specification).</text:p>
            <text:p/>
            <text:p>The term “available” in this KPI means that the platform is functioning so that users are able to upload the relevant data (this does however exclude any temporary issues with the Internet itself and/or connectivity, any periods of Agreed Downtime and any other issues that are beyond the control of the Supplier).</text:p>
            <text:p/>
          </table:table-cell>
          <table:table-cell office:value-type="string" table:style-name="ce1">
            <text:p>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National Pupil Database Achievement and Attainment Tables Service</text:p>
          </table:table-cell>
          <table:table-cell office:value-type="string" table:style-name="ce1">
            <text:p>RM Education</text:p>
          </table:table-cell>
          <table:table-cell office:value-type="string" table:style-name="ce1">
            <text:p>The Supplier will meet 100% of Key Milestones and Key Deliverables (for which it is responsible) to the agreed dates (as set out in Statement of Works).<text:s/></text:p>
            <text:p/>
            <text:p>A Key Milestone or Key Deliverable will not be defined as missed if an exception is agreed in advance or the Key Milestone or Key Deliverable is not the responsibility of the Supplier.</text:p>
            <text:p/>
          </table:table-cell>
          <table:table-cell office:value-type="string" table:style-name="ce1">
            <text:p>100%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National Pupil Database Achievement and Attainment Tables Service</text:p>
          </table:table-cell>
          <table:table-cell office:value-type="string" table:style-name="ce1">
            <text:p>RM Education</text:p>
          </table:table-cell>
          <table:table-cell office:value-type="string" table:style-name="ce1">
            <text:p>The Supplier will undertake 100% of agreed data matching activities on the data collected (including late results data and data received following the schools checking exercise) as defined by the Statement of Works (SoW).</text:p>
          </table:table-cell>
          <table:table-cell office:value-type="string" table:style-name="ce1">
            <text:p>100% delivered 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Reseller Portal Availability. Target of 98% availability at all times.</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Microsoft Azure</text:p>
          </table:table-cell>
          <table:table-cell office:value-type="string" table:style-name="ce1">
            <text:p>Bytes Software Services LTD</text:p>
          </table:table-cell>
          <table:table-cell office:value-type="string" table:style-name="ce1">
            <text:p>Response to account queries within one working day</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Get Help With Tech Programme - Wave 2</text:p>
          </table:table-cell>
          <table:table-cell office:value-type="string" table:style-name="ce1">
            <text:p>Computacenter UK LTD</text:p>
          </table:table-cell>
          <table:table-cell office:value-type="string" table:style-name="ce1">
            <text:p>Delivery Schedule - Devices delivered to Supplier’s warehouse in accordance with the indicative delivery schedule.</text:p>
          </table:table-cell>
          <table:table-cell office:value-type="string" table:style-name="ce1">
            <text:p>98.00%</text:p>
          </table:table-cell>
          <table:table-cell office:value-type="string" table:style-name="ce1">
            <text:p>Other - Consider not returned</text:p>
          </table:table-cell>
          <table:table-cell office:value-type="string" table:style-name="ce1">
            <text:p>No report against KPI</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Unified Comms Vone-C &amp; Storm Services</text:p>
          </table:table-cell>
          <table:table-cell office:value-type="string" table:style-name="ce1">
            <text:p>Vodafone Limited</text:p>
          </table:table-cell>
          <table:table-cell office:value-type="string" table:style-name="ce1">
            <text:p>Service Availability of the VODAFONE STORM platform (24/7)</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Unified Comms Vone-C &amp; Storm Services</text:p>
          </table:table-cell>
          <table:table-cell office:value-type="string" table:style-name="ce1">
            <text:p>Vodafone Limited</text:p>
          </table:table-cell>
          <table:table-cell office:value-type="string" table:style-name="ce1">
            <text:p>Service Availability of Vone-C (24/7)</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Unified Comms Vone-C &amp; Storm Services</text:p>
          </table:table-cell>
          <table:table-cell office:value-type="string" table:style-name="ce1">
            <text:p>Vodafone Limited</text:p>
          </table:table-cell>
          <table:table-cell office:value-type="string" table:style-name="ce1">
            <text:p>VODAFONE STORM platform: Fault Fix Time (Severity 1)</text:p>
          </table:table-cell>
          <table:table-cell office:value-type="string" table:style-name="ce1">
            <text:p>Less than 5h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High Potential Initial Teacher Training and Leadership Development Programme (2021 cohort) - Original Contract ref: 6002</text:p>
          </table:table-cell>
          <table:table-cell office:value-type="string" table:style-name="ce1">
            <text:p>Teach First</text:p>
          </table:table-cell>
          <table:table-cell office:value-type="string" table:style-name="ce1">
            <text:p>The supplier will ensure that 86% of Participants who start Year 1 of the Programme will complete Year 2 of the Programme</text:p>
          </table:table-cell>
          <table:table-cell office:value-type="string" table:style-name="ce1">
            <text:p>94.00%</text:p>
          </table:table-cell>
          <table:table-cell office:value-type="string" table:style-name="ce1">
            <text:p>Other - Consider returne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High Potential Initial Teacher Training and Leadership Development Programme (2021 cohort) - Original Contract ref: 6002</text:p>
          </table:table-cell>
          <table:table-cell office:value-type="string" table:style-name="ce1">
            <text:p>Teach First</text:p>
          </table:table-cell>
          <table:table-cell office:value-type="string" table:style-name="ce1">
            <text:p>The supplier will ensure that 90% of Participants who start Year 1 of the Programme will achieve QTS by the end of the Programme<text:s text:c="2"/></text:p>
          </table:table-cell>
          <table:table-cell office:value-type="string" table:style-name="ce1">
            <text:p>90.00%</text:p>
          </table:table-cell>
          <table:table-cell office:value-type="string" table:style-name="ce1">
            <text:p>Other - Consider returne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High Potential Initial Teacher Training and Leadership Development Programme (2021 cohort) - Original Contract ref: 6002</text:p>
          </table:table-cell>
          <table:table-cell office:value-type="string" table:style-name="ce1">
            <text:p>Teach First</text:p>
          </table:table-cell>
          <table:table-cell office:value-type="string" table:style-name="ce1">
            <text:p>The supplier will recruit at least 1750 Participants to Start Year 1 of the Programme</text:p>
          </table:table-cell>
          <table:table-cell office:value-type="string" table:style-name="ce1">
            <text:p>1750</text:p>
          </table:table-cell>
          <table:table-cell office:value-type="string" table:style-name="ce1">
            <text:p>Other - Consider returne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UK NARIC/ENIC</text:p>
          </table:table-cell>
          <table:table-cell office:value-type="string" table:style-name="ce1">
            <text:p>ECCTIS Limited</text:p>
          </table:table-cell>
          <table:table-cell office:value-type="string" table:style-name="ce1">
            <text:p>Complaint ratio- no greater than 2%</text:p>
          </table:table-cell>
          <table:table-cell office:value-type="string" table:style-name="ce1">
            <text:p>Less than 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UK NARIC/ENIC</text:p>
          </table:table-cell>
          <table:table-cell office:value-type="string" table:style-name="ce1">
            <text:p>ECCTIS Limited</text:p>
          </table:table-cell>
          <table:table-cell office:value-type="string" table:style-name="ce1">
            <text:p>Service Completion Rate (as specified in Appendix 1 ‘Completion Time’) no less than 99.9%</text:p>
          </table:table-cell>
          <table:table-cell office:value-type="string" table:style-name="ce1">
            <text:p>99.9%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E</text:p>
          </table:table-cell>
          <table:table-cell office:value-type="string" table:style-name="ce1">
            <text:p>Department for Education</text:p>
          </table:table-cell>
          <table:table-cell office:value-type="string" table:style-name="ce1">
            <text:p>UK NARIC/ENIC</text:p>
          </table:table-cell>
          <table:table-cell office:value-type="string" table:style-name="ce1">
            <text:p>ECCTIS Limited</text:p>
          </table:table-cell>
          <table:table-cell office:value-type="string" table:style-name="ce1">
            <text:p>Web site availability (excluding permitted maintenance) no less than 99%</text:p>
          </table:table-cell>
          <table:table-cell office:value-type="string" table:style-name="ce1">
            <text:p>99% or high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Chiltern 2002 rail franchise agreement</text:p>
          </table:table-cell>
          <table:table-cell office:value-type="string" table:style-name="ce1">
            <text:p>Chiltern Railways (DB Regio/Arriva UK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Cross Country 2016 rail franchise agreement</text:p>
          </table:table-cell>
          <table:table-cell office:value-type="string" table:style-name="ce1">
            <text:p>CrossCountr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East Anglia 2016 rail franchise agreement</text:p>
          </table:table-cell>
          <table:table-cell office:value-type="string" table:style-name="ce1">
            <text:p>(Abellio) Greater Anglia</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East Coast 2014 rail franchise agreement</text:p>
          </table:table-cell>
          <table:table-cell office:value-type="string" table:style-name="ce1">
            <text:p>London North Ea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East Midlands 2015 rail franchise agreement</text:p>
          </table:table-cell>
          <table:table-cell office:value-type="string" table:style-name="ce1">
            <text:p>East Midlands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Essex Thameside 2014 rail franchise agreement</text:p>
          </table:table-cell>
          <table:table-cell office:value-type="string" table:style-name="ce1">
            <text:p>c2c (National Expres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Great Western 2015 rail franchise agreement</text:p>
          </table:table-cell>
          <table:table-cell office:value-type="string" table:style-name="ce1">
            <text:p>Great We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Northern 2015 rail franchise agreement</text:p>
          </table:table-cell>
          <table:table-cell office:value-type="string" table:style-name="ce1">
            <text:p>Northern (Arriva)</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Northern 2015 rail franchise agreement</text:p>
          </table:table-cell>
          <table:table-cell office:value-type="string" table:style-name="ce1">
            <text:p>Northern (Arriva)</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Northern 2015 rail franchise agreement</text:p>
          </table:table-cell>
          <table:table-cell office:value-type="string" table:style-name="ce1">
            <text:p>Northern (Arriva)</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South Eastern 2014 rail franchise agreement</text:p>
          </table:table-cell>
          <table:table-cell office:value-type="string" table:style-name="ce1">
            <text:p>Southeastern</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South Western Railways 2017 rail franchise agreement</text:p>
          </table:table-cell>
          <table:table-cell office:value-type="string" table:style-name="ce1">
            <text:p>South Western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Thameslink, Southern and Great Northern franchise</text:p>
          </table:table-cell>
          <table:table-cell office:value-type="string" table:style-name="ce1">
            <text:p>Govia Thameslink Railway</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TransPennine Express 2015 rail franchise agreement</text:p>
          </table:table-cell>
          <table:table-cell office:value-type="string" table:style-name="ce1">
            <text:p>TransPennine Expres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West Coast 2018 rail franchise agreement</text:p>
          </table:table-cell>
          <table:table-cell office:value-type="string" table:style-name="ce1">
            <text:p>Avanti West Coast</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CaSL: Cancelled or 30 or more minutes late</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3cez36w5wymxj.cloudfront.net/wp-content/uploads/2020/07/16180916/Main-Report-Spring-2020.pdf</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West Midlands 2016 rail franchise agreement</text:p>
          </table:table-cell>
          <table:table-cell office:value-type="string" table:style-name="ce1">
            <text:p>West Midlands Trains</text:p>
          </table:table-cell>
          <table:table-cell office:value-type="string" table:style-name="ce1">
            <text:p>PPM: Arrived at terminating stations within 5 minutes</text:p>
          </table:table-cell>
          <table:table-cell office:value-type="string" table:style-name="ce1">
            <text:p>See comments</text:p>
          </table:table-cell>
          <table:table-cell office:value-type="string" table:style-name="ce1">
            <text:p>Recorded Elsewhere</text:p>
          </table:table-cell>
          <table:table-cell office:value-type="string" table:style-name="ce1">
            <text:p>https://dataportal.orr.gov.uk/statistics/performance/passenger-rail-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Department For Transport UK Vehicle Hire</text:p>
          </table:table-cell>
          <table:table-cell office:value-type="string" table:style-name="ce1">
            <text:p>Enterprise Rent-A-Car UK Ltd</text:p>
          </table:table-cell>
          <table:table-cell office:value-type="string" table:style-name="ce1">
            <text:p>The availability of vehicles requested against the response times in the contract</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Department For Transport UK Vehicle Hire</text:p>
          </table:table-cell>
          <table:table-cell office:value-type="string" table:style-name="ce1">
            <text:p>Enterprise Rent-A-Car UK Ltd</text:p>
          </table:table-cell>
          <table:table-cell office:value-type="string" table:style-name="ce1">
            <text:p>The proportion of bookings which do not generate a complaint</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Department For Transport UK Vehicle Hire</text:p>
          </table:table-cell>
          <table:table-cell office:value-type="string" table:style-name="ce1">
            <text:p>Enterprise Rent-A-Car UK Ltd</text:p>
          </table:table-cell>
          <table:table-cell office:value-type="string" table:style-name="ce1">
            <text:p>The proportion of complaints which are resolved to the customer's satisfaction</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HS2 Phase 2b Parliamentary Agents</text:p>
          </table:table-cell>
          <table:table-cell office:value-type="string" table:style-name="ce1">
            <text:p>WINCKWORTH SHERWOOD</text:p>
          </table:table-cell>
          <table:table-cell office:value-type="string" table:style-name="ce1">
            <text:p>Bill Instructions Issued - <text:s/>Supplier delivers on: <text:s/>Working with DfT in-house lawyers, the DfT Bill team, and HS2 Ltd to prepare a comprehensive set of Bill instructions, based on the Phase One and Phase 2a Bill work, for the Office of the Parliamentary Counsel. Score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HS2 Phase 2b Parliamentary Agents</text:p>
          </table:table-cell>
          <table:table-cell office:value-type="string" table:style-name="ce1">
            <text:p>WINCKWORTH SHERWOOD</text:p>
          </table:table-cell>
          <table:table-cell office:value-type="string" table:style-name="ce1">
            <text:p>Bill Issues Dealt With - Supplier delivers on: <text:s/>Providing advice on various issues relating to the Bill and its accompanying documents. Score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HS2 Phase 2b Parliamentary Agents</text:p>
          </table:table-cell>
          <table:table-cell office:value-type="string" table:style-name="ce1">
            <text:p>WINCKWORTH SHERWOOD</text:p>
          </table:table-cell>
          <table:table-cell office:value-type="string" table:style-name="ce1">
            <text:p>Deposit Plan Sections - Supplier delivers on: <text:s/>Providing advice on the development and deposit of the plans and sections, the Book of Reference and the Environmental Statement, documents which accompany the introduction of the Bill itself to Parliament. Score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Provision of Financial Advisors for the Operator of Last Resort</text:p>
          </table:table-cell>
          <table:table-cell office:value-type="string" table:style-name="ce1">
            <text:p>EY</text:p>
          </table:table-cell>
          <table:table-cell office:value-type="string" table:style-name="ce1">
            <text:p>Contracted requirements regarding resource utilisation and budget impacts are adhered to (scored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Provision of Financial Advisors for the Operator of Last Resort</text:p>
          </table:table-cell>
          <table:table-cell office:value-type="string" table:style-name="ce1">
            <text:p>EY</text:p>
          </table:table-cell>
          <table:table-cell office:value-type="string" table:style-name="ce1">
            <text:p>Knowledge Transfer to HMG Staff is delivered according to the contracted activities described (score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Provision of Financial Advisors for the Operator of Last Resort</text:p>
          </table:table-cell>
          <table:table-cell office:value-type="string" table:style-name="ce1">
            <text:p>EY</text:p>
          </table:table-cell>
          <table:table-cell office:value-type="string" table:style-name="ce1">
            <text:p>Project activities are mobilised according to the contracted <text:s/>Delivery Programme, comprising Project Deadlines and Milestones (scored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DfT Shared Services Extension<text:s/></text:p>
          </table:table-cell>
          <table:table-cell office:value-type="string" table:style-name="ce1">
            <text:p>ARVATO GOVERNMENT SERVICES LIMITED</text:p>
          </table:table-cell>
          <table:table-cell office:value-type="string" table:style-name="ce1">
            <text:p>Services are delivered to the specified scope in the contract. Scored out of 10.<text: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DfT Shared Services Extension<text:s/></text:p>
          </table:table-cell>
          <table:table-cell office:value-type="string" table:style-name="ce1">
            <text:p>ARVATO GOVERNMENT SERVICES LIMITED</text:p>
          </table:table-cell>
          <table:table-cell office:value-type="string" table:style-name="ce1">
            <text:p>Services Delivered to the specified service levels/quality. Scored out of 10.<text:s/></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DfT Shared Services Extension<text:s/></text:p>
          </table:table-cell>
          <table:table-cell office:value-type="string" table:style-name="ce1">
            <text:p>ARVATO GOVERNMENT SERVICES LIMITED</text:p>
          </table:table-cell>
          <table:table-cell office:value-type="string" table:style-name="ce1">
            <text:p>Supplier complies with the contracted budget management &amp; reporting requirements regarding resource use and transparency. Scored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National Road Traffic Census (NRTC) for 2018 and beyond</text:p>
          </table:table-cell>
          <table:table-cell office:value-type="string" table:style-name="ce1">
            <text:p>WSP GROUP LIMITED</text:p>
          </table:table-cell>
          <table:table-cell office:value-type="string" table:style-name="ce1">
            <text:p>Assurance check scores reveal "good" (contract defined term) overall governance by Supplier at each contracted Count/Assessment Point/100%. This is measured as a percentage of the Average desk and site-based assurance check scores.</text:p>
          </table:table-cell>
          <table:table-cell office:value-type="string" table:style-name="ce1">
            <text:p>&gt;=89% and &lt;=97%</text:p>
          </table:table-cell>
          <table:table-cell office:value-type="string" table:style-name="ce1">
            <text:p>Requires Improvemen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National Road Traffic Census (NRTC) for 2018 and beyond</text:p>
          </table:table-cell>
          <table:table-cell office:value-type="string" table:style-name="ce1">
            <text:p>WSP GROUP LIMITED</text:p>
          </table:table-cell>
          <table:table-cell office:value-type="string" table:style-name="ce1">
            <text:p>Counts are provided with a full set of contracted descriptors by the supplier to aid DfT's interpretation of the data. This is measured by Number of counts with missing metadata / total number of counts * 100, presented as a percentage.</text:p>
          </table:table-cell>
          <table:table-cell office:value-type="string" table:style-name="ce1">
            <text:p>&gt;=0% and &lt;=0.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National Road Traffic Census (NRTC) for 2018 and beyond</text:p>
          </table:table-cell>
          <table:table-cell office:value-type="string" table:style-name="ce1">
            <text:p>WSP GROUP LIMITED</text:p>
          </table:table-cell>
          <table:table-cell office:value-type="string" table:style-name="ce1">
            <text:p>Monthly contractually prescribed data-readouts are issued to DfT by the supplier according to prescribed monthly turnaround times (Number of Days)</text:p>
          </table:table-cell>
          <table:table-cell office:value-type="string" table:style-name="ce1">
            <text:p>&lt;1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HS2 Project - Project Representative</text:p>
          </table:table-cell>
          <table:table-cell office:value-type="string" table:style-name="ce1">
            <text:p>HS2 P-Rep</text:p>
          </table:table-cell>
          <table:table-cell office:value-type="string" table:style-name="ce1">
            <text:p>Mobilisation, and Delivery to Programme / Project Deadlines - This is measured by reviewing if the Consultant suitably managed resources and project deliverables in a timely manner? If not, has the Consultant provided suitable notice of any possible delays to the programme and/or identified suitable corrective action and acted accordingly?</text:p>
            <text:p>Is the Client satisfied that the overall programme is under control? Measured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HS2 Project - Project Representative</text:p>
          </table:table-cell>
          <table:table-cell office:value-type="string" table:style-name="ce1">
            <text:p>HS2 P-Rep</text:p>
          </table:table-cell>
          <table:table-cell office:value-type="string" table:style-name="ce1">
            <text:p>Overall project deliverables - Have all the deliverables been met in accordance with the requirements and expectations on quality? Has the Consultant provided sufficient assurance to their deliverables? Score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FT</text:p>
          </table:table-cell>
          <table:table-cell office:value-type="string" table:style-name="ce1">
            <text:p>DFT</text:p>
          </table:table-cell>
          <table:table-cell office:value-type="string" table:style-name="ce1">
            <text:p>HS2 Project - Project Representative</text:p>
          </table:table-cell>
          <table:table-cell office:value-type="string" table:style-name="ce1">
            <text:p>HS2 P-Rep</text:p>
          </table:table-cell>
          <table:table-cell office:value-type="string" table:style-name="ce1">
            <text:p>Resource Competence - This is measured by reviewing if these resources are competent and suitably qualified to perform the work required of them by the project?. Do the resources communicate effectively, attend regular meetings / conference calls and follow-up accordingly, as required by the project?. Are the resources deliverables consistent with the required reporting / evaluations expected by the Client team?. Where SME's are engaged, has the competency and performance of their resources met with expectations? Score out of 10.</text:p>
          </table:table-cell>
          <table:table-cell office:value-type="string" table:style-name="ce1">
            <text:p>&gt;=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3 -6 Quality/Audit</text:p>
          </table:table-cell>
          <table:table-cell office:value-type="string" table:style-name="ce1">
            <text:p>100.00%</text:p>
          </table:table-cell>
          <table:table-cell office:value-type="string" table:style-name="ce1">
            <text:p>Good</text:p>
          </table:table-cell>
          <table:table-cell office:value-type="string" table:style-name="ce1">
            <text:p>3 year contract extension agreed. <text:s/>The contract will end in July 24.</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 2 Early Payment of Deferred Benefit</text:p>
          </table:table-cell>
          <table:table-cell office:value-type="string" table:style-name="ce1">
            <text:p>100.00%</text:p>
          </table:table-cell>
          <table:table-cell office:value-type="string" table:style-name="ce1">
            <text:p>Good</text:p>
          </table:table-cell>
          <table:table-cell office:value-type="string" table:style-name="ce1">
            <text:p>3 year contract extension agreed. <text:s/>The contract will end in July 24.</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Clinical advice regarding applications for early access to pensions benefits</text:p>
          </table:table-cell>
          <table:table-cell office:value-type="string" table:style-name="ce1">
            <text:p>Medigold Health Consultancy Limited</text:p>
          </table:table-cell>
          <table:table-cell office:value-type="string" table:style-name="ce1">
            <text:p>KPI Ill Health Retirement Benefit/Allocations, Incapacitated Child and Widowers</text:p>
          </table:table-cell>
          <table:table-cell office:value-type="string" table:style-name="ce1">
            <text:p>100.00%</text:p>
          </table:table-cell>
          <table:table-cell office:value-type="string" table:style-name="ce1">
            <text:p>Approaching Target</text:p>
          </table:table-cell>
          <table:table-cell office:value-type="string" table:style-name="ce1">
            <text:p>3 year contract extension agreed. <text:s/>The contract will end in July 24.</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ard FM</text:p>
          </table:table-cell>
          <table:table-cell office:value-type="string" table:style-name="ce1">
            <text:p>Kier</text:p>
          </table:table-cell>
          <table:table-cell office:value-type="string" table:style-name="ce1">
            <text:p>BM K1</text:p>
            <text:p>Building Maintenance</text:p>
          </table:table-cell>
          <table:table-cell office:value-type="string" table:style-name="ce1">
            <text:p>95%-100% </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ard FM</text:p>
          </table:table-cell>
          <table:table-cell office:value-type="string" table:style-name="ce1">
            <text:p>Kier</text:p>
          </table:table-cell>
          <table:table-cell office:value-type="string" table:style-name="ce1">
            <text:p>CFM K1 CAFM/Helpdesk Service</text:p>
          </table:table-cell>
          <table:table-cell office:value-type="string" table:style-name="ce1">
            <text:p> 95%-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ard FM</text:p>
          </table:table-cell>
          <table:table-cell office:value-type="string" table:style-name="ce1">
            <text:p>Kier</text:p>
          </table:table-cell>
          <table:table-cell office:value-type="string" table:style-name="ce1">
            <text:p>MAN K1 Management Enablers</text:p>
          </table:table-cell>
          <table:table-cell office:value-type="string" table:style-name="ce1">
            <text:p> 90%-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Soft FM</text:p>
          </table:table-cell>
          <table:table-cell office:value-type="string" table:style-name="ce1">
            <text:p>Compass</text:p>
          </table:table-cell>
          <table:table-cell office:value-type="string" table:style-name="ce1">
            <text:p>CAT K1</text:p>
            <text:p>Catering Service</text:p>
          </table:table-cell>
          <table:table-cell office:value-type="string" table:style-name="ce1">
            <text:p>95%-10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Soft FM</text:p>
          </table:table-cell>
          <table:table-cell office:value-type="string" table:style-name="ce1">
            <text:p>Compass</text:p>
          </table:table-cell>
          <table:table-cell office:value-type="string" table:style-name="ce1">
            <text:p>CLG K1</text:p>
            <text:p>Cleaning Services</text:p>
          </table:table-cell>
          <table:table-cell office:value-type="string" table:style-name="ce1">
            <text:p>95%-10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Soft FM</text:p>
          </table:table-cell>
          <table:table-cell office:value-type="string" table:style-name="ce1">
            <text:p>Compass</text:p>
          </table:table-cell>
          <table:table-cell office:value-type="string" table:style-name="ce1">
            <text:p>SY K1</text:p>
            <text:p>Security Services</text:p>
          </table:table-cell>
          <table:table-cell office:value-type="string" table:style-name="ce1">
            <text:p>95%-100%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text:p>
          </table:table-cell>
          <table:table-cell office:value-type="string" table:style-name="ce1">
            <text:p>Client Satisfaction for management and approach to construction supervision<text:s/></text:p>
          </table:table-cell>
          <table:table-cell office:value-type="string" table:style-name="ce1">
            <text:p>98%</text:p>
          </table:table-cell>
          <table:table-cell office:value-type="string" table:style-name="ce1">
            <text:p>No Data Recorded</text:p>
          </table:table-cell>
          <table:table-cell office:value-type="string" table:style-name="ce1">
            <text:p>No construction work has been undertaken in the last quarter therefore there is no performance to measurements to record and report.</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text:p>
          </table:table-cell>
          <table:table-cell office:value-type="string" table:style-name="ce1">
            <text:p>Number of defects at Client Handover upon completion of projects</text:p>
          </table:table-cell>
          <table:table-cell office:value-type="string" table:style-name="ce1">
            <text:p>90%</text:p>
          </table:table-cell>
          <table:table-cell office:value-type="string" table:style-name="ce1">
            <text:p>No Data Recorde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Building &amp; Construction Works for all Sites</text:p>
          </table:table-cell>
          <table:table-cell office:value-type="string" table:style-name="ce1">
            <text:p>Integrated Health Projects</text:p>
          </table:table-cell>
          <table:table-cell office:value-type="string" table:style-name="ce1">
            <text:p>Number of RIDDOR reportable accidents<text:s/></text:p>
          </table:table-cell>
          <table:table-cell office:value-type="string" table:style-name="ce1">
            <text:p>0 Accidents</text:p>
          </table:table-cell>
          <table:table-cell office:value-type="string" table:style-name="ce1">
            <text:p>No Data Recorded</text:p>
          </table:table-cell>
          <table:table-cell office:value-type="string" table:style-name="ce1">
            <text:p>No construction work has been undertaken in the last quarter therefore there is no performance to measurements to record and report.</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force Managemen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 Manager - Other</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Enterprise wide Work Management Solution</text:p>
          </table:table-cell>
          <table:table-cell office:value-type="string" table:style-name="ce1">
            <text:p>Verint Systems UK Limited</text:p>
          </table:table-cell>
          <table:table-cell office:value-type="string" table:style-name="ce1">
            <text:p>Uptime Percentage: Work Manager - Pension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Health Family e-commercial System</text:p>
          </table:table-cell>
          <table:table-cell office:value-type="string" table:style-name="ce1">
            <text:p>Atamis</text:p>
          </table:table-cell>
          <table:table-cell office:value-type="string" table:style-name="ce1">
            <text:p>95% of initial responses provided within the following:<text:s/></text:p>
            <text:p>• PL1: 30 mins<text:s/></text:p>
            <text:p>• PL2: 1 hour<text:s/></text:p>
            <text:p>• PL3: 2 hours<text:s/></text:p>
            <text:p>• PL4: 4 hours<text:s/></text:p>
            <text:p/>
          </table:table-cell>
          <table:table-cell office:value-type="string" table:style-name="ce1">
            <text:p>95.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Health Family e-commercial System</text:p>
          </table:table-cell>
          <table:table-cell office:value-type="string" table:style-name="ce1">
            <text:p>Atamis</text:p>
          </table:table-cell>
          <table:table-cell office:value-type="string" table:style-name="ce1">
            <text:p>95% of PL4 issues resolved within 36 working hours<text: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Health Family e-commercial System</text:p>
          </table:table-cell>
          <table:table-cell office:value-type="string" table:style-name="ce1">
            <text:p>Atamis</text:p>
          </table:table-cell>
          <table:table-cell office:value-type="string" table:style-name="ce1">
            <text:p>95% of support tickets acknowledged within 2 hours, including a tracking number. </text:p>
          </table:table-cell>
          <table:table-cell office:value-type="string" table:style-name="ce1">
            <text:p>95.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Display Search Results - Within 20 Seconds 99.5% of the 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Display Web Page - Within 10 Seconds 99.5% of the 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Jobs</text:p>
          </table:table-cell>
          <table:table-cell office:value-type="string" table:style-name="ce1">
            <text:p>Methods Business &amp; Digital Technology Ltd</text:p>
          </table:table-cell>
          <table:table-cell office:value-type="string" table:style-name="ce1">
            <text:p>NHS Jobs Availability - 24/7 Availability 99.9% of the 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Contact Tracing Call Centre</text:p>
            <text:p><text:s text:c="3"/>Providing 50% of the capacity for Tier 3 calls from CTAS</text:p>
          </table:table-cell>
          <table:table-cell office:value-type="string" table:style-name="ce1">
            <text:p>Sitel LTD</text:p>
          </table:table-cell>
          <table:table-cell office:value-type="string" table:style-name="ce1">
            <text:p>90% availability of agents</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Contact Tracing Call Centre</text:p>
            <text:p><text:s text:c="3"/>Providing 50% of the capacity for Tier 3 calls from CTAS</text:p>
          </table:table-cell>
          <table:table-cell office:value-type="string" table:style-name="ce1">
            <text:p>Sitel LTD</text:p>
          </table:table-cell>
          <table:table-cell office:value-type="string" table:style-name="ce1">
            <text:p>90% Quality of Agents monitored</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Contact Tracing Call Centre</text:p>
            <text:p><text:s text:c="3"/>Providing 50% of the capacity for Tier 3 calls from CTAS</text:p>
          </table:table-cell>
          <table:table-cell office:value-type="string" table:style-name="ce1">
            <text:p>Sitel LTD</text:p>
          </table:table-cell>
          <table:table-cell office:value-type="string" table:style-name="ce1">
            <text:p>99% Availability of telephony platform</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 </text:p>
          </table:table-cell>
          <table:table-cell office:value-type="string" table:style-name="ce1">
            <text:p>Hitachi Solutions Europe LTD</text:p>
          </table:table-cell>
          <table:table-cell office:value-type="string" table:style-name="ce1">
            <text:p>P3 Incident Resolution</text:p>
            <text:p/>
            <text:p/>
          </table:table-cell>
          <table:table-cell office:value-type="string" table:style-name="ce1">
            <text:p>90% Incident Resolution within 3 days (24 work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 </text:p>
          </table:table-cell>
          <table:table-cell office:value-type="string" table:style-name="ce1">
            <text:p>Hitachi Solutions Europe LTD</text:p>
          </table:table-cell>
          <table:table-cell office:value-type="string" table:style-name="ce1">
            <text:p>P3 Incident Responses</text:p>
          </table:table-cell>
          <table:table-cell office:value-type="string" table:style-name="ce1">
            <text:p>&gt;90% of cases responsed to within 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D365 Service Support, Maintenance and Application Development </text:p>
          </table:table-cell>
          <table:table-cell office:value-type="string" table:style-name="ce1">
            <text:p>Hitachi Solutions Europe LTD</text:p>
          </table:table-cell>
          <table:table-cell office:value-type="string" table:style-name="ce1">
            <text:p>User Admin Requests</text:p>
          </table:table-cell>
          <table:table-cell office:value-type="string" table:style-name="ce1">
            <text:p>90% within 1 day (same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Contact Tracing Call Centre</text:p>
          </table:table-cell>
          <table:table-cell office:value-type="string" table:style-name="ce1">
            <text:p>Serco Limited</text:p>
          </table:table-cell>
          <table:table-cell office:value-type="string" table:style-name="ce1">
            <text:p>90% availability of agents</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Contact Tracing Call Centre</text:p>
          </table:table-cell>
          <table:table-cell office:value-type="string" table:style-name="ce1">
            <text:p>Serco Limited</text:p>
          </table:table-cell>
          <table:table-cell office:value-type="string" table:style-name="ce1">
            <text:p>90% Quality of Agents monitored</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Contact Tracing Call Centre</text:p>
          </table:table-cell>
          <table:table-cell office:value-type="string" table:style-name="ce1">
            <text:p>Serco Limited</text:p>
          </table:table-cell>
          <table:table-cell office:value-type="string" table:style-name="ce1">
            <text:p>99% Availability of telephony platform</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Serco Limited</text:p>
          </table:table-cell>
          <table:table-cell office:value-type="string" table:style-name="ce1">
            <text:p>Clinical Serious Incidents and Clinical Near Misses are reported</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Serco Limited</text:p>
          </table:table-cell>
          <table:table-cell office:value-type="string" table:style-name="ce1">
            <text:p>Compliance to on- site requirements followed as per Compliance Reporting Table<text: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Serco Limited</text:p>
          </table:table-cell>
          <table:table-cell office:value-type="string" table:style-name="ce1">
            <text:p>MTU's fully maintained at all times as per SOP - damage/ defects/ accidents are reported</text:p>
          </table:table-cell>
          <table:table-cell office:value-type="string" table:style-name="ce1">
            <text:p>&gt;=100%</text:p>
          </table:table-cell>
          <table:table-cell office:value-type="string" table:style-name="ce1">
            <text:p>Requires Improvemen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Mitie Security Limited</text:p>
          </table:table-cell>
          <table:table-cell office:value-type="string" table:style-name="ce1">
            <text:p>Clinical Serious Incidents and Clinical Near Misses are report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Mitie Security Limited</text:p>
          </table:table-cell>
          <table:table-cell office:value-type="string" table:style-name="ce1">
            <text:p>Compliance to on- site requirements followed as per Compliance Reporting Table<tex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Mitie Security Limited</text:p>
          </table:table-cell>
          <table:table-cell office:value-type="string" table:style-name="ce1">
            <text:p>MTU's fully maintained at all times as per SOP - damage/ defects/ accidents are reported</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G4S Facilities Management (UK) Ltd</text:p>
          </table:table-cell>
          <table:table-cell office:value-type="string" table:style-name="ce1">
            <text:p>Clinical Serious Incidents and Clinical Near Misses are report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G4S Facilities Management (UK) Ltd</text:p>
          </table:table-cell>
          <table:table-cell office:value-type="string" table:style-name="ce1">
            <text:p>Compliance to on- site requirements followed as per Compliance Reporting Table<tex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G4S Facilities Management (UK) Ltd</text:p>
          </table:table-cell>
          <table:table-cell office:value-type="string" table:style-name="ce1">
            <text:p>MTU's fully maintained at all times as per SOP - damage/ defects/ accidents are reported</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Sodexo Ltd</text:p>
          </table:table-cell>
          <table:table-cell office:value-type="string" table:style-name="ce1">
            <text:p>Clinical Serious Incidents and Clinical Near Misses are reported</text:p>
          </table:table-cell>
          <table:table-cell office:value-type="string" table:style-name="ce1">
            <text:p>100%</text:p>
          </table:table-cell>
          <table:table-cell office:value-type="string" table:style-name="ce1">
            <text:p>Requires Improvement</text:p>
          </table:table-cell>
          <table:table-cell office:value-type="string" table:style-name="ce1">
            <text:p>Rating driven by performance on a single incident ( dealt with through the RIDDOR process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Sodexo Ltd</text:p>
          </table:table-cell>
          <table:table-cell office:value-type="string" table:style-name="ce1">
            <text:p>Compliance to on- site requirements followed as per Compliance Reporting Table<tex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Test &amp; Trace</text:p>
          </table:table-cell>
          <table:table-cell office:value-type="string" table:style-name="ce1">
            <text:p>Operation &amp; provision of FM services at Regional &amp; Local T&amp;T COVID-19 testing sites</text:p>
          </table:table-cell>
          <table:table-cell office:value-type="string" table:style-name="ce1">
            <text:p>Sodexo Ltd</text:p>
          </table:table-cell>
          <table:table-cell office:value-type="string" table:style-name="ce1">
            <text:p>MTU's fully maintained at all times as per SOP - damage/ defects/ accidents are reported</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CAFM/Helpdesk Services - Provide a fully functioning and always available Helpdesk system in accordance with the contractual requirem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Maintenance Services - Develop, implement and maintain a Planned Maintenance Schedule in accordance with the contractual requiremen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DHSC Facilities Management</text:p>
          </table:table-cell>
          <table:table-cell office:value-type="string" table:style-name="ce1">
            <text:p>EMCOR Group UK (plc)</text:p>
          </table:table-cell>
          <table:table-cell office:value-type="string" table:style-name="ce1">
            <text:p>Security Services - Provide a CCTV Monitoring Service in accordance with the contract (and SLR requirements if applicabl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Ambulance Radio Services (ARP)</text:p>
          </table:table-cell>
          <table:table-cell office:value-type="string" table:style-name="ce1">
            <text:p>Ambulance Radio Services (ARP)</text:p>
          </table:table-cell>
          <table:table-cell office:value-type="string" table:style-name="ce1">
            <text:p>Airwave</text:p>
          </table:table-cell>
          <table:table-cell office:value-type="string" table:style-name="ce1">
            <text:p>Average ICCS (Integrated Communication Control System) Availability (Central Equipment)</text:p>
          </table:table-cell>
          <table:table-cell office:value-type="string" table:style-name="ce1">
            <text:p>&gt;=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Ambulance Radio Services (ARP)</text:p>
          </table:table-cell>
          <table:table-cell office:value-type="string" table:style-name="ce1">
            <text:p>Ambulance Radio Services (ARP)</text:p>
          </table:table-cell>
          <table:table-cell office:value-type="string" table:style-name="ce1">
            <text:p>Airwave</text:p>
          </table:table-cell>
          <table:table-cell office:value-type="string" table:style-name="ce1">
            <text:p>Average Network Availability (Availability of Component Systems providing Voice Call Service for those calls involving direct access to the network )</text:p>
          </table:table-cell>
          <table:table-cell office:value-type="string" table:style-name="ce1">
            <text:p>&gt;=99.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DXC Local Service Provider (LSP) North, Midlands and East</text:p>
          </table:table-cell>
          <table:table-cell office:value-type="string" table:style-name="ce1">
            <text:p>DXC</text:p>
          </table:table-cell>
          <table:table-cell office:value-type="string" table:style-name="ce1">
            <text:p>Number of Contractor Response Time (CRT) Operating Service Level Multiplier Weighting Points that are accrued in each month</text:p>
          </table:table-cell>
          <table:table-cell office:value-type="string" table:style-name="ce1">
            <text:p>43-84</text:p>
          </table:table-cell>
          <table:table-cell office:value-type="string" table:style-name="ce1">
            <text:p>Good</text:p>
          </table:table-cell>
          <table:table-cell office:value-type="string" table:style-name="ce1">
            <text:p>For security reasons, the figures behind the average performance has not been published</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DXC Local Service Provider (LSP) North, Midlands and East</text:p>
          </table:table-cell>
          <table:table-cell office:value-type="string" table:style-name="ce1">
            <text:p>DXC</text:p>
          </table:table-cell>
          <table:table-cell office:value-type="string" table:style-name="ce1">
            <text:p>Service Failure Management - time taken to fix failures defined as Severity Level 2</text:p>
          </table:table-cell>
          <table:table-cell office:value-type="string" table:style-name="ce1">
            <text:p>&lt;=4 hrs</text:p>
          </table:table-cell>
          <table:table-cell office:value-type="string" table:style-name="ce1">
            <text:p>Good</text:p>
          </table:table-cell>
          <table:table-cell office:value-type="string" table:style-name="ce1">
            <text:p>For security reasons, the figures behind the average performance has not been published</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DXC Local Service Provider (LSP) North, Midlands and East</text:p>
          </table:table-cell>
          <table:table-cell office:value-type="string" table:style-name="ce1">
            <text:p>DXC</text:p>
          </table:table-cell>
          <table:table-cell office:value-type="string" table:style-name="ce1">
            <text:p>System Availability Percentage</text:p>
          </table:table-cell>
          <table:table-cell office:value-type="string" table:style-name="ce1">
            <text:p>&gt;=99.90%</text:p>
          </table:table-cell>
          <table:table-cell office:value-type="string" table:style-name="ce1">
            <text:p>Good</text:p>
          </table:table-cell>
          <table:table-cell office:value-type="string" table:style-name="ce1">
            <text:p>For security reasons, the figures behind the average performance has not been published</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F - Incident Resolution P1</text:p>
            <text:p>within 4 Core Hou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G - Incident Resolution P2</text:p>
            <text:p>within 8 Core Hou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IMS3 Open Service</text:p>
          </table:table-cell>
          <table:table-cell office:value-type="string" table:style-name="ce1">
            <text:p>Atos IT Services UK Limited</text:p>
          </table:table-cell>
          <table:table-cell office:value-type="string" table:style-name="ce1">
            <text:p>B1H - Incident Resolution P3</text:p>
            <text:p>within 24 Core Hour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Healthy Start Issuing Unit</text:p>
          </table:table-cell>
          <table:table-cell office:value-type="string" table:style-name="ce1">
            <text:p>Serco Limited</text:p>
          </table:table-cell>
          <table:table-cell office:value-type="string" table:style-name="ce1">
            <text:p>&lt;30secs - Average Speed of telephone answer</text:p>
          </table:table-cell>
          <table:table-cell office:value-type="string" table:style-name="ce1">
            <text:p>&lt; 30 seconds</text:p>
          </table:table-cell>
          <table:table-cell office:value-type="string" table:style-name="ce1">
            <text:p>Requires Improvemen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Healthy Start Issuing Unit</text:p>
          </table:table-cell>
          <table:table-cell office:value-type="string" table:style-name="ce1">
            <text:p>Serco Limited</text:p>
          </table:table-cell>
          <table:table-cell office:value-type="string" table:style-name="ce1">
            <text:p>100% of info requested responded to in 5 days</text:p>
          </table:table-cell>
          <table:table-cell office:value-type="string" table:style-name="ce1">
            <text:p>100%<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Healthy Start Issuing Unit</text:p>
          </table:table-cell>
          <table:table-cell office:value-type="string" table:style-name="ce1">
            <text:p>Serco Limited</text:p>
          </table:table-cell>
          <table:table-cell office:value-type="string" table:style-name="ce1">
            <text:p>98% of Vouchers issued in 4 day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text:p>
          </table:table-cell>
          <table:table-cell office:value-type="string" table:style-name="ce1">
            <text:p>Wider Plan Limited</text:p>
          </table:table-cell>
          <table:table-cell office:value-type="string" table:style-name="ce1">
            <text:p>99.5% of BACS payments in respect of correct and compliant claims will be made to the verified bank account of a childcare setting or agent within 3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text:p>
          </table:table-cell>
          <table:table-cell office:value-type="string" table:style-name="ce1">
            <text:p>Wider Plan Limited</text:p>
          </table:table-cell>
          <table:table-cell office:value-type="string" table:style-name="ce1">
            <text:p>Calls handled in the first instance by an automated telephony system should be referred to an agent with an average speed to answer of 3 minutes for the reporting period. Calls handled in the first instance by an automated telephony system should be referred to an agent for handling within 5 minutes of pick up at least 95% of the time and within 10 minutes 100% of the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Nursery Milk Reimbursement Unit</text:p>
          </table:table-cell>
          <table:table-cell office:value-type="string" table:style-name="ce1">
            <text:p>Wider Plan Limited</text:p>
          </table:table-cell>
          <table:table-cell office:value-type="string" table:style-name="ce1">
            <text:p>Customer service enquiries (including those arising from complex telephone queries and those arising directly from incoming emails) will receive a first response within 5 working days 97% of the time and within 10 working days 100% of the tim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Ambulance Radio Services (ARP)</text:p>
          </table:table-cell>
          <table:table-cell office:value-type="string" table:style-name="ce1">
            <text:p>CP3/4 COTS2</text:p>
          </table:table-cell>
          <table:table-cell office:value-type="string" table:style-name="ce1">
            <text:p>Insight Direct (UK) LTD</text:p>
          </table:table-cell>
          <table:table-cell office:value-type="string" table:style-name="ce1">
            <text:p>Timely &amp; accurate delivery and/or replacement of goods, equipment and software</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Ambulance Radio Services (ARP)</text:p>
          </table:table-cell>
          <table:table-cell office:value-type="string" table:style-name="ce1">
            <text:p>Network Services</text:p>
          </table:table-cell>
          <table:table-cell office:value-type="string" table:style-name="ce1">
            <text:p>Vysiion<text:s/></text:p>
          </table:table-cell>
          <table:table-cell office:value-type="string" table:style-name="ce1">
            <text:p>Fix Times subject to different severity levels</text:p>
          </table:table-cell>
          <table:table-cell office:value-type="string" table:style-name="ce1">
            <text:p>Severity 1, 2 - &gt;100%; Severity 3, 4 <text:s/>&amp; all other change Categories - &lt;99.99% but =/&gt;95.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Ambulance Radio Services (ARP)</text:p>
          </table:table-cell>
          <table:table-cell office:value-type="string" table:style-name="ce1">
            <text:p>Network Services</text:p>
          </table:table-cell>
          <table:table-cell office:value-type="string" table:style-name="ce1">
            <text:p>Vysiion<text:s/></text:p>
          </table:table-cell>
          <table:table-cell office:value-type="string" table:style-name="ce1">
            <text:p>Individual Service Recipient (e.g. Trust, ARP) Service Availability</text:p>
          </table:table-cell>
          <table:table-cell office:value-type="string" table:style-name="ce1">
            <text:p>&gt;=99.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Ambulance Radio Services (ARP)</text:p>
          </table:table-cell>
          <table:table-cell office:value-type="string" table:style-name="ce1">
            <text:p>Network Services</text:p>
          </table:table-cell>
          <table:table-cell office:value-type="string" table:style-name="ce1">
            <text:p>Vysiion<text:s/></text:p>
          </table:table-cell>
          <table:table-cell office:value-type="string" table:style-name="ce1">
            <text:p>Network Service Availability - All Services</text:p>
          </table:table-cell>
          <table:table-cell office:value-type="string" table:style-name="ce1">
            <text:p>&gt;=99.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Ambulance Radio Services (ARP)</text:p>
          </table:table-cell>
          <table:table-cell office:value-type="string" table:style-name="ce1">
            <text:p>CP7 Crown Hosting</text:p>
          </table:table-cell>
          <table:table-cell office:value-type="string" table:style-name="ce1">
            <text:p>Crown Hosting Data Centres LTD</text:p>
          </table:table-cell>
          <table:table-cell office:value-type="string" table:style-name="ce1">
            <text:p>Severity 1 Resolution to Data Centre incidents</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Ambulance Radio Services (ARP)</text:p>
          </table:table-cell>
          <table:table-cell office:value-type="string" table:style-name="ce1">
            <text:p>CP7 Crown Hosting</text:p>
          </table:table-cell>
          <table:table-cell office:value-type="string" table:style-name="ce1">
            <text:p>Crown Hosting Data Centres LTD</text:p>
          </table:table-cell>
          <table:table-cell office:value-type="string" table:style-name="ce1">
            <text:p>Severity 1 Response to Data Centres</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Ambulance Radio Services (ARP)</text:p>
          </table:table-cell>
          <table:table-cell office:value-type="string" table:style-name="ce1">
            <text:p>CP7 Crown Hosting</text:p>
          </table:table-cell>
          <table:table-cell office:value-type="string" table:style-name="ce1">
            <text:p>Crown Hosting Data Centres LTD</text:p>
          </table:table-cell>
          <table:table-cell office:value-type="string" table:style-name="ce1">
            <text:p>Severity 2 Response to Data Centres</text:p>
          </table:table-cell>
          <table:table-cell office:value-type="string" table:style-name="ce1">
            <text:p>&gt;=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Customer Satisfaction - Service desk customer satisfaction score</text:p>
          </table:table-cell>
          <table:table-cell office:value-type="string" table:style-name="ce1">
            <text:p>8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First Time Fix - Service desk first time fix (FTF) of resolvable calls</text:p>
          </table:table-cell>
          <table:table-cell office:value-type="string" table:style-name="ce1">
            <text:p>8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Operations Centre and Digital Workplace</text:p>
          </table:table-cell>
          <table:table-cell office:value-type="string" table:style-name="ce1">
            <text:p>Littlefish</text:p>
          </table:table-cell>
          <table:table-cell office:value-type="string" table:style-name="ce1">
            <text:p>Service Desk Availability - % availability of service desk<text:s/></text:p>
          </table:table-cell>
          <table:table-cell office:value-type="string" table:style-name="ce1">
            <text:p>99.9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1 Incidents that are Notified to the Customer within 30 minutes.</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2 Incidents that are Notified to the Customer within 1 hour.</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Security Operations Centre</text:p>
          </table:table-cell>
          <table:table-cell office:value-type="string" table:style-name="ce1">
            <text:p>Cap Gemini</text:p>
          </table:table-cell>
          <table:table-cell office:value-type="string" table:style-name="ce1">
            <text:p>Incident Notification - The number of Priority 3 Incidents that are Notified to the Customer within 4 hours.</text:p>
          </table:table-cell>
          <table:table-cell office:value-type="string" table:style-name="ce1">
            <text:p>10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Fulfilment: Deployment of ExE to events requested</text:p>
          </table:table-cell>
          <table:table-cell office:value-type="string" table:style-name="ce1">
            <text:p>9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Timeliness: Identification of a suitable ExE 5</text:p>
            <text:p>working days prior to event commencement</text:p>
          </table:table-cell>
          <table:table-cell office:value-type="string" table:style-name="ce1">
            <text:p>9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Care Quality Commission</text:p>
          </table:table-cell>
          <table:table-cell office:value-type="string" table:style-name="ce1">
            <text:p>Experts by Experience - helping CQC to hear experiences of care from people who use services to assist in judgements about quality and safety</text:p>
          </table:table-cell>
          <table:table-cell office:value-type="string" table:style-name="ce1">
            <text:p>Choice Support</text:p>
          </table:table-cell>
          <table:table-cell office:value-type="string" table:style-name="ce1">
            <text:p>Urgent events: Provide ExE for all Events requested 2 working days or more in advance of the first day of the Event</text:p>
          </table:table-cell>
          <table:table-cell office:value-type="string" table:style-name="ce1">
            <text:p>85%</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Ambulance Radio Services (ARP)</text:p>
          </table:table-cell>
          <table:table-cell office:value-type="string" table:style-name="ce1">
            <text:p>Ambulance Radio Services (ARP)</text:p>
          </table:table-cell>
          <table:table-cell office:value-type="string" table:style-name="ce1">
            <text:p>Airwave</text:p>
          </table:table-cell>
          <table:table-cell office:value-type="string" table:style-name="ce1">
            <text:p>% of Network and Control Room/Terminal Cases resolved within SLA</text:p>
          </table:table-cell>
          <table:table-cell office:value-type="string" table:style-name="ce1">
            <text:p>&gt;=94.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North Area 1 &amp; 3 - FSA Delivered Official Controls in England and Wales</text:p>
          </table:table-cell>
          <table:table-cell office:value-type="string" table:style-name="ce1">
            <text:p>Eville &amp; Jones (GB) Ltd</text:p>
          </table:table-cell>
          <table:table-cell office:value-type="string" table:style-name="ce1">
            <text:p>Assessment of supplier delivery of official controls in line with legislation, guidance and contract specification. <text:s/>This includes following Manual for Official Controls instructions, completion of all required reporting, undertaking all inspection duties and following other policies and procedures</text:p>
          </table:table-cell>
          <table:table-cell office:value-type="string" table:style-name="ce1">
            <text:p>&gt;99%</text:p>
          </table:table-cell>
          <table:table-cell office:value-type="string" table:style-name="ce1">
            <text:p>Requires Improvement</text:p>
          </table:table-cell>
          <table:table-cell office:value-type="string" table:style-name="ce1">
            <text:p>Result of Covid pandemic and EU Exit impact</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North Area 1 &amp; 3 - FSA Delivered Official Controls in England and Wales</text:p>
          </table:table-cell>
          <table:table-cell office:value-type="string" table:style-name="ce1">
            <text:p>Eville &amp; Jones (GB) Ltd</text:p>
          </table:table-cell>
          <table:table-cell office:value-type="string" table:style-name="ce1">
            <text:p>Assessment of supplier management systems to deliver required level of service such as current and accurate system to match staff competency vs plant complexity and effective information cascade process. <text:s/>This is an assessment of supplier corporate management activity at a local level</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Food Standards Agency</text:p>
          </table:table-cell>
          <table:table-cell office:value-type="string" table:style-name="ce1">
            <text:p>FS101227 - Lot 1 North Area 1 &amp; 3 - FSA Delivered Official Controls in England and Wales</text:p>
          </table:table-cell>
          <table:table-cell office:value-type="string" table:style-name="ce1">
            <text:p>Eville &amp; Jones (GB) Ltd</text:p>
          </table:table-cell>
          <table:table-cell office:value-type="string" table:style-name="ce1">
            <text:p>Assessment of supplier performance at stage of resource requests including flexibility to change requests such as plant openings and religious festivals. <text:s/>To include all contracted services including unannounced inspections, dairy hygiene inspections and Food Business Operator Audits</text:p>
          </table:table-cell>
          <table:table-cell office:value-type="string" table:style-name="ce1">
            <text:p>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Availability of the Catalogue Solution, i.e. GP Foundation Clinical Systems</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Overall Service Availability Percentage 24/7/365 minus any agreed down time for scheduled maintenance as required.</text:p>
          </table:table-cell>
          <table:table-cell office:value-type="string" table:style-name="ce1">
            <text:p>&gt;=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EMIS</text:p>
          </table:table-cell>
          <table:table-cell office:value-type="string" table:style-name="ce1">
            <text:p>Percentage of all Service Desk calls for Severity-3 incidents resolved within 16 hours</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Number of High Severity Service Incident's opened and closed in reporting period</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Overall Service Availability Percentage 24/7/365 minus any agreed down time for scheduled maintenance as required.</text:p>
          </table:table-cell>
          <table:table-cell office:value-type="string" table:style-name="ce1">
            <text:p>&gt;=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GP IT Futures (GPITF)</text:p>
          </table:table-cell>
          <table:table-cell office:value-type="string" table:style-name="ce1">
            <text:p>TPP</text:p>
          </table:table-cell>
          <table:table-cell office:value-type="string" table:style-name="ce1">
            <text:p>Percentage of all Service Desk calls answered in &lt;180s</text:p>
          </table:table-cell>
          <table:table-cell office:value-type="string" table:style-name="ce1">
            <text:p>&gt;=97.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s/></text:p>
          </table:table-cell>
          <table:table-cell office:value-type="string" table:style-name="ce1">
            <text:p>12 Week Contingency Stock  </text:p>
          </table:table-cell>
          <table:table-cell office:value-type="string" table:style-name="ce1">
            <text:p>12 weeks</text:p>
          </table:table-cell>
          <table:table-cell office:value-type="string" table:style-name="ce1">
            <text:p>Inadequate</text:p>
          </table:table-cell>
          <table:table-cell office:value-type="string" table:style-name="ce1">
            <text:p>Stock level have fallen below 12 weeks minimum due to delays in an order being placed which was outside of the suppliers control, and further compounded by staff shortages due to Covid. This position was recovered by July 21 and stock levels are now above the contingency level.”</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s/></text:p>
          </table:table-cell>
          <table:table-cell office:value-type="string" table:style-name="ce1">
            <text:p>On time delivery of stock</text:p>
          </table:table-cell>
          <table:table-cell office:value-type="string" table:style-name="ce1">
            <text:p>100%</text:p>
          </table:table-cell>
          <table:table-cell office:value-type="string" table:style-name="ce1">
            <text:p>Inadequate</text:p>
          </table:table-cell>
          <table:table-cell office:value-type="string" table:style-name="ce1">
            <text:p>Stock level have fallen below 12 weeks minimum due to delays in an order being placed which was outside of the suppliers control, and further compounded by staff shortages due to Covid. This position was recovered by July 21 and stock levels are now above the contingency level.”</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Women's</text:p>
          </table:table-cell>
          <table:table-cell office:value-type="string" table:style-name="ce1">
            <text:p>IVC Brunel<text:s/></text:p>
          </table:table-cell>
          <table:table-cell office:value-type="string" table:style-name="ce1">
            <text:p>Provision of Reports<text:s/></text:p>
          </table:table-cell>
          <table:table-cell office:value-type="string" table:style-name="ce1">
            <text:p>100%</text:p>
          </table:table-cell>
          <table:table-cell office:value-type="string" table:style-name="ce1">
            <text:p>Good</text:p>
          </table:table-cell>
          <table:table-cell office:value-type="string" table:style-name="ce1">
            <text:p>Stock level have fallen below 12 weeks minimum due to delays in an order being placed which was outside of the suppliers control, and further compounded by staff shortages due to Covid. This position was recovered by July 21 and stock levels are now above the contingency level.”</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s/></text:p>
          </table:table-cell>
          <table:table-cell office:value-type="string" table:style-name="ce1">
            <text:p>12 Week Contingency Stock  </text:p>
          </table:table-cell>
          <table:table-cell office:value-type="string" table:style-name="ce1">
            <text:p>12 week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s/></text:p>
          </table:table-cell>
          <table:table-cell office:value-type="string" table:style-name="ce1">
            <text:p>On time delivery of stock<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Healthy Start Vitamins - Children's</text:p>
          </table:table-cell>
          <table:table-cell office:value-type="string" table:style-name="ce1">
            <text:p>Cuttlefish<text:s/></text:p>
          </table:table-cell>
          <table:table-cell office:value-type="string" table:style-name="ce1">
            <text:p>Provision of Reports<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Insight Cloud Services</text:p>
          </table:table-cell>
          <table:table-cell office:value-type="string" table:style-name="ce1">
            <text:p>Oracle</text:p>
          </table:table-cell>
          <table:table-cell office:value-type="string" table:style-name="ce1">
            <text:p>Availability of the system</text:p>
          </table:table-cell>
          <table:table-cell office:value-type="string" table:style-name="ce1">
            <text:p>&gt;=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HSCN eBusiness Availability – Core Hours</text:p>
          </table:table-cell>
          <table:table-cell office:value-type="string" table:style-name="ce1">
            <text:p>99.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HSCN Portal Availability – Core Hours</text:p>
          </table:table-cell>
          <table:table-cell office:value-type="string" table:style-name="ce1">
            <text:p>99.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Electronic Staff Record</text:p>
          </table:table-cell>
          <table:table-cell office:value-type="string" table:style-name="ce1">
            <text:p>IBM Ltd</text:p>
          </table:table-cell>
          <table:table-cell office:value-type="string" table:style-name="ce1">
            <text:p>W3 Availability – ALL</text:p>
          </table:table-cell>
          <table:table-cell office:value-type="string" table:style-name="ce1">
            <text:p>99.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Delivery Timescale - across all product lines</text:p>
          </table:table-cell>
          <table:table-cell office:value-type="string" table:style-name="ce1">
            <text:p>99%</text:p>
          </table:table-cell>
          <table:table-cell office:value-type="string" table:style-name="ce1">
            <text:p>Good</text:p>
          </table:table-cell>
          <table:table-cell office:value-type="string" table:style-name="ce1">
            <text:p>Performance continues to be good</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Online Ordering Portal Availability</text:p>
          </table:table-cell>
          <table:table-cell office:value-type="string" table:style-name="ce1">
            <text:p>97%</text:p>
          </table:table-cell>
          <table:table-cell office:value-type="string" table:style-name="ce1">
            <text:p>Good</text:p>
          </table:table-cell>
          <table:table-cell office:value-type="string" table:style-name="ce1">
            <text:p>Performance continues to be good</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HS Forms, Print, Ex-emptions, Cards &amp; EHIC (FPECE) Framework</text:p>
          </table:table-cell>
          <table:table-cell office:value-type="string" table:style-name="ce1">
            <text:p>Xerox (UK) Ltd</text:p>
          </table:table-cell>
          <table:table-cell office:value-type="string" table:style-name="ce1">
            <text:p>Product Acceptance - across all product lines</text:p>
          </table:table-cell>
          <table:table-cell office:value-type="string" table:style-name="ce1">
            <text:p>99.90%</text:p>
          </table:table-cell>
          <table:table-cell office:value-type="string" table:style-name="ce1">
            <text:p>Good</text:p>
          </table:table-cell>
          <table:table-cell office:value-type="string" table:style-name="ce1">
            <text:p>Performance continues to be good</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Resolution Time for Severity 1 Service Incidents (Maximum Resolution Time = 2 hours)</text:p>
          </table:table-cell>
          <table:table-cell office:value-type="string" table:style-name="ce1">
            <text:p>Zero Severity 1 Service Incidents not resolved in Maximum Resoluti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Resolution Time for Severity 2 Service Incidents (Maximum Resolution Time = 4 hours)</text:p>
          </table:table-cell>
          <table:table-cell office:value-type="string" table:style-name="ce1">
            <text:p>Zero Severity 2 Service Incidents not resolved in Maximum Resoluti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Managed Infrastructure Services</text:p>
          </table:table-cell>
          <table:table-cell office:value-type="string" table:style-name="ce1">
            <text:p>Agilisys Limited</text:p>
          </table:table-cell>
          <table:table-cell office:value-type="string" table:style-name="ce1">
            <text:p>Service Availability of Infrastructure that support Business Services</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KCOM Group PLC</text:p>
          </table:table-cell>
          <table:table-cell office:value-type="string" table:style-name="ce1">
            <text:p>Number of Incidents Resolved with Maximum Resolution Time (where 39 or less incidents raised in Service Period): - Severity 1 &amp; 2 Maximum Resolution Time = 6 hours - Severity 3 Maximum Resolution Time = End of next Working Day</text:p>
          </table:table-cell>
          <table:table-cell office:value-type="string" table:style-name="ce1">
            <text:p>No more than two Incidents are Resolved in excess of the Maximum Resolution Time</text:p>
          </table:table-cell>
          <table:table-cell office:value-type="string" table:style-name="ce1">
            <text:p>Good</text:p>
          </table:table-cell>
          <table:table-cell office:value-type="string" table:style-name="ce1">
            <text:p>The low number of incidents has resulted in a low achievement of the SLA, which is not indicative of the overall good 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KCOM Group PLC</text:p>
          </table:table-cell>
          <table:table-cell office:value-type="string" table:style-name="ce1">
            <text:p>Number of Incidents Resolved with Maximum Resolution Time (where 40 or more incidents raised in Service Period): - Severity 1 &amp; 2 Maximum Resolution Time = 6 hours - Severity 3 Maximum Resolution Time = End of next Working Day<text:s/></text:p>
          </table:table-cell>
          <table:table-cell office:value-type="string" table:style-name="ce1">
            <text:p>95%</text:p>
          </table:table-cell>
          <table:table-cell office:value-type="string" table:style-name="ce1">
            <text:p>No Data Recorded</text:p>
          </table:table-cell>
          <table:table-cell office:value-type="string" table:style-name="ce1">
            <text:p>This KPI is no longer measured as this volume of incidents has never occurred</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Telephony</text:p>
          </table:table-cell>
          <table:table-cell office:value-type="string" table:style-name="ce1">
            <text:p>KCOM Group PLC</text:p>
          </table:table-cell>
          <table:table-cell office:value-type="string" table:style-name="ce1">
            <text:p>Service Availability of Network Servic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WAN &amp; LAN</text:p>
          </table:table-cell>
          <table:table-cell office:value-type="string" table:style-name="ce1">
            <text:p>Virgin Media Business Ltd</text:p>
          </table:table-cell>
          <table:table-cell office:value-type="string" table:style-name="ce1">
            <text:p>Number of Incidents Resolved with Maximum Resolution Time (where 39 or less incidents raised in Service Period): - Severity 1 &amp; 2 Maximum Resolution Time = 6 hours - Severity 3 Maximum Resolution Time = End of next Working Day<text:s/></text:p>
          </table:table-cell>
          <table:table-cell office:value-type="string" table:style-name="ce1">
            <text:p>No <text:s/>more than two Incidents are Resolved in excess of the Maximum Resoluti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WAN &amp; LAN</text:p>
          </table:table-cell>
          <table:table-cell office:value-type="string" table:style-name="ce1">
            <text:p>Virgin Media Business Ltd</text:p>
          </table:table-cell>
          <table:table-cell office:value-type="string" table:style-name="ce1">
            <text:p>Number of Incidents Resolved with Maximum Resolution Time (where 40 or more incidents raised in Service Period): - Severity 1 &amp; 2 Maximum Resolution Time = 6 hours- Severity 3 Maximum Resolution Time = End of next Working Day<text:s/></text:p>
          </table:table-cell>
          <table:table-cell office:value-type="string" table:style-name="ce1">
            <text:p>95%</text:p>
          </table:table-cell>
          <table:table-cell office:value-type="string" table:style-name="ce1">
            <text:p>No Data Recorded</text:p>
          </table:table-cell>
          <table:table-cell office:value-type="string" table:style-name="ce1">
            <text:p>This KPI is no longer measured.</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Network Services WAN &amp; LAN</text:p>
          </table:table-cell>
          <table:table-cell office:value-type="string" table:style-name="ce1">
            <text:p>Virgin Media Business Ltd</text:p>
          </table:table-cell>
          <table:table-cell office:value-type="string" table:style-name="ce1">
            <text:p>Service Availability of Network Servic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Accurate electronic data files detailing individual payments sent to the Customer in accordance with the Customer's schedule<text:s/></text:p>
          </table:table-cell>
          <table:table-cell office:value-type="string" table:style-name="ce1">
            <text:p>Zero Failures</text:p>
          </table:table-cell>
          <table:table-cell office:value-type="string" table:style-name="ce1">
            <text:p>Inadequate</text:p>
          </table:table-cell>
          <table:table-cell office:value-type="string" table:style-name="ce1">
            <text:p>Active loss recovery is suspended due to Covid-19, scheduled to recommence in September 2021, this should result in Debt Collection Agency activity in March 2022.</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Supplier shall conduct a minimum of 10 Call Audits per DCA, per month, per Customer</text:p>
          </table:table-cell>
          <table:table-cell office:value-type="string" table:style-name="ce1">
            <text:p>95%</text:p>
          </table:table-cell>
          <table:table-cell office:value-type="string" table:style-name="ce1">
            <text:p>Other - Consider returned</text:p>
          </table:table-cell>
          <table:table-cell office:value-type="string" table:style-name="ce1">
            <text:p>Active loss recovery is suspended due to Covid-19, scheduled to recommence in September 2021, this should result in Debt Collection Agency activity in March 2022.</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Debt Recovery</text:p>
          </table:table-cell>
          <table:table-cell office:value-type="string" table:style-name="ce1">
            <text:p>Indesser</text:p>
          </table:table-cell>
          <table:table-cell office:value-type="string" table:style-name="ce1">
            <text:p>Collections Service Line - The Supplier will provide Process Integrity metrics across all qualifying accounts monthly</text:p>
          </table:table-cell>
          <table:table-cell office:value-type="string" table:style-name="ce1">
            <text:p>Zero Failures</text:p>
          </table:table-cell>
          <table:table-cell office:value-type="string" table:style-name="ce1">
            <text:p>Inadequate</text:p>
          </table:table-cell>
          <table:table-cell office:value-type="string" table:style-name="ce1">
            <text:p>Active loss recovery is suspended due to Covid-19, scheduled to recommence in September 2021, this should result in Debt Collection Agency activity in March 2022.</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Power Outage of power supply to single cabinet in Data Centre</text:p>
          </table:table-cell>
          <table:table-cell office:value-type="string" table:style-name="ce1">
            <text:p>Less than 3 outages simultaneously on both A and B supplies in Service Perio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Power Uptime in Data Centre Achiev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Business Services Authority</text:p>
          </table:table-cell>
          <table:table-cell office:value-type="string" table:style-name="ce1">
            <text:p>Provision of Data Centre Co-location Services</text:p>
          </table:table-cell>
          <table:table-cell office:value-type="string" table:style-name="ce1">
            <text:p>Crown Hosting</text:p>
          </table:table-cell>
          <table:table-cell office:value-type="string" table:style-name="ce1">
            <text:p>Wide Area Network Uptime for Inter Data Centre Connection Achieved</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Break Fix - The incident management performance (how long it takes to resolve an incident). Measured as the percentage of incidents resolved within that KPI</text:p>
          </table:table-cell>
          <table:table-cell office:value-type="string" table:style-name="ce1">
            <text:p>100% of Severity 0 = 1 hour <text:s/>Severity 1 = 2 hours <text:s/>Severity 2 = 4 hours <text:s/>Severity 3 = 24 hours <text:s/>Severity 4 = 48 hours<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Reporting Dashboard - The up time of the real-time dashboard used to report on call flows</text:p>
          </table:table-cell>
          <table:table-cell office:value-type="string" table:style-name="ce1">
            <text:p>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HS 111 Telephony Contract</text:p>
          </table:table-cell>
          <table:table-cell office:value-type="string" table:style-name="ce1">
            <text:p>Vodafone UK</text:p>
          </table:table-cell>
          <table:table-cell office:value-type="string" table:style-name="ce1">
            <text:p>Service Availability <text:s/>- The up time of the system allowing calls to the 111 number to be delivered to the correct provider in the correct country</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Reporting - Electronic reports</text:p>
          </table:table-cell>
          <table:table-cell office:value-type="string" table:style-name="ce1">
            <text:p>100% completed Monthly<tex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Service availability - Routine communications test</text:p>
          </table:table-cell>
          <table:table-cell office:value-type="string" table:style-name="ce1">
            <text:p>The provider will be expected to respond within 15 minu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Ambulance Resilience Unit</text:p>
          </table:table-cell>
          <table:table-cell office:value-type="string" table:style-name="ce1">
            <text:p>West Midlands Ambulance Service NHS FT</text:p>
          </table:table-cell>
          <table:table-cell office:value-type="string" table:style-name="ce1">
            <text:p>Service availability - The provider must operate a 24/7 on call rota</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Quality Service Information System (QSIS)</text:p>
          </table:table-cell>
          <table:table-cell office:value-type="string" table:style-name="ce1">
            <text:p>Methods Business and Digital Technology Ltd</text:p>
          </table:table-cell>
          <table:table-cell office:value-type="string" table:style-name="ce1">
            <text:p>Access to the data in a timely manner, available at all times for those working unusual hours in hospitals etc.</text:p>
          </table:table-cell>
          <table:table-cell office:value-type="string" table:style-name="ce1">
            <text:p>99.5% uptime, 7 days a week, 24 hours a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Quality Service Information System (QSIS)</text:p>
          </table:table-cell>
          <table:table-cell office:value-type="string" table:style-name="ce1">
            <text:p>Methods Business and Digital Technology Ltd</text:p>
          </table:table-cell>
          <table:table-cell office:value-type="string" table:style-name="ce1">
            <text:p>End users can ring for help from service desk support</text:p>
          </table:table-cell>
          <table:table-cell office:value-type="string" table:style-name="ce1">
            <text:p>&gt; 95% answered within 1 minute</text:p>
          </table:table-cell>
          <table:table-cell office:value-type="string" table:style-name="ce1">
            <text:p>Good</text:p>
          </table:table-cell>
          <table:table-cell office:value-type="string" table:style-name="ce1">
            <text:p>Quarterly reporting period May-Jun 2021</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Quality Service Information System (QSIS)</text:p>
          </table:table-cell>
          <table:table-cell office:value-type="string" table:style-name="ce1">
            <text:p>Methods Business and Digital Technology Ltd</text:p>
          </table:table-cell>
          <table:table-cell office:value-type="string" table:style-name="ce1">
            <text:p>If maintenance is required to the system, users can expect it to be outside of service desk hours</text:p>
          </table:table-cell>
          <table:table-cell office:value-type="string" table:style-name="ce1">
            <text:p>100% of scheduled maintenance undertaken outside of service desk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HS Practitioner Health</text:p>
          </table:table-cell>
          <table:table-cell office:value-type="string" table:style-name="ce1">
            <text:p>Hurley Clinic Partnership T/A The Hurley Group</text:p>
          </table:table-cell>
          <table:table-cell office:value-type="string" table:style-name="ce1">
            <text:p>Confidentiality - The Provider will uphold the highest standards to maintaining the confidentiality of Practitioners accessing Practitioner Health.<text:s text:c="2"/></text:p>
          </table:table-cell>
          <table:table-cell office:value-type="string" table:style-name="ce1">
            <text:p>The Provider must achieve 100% staff and system compliance with the Confidentiality Policy and zero breaches for unauthorised access to Practitioners recor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HS Practitioner Health</text:p>
          </table:table-cell>
          <table:table-cell office:value-type="string" table:style-name="ce1">
            <text:p>Hurley Clinic Partnership T/A The Hurley Group</text:p>
          </table:table-cell>
          <table:table-cell office:value-type="string" table:style-name="ce1">
            <text:p>Improving Productivity – Percentage of appointments that were not attended</text:p>
          </table:table-cell>
          <table:table-cell office:value-type="string" table:style-name="ce1">
            <text:p>Less than 5% per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HS Practitioner Health</text:p>
          </table:table-cell>
          <table:table-cell office:value-type="string" table:style-name="ce1">
            <text:p>Hurley Clinic Partnership T/A The Hurley Group</text:p>
          </table:table-cell>
          <table:table-cell office:value-type="string" table:style-name="ce1">
            <text:p>Quality – Number of complaints reported by participants as part of NHS Practitioner Health<text:s/></text:p>
          </table:table-cell>
          <table:table-cell office:value-type="string" table:style-name="ce1">
            <text:p>under 10 complaints across the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All GP Payment Files sent on time at least 5 Working Days before the payment due date                  <text:s/></text:p>
          </table:table-cell>
          <table:table-cell office:value-type="string" table:style-name="ce1">
            <text:p>9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Registration Transactions are completed within 3 Working Days<text:s text:c="21"/></text:p>
          </table:table-cell>
          <table:table-cell office:value-type="string" table:style-name="ce1">
            <text:p>94.33%</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Primary Care Support Services (PCSE)</text:p>
          </table:table-cell>
          <table:table-cell office:value-type="string" table:style-name="ce1">
            <text:p>Capita Business Services Ltd</text:p>
          </table:table-cell>
          <table:table-cell office:value-type="string" table:style-name="ce1">
            <text:p>The total number of Medical Records collected and delivered within 12 WDs of collection from a GP surgery</text:p>
          </table:table-cell>
          <table:table-cell office:value-type="string" table:style-name="ce1">
            <text:p>9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Aged requirements - % of roles closed within 30 days from approved requirement in FG to offer made</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from offer to onboard - average time for completion of onboarding to be made within 10 days (or less) from work order approval</text:p>
          </table:table-cell>
          <table:table-cell office:value-type="string" table:style-name="ce1">
            <text:p>&lt;=1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offer - average time for offer made to be made within 12days (or less) from requirement approval</text:p>
          </table:table-cell>
          <table:table-cell office:value-type="string" table:style-name="ce1">
            <text:p>&lt;12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Ingeus UK Ltd</text:p>
          </table:table-cell>
          <table:table-cell office:value-type="string" table:style-name="ce1">
            <text:p>100% of participant data records at Referral are recorded in line with the NDPP MDS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Ingeus UK Ltd</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 of scheduled maintenance undertaken outside of service desk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Ingeus UK Ltd</text:p>
          </table:table-cell>
          <table:table-cell office:value-type="string" table:style-name="ce1">
            <text:p>75% of completers who are overweight or obese at IV1 will have lost weight</text:p>
          </table:table-cell>
          <table:table-cell office:value-type="string" table:style-name="ce1">
            <text:p>75%</text:p>
          </table:table-cell>
          <table:table-cell office:value-type="string" table:style-name="ce1">
            <text:p>Recorded Elsewhere</text:p>
          </table:table-cell>
          <table:table-cell office:value-type="string" table:style-name="ce1">
            <text:p>https://care.diabetesjournals.org/content/diacare/43/1/152.full.pdf<text:s/></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Living Well Taking Control LLP</text:p>
          </table:table-cell>
          <table:table-cell office:value-type="string" table:style-name="ce1">
            <text:p>100% of participant data records at Referral are recorded in line with the NDPP MDS specification</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Living Well Taking Control LLP</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Living Well Taking Control LLP</text:p>
          </table:table-cell>
          <table:table-cell office:value-type="string" table:style-name="ce1">
            <text:p>75% of completers who are overweight or obese at IV1 will have lost weight</text:p>
          </table:table-cell>
          <table:table-cell office:value-type="string" table:style-name="ce1">
            <text:p>75%</text:p>
          </table:table-cell>
          <table:table-cell office:value-type="string" table:style-name="ce1">
            <text:p>Recorded Elsewhere</text:p>
          </table:table-cell>
          <table:table-cell office:value-type="string" table:style-name="ce1">
            <text:p>https://care.diabetesjournals.org/content/diacare/43/1/152.full.pdf<text:s/></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Management System</text:p>
          </table:table-cell>
          <table:table-cell office:value-type="string" table:style-name="ce1">
            <text:p>System C Healthcare Ltd</text:p>
          </table:table-cell>
          <table:table-cell office:value-type="string" table:style-name="ce1">
            <text:p>Service Availabilit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Management System</text:p>
          </table:table-cell>
          <table:table-cell office:value-type="string" table:style-name="ce1">
            <text:p>System C Healthcare Ltd</text:p>
          </table:table-cell>
          <table:table-cell office:value-type="string" table:style-name="ce1">
            <text:p>Service Incidents</text:p>
          </table:table-cell>
          <table:table-cell office:value-type="string" table:style-name="ce1">
            <text:p>Under 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Pulse Healthcare Limited t/a ICS</text:p>
          </table:table-cell>
          <table:table-cell office:value-type="string" table:style-name="ce1">
            <text:p>100% of participant data records at Referral are recorded in line with the NDPP MDS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Pulse Healthcare Limited t/a ICS</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Pulse Healthcare Limited t/a ICS</text:p>
          </table:table-cell>
          <table:table-cell office:value-type="string" table:style-name="ce1">
            <text:p>75% of completers who are overweight or obese at IV1 will have lost weight</text:p>
          </table:table-cell>
          <table:table-cell office:value-type="string" table:style-name="ce1">
            <text:p>75%</text:p>
          </table:table-cell>
          <table:table-cell office:value-type="string" table:style-name="ce1">
            <text:p>Recorded Elsewhere</text:p>
          </table:table-cell>
          <table:table-cell office:value-type="string" table:style-name="ce1">
            <text:p>https://care.diabetesjournals.org/content/diacare/43/1/152.full.pdf<text:s/></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Reed Momenta</text:p>
          </table:table-cell>
          <table:table-cell office:value-type="string" table:style-name="ce1">
            <text:p>100% of participant data records at Referral are recorded in line with the NDPP MDS specification</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Reed Momenta</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Reed Momenta</text:p>
          </table:table-cell>
          <table:table-cell office:value-type="string" table:style-name="ce1">
            <text:p>75% of completers who are overweight or obese at IV1 will have lost weight</text:p>
          </table:table-cell>
          <table:table-cell office:value-type="string" table:style-name="ce1">
            <text:p>75%</text:p>
          </table:table-cell>
          <table:table-cell office:value-type="string" table:style-name="ce1">
            <text:p>Recorded Elsewhere</text:p>
          </table:table-cell>
          <table:table-cell office:value-type="string" table:style-name="ce1">
            <text:p>https://care.diabetesjournals.org/content/diacare/43/1/152.full.pdf<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Weight Watchers (UK) Ltd</text:p>
          </table:table-cell>
          <table:table-cell office:value-type="string" table:style-name="ce1">
            <text:p>100% of participant data records at Referral are recorded in line with the NDPP MDS specification</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Weight Watchers (UK) Ltd</text:p>
          </table:table-cell>
          <table:table-cell office:value-type="string" table:style-name="ce1">
            <text:p>100% of participants starting programme interventions meet the eligibility criteria at referral as defined in the NDPP specification</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Diabetes Prevention Programme</text:p>
          </table:table-cell>
          <table:table-cell office:value-type="string" table:style-name="ce1">
            <text:p>Weight Watchers (UK) Ltd</text:p>
          </table:table-cell>
          <table:table-cell office:value-type="string" table:style-name="ce1">
            <text:p>75% of completers who are overweight or obese at IV1 will have lost weight</text:p>
          </table:table-cell>
          <table:table-cell office:value-type="string" table:style-name="ce1">
            <text:p>75%</text:p>
          </table:table-cell>
          <table:table-cell office:value-type="string" table:style-name="ce1">
            <text:p>Recorded Elsewhere</text:p>
          </table:table-cell>
          <table:table-cell office:value-type="string" table:style-name="ce1">
            <text:p>https://care.diabetesjournals.org/content/diacare/43/1/152.full.pdf<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Clinical Audit and Patients Outcomes Programme (NCAPOP)</text:p>
          </table:table-cell>
          <table:table-cell office:value-type="string" table:style-name="ce1">
            <text:p>Healthcare Quality Improvement Partnership Ltd</text:p>
          </table:table-cell>
          <table:table-cell office:value-type="string" table:style-name="ce1">
            <text:p>% number of NCAPOP audit providers who integrate datasets based upon routinely / automated data sources rather than bespoke</text:p>
          </table:table-cell>
          <table:table-cell office:value-type="string" table:style-name="ce1">
            <text:p>7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Clinical Audit and Patients Outcomes Programme (NCAPOP)</text:p>
          </table:table-cell>
          <table:table-cell office:value-type="string" table:style-name="ce1">
            <text:p>Healthcare Quality Improvement Partnership Ltd</text:p>
          </table:table-cell>
          <table:table-cell office:value-type="string" table:style-name="ce1">
            <text:p>% number of NCAPOP providers who align work with NICE guidance</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Clinical Audit and Patients Outcomes Programme (NCAPOP)</text:p>
          </table:table-cell>
          <table:table-cell office:value-type="string" table:style-name="ce1">
            <text:p>Healthcare Quality Improvement Partnership Ltd</text:p>
          </table:table-cell>
          <table:table-cell office:value-type="string" table:style-name="ce1">
            <text:p>% number of NCAPOP providers with QI plans to stimulate local improvement</text:p>
          </table:table-cell>
          <table:table-cell office:value-type="string" table:style-name="ce1">
            <text:p>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Documents received up to 15:00 on a working day would be expected to be processed within three (3) working days for mailings to be delivered by pos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Requests for the sending of communications via emails would be expected to be processed within 2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NHS England &amp; Improvement</text:p>
          </table:table-cell>
          <table:table-cell office:value-type="string" table:style-name="ce1">
            <text:p>National Immunisation Service - Hybrid Mailer Service</text:p>
          </table:table-cell>
          <table:table-cell office:value-type="string" table:style-name="ce1">
            <text:p>Synertec Ltd</text:p>
          </table:table-cell>
          <table:table-cell office:value-type="string" table:style-name="ce1">
            <text:p>Requests for the sending of communications via SMS would be expected to be processed within 2 working day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Health Start Reimbursement Unit</text:p>
          </table:table-cell>
          <table:table-cell office:value-type="string" table:style-name="ce1">
            <text:p>Multi Resource Marketing LTD</text:p>
          </table:table-cell>
          <table:table-cell office:value-type="string" table:style-name="ce1">
            <text:p>Applications process within 2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Health Start Reimbursement Unit</text:p>
          </table:table-cell>
          <table:table-cell office:value-type="string" table:style-name="ce1">
            <text:p>Multi Resource Marketing LTD</text:p>
          </table:table-cell>
          <table:table-cell office:value-type="string" table:style-name="ce1">
            <text:p>Claims paid within 7 working days<tex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HSC</text:p>
          </table:table-cell>
          <table:table-cell office:value-type="string" table:style-name="ce1">
            <text:p>DHSC</text:p>
          </table:table-cell>
          <table:table-cell office:value-type="string" table:style-name="ce1">
            <text:p>Health Start Reimbursement Unit</text:p>
          </table:table-cell>
          <table:table-cell office:value-type="string" table:style-name="ce1">
            <text:p>Multi Resource Marketing LTD</text:p>
          </table:table-cell>
          <table:table-cell office:value-type="string" table:style-name="ce1">
            <text:p>Email enquiries completed within 5 working 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issuing of offer letters  </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table:style-name="ce1"/>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processing of SME Applications  </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SIF Internationalisation Fund Administration</text:p>
          </table:table-cell>
          <table:table-cell office:value-type="string" table:style-name="ce1">
            <text:p>Capita Business Service Ltd</text:p>
          </table:table-cell>
          <table:table-cell office:value-type="string" table:style-name="ce1">
            <text:p>Timely processing of SME Claims </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Brief Response - Full Proposal</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Payment to Subcontractors</text:p>
          </table:table-cell>
          <table:table-cell office:value-type="string" table:style-name="ce1">
            <text:p>100%</text:p>
          </table:table-cell>
          <table:table-cell office:value-type="string" table:style-name="ce1">
            <text:p>Requires Improvement</text:p>
          </table:table-cell>
          <table:table-cell office:value-type="string" table:style-name="ce1">
            <text:p>The supplier fell below target due to a single invoice being delayed in payment.</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DIT Marketing: Strategic &amp; Specialist Services</text:p>
          </table:table-cell>
          <table:table-cell office:value-type="string" table:style-name="ce1">
            <text:p>M&amp;C Saatchi (UK) Ltd</text:p>
          </table:table-cell>
          <table:table-cell office:value-type="string" table:style-name="ce1">
            <text:p>Project Delivery to Final Budgets</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Delivery within agreed charge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Event Quality Rating given by Client Stakeholder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Core Events (Lots 2-7) - Event Management Services</text:p>
          </table:table-cell>
          <table:table-cell office:value-type="string" table:style-name="ce1">
            <text:p>Bray Leino</text:p>
          </table:table-cell>
          <table:table-cell office:value-type="string" table:style-name="ce1">
            <text:p>Monthly and Quarterly Reports and Invoice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Delivery within agreed charges</text:p>
          </table:table-cell>
          <table:table-cell office:value-type="string" table:style-name="ce1">
            <text:p>&gt;95%</text:p>
          </table:table-cell>
          <table:table-cell office:value-type="string" table:style-name="ce1">
            <text:p>Other - Consider returned</text:p>
          </table:table-cell>
          <table:table-cell office:value-type="string" table:style-name="ce1">
            <text:p>No events were delivered or closed during this quarter.</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Event Quality Rating given by Client Stakeholders</text:p>
          </table:table-cell>
          <table:table-cell office:value-type="string" table:style-name="ce1">
            <text:p>&gt;95%</text:p>
          </table:table-cell>
          <table:table-cell office:value-type="string" table:style-name="ce1">
            <text:p>Other - Consider returned</text:p>
          </table:table-cell>
          <table:table-cell office:value-type="string" table:style-name="ce1">
            <text:p>No events were delivered or closed during this quarter.</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Specialist Live Events</text:p>
          </table:table-cell>
          <table:table-cell office:value-type="string" table:style-name="ce1">
            <text:p>Bray Leino</text:p>
          </table:table-cell>
          <table:table-cell office:value-type="string" table:style-name="ce1">
            <text:p>Recruitment against Targets</text:p>
          </table:table-cell>
          <table:table-cell office:value-type="string" table:style-name="ce1">
            <text:p>&gt;95%</text:p>
          </table:table-cell>
          <table:table-cell office:value-type="string" table:style-name="ce1">
            <text:p>Other - Consider returned</text:p>
          </table:table-cell>
          <table:table-cell office:value-type="string" table:style-name="ce1">
            <text:p>No events were delivered or closed during this quarter.</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 of Clients introduced to the selected provider(s) from the Overseas Referral Network within five local working days of the request from the client being received<tex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Follow up on the in-market service - % of clients that received a follow up from EISS adviser within 2 months after ORN introduction</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North America</text:p>
          </table:table-cell>
          <table:table-cell office:value-type="string" table:style-name="ce1">
            <text:p>OCO Global</text:p>
          </table:table-cell>
          <table:table-cell office:value-type="string" table:style-name="ce1">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 of Clients introduced to the selected provider(s) from the Overseas Referral Network within five local working days of the request from the client being received<tex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Follow up on the in-market service - % of clients that received a follow up from EISS adviser within 2 months after ORN introduction.</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nhanced international support service China</text:p>
          </table:table-cell>
          <table:table-cell office:value-type="string" table:style-name="ce1">
            <text:p>Grant Thornton</text:p>
          </table:table-cell>
          <table:table-cell office:value-type="string" table:style-name="ce1">
            <text:p>Timely engagement with client - 1) % of client which received a receipt confirmation of enquiry or referral via email within 2 working days 2) received arrangements for a follow-up appointment within 5 local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xpo 2020 Dubai UK Pavilion Design Services</text:p>
          </table:table-cell>
          <table:table-cell office:value-type="string" table:style-name="ce1">
            <text:p>Avantgarde Gesellschaft für Kommunikation mbH</text:p>
          </table:table-cell>
          <table:table-cell office:value-type="string" table:style-name="ce1">
            <text:p>Delivery to Pric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xpo 2020 Dubai UK Pavilion Design Services</text:p>
          </table:table-cell>
          <table:table-cell office:value-type="string" table:style-name="ce1">
            <text:p>Avantgarde Gesellschaft für Kommunikation mbH</text:p>
          </table:table-cell>
          <table:table-cell office:value-type="string" table:style-name="ce1">
            <text:p>Project Management - Delivery to Programm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xpo 2020 Dubai UK Pavilion Design Services</text:p>
          </table:table-cell>
          <table:table-cell office:value-type="string" table:style-name="ce1">
            <text:p>Avantgarde Gesellschaft für Kommunikation mbH</text:p>
          </table:table-cell>
          <table:table-cell office:value-type="string" table:style-name="ce1">
            <text:p>Turnaround of Submittals - RFIs, shop drawings and technical submissions</text:p>
          </table:table-cell>
          <table:table-cell office:value-type="string" table:style-name="ce1">
            <text:p>&gt;95%</text:p>
          </table:table-cell>
          <table:table-cell office:value-type="string" table:style-name="ce1">
            <text:p>Good</text:p>
          </table:table-cell>
          <table:table-cell office:value-type="string" table:style-name="ce1">
            <text:p>New KPI under CR_365 from Feb 2021.</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Adherence to Standard Operating Procedures</text:p>
          </table:table-cell>
          <table:table-cell office:value-type="string" table:style-name="ce1">
            <text:p>&gt;95%</text:p>
          </table:table-cell>
          <table:table-cell office:value-type="string" table:style-name="ce1">
            <text:p>Other - Consider returned</text:p>
          </table:table-cell>
          <table:table-cell office:value-type="string" table:style-name="ce1">
            <text:p>This KPI is not yet measured.</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Supply staff for the UK Pavilion as per the Specification of Requirements,  including maintaining shift staffing levels, qualified  shift management, cover for holidays/sickness/special leave and any overtime requirements to ensure continuity of contracted hours</text:p>
          </table:table-cell>
          <table:table-cell office:value-type="string" table:style-name="ce1">
            <text:p>&gt;95%</text:p>
          </table:table-cell>
          <table:table-cell office:value-type="string" table:style-name="ce1">
            <text:p>Other - Consider returned</text:p>
          </table:table-cell>
          <table:table-cell office:value-type="string" table:style-name="ce1">
            <text:p>This KPI is not yet measured.<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Contract for the Provision of Expo 2020 Dubai UK Pavilion HR Staffing Services</text:p>
          </table:table-cell>
          <table:table-cell office:value-type="string" table:style-name="ce1">
            <text:p>ServeU LLC</text:p>
          </table:table-cell>
          <table:table-cell office:value-type="string" table:style-name="ce1">
            <text:p>Worker Welfare. Percentage of issues closed within the agreed response time</text:p>
          </table:table-cell>
          <table:table-cell office:value-type="string" table:style-name="ce1">
            <text:p>100.00%</text:p>
          </table:table-cell>
          <table:table-cell office:value-type="string" table:style-name="ce1">
            <text:p>Good</text:p>
          </table:table-cell>
          <table:table-cell office:value-type="string" table:style-name="ce1">
            <text:p>No change since last quarter</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Investment Support Services</text:p>
          </table:table-cell>
          <table:table-cell office:value-type="string" table:style-name="ce1">
            <text:p>EY</text:p>
          </table:table-cell>
          <table:table-cell office:value-type="string" table:style-name="ce1">
            <text:p>See comments<text:s/></text:p>
          </table:table-cell>
          <table:table-cell office:value-type="string" table:style-name="ce1">
            <text:p>See comments<text:s/></text:p>
          </table:table-cell>
          <table:table-cell office:value-type="string" table:style-name="ce1">
            <text:p>Recorded Elsewhere</text:p>
          </table:table-cell>
          <table:table-cell office:value-type="string" table:style-name="ce1">
            <text:p>Data published in Official Statistics on an annual basis <text:s/>- https://www.gov.uk/government/collections/dit-inward-investment-resul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Investment Support Services</text:p>
          </table:table-cell>
          <table:table-cell office:value-type="string" table:style-name="ce1">
            <text:p>EY</text:p>
          </table:table-cell>
          <table:table-cell office:value-type="string" table:style-name="ce1">
            <text:p>See comments<text:s/></text:p>
          </table:table-cell>
          <table:table-cell office:value-type="string" table:style-name="ce1">
            <text:p>See comments</text:p>
          </table:table-cell>
          <table:table-cell office:value-type="string" table:style-name="ce1">
            <text:p>Recorded Elsewhere</text:p>
          </table:table-cell>
          <table:table-cell office:value-type="string" table:style-name="ce1">
            <text:p>Data published in Official Statistics on an annual basis <text:s/>- https://www.gov.uk/government/collections/dit-inward-investment-resul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Investment Support Services</text:p>
          </table:table-cell>
          <table:table-cell office:value-type="string" table:style-name="ce1">
            <text:p>EY</text:p>
          </table:table-cell>
          <table:table-cell office:value-type="string" table:style-name="ce1">
            <text:p>See comments<text:s/></text:p>
          </table:table-cell>
          <table:table-cell office:value-type="string" table:style-name="ce1">
            <text:p>See comments<text:s/></text:p>
          </table:table-cell>
          <table:table-cell office:value-type="string" table:style-name="ce1">
            <text:p>Recorded Elsewhere</text:p>
          </table:table-cell>
          <table:table-cell office:value-type="string" table:style-name="ce1">
            <text:p>Data published in Official Statistics on an annual basis <text:s/>- https://www.gov.uk/government/collections/dit-inward-investment-resul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vents Build Services Lot 8 Edge Exhibition / DSO - DIT</text:p>
          </table:table-cell>
          <table:table-cell office:value-type="string" table:style-name="ce1">
            <text:p>Edge Exhibition Design Limited</text:p>
          </table:table-cell>
          <table:table-cell office:value-type="string" table:style-name="ce1">
            <text:p>Budget compliance</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vents Build Services Lot 8 Edge Exhibition / DSO - DIT</text:p>
          </table:table-cell>
          <table:table-cell office:value-type="string" table:style-name="ce1">
            <text:p>Edge Exhibition Design Limited</text:p>
          </table:table-cell>
          <table:table-cell office:value-type="string" table:style-name="ce1">
            <text:p>Stand Build Quality</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Events Build Services Lot 8 Edge Exhibition / DSO - DIT</text:p>
          </table:table-cell>
          <table:table-cell office:value-type="string" table:style-name="ce1">
            <text:p>Edge Exhibition Design Limited</text:p>
          </table:table-cell>
          <table:table-cell office:value-type="string" table:style-name="ce1">
            <text:p>Stand Design</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Limited</text:p>
          </table:table-cell>
          <table:table-cell office:value-type="string" table:style-name="ce1">
            <text:p>Cost and Management Information Reporting</text:p>
          </table:table-cell>
          <table:table-cell office:value-type="string" table:style-name="ce1">
            <text:p>&gt;95%</text:p>
          </table:table-cell>
          <table:table-cell office:value-type="string" table:style-name="ce1">
            <text:p>Requires Improvemen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Limited</text:p>
          </table:table-cell>
          <table:table-cell office:value-type="string" table:style-name="ce1">
            <text:p>Delivery to Programme - Providers Services in Build Phase</text:p>
          </table:table-cell>
          <table:table-cell office:value-type="string" table:style-name="ce1">
            <text:p>&gt;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a Specialist Project Management and Cost Control Service for the UK Pavilion at Dubai Expo 2020</text:p>
          </table:table-cell>
          <table:table-cell office:value-type="string" table:style-name="ce1">
            <text:p>Mace Limited</text:p>
          </table:table-cell>
          <table:table-cell office:value-type="string" table:style-name="ce1">
            <text:p>Delivery to Programme -To deliver project management cost control in the design element within the project</text:p>
          </table:table-cell>
          <table:table-cell office:value-type="string" table:style-name="ce1">
            <text:p>&gt;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London Region</text:p>
          </table:table-cell>
          <table:table-cell office:value-type="string" table:style-name="ce1">
            <text:p>NEWABLE TRADE (LONDON)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London Region</text:p>
          </table:table-cell>
          <table:table-cell office:value-type="string" table:style-name="ce1">
            <text:p>NEWABLE TRADE (LONDON)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London Region</text:p>
          </table:table-cell>
          <table:table-cell office:value-type="string" table:style-name="ce1">
            <text:p>NEWABLE TRADE (LONDON)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Percentage of recruitments where CV to job offer is a ratio of 5:1 (i.e. 5 CVs to every one job offer)</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Submission of generalist shortlist of two suitable CVs per role within five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Supply of Specialist and Generalist Interim Labour</text:p>
          </table:table-cell>
          <table:table-cell office:value-type="string" table:style-name="ce1">
            <text:p>Green Park Interim &amp; Executive Search</text:p>
          </table:table-cell>
          <table:table-cell office:value-type="string" table:style-name="ce1">
            <text:p>Submission of specialist shortlist of two suitable CVs per role within fifteen working day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East Region</text:p>
          </table:table-cell>
          <table:table-cell office:value-type="string" table:style-name="ce1">
            <text:p>NEWABLE TRADE (SOUTH EAST)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West Midlands Region</text:p>
          </table:table-cell>
          <table:table-cell office:value-type="string" table:style-name="ce1">
            <text:p>West Midlands International Trade Limite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West Region</text:p>
          </table:table-cell>
          <table:table-cell office:value-type="string" table:style-name="ce1">
            <text:p>Chamberlink Ltd T/a Business Support Solutions</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Yorkshire and Humberside Region</text:p>
          </table:table-cell>
          <table:table-cell office:value-type="string" table:style-name="ce1">
            <text:p>Enterprise Growth Solutions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Region</text:p>
          </table:table-cell>
          <table:table-cell office:value-type="string" table:style-name="ce1">
            <text:p>Exemplas Trade Services Limite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South West Region</text:p>
          </table:table-cell>
          <table:table-cell office:value-type="string" table:style-name="ce1">
            <text:p>GWE Business West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East Midlands Region</text:p>
          </table:table-cell>
          <table:table-cell office:value-type="string" table:style-name="ce1">
            <text:p>East Midlands Business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Number of Export Wins (unique UK Based Businesses including New Exporter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Number of Export Wins which need to be New Exporters Export Wins as a percentage of contractual target</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DIT</text:p>
          </table:table-cell>
          <table:table-cell office:value-type="string" table:style-name="ce1">
            <text:p>DIT</text:p>
          </table:table-cell>
          <table:table-cell office:value-type="string" table:style-name="ce1">
            <text:p>Provision of International Trade Services to businesses in the North East Region</text:p>
          </table:table-cell>
          <table:table-cell office:value-type="string" table:style-name="ce1">
            <text:p>NORTH EAST WORLDWIDE LTD</text:p>
          </table:table-cell>
          <table:table-cell office:value-type="string" table:style-name="ce1">
            <text:p>Value of exports achieved as a percentage of contractual target value (£)</text:p>
          </table:table-cell>
          <table:table-cell office:value-type="string" table:style-name="ce1">
            <text:p>&gt;95%</text:p>
          </table:table-cell>
          <table:table-cell office:value-type="string" table:style-name="ce1">
            <text:p>Good</text:p>
          </table:table-cell>
          <table:table-cell office:value-type="string" table:style-name="ce1">
            <text:p>Performance is managed and reported on annually for this contract.<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KPI to be confirmed</text:p>
          </table:table-cell>
          <table:table-cell office:value-type="string" table:style-name="ce1">
            <text:p>TBC</text:p>
          </table:table-cell>
          <table:table-cell office:value-type="string" table:style-name="ce1">
            <text:p>Other - Consider returne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Payment accuracy</text:p>
          </table:table-cell>
          <table:table-cell office:value-type="string" table:style-name="ce1">
            <text:p>99.5% or, 5 or less payment errors or any number or errors totalling over £5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Shared Services (Provision of HR, IT, Payroll and finance and accounting services)</text:p>
          </table:table-cell>
          <table:table-cell office:value-type="string" table:style-name="ce1">
            <text:p>Shared Services Connected Limited</text:p>
          </table:table-cell>
          <table:table-cell office:value-type="string" table:style-name="ce1">
            <text:p>Qualifications to total payroll required each month</text:p>
          </table:table-cell>
          <table:table-cell office:value-type="string" table:style-name="ce1">
            <text:p>100% - Less than 200 errors</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Digital</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everity 1 - Incident Fix resolution time</text:p>
          </table:table-cell>
          <table:table-cell office:value-type="string" table:style-name="ce1">
            <text:p>Less than 4 hour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Digital</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ystem availability (24/7)</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Digital</text:p>
          </table:table-cell>
          <table:table-cell office:value-type="string" table:style-name="ce1">
            <text:p>AS IS Contract (Assessment Services Information System) (Provision of managed IT services for new health assessments)</text:p>
          </table:table-cell>
          <table:table-cell office:value-type="string" table:style-name="ce1">
            <text:p>Atos IT Services UK Limited</text:p>
          </table:table-cell>
          <table:table-cell office:value-type="string" table:style-name="ce1">
            <text:p>System Usability (transaction response time)</text:p>
          </table:table-cell>
          <table:table-cell office:value-type="string" table:style-name="ce1">
            <text:p>Within 2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Postal Services - Bulk Mail</text:p>
          </table:table-cell>
          <table:table-cell office:value-type="string" table:style-name="ce1">
            <text:p>DHL Parcel UK Limited</text:p>
          </table:table-cell>
          <table:table-cell office:value-type="string" table:style-name="ce1">
            <text:p>a) Acknowledgement of complaint within 24 hours of receipt b). Resolution or mitigating action advised within 48 hours of receipt of complaint.</text:p>
          </table:table-cell>
          <table:table-cell office:value-type="string" table:style-name="ce1">
            <text:p>100%</text:p>
          </table:table-cell>
          <table:table-cell office:value-type="string" table:style-name="ce1">
            <text:p>Requires Improvemen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Postal Services - Bulk Mail</text:p>
          </table:table-cell>
          <table:table-cell office:value-type="string" table:style-name="ce1">
            <text:p>DHL Parcel UK Limited</text:p>
          </table:table-cell>
          <table:table-cell office:value-type="string" table:style-name="ce1">
            <text:p>Compliant and timely billing of Customer.</text:p>
          </table:table-cell>
          <table:table-cell office:value-type="string" table:style-name="ce1">
            <text:p>98.0% to 100%</text:p>
          </table:table-cell>
          <table:table-cell office:value-type="string" table:style-name="ce1">
            <text:p>Requires Improvemen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Postal Services - Bulk Mail</text:p>
          </table:table-cell>
          <table:table-cell office:value-type="string" table:style-name="ce1">
            <text:p>DHL Parcel UK Limited</text:p>
          </table:table-cell>
          <table:table-cell office:value-type="string" table:style-name="ce1">
            <text:p>On time and accurate mailing collection.</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Health</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Claimant satisfaction rate</text:p>
          </table:table-cell>
          <table:table-cell office:value-type="string" table:style-name="ce1">
            <text:p>92%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Health</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The number of Work Capability Assessments completed on an annual basis</text:p>
          </table:table-cell>
          <table:table-cell office:value-type="string" table:style-name="ce1">
            <text:p>760,000 annual face to face assessments</text:p>
          </table:table-cell>
          <table:table-cell office:value-type="string" table:style-name="ce1">
            <text:p>Other - Consider returned</text:p>
          </table:table-cell>
          <table:table-cell office:value-type="string" table:style-name="ce1">
            <text:p>Suspended due to impact of COVID. KPI description being reviewed.<text:s/></text:p>
          </table:table-cell>
          <table:table-cell table:number-columns-repeated="16375"/>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Health</text:p>
          </table:table-cell>
          <table:table-cell office:value-type="string" table:style-name="ce1">
            <text:p>Health &amp; Disability Assessment Services (Provision of health and disability assessments)</text:p>
          </table:table-cell>
          <table:table-cell office:value-type="string" table:style-name="ce1">
            <text:p>Maximus UK Services Limited</text:p>
          </table:table-cell>
          <table:table-cell office:value-type="string" table:style-name="ce1">
            <text:p>Work Capability Assessment reports for each rolling 3 month period</text:p>
          </table:table-cell>
          <table:table-cell office:value-type="string" table:style-name="ce1">
            <text:p>95%</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Digital</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ontact Center Service Availability - Outbound Agents (Service shall be measured 07:00 – 21:00 Monday – Friday (excluding Bank Holidays), 07:00 – 17:15 Saturdays, Sundays and Bank Holidays)</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Digital</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ontact Centre service availability of voice agent (Service shall be measured 07:00 – 21:00 Monday – Friday (excluding Bank Holidays), 07:00 – 17:15 Saturdays, Sundays and Bank Holiday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Digital</text:p>
          </table:table-cell>
          <table:table-cell office:value-type="string" table:style-name="ce1">
            <text:p>PSN contact centre services (Public Services Network)</text:p>
          </table:table-cell>
          <table:table-cell office:value-type="string" table:style-name="ce1">
            <text:p>BT plc</text:p>
          </table:table-cell>
          <table:table-cell office:value-type="string" table:style-name="ce1">
            <text:p>Customer Interaction Service Availability</text:p>
          </table:table-cell>
          <table:table-cell office:value-type="string" table:style-name="ce1">
            <text:p>99.99% availabilit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Accurate Financial Processing - Money transfers from the Supplier to DWP are processed at the right time and for the correct amount.</text:p>
          </table:table-cell>
          <table:table-cell office:value-type="string" table:style-name="ce1">
            <text:p>Zero failur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Media or Parliamentary Interest - Case reports provided by the Supplier within 24 hours of DWP request (or longer if specified by DWP). KPI subject to 10 requests for a case report per service period.</text:p>
          </table:table-cell>
          <table:table-cell office:value-type="string" table:style-name="ce1">
            <text:p>Zero failur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DWP Call off From Debt Market Integrator (DMI) Framework</text:p>
          </table:table-cell>
          <table:table-cell office:value-type="string" table:style-name="ce1">
            <text:p>Indesser</text:p>
          </table:table-cell>
          <table:table-cell office:value-type="string" table:style-name="ce1">
            <text:p>Urgent Cases - Percentage of urgent cases, over a 12 month rolling period, where recovery action is ceased by the Supplier by the end of the following Working Day after 3pm receipt of <text:s text:c="2"/>DWP notification to stop/suspend recover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states</text:p>
          </table:table-cell>
          <table:table-cell office:value-type="string" table:style-name="ce1">
            <text:p>DWP Estates Supply Chain Integrator Services (Acting impartially to ensure DWPs Estates supply chain is managed effectively and efficiently)</text:p>
          </table:table-cell>
          <table:table-cell office:value-type="string" table:style-name="ce1">
            <text:p>Sodexo</text:p>
          </table:table-cell>
          <table:table-cell office:value-type="string" table:style-name="ce1">
            <text:p>Management of Statutory Testing (As per agreed plan with DWP estates integrator)</text:p>
          </table:table-cell>
          <table:table-cell office:value-type="string" table:style-name="ce1">
            <text:p>95% and above complian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states</text:p>
          </table:table-cell>
          <table:table-cell office:value-type="string" table:style-name="ce1">
            <text:p>DWP Estates Supply Chain Integrator Services (Acting impartially to ensure DWPs Estates supply chain is managed effectively and efficiently)</text:p>
          </table:table-cell>
          <table:table-cell office:value-type="string" table:style-name="ce1">
            <text:p>Sodexo</text:p>
          </table:table-cell>
          <table:table-cell office:value-type="string" table:style-name="ce1">
            <text:p>Management of the Asset Register (Following life cycle or remedial work the asset register is update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states</text:p>
          </table:table-cell>
          <table:table-cell office:value-type="string" table:style-name="ce1">
            <text:p>DWP Estates Supply Chain Integrator Services (Acting impartially to ensure DWPs Estates supply chain is managed effectively and efficiently)</text:p>
          </table:table-cell>
          <table:table-cell office:value-type="string" table:style-name="ce1">
            <text:p>Sodexo</text:p>
          </table:table-cell>
          <table:table-cell office:value-type="string" table:style-name="ce1">
            <text:p>Management of the authorities supply member responsible for <text:s/>facilities management (DWP are the authority, Sodexo are the management integrator, managing supply chain which provide estate services to DWP)</text:p>
          </table:table-cell>
          <table:table-cell office:value-type="string" table:style-name="ce1">
            <text:p>98.10% -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Accurately index all scanned documents with the National Insurance Number or other relevant referenc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Bankable documents processed on the day of receipt for banking and are ready for collection by the Authority's nominated carrier.</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Document and Data Management Service (Provision of mail opening, scanning and indexing/filing services)</text:p>
          </table:table-cell>
          <table:table-cell office:value-type="string" table:style-name="ce1">
            <text:p>Engie</text:p>
          </table:table-cell>
          <table:table-cell office:value-type="string" table:style-name="ce1">
            <text:p>Scanned and indexed images shall be issued to the Authority’s appropriate systems</text:p>
          </table:table-cell>
          <table:table-cell office:value-type="string" table:style-name="ce1">
            <text:p>100% of the agreed daily flow <text:s/>and 100% of the resulting scanned and indexed images shall be issued to the Authority’s appropriate systems by 17:00 dail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stat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Planned Preventative Maintenance tasks delivered to scheduled dates (Plan agreed with DWP)</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stat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Reactive response and completion times for cleaning and pest control</text:p>
          </table:table-cell>
          <table:table-cell office:value-type="string" table:style-name="ce1">
            <text:p>93.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states</text:p>
          </table:table-cell>
          <table:table-cell office:value-type="string" table:style-name="ce1">
            <text:p>Provision of Total Facilities Management Services (Provision of building and asset management)</text:p>
          </table:table-cell>
          <table:table-cell office:value-type="string" table:style-name="ce1">
            <text:p>Mitie FM Ltd</text:p>
          </table:table-cell>
          <table:table-cell office:value-type="string" table:style-name="ce1">
            <text:p>Response and completion times for reactive calls responded to within timescales</text:p>
          </table:table-cell>
          <table:table-cell office:value-type="string" table:style-name="ce1">
            <text:p>93.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1: North West, North East and England (Assessments of entitlement to personal independence payment benefits)</text:p>
          </table:table-cell>
          <table:table-cell office:value-type="string" table:style-name="ce1">
            <text:p>Atos IT Services UK Limited</text:p>
          </table:table-cell>
          <table:table-cell office:value-type="string" table:style-name="ce1">
            <text:p>Assessments completed within an average actual clearance time</text:p>
          </table:table-cell>
          <table:table-cell office:value-type="string" table:style-name="ce1">
            <text:p>Less than 35.05 days</text:p>
          </table:table-cell>
          <table:table-cell office:value-type="string" table:style-name="ce1">
            <text:p>Other - Consider returned</text:p>
          </table:table-cell>
          <table:table-cell office:value-type="string" table:style-name="ce1">
            <text:p>Suspended due to impact of COVID, to be reinstated at a future date</text:p>
          </table:table-cell>
          <table:table-cell table:number-columns-repeated="16375"/>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1: North West, North East and England (Assessments of entitlement to personal independence payment benefits)</text:p>
          </table:table-cell>
          <table:table-cell office:value-type="string" table:style-name="ce1">
            <text:p>Atos IT Services UK Limite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1: North West, North East and England (Assessments of entitlement to personal independence payment benefits)</text:p>
          </table:table-cell>
          <table:table-cell office:value-type="string" table:style-name="ce1">
            <text:p>Atos IT Services UK Limited</text:p>
          </table:table-cell>
          <table:table-cell office:value-type="string" table:style-name="ce1">
            <text:p>Unacceptable grade PIP assessment following audit</text:p>
          </table:table-cell>
          <table:table-cell office:value-type="string" table:style-name="ce1">
            <text:p>Less than 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Assessment Service Lot 2: Central England and Wales (Assessments of entitlement to personal independence payment benefits)</text:p>
          </table:table-cell>
          <table:table-cell office:value-type="string" table:style-name="ce1">
            <text:p>Capita Business Services Ltd</text:p>
          </table:table-cell>
          <table:table-cell office:value-type="string" table:style-name="ce1">
            <text:p>Assessments completed within an average actual clearance time</text:p>
          </table:table-cell>
          <table:table-cell office:value-type="string" table:style-name="ce1">
            <text:p>Less than 35.05 days</text:p>
          </table:table-cell>
          <table:table-cell office:value-type="string" table:style-name="ce1">
            <text:p>Other - Consider returned</text:p>
          </table:table-cell>
          <table:table-cell office:value-type="string" table:style-name="ce1">
            <text:p>Suspended due to impact of COVID, to be reinstated at a future date</text:p>
          </table:table-cell>
          <table:table-cell table:number-columns-repeated="16375"/>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Assessment Service Lot 2: Central England and Wales (Assessments of entitlement to personal independence payment benefits)</text:p>
          </table:table-cell>
          <table:table-cell office:value-type="string" table:style-name="ce1">
            <text:p>Capita Business Services Lt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Assessment Service Lot 2: Central England and Wales (Assessments of entitlement to personal independence payment benefits)</text:p>
          </table:table-cell>
          <table:table-cell office:value-type="string" table:style-name="ce1">
            <text:p>Capita Business Services Ltd</text:p>
          </table:table-cell>
          <table:table-cell office:value-type="string" table:style-name="ce1">
            <text:p>Unacceptable grade PIP assessment following audit</text:p>
          </table:table-cell>
          <table:table-cell office:value-type="string" table:style-name="ce1">
            <text:p>Less than 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3: London, South (Assessments of entitlement to personal independence payment benefits)</text:p>
          </table:table-cell>
          <table:table-cell office:value-type="string" table:style-name="ce1">
            <text:p>Atos IT Services UK Limited</text:p>
          </table:table-cell>
          <table:table-cell office:value-type="string" table:style-name="ce1">
            <text:p>Assessments completed within an average actual clearance time</text:p>
          </table:table-cell>
          <table:table-cell office:value-type="string" table:style-name="ce1">
            <text:p>Less than 35.05 days</text:p>
          </table:table-cell>
          <table:table-cell office:value-type="string" table:style-name="ce1">
            <text:p>Other - Consider returned</text:p>
          </table:table-cell>
          <table:table-cell office:value-type="string" table:style-name="ce1">
            <text:p>Suspended due to impact of COVID, to be reinstated at a future date</text:p>
          </table:table-cell>
          <table:table-cell table:number-columns-repeated="16375"/>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3: London, South (Assessments of entitlement to personal independence payment benefits)</text:p>
          </table:table-cell>
          <table:table-cell office:value-type="string" table:style-name="ce1">
            <text:p>Atos IT Services UK Limited</text:p>
          </table:table-cell>
          <table:table-cell office:value-type="string" table:style-name="ce1">
            <text:p>The claimant satisfaction rate</text:p>
          </table:table-cell>
          <table:table-cell office:value-type="string" table:style-name="ce1">
            <text:p>More than 90% via telephone surve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Health</text:p>
          </table:table-cell>
          <table:table-cell office:value-type="string" table:style-name="ce1">
            <text:p>Personal Independence Payment (PIP) Lot 3: London, South (Assessments of entitlement to personal independence payment benefits)</text:p>
          </table:table-cell>
          <table:table-cell office:value-type="string" table:style-name="ce1">
            <text:p>Atos IT Services UK Limited</text:p>
          </table:table-cell>
          <table:table-cell office:value-type="string" table:style-name="ce1">
            <text:p>Unacceptable grade PIP assessment following audit</text:p>
          </table:table-cell>
          <table:table-cell office:value-type="string" table:style-name="ce1">
            <text:p>Less than 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1</text:p>
          </table:table-cell>
          <table:table-cell office:value-type="string" table:style-name="ce1">
            <text:p>Shaw Trust</text:p>
          </table:table-cell>
          <table:table-cell office:value-type="string" table:style-name="ce1">
            <text:p>Participant Start CSS – WHP JETS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1</text:p>
          </table:table-cell>
          <table:table-cell office:value-type="string" table:style-name="ce1">
            <text:p>Shaw Trust</text:p>
          </table:table-cell>
          <table:table-cell office:value-type="string" table:style-name="ce1">
            <text:p>Participant Start CSS – WHP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1</text:p>
          </table:table-cell>
          <table:table-cell office:value-type="string" table:style-name="ce1">
            <text:p>Shaw Trust</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Requires Improvemen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2</text:p>
          </table:table-cell>
          <table:table-cell office:value-type="string" table:style-name="ce1">
            <text:p>Reed in Partnership</text:p>
          </table:table-cell>
          <table:table-cell office:value-type="string" table:style-name="ce1">
            <text:p>Participant Start CSS – WHP JETS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2</text:p>
          </table:table-cell>
          <table:table-cell office:value-type="string" table:style-name="ce1">
            <text:p>Reed in Partnership</text:p>
          </table:table-cell>
          <table:table-cell office:value-type="string" table:style-name="ce1">
            <text:p>Participant Start CSS – WHP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2</text:p>
          </table:table-cell>
          <table:table-cell office:value-type="string" table:style-name="ce1">
            <text:p>Reed in Partnership</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3</text:p>
          </table:table-cell>
          <table:table-cell office:value-type="string" table:style-name="ce1">
            <text:p>Ingeus UK Ltd</text:p>
          </table:table-cell>
          <table:table-cell office:value-type="string" table:style-name="ce1">
            <text:p>Participant Start CSS – WHP JETS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3</text:p>
          </table:table-cell>
          <table:table-cell office:value-type="string" table:style-name="ce1">
            <text:p>Ingeus UK Ltd</text:p>
          </table:table-cell>
          <table:table-cell office:value-type="string" table:style-name="ce1">
            <text:p>Participant Start CSS – WHP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3</text:p>
          </table:table-cell>
          <table:table-cell office:value-type="string" table:style-name="ce1">
            <text:p>Ingeus UK Lt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4</text:p>
          </table:table-cell>
          <table:table-cell office:value-type="string" table:style-name="ce1">
            <text:p>Seetec Plus ltd</text:p>
          </table:table-cell>
          <table:table-cell office:value-type="string" table:style-name="ce1">
            <text:p>Participant Start CSS – WHP JETS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4</text:p>
          </table:table-cell>
          <table:table-cell office:value-type="string" table:style-name="ce1">
            <text:p>Seetec Plus ltd</text:p>
          </table:table-cell>
          <table:table-cell office:value-type="string" table:style-name="ce1">
            <text:p>Participant Start CSS – WHP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4</text:p>
          </table:table-cell>
          <table:table-cell office:value-type="string" table:style-name="ce1">
            <text:p>Seetec Plus lt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5</text:p>
          </table:table-cell>
          <table:table-cell office:value-type="string" table:style-name="ce1">
            <text:p>Shaw Trust</text:p>
          </table:table-cell>
          <table:table-cell office:value-type="string" table:style-name="ce1">
            <text:p>Participant Start CSS – WHP JETS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5</text:p>
          </table:table-cell>
          <table:table-cell office:value-type="string" table:style-name="ce1">
            <text:p>Shaw Trust</text:p>
          </table:table-cell>
          <table:table-cell office:value-type="string" table:style-name="ce1">
            <text:p>Participant Start CSS – WHP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5</text:p>
          </table:table-cell>
          <table:table-cell office:value-type="string" table:style-name="ce1">
            <text:p>Shaw Trust</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6</text:p>
          </table:table-cell>
          <table:table-cell office:value-type="string" table:style-name="ce1">
            <text:p>Maximus UK Services ltd</text:p>
          </table:table-cell>
          <table:table-cell office:value-type="string" table:style-name="ce1">
            <text:p>Participant Start CSS – WHP JETS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6</text:p>
          </table:table-cell>
          <table:table-cell office:value-type="string" table:style-name="ce1">
            <text:p>Maximus UK Services ltd</text:p>
          </table:table-cell>
          <table:table-cell office:value-type="string" table:style-name="ce1">
            <text:p>Participant Start CSS – WHP Participant Start Customer Service Standard - The Contractor and potential Participant will undertake the initial appointment within 15 Working Days of the Contractor receiving the Referral.</text:p>
          </table:table-cell>
          <table:table-cell office:value-type="string" table:style-name="ce1">
            <text:p>Above 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mployment</text:p>
          </table:table-cell>
          <table:table-cell office:value-type="string" table:style-name="ce1">
            <text:p>Work + Health Programme CPA 6</text:p>
          </table:table-cell>
          <table:table-cell office:value-type="string" table:style-name="ce1">
            <text:p>Maximus UK Services ltd</text:p>
          </table:table-cell>
          <table:table-cell office:value-type="string" table:style-name="ce1">
            <text:p>Prompt Payment - Performance against the Provider’s compliance to pay any undisputed sums which are due from it to a Sub-contractor within 30 days from the receipt of a valid invoice.</text:p>
          </table:table-cell>
          <table:table-cell office:value-type="string" table:style-name="ce1">
            <text:p>Above 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 Package A <text:s text:c="21"/>(Contact Centre Services for Pensions, winter fuel, and job seeker allowance claims)</text:p>
          </table:table-cell>
          <table:table-cell office:value-type="string" table:style-name="ce1">
            <text:p>G4S</text:p>
          </table:table-cell>
          <table:table-cell office:value-type="string" table:style-name="ce1">
            <text:p>Percentage of all calls answered that are offered to the queue (Refer to annex 1 service level 2 of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 Package A <text:s text:c="21"/>(Contact Centre Services for Pensions, winter fuel, and job seeker allowance claims)</text:p>
          </table:table-cell>
          <table:table-cell office:value-type="string" table:style-name="ce1">
            <text:p>G4S</text:p>
          </table:table-cell>
          <table:table-cell office:value-type="string" table:style-name="ce1">
            <text:p>Quality of calls (2 x live calls per agent are checked per month against DWP script/checklist)</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 Package A <text:s text:c="21"/>(Contact Centre Services for Pensions, winter fuel, and job seeker allowance claims)</text:p>
          </table:table-cell>
          <table:table-cell office:value-type="string" table:style-name="ce1">
            <text:p>G4S</text:p>
          </table:table-cell>
          <table:table-cell office:value-type="string" table:style-name="ce1">
            <text:p>Supplier Telephony Infrastructure available during DWP operational hours</text:p>
          </table:table-cell>
          <table:table-cell office:value-type="string" table:style-name="ce1">
            <text:p>99.96% to 100%</text:p>
          </table:table-cell>
          <table:table-cell office:value-type="string" table:style-name="ce1">
            <text:p>Requires Improvemen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 Package B <text:s text:c="16"/>(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1">
            <text:p>Serco Limited</text:p>
          </table:table-cell>
          <table:table-cell office:value-type="string" table:style-name="ce1">
            <text:p>Percentage of all calls answered that are offered to the queue (Refer to annex 1 service level 2 of the contract)</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 Package B <text:s text:c="16"/>(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1">
            <text:p>Serco Limited</text:p>
          </table:table-cell>
          <table:table-cell office:value-type="string" table:style-name="ce1">
            <text:p>Quality of calls (2 x live calls per agent are checked per month against DWP script/checklist)</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Corporate Services</text:p>
          </table:table-cell>
          <table:table-cell office:value-type="string" table:style-name="ce1">
            <text:p>Contact Centre Services – Package B <text:s text:c="16"/>(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1">
            <text:p>Serco Limited</text:p>
          </table:table-cell>
          <table:table-cell office:value-type="string" table:style-name="ce1">
            <text:p>Supplier Telephony Infrastructure available during DWP operational hours</text:p>
          </table:table-cell>
          <table:table-cell office:value-type="string" table:style-name="ce1">
            <text:p>99.96% to 100%</text:p>
          </table:table-cell>
          <table:table-cell office:value-type="string" table:style-name="ce1">
            <text:p>Requires Improvemen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Digital</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MFD - Prioritised incidents (SEV1/2/3/4#) resolved within contractual timescales (severity ratings are scored independentl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Digital</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Reprographic jobs completed and dispatched within 24 hours / 72 hours <text:s/>from receipt of job by the Contractor (2 KPIs combined for Reprographics)</text:p>
          </table:table-cell>
          <table:table-cell office:value-type="string" table:style-name="ce1">
            <text:p>99.5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Digital</text:p>
          </table:table-cell>
          <table:table-cell office:value-type="string" table:style-name="ce1">
            <text:p>Multi-Functional Device &amp; Reprographic Service</text:p>
          </table:table-cell>
          <table:table-cell office:value-type="string" table:style-name="ce1">
            <text:p>Xerox UK Limited</text:p>
          </table:table-cell>
          <table:table-cell office:value-type="string" table:style-name="ce1">
            <text:p>Reprographic jobs to meet quality standard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states</text:p>
          </table:table-cell>
          <table:table-cell office:value-type="string" table:style-name="ce1">
            <text:p>The Life Systems Services Agreement</text:p>
          </table:table-cell>
          <table:table-cell office:value-type="string" table:style-name="ce1">
            <text:p>NG Bailey Facilities Services Limited</text:p>
          </table:table-cell>
          <table:table-cell office:value-type="string" table:style-name="ce1">
            <text:p>The number of inspection and certification visits that have the relevant documentation uploaded to the Authority CAFM System within the target times set out in Schedule 2.1 3.5</text:p>
          </table:table-cell>
          <table:table-cell office:value-type="string" table:style-name="ce1">
            <text:p>99%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states</text:p>
          </table:table-cell>
          <table:table-cell office:value-type="string" table:style-name="ce1">
            <text:p>The Life Systems Services Agreement</text:p>
          </table:table-cell>
          <table:table-cell office:value-type="string" table:style-name="ce1">
            <text:p>NG Bailey Facilities Services Limited</text:p>
          </table:table-cell>
          <table:table-cell office:value-type="string" table:style-name="ce1">
            <text:p>The number of inspection visits conducted before or within three working days of the due date on the relevant PPM Plan</text:p>
          </table:table-cell>
          <table:table-cell office:value-type="string" table:style-name="ce1">
            <text:p>99%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WP</text:p>
          </table:table-cell>
          <table:table-cell office:value-type="string" table:style-name="ce1">
            <text:p>Estates</text:p>
          </table:table-cell>
          <table:table-cell office:value-type="string" table:style-name="ce1">
            <text:p>The Life Systems Services Agreement</text:p>
          </table:table-cell>
          <table:table-cell office:value-type="string" table:style-name="ce1">
            <text:p>NG Bailey Facilities Services Limited</text:p>
          </table:table-cell>
          <table:table-cell office:value-type="string" table:style-name="ce1">
            <text:p>The number of Remedial Works tasks that have achieved completion within three working days following the due date on the relevant Remedial Work Programme</text:p>
          </table:table-cell>
          <table:table-cell office:value-type="string" table:style-name="ce1">
            <text:p>99%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Girls' Educaton Challenge Phase 2b (GEC2b)</text:p>
          </table:table-cell>
          <table:table-cell office:value-type="string" table:style-name="ce1">
            <text:p>Pricewaterhousecooper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766/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Support to Africa-Led Movements to End Female Genital Mutilation (FGM): Technical Support</text:p>
          </table:table-cell>
          <table:table-cell office:value-type="string" table:style-name="ce1">
            <text:p>Options Consultancy</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768/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Improving Agriculture and Rural Markets in Northern Nigeria</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2098/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School Construction &amp; Rehabilitation Components</text:p>
          </table:table-cell>
          <table:table-cell office:value-type="string" table:style-name="ce1">
            <text:p>IMC Worldwide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2328/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Imp. Research for Scaling-Up of Integrated NTD Control Initiatives</text:p>
          </table:table-cell>
          <table:table-cell office:value-type="string" table:style-name="ce1">
            <text:p>Liverpool School of Tropical Medicine</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3089/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Management of the Flexible Facility for the Private Sector Development Programme in DRC</text:p>
          </table:table-cell>
          <table:table-cell office:value-type="string" table:style-name="ce1">
            <text:p>Pricewaterhousecooper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3161/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1.Quality of deliverables and alignment of project outputs to project need.<text:s/></text:p>
            <text:p/>
            <text:p>Scoring: In the last 6 months, supplier has completed deliverables to a high standard and aligned with project need?</text:p>
          </table:table-cell>
          <table:table-cell office:value-type="string" table:style-name="ce1">
            <text:p>3-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2. Timeliness of milestone deliverables of the RISE Directorate<text:s/></text:p>
            <text:p/>
            <text:p>Scoring: In the last 6 months has the supplier achieved the agreed deliverables to the agreed timescale? (Wording from FCDO Supplier Scorecard)</text:p>
          </table:table-cell>
          <table:table-cell office:value-type="string" table:style-name="ce1">
            <text:p>3-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Programme Directorate for the Effective Education Systems Research Programme (RISE)</text:p>
          </table:table-cell>
          <table:table-cell office:value-type="string" table:style-name="ce1">
            <text:p>Oxford Policy Management</text:p>
          </table:table-cell>
          <table:table-cell office:value-type="string" table:style-name="ce1">
            <text:p>3. Supplier proactively promotes innovation in programme</text:p>
            <text:p/>
            <text:p>Scoring: Over the performance period, has the supply partner demonstrated that they are providing value (through efficiency and effectiveness) and innovation (by presenting new ideas or solutions to existing problems) in their delivery? (Wording from FCDO Supplier Scorecard)</text:p>
          </table:table-cell>
          <table:table-cell office:value-type="string" table:style-name="ce1">
            <text:p>3-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Accelerating Private and Public Investment and Infrastructure in Nepal - (AIIN)</text:p>
          </table:table-cell>
          <table:table-cell office:value-type="string" table:style-name="ce1">
            <text:p>IMC Worldwide Ltd</text:p>
          </table:table-cell>
          <table:table-cell office:value-type="string" table:style-name="ce1">
            <text:p>See comment</text:p>
          </table:table-cell>
          <table:table-cell office:value-type="string" table:style-name="ce1">
            <text:p>See comment</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3427/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Improved Governance and Accountability in the Education Sector in Democratic Republic of Congo</text:p>
          </table:table-cell>
          <table:table-cell office:value-type="string" table:style-name="ce1">
            <text:p>Mott Macdonald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3154/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Investments in Forests and Sustainable Land Use</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2745/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Public Sector Accountability and Governance Programme - Lot 1 - Accountable, Capable and Responsive Government</text:p>
          </table:table-cell>
          <table:table-cell office:value-type="string" table:style-name="ce1">
            <text:p>DAI Global UK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822/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UK Aid Direct - Fund Manager</text:p>
          </table:table-cell>
          <table:table-cell office:value-type="string" table:style-name="ce1">
            <text:p>Mannion Daniels Limited</text:p>
          </table:table-cell>
          <table:table-cell office:value-type="string" table:style-name="ce1">
            <text:p>Effective and Efficient Grant Management: 90% of eligible disbursements to grant holders completed within five working days of receiving funds from the FCDO, enabling projects to continue planned implementation</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UK Aid Direct - Fund Manager</text:p>
          </table:table-cell>
          <table:table-cell office:value-type="string" table:style-name="ce1">
            <text:p>Mannion Daniels Limited</text:p>
          </table:table-cell>
          <table:table-cell office:value-type="string" table:style-name="ce1">
            <text:p>Effective capacity development and learning across the fund: 80% of grant holder participants agree or strongly agree that learning and capacity building sessions run by the fund are useful</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UK Aid Direct - Fund Manager</text:p>
          </table:table-cell>
          <table:table-cell office:value-type="string" table:style-name="ce1">
            <text:p>Mannion Daniels Limited</text:p>
          </table:table-cell>
          <table:table-cell office:value-type="string" table:style-name="ce1">
            <text:p>Grant Performance to Deliver Results: 70% of grants are demonstrating effective progress towards their outcomes by being assessed as ‘on track’/’A’ or above in quarterly/annual reporting</text:p>
          </table:table-cell>
          <table:table-cell office:value-type="string" table:style-name="ce1">
            <text:p>&gt;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Fund Manager and Technical Assistance for the Somalia Stability Fund II</text:p>
          </table:table-cell>
          <table:table-cell office:value-type="string" table:style-name="ce1">
            <text:p>Adam Smith International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068/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Support to the Establishment of Public financial Management system in the Emerging Federal Member States</text:p>
          </table:table-cell>
          <table:table-cell office:value-type="string" table:style-name="ce1">
            <text:p>Adam Smith International</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 https://devtracker.fcdo.gov.uk/projects/GB-1-205065/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Democratic Republic of Congo (DRC) Decision Support Unit</text:p>
          </table:table-cell>
          <table:table-cell office:value-type="string" table:style-name="ce1">
            <text:p>Oxford Policy Manage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3161/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Public Sector Accountability and Governance Programme - Lot 2 - Engaged Citizens Programme</text:p>
          </table:table-cell>
          <table:table-cell office:value-type="string" table:style-name="ce1">
            <text:p>Palladium International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822/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Sierra Leone Secondary Education Improvement Programme (SSEIP)</text:p>
          </table:table-cell>
          <table:table-cell office:value-type="string" table:style-name="ce1">
            <text:p>Mott Macdonald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234/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Managing Agent for Somaliland Development Fund Phase II</text:p>
          </table:table-cell>
          <table:table-cell office:value-type="string" table:style-name="ce1">
            <text:p>BMB Mott Macdonal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368/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Adherence to schedule:</text:p>
            <text:p>i) CHASE: Provision of capability to deploy right resources and expertise within agreed timeframe to Country Offices.</text:p>
            <text:p>ii) Stabilistion Unit: Efficiency of Deployments. Measured as number of deployments delayed by factors within Palladium control.</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Deliverable quality: Agreed and defined deliverables are completed with a high level of quality, professionalism, and attention to detail</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Humanitarian Emergency Response Operations and Stabilisation Programme (HEROS)</text:p>
          </table:table-cell>
          <table:table-cell office:value-type="string" table:style-name="ce1">
            <text:p>Palladium International Limited</text:p>
          </table:table-cell>
          <table:table-cell office:value-type="string" table:style-name="ce1">
            <text:p>Responsiveness: Degree to which the supply partner's management team quickly responds and adapts to changing contexts or requests</text:p>
          </table:table-cell>
          <table:table-cell office:value-type="string" table:style-name="ce1">
            <text:p>Score of 4 or higher on KPI scoring matrix</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Managing Agent for the Sustainable Urban Economic Development Programme (SUED) Kenya</text:p>
          </table:table-cell>
          <table:table-cell office:value-type="string" table:style-name="ce1">
            <text:p>Tetra Tech International Develop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338/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Burma Humanitarian And Resilience Programme (HARP) - Facility Manager</text:p>
          </table:table-cell>
          <table:table-cell office:value-type="string" table:style-name="ce1">
            <text:p>Crown Agents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196/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South Sudan Health Pooled Fund Phase 3</text:p>
          </table:table-cell>
          <table:table-cell office:value-type="string" table:style-name="ce1">
            <text:p>Crown Agents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427/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Women's Integrated Sexual Health (WISH) Lot 1</text:p>
          </table:table-cell>
          <table:table-cell office:value-type="string" table:style-name="ce1">
            <text:p>MSI Reproductive Choices (MSI)</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241/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Manufacturing Africa</text:p>
          </table:table-cell>
          <table:table-cell office:value-type="string" table:style-name="ce1">
            <text:p>McKinsey Development Partner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226/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Scaling Up Family Planning in Tanzania Lot 1</text:p>
          </table:table-cell>
          <table:table-cell office:value-type="string" table:style-name="ce1">
            <text:p>MSI Reproductive Choices (MSI)</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415/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UK Aid Match II</text:p>
          </table:table-cell>
          <table:table-cell office:value-type="string" table:style-name="ce1">
            <text:p>Mannion Daniels Limited</text:p>
          </table:table-cell>
          <table:table-cell office:value-type="string" table:style-name="ce1">
            <text:p>Effective and Efficient Grant Management: 90% of eligible disbursements to grant holders completed within five working days of receiving funds from the FCDO, enabling projects to continue planned implementation</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UK Aid Match II</text:p>
          </table:table-cell>
          <table:table-cell office:value-type="string" table:style-name="ce1">
            <text:p>Mannion Daniels Limited</text:p>
          </table:table-cell>
          <table:table-cell office:value-type="string" table:style-name="ce1">
            <text:p>Effective sharing of lessons across the fund: 80% of grant holder participants agree or strongly agree that learning sessions run by the fund are useful</text:p>
          </table:table-cell>
          <table:table-cell office:value-type="string" table:style-name="ce1">
            <text:p>&gt;8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UK Aid Match II</text:p>
          </table:table-cell>
          <table:table-cell office:value-type="string" table:style-name="ce1">
            <text:p>Mannion Daniels Limited</text:p>
          </table:table-cell>
          <table:table-cell office:value-type="string" table:style-name="ce1">
            <text:p>Grant Performance to Deliver Results: 60% of grants are demonstrating effective progress towards their outcomes by being assessed as ‘on track’/’A’ or above in quarterly/annual/final reporting</text:p>
          </table:table-cell>
          <table:table-cell office:value-type="string" table:style-name="ce1">
            <text:p>&gt;6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LINKS – Powering Economic Growth in Northern Nigeria</text:p>
          </table:table-cell>
          <table:table-cell office:value-type="string" table:style-name="ce1">
            <text:p>Tetra Tech International Develop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028/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Women's Integrated Sexual Health (WISH) Lot 2</text:p>
          </table:table-cell>
          <table:table-cell office:value-type="string" table:style-name="ce1">
            <text:p>International Planned Parenthood Federation</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241/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International Growth Centre phase 3 (IGC3)</text:p>
          </table:table-cell>
          <table:table-cell office:value-type="string" table:style-name="ce1">
            <text:p>London School Of Economics And Political Science</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5219/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Girls’ Education South Sudan phase 2 (GESS2)</text:p>
          </table:table-cell>
          <table:table-cell office:value-type="string" table:style-name="ce1">
            <text:p>Mott Macdonald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449/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United Kingdom Nigeria Infrastructure Advisory Facility (UKNIAF) infrastructure improvement works</text:p>
          </table:table-cell>
          <table:table-cell office:value-type="string" table:style-name="ce1">
            <text:p>Tetra Tech International Development</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274/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Myanmar UK Partnership for Education (MUPE) Lot 1 - Towards Results in Education and English</text:p>
          </table:table-cell>
          <table:table-cell office:value-type="string" table:style-name="ce1">
            <text:p>British Council</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1-204193/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Invest Salone</text:p>
          </table:table-cell>
          <table:table-cell office:value-type="string" table:style-name="ce1">
            <text:p>Nathan Associates</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601/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Support to the Health System in DRC Programme (Appui au Systeme de Sante en RDC (ASSR)</text:p>
          </table:table-cell>
          <table:table-cell office:value-type="string" table:style-name="ce1">
            <text:p>IMA World Health</text:p>
          </table:table-cell>
          <table:table-cell office:value-type="string" table:style-name="ce1">
            <text:p>Number of children under 1 year of age that have received the measles vaccin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Support to the Health System in DRC Programme (Appui au Systeme de Sante en RDC (ASSR)</text:p>
          </table:table-cell>
          <table:table-cell office:value-type="string" table:style-name="ce1">
            <text:p>IMA World Health</text:p>
          </table:table-cell>
          <table:table-cell office:value-type="string" table:style-name="ce1">
            <text:p>Number of couple years of protection (CYPs) achieved through the provision of family planning servic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Support to the Health System in DRC Programme (Appui au Systeme de Sante en RDC (ASSR)</text:p>
          </table:table-cell>
          <table:table-cell office:value-type="string" table:style-name="ce1">
            <text:p>IMA World Health</text:p>
          </table:table-cell>
          <table:table-cell office:value-type="string" table:style-name="ce1">
            <text:p>Number of pregnant women who received three doses of IPT while attending antenatal car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Lafiya Contract: UK Support for Health in Nigeria</text:p>
          </table:table-cell>
          <table:table-cell office:value-type="string" table:style-name="ce1">
            <text:p>Palladium International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495/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Scaling Up Family Planning in Tanzania Lot 2</text:p>
          </table:table-cell>
          <table:table-cell office:value-type="string" table:style-name="ce1">
            <text:p>EngenderHealth</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Programme performance ‘Annual Review’ data is published on https://devtracker.fcdo.gov.uk/. The reporting on Development Tracker is updated outside of the schedule of KPI reporting :https://devtracker.fcdo.gov.uk/projects/GB-GOV-1-300415/documen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Complaints Process (% of complaints handled in accordance with agreed process and timing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Critical Care &amp; Complex Casework (critical cases notified to relevant PAG within 24 hours, onward referrals actioned within 72 working hours, users receiving regular updates on referral progress as per agreed timeline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One HMG Healthcare Contract</text:p>
          </table:table-cell>
          <table:table-cell office:value-type="string" table:style-name="ce1">
            <text:p>Healix International Limited</text:p>
          </table:table-cell>
          <table:table-cell office:value-type="string" table:style-name="ce1">
            <text:p>Medical Intelligence</text:p>
          </table:table-cell>
          <table:table-cell office:value-type="string" table:style-name="ce1">
            <text:p>95%</text:p>
          </table:table-cell>
          <table:table-cell office:value-type="string" table:style-name="ce1">
            <text:p>Good</text:p>
          </table:table-cell>
          <table:table-cell office:value-type="string" table:style-name="ce1">
            <text:p>The detail of the Medical intelligence KPI (KPID43) has not been fully agreed within the new contract. <text:s/>Overall satisfaction surveys (a former published KPI) remain high at 99% and 94% for Quarter of Apr - Jun 2021) - KPI is 85%</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At least 10 ISF officers or NCOs trained/mentored per quarter on new processes for public order</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At least 2 trainings, seminars or workshops per month with the HRD on accepting feedback from the public, allegations of human rights violations and/or tracking human rights recommendat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CSSF Lebanon: British Policing Support Programme</text:p>
          </table:table-cell>
          <table:table-cell office:value-type="string" table:style-name="ce1">
            <text:p>Siren Associates Ltd</text:p>
          </table:table-cell>
          <table:table-cell office:value-type="string" table:style-name="ce1">
            <text:p>At least 3 analytical reports per quarter produced by the analysis units in CCCs allowing ISF to respond to community security need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PF Brazil - Energy Programme</text:p>
          </table:table-cell>
          <table:table-cell office:value-type="string" table:style-name="ce1">
            <text:p>Adam Smith International</text:p>
          </table:table-cell>
          <table:table-cell office:value-type="string" table:style-name="ce1">
            <text:p>BEP-funded white and strategy papers taken forward for consultation and/or adopted by regulatory bodies and public agencies.</text:p>
          </table:table-cell>
          <table:table-cell office:value-type="string" table:style-name="ce1">
            <text:p>delivery of more than 93% agreed for the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PF Brazil - Energy Programme</text:p>
          </table:table-cell>
          <table:table-cell office:value-type="string" table:style-name="ce1">
            <text:p>Adam Smith International</text:p>
          </table:table-cell>
          <table:table-cell office:value-type="string" table:style-name="ce1">
            <text:p>Number of public agencies actively involved in supporting the development of innovative renewable technologies fostered by BEP (inc. waste to energy, biofuels, hydrogen, solar, smart grids and storage, OSW, energy innovation)</text:p>
          </table:table-cell>
          <table:table-cell office:value-type="string" table:style-name="ce1">
            <text:p>delivery of 100% agreed for the Quart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PF Brazil - Energy Programme</text:p>
          </table:table-cell>
          <table:table-cell office:value-type="string" table:style-name="ce1">
            <text:p>Adam Smith International</text:p>
          </table:table-cell>
          <table:table-cell office:value-type="string" table:style-name="ce1">
            <text:p>Status of the adoption of regulatory framework for offshore wind</text:p>
            <text:p>Note: Although this indicator is also related to KPI 1, it is particularly important since OSW is the only energy subsector of the five considered in BEP that is still totally absent in the Brazilian energy matrix.</text:p>
          </table:table-cell>
          <table:table-cell office:value-type="string" table:style-name="ce1">
            <text:p>100% of the delivery target for the Q</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Mitie</text:p>
          </table:table-cell>
          <table:table-cell office:value-type="string" table:style-name="ce1">
            <text:p>BM K1 Maintenance Service (all planned and reactive hard FM services)</text:p>
          </table:table-cell>
          <table:table-cell office:value-type="string" table:style-name="ce1">
            <text:p>96.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Mitie</text:p>
          </table:table-cell>
          <table:table-cell office:value-type="string" table:style-name="ce1">
            <text:p>SRCS K1 Staff Residential &amp; Central Service (inc reporting, staff turnover, training, financial)</text:p>
          </table:table-cell>
          <table:table-cell office:value-type="string" table:style-name="ce1">
            <text:p>95.00%</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Facilities Management - UK Europe</text:p>
          </table:table-cell>
          <table:table-cell office:value-type="string" table:style-name="ce1">
            <text:p>Mitie</text:p>
          </table:table-cell>
          <table:table-cell office:value-type="string" table:style-name="ce1">
            <text:p>SUS K1 Sustainability (Compliance and Reporting: CO2 emissions, Environmental Management System, sustainable procurement policy)</text:p>
          </table:table-cell>
          <table:table-cell office:value-type="string" table:style-name="ce1">
            <text:p>98.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Central Functions <text:s/>(inc reporting, staff turnover, training, financial, helpdesk)</text:p>
          </table:table-cell>
          <table:table-cell office:value-type="string" table:style-name="ce1">
            <text:p>96.50%</text:p>
          </table:table-cell>
          <table:table-cell office:value-type="string" table:style-name="ce1">
            <text:p>Inadequate</text:p>
          </table:table-cell>
          <table:table-cell office:value-type="string" table:style-name="ce1">
            <text:p>This is the first set of scores from a new FM contract.</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Environmental (compliance, environmental reporting, data quality)</text:p>
          </table:table-cell>
          <table:table-cell office:value-type="string" table:style-name="ce1">
            <text:p>95.00%</text:p>
          </table:table-cell>
          <table:table-cell office:value-type="string" table:style-name="ce1">
            <text:p>Inadequate</text:p>
          </table:table-cell>
          <table:table-cell office:value-type="string" table:style-name="ce1">
            <text:p>This is the first set of scores from a new FM contract.</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Facilities Management Asia Pacific</text:p>
          </table:table-cell>
          <table:table-cell office:value-type="string" table:style-name="ce1">
            <text:p>Jones Lang LaSalle Property Consultants Pte Ltd</text:p>
          </table:table-cell>
          <table:table-cell office:value-type="string" table:style-name="ce1">
            <text:p>Operational <text:s/>(all planned and reactive FM services on site)</text:p>
          </table:table-cell>
          <table:table-cell office:value-type="string" table:style-name="ce1">
            <text:p>96.50%</text:p>
          </table:table-cell>
          <table:table-cell office:value-type="string" table:style-name="ce1">
            <text:p>Inadequate</text:p>
          </table:table-cell>
          <table:table-cell office:value-type="string" table:style-name="ce1">
            <text:p>This is the first set of scores from a new FM contract.<text:s/></text:p>
          </table:table-cell>
          <table:table-cell table:number-columns-repeated="16375"/>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L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8.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Video)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ECHO1 Global WAN, Voice and Video Framework Contract</text:p>
          </table:table-cell>
          <table:table-cell office:value-type="string" table:style-name="ce1">
            <text:p>Vodafone</text:p>
          </table:table-cell>
          <table:table-cell office:value-type="string" table:style-name="ce1">
            <text:p>Service availability - Gold (W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0 001 Problem Resolution :</text:p>
            <text:p>% of Problem investigations complete within 91 Days (All suppliers)) Equals R/P x 100% where<text:s/></text:p>
            <text:p>P = Number of Problem records resolved or diagnosed in the Service Period.<text:s/></text:p>
            <text:p>R = Number of Problem records resolved or diagnosed within 91 days in the Service Period</text:p>
          </table:table-cell>
          <table:table-cell office:value-type="string" table:style-name="ce1">
            <text:p>9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1 001 Service Desk<text:s/></text:p>
            <text:p>call handling % of Service Desk calls answered within 30 seconds Equals B/C x 100% where B = Number of Calls answered within 30 seconds in the Service Period C = Number of Calls answered in the Service Period</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Framework Agreement for the provision of Service Management and Integration Services</text:p>
          </table:table-cell>
          <table:table-cell office:value-type="string" table:style-name="ce1">
            <text:p>BAE Applied Intelligence</text:p>
          </table:table-cell>
          <table:table-cell office:value-type="string" table:style-name="ce1">
            <text:p>CO11-016 Incident Sev 1 supplier management (Aggregate of Managed Suppliers view):<text:s/></text:p>
            <text:p>% of Sev 1 Incident tasks assigned to Managed Suppliers with SLAs that were resolved in the relevant Managed Supplier target time (If Managed Supplier targets or clock roles are miss-aligned, can only be reported if using ITSM System or using Managed Supplier reports) Equals A/B x 100%. Where : A = Number of Sev 1 Incident tasks assigned to Managed Suppliers with SLAs (that are not shorter than the overall target) that were resolved in the target time in the Service Period; <text:s/>B = Number of Sev 1 Incident tasks assigned to Managed Suppliers with SLAs (that are not shorter than the overall target) and are resolved in the Service Period</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Catalogue item completion (%) within agreed timeframes - A/B x 100</text:p>
            <text:p>A = Number of Catalogue Items completed within timeframe</text:p>
            <text:p>B = Number of Catalogue Items scheduled to be completed within timeframe</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Incidents - Severity level 1 - Critical impact on Authority business, a fault or Problem that results in a complete system or Service Failure in a Core Service Group, which affects more than 20% of End Users at any of the main UK End User Sites; or 1 or more of the top 20 Posts; or 1 or more of the Temporary High Priority Posts</text:p>
          </table:table-cell>
          <table:table-cell office:value-type="string" table:style-name="ce1">
            <text:p>2.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FCDO</text:p>
          </table:table-cell>
          <table:table-cell table:style-name="ce1"/>
          <table:table-cell office:value-type="string" table:style-name="ce1">
            <text:p>Framework Agreement for the provision of Desktop Infrastructure Services</text:p>
          </table:table-cell>
          <table:table-cell office:value-type="string" table:style-name="ce1">
            <text:p>Computacenter (UK) Limited</text:p>
          </table:table-cell>
          <table:table-cell office:value-type="string" table:style-name="ce1">
            <text:p>Incidents - Severity level 2 - Significant impact or disruption to Authority business, a fault or Problem that results in complete system or Service Failure of any Service Group which affects more than 20% of End Users at the main UK End User sites; 1 or more of the top 20 Posts; 1 or more of the Temporary High Priority Posts, a UK site (non-major), a department, or a Post (of more than 10 End Users).</text:p>
          </table:table-cell>
          <table:table-cell office:value-type="string" table:style-name="ce1">
            <text:p>2.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Accurate financial processing - money transfers from the supplier to HMRC are processed at the right time and for the correct amount.</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Breach of Security - Report a Breach of Security to the Customer Representative through the incident reporting process, no later than 12 hours (24/7) after discovery.</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Debt Market Integrator</text:p>
          </table:table-cell>
          <table:table-cell office:value-type="string" table:style-name="ce1">
            <text:p>Indesser Limited</text:p>
          </table:table-cell>
          <table:table-cell office:value-type="string" table:style-name="ce1">
            <text:p>Upheld Complaints - number of valid debt or complaints over a rolling 12 month period</text:p>
          </table:table-cell>
          <table:table-cell office:value-type="string" table:style-name="ce1">
            <text:p>0.0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1-101 - For each device type, boot up time within agreed number of seconds (Desktop=55s, Laptop=30s, Tablet=10s)</text:p>
          </table:table-cell>
          <table:table-cell office:value-type="string" table:style-name="ce1">
            <text:p>=&gt;94.00%</text:p>
          </table:table-cell>
          <table:table-cell office:value-type="string" table:style-name="ce1">
            <text:p>Other - Consider returne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1-102 - For each device type, Log-In time within agreed number of seconds (Desktop=55s, Laptop=30s, Tablet=20s)</text:p>
          </table:table-cell>
          <table:table-cell office:value-type="string" table:style-name="ce1">
            <text:p><text:s/>=&gt;94.00%</text:p>
          </table:table-cell>
          <table:table-cell office:value-type="string" table:style-name="ce1">
            <text:p>Other - Consider returne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Managed Desktop Service</text:p>
          </table:table-cell>
          <table:table-cell office:value-type="string" table:style-name="ce1">
            <text:p>Fujitsu</text:p>
          </table:table-cell>
          <table:table-cell office:value-type="string" table:style-name="ce1">
            <text:p>KPI 9 - 904a - % of Services and % of Devices managed by the Supplier that can be contacted without manual intervention and patched to manufacturers specifications within 30 days of release, unless otherwise agreed with HMRC.</text:p>
          </table:table-cell>
          <table:table-cell office:value-type="string" table:style-name="ce1">
            <text:p><text:s/>=&gt;96.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Special Programmes</text:p>
          </table:table-cell>
          <table:table-cell office:value-type="string" table:style-name="ce1">
            <text:p>Help to Save</text:p>
          </table:table-cell>
          <table:table-cell office:value-type="string" table:style-name="ce1">
            <text:p>NS&amp;I</text:p>
          </table:table-cell>
          <table:table-cell office:value-type="string" table:style-name="ce1">
            <text:p>Calls Answered - 80% of calls answered within 20 seconds of a call becoming available</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Special Programmes</text:p>
          </table:table-cell>
          <table:table-cell office:value-type="string" table:style-name="ce1">
            <text:p>Help to Save</text:p>
          </table:table-cell>
          <table:table-cell office:value-type="string" table:style-name="ce1">
            <text:p>NS&amp;I</text:p>
          </table:table-cell>
          <table:table-cell office:value-type="string" table:style-name="ce1">
            <text:p>Core Banking Service Availability - % of the time core banking service is available and functioning within the remit of NS&amp;I control and within core hours</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Special Programmes</text:p>
          </table:table-cell>
          <table:table-cell office:value-type="string" table:style-name="ce1">
            <text:p>Help to Save</text:p>
          </table:table-cell>
          <table:table-cell office:value-type="string" table:style-name="ce1">
            <text:p>NS&amp;I</text:p>
          </table:table-cell>
          <table:table-cell office:value-type="string" table:style-name="ce1">
            <text:p>Payment processing outbound via BACS - % of BACS payments, file payments to customers (ad hoc &amp; maturity) payments accurately transmitted to BACS on the same working day for onward processing<text:s/></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All areas to satisfy the Cleaning Service requirements prior to the commencement of each Business day</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All requests will be responded to within the required timeframe and required standard as detailed within the Service Level Agreement</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Soft FM in the Newcastle Estate- SR93079100</text:p>
          </table:table-cell>
          <table:table-cell office:value-type="string" table:style-name="ce1">
            <text:p>Servest Group</text:p>
          </table:table-cell>
          <table:table-cell office:value-type="string" table:style-name="ce1">
            <text:p>Compliance with all relevant Statutory and Legislative Waste Regulation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Hiring Manager satisfaction based on a percentage of responses received - Target is 85%</text:p>
          </table:table-cell>
          <table:table-cell office:value-type="string" table:style-name="ce1">
            <text:p>8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Time from offer to onboard for all roles closed within quarter - Target is 10 day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Public Sector Resourcing SR135269294</text:p>
          </table:table-cell>
          <table:table-cell office:value-type="string" table:style-name="ce1">
            <text:p>ALEXANDER MANN SOLUTIONS LTD</text:p>
          </table:table-cell>
          <table:table-cell office:value-type="string" table:style-name="ce1">
            <text:p>Time from Offer to onboard - Number of days between approved requirement to offer made - Target 12 day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EDM GROUP LTD</text:p>
          </table:table-cell>
          <table:table-cell office:value-type="string" table:style-name="ce1">
            <text:p>Evidential Scanning - Material received from day 1 has to be successfully scanned and delivered to HMRC by the agreed operational business day.</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EDM GROUP LTD</text:p>
          </table:table-cell>
          <table:table-cell office:value-type="string" table:style-name="ce1">
            <text:p>Non Structured Mail Scanning - Correspondence received by 2pm is successfully scanned and delivered to HMRC by 2am the following operational business day</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Scanning Services</text:p>
          </table:table-cell>
          <table:table-cell office:value-type="string" table:style-name="ce1">
            <text:p>EDM GROUP LTD</text:p>
          </table:table-cell>
          <table:table-cell office:value-type="string" table:style-name="ce1">
            <text:p>Structured Mail Scanning. Correspondence received by 2pm is successfully scanned and delivered to HMRC by 2am the following operational business day</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Inland Pre-Clearance Logistics and Management Services SR139832259</text:p>
          </table:table-cell>
          <table:table-cell office:value-type="string" table:style-name="ce1">
            <text:p>Wincanton Group PLC</text:p>
          </table:table-cell>
          <table:table-cell office:value-type="string" table:style-name="ce1">
            <text:p>All goods, that are ready for collection at ports, are collected from port and delivered within contractual timeframes</text:p>
          </table:table-cell>
          <table:table-cell office:value-type="string" table:style-name="ce1">
            <text:p>99%</text:p>
          </table:table-cell>
          <table:table-cell office:value-type="string" table:style-name="ce1">
            <text:p>Requires Improvement</text:p>
          </table:table-cell>
          <table:table-cell office:value-type="string" table:style-name="ce1">
            <text:p>Remedial action agreed</text:p>
          </table:table-cell>
          <table:table-cell table:number-columns-repeated="16375"/>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Inland Pre-Clearance Logistics and Management Services SR139832259</text:p>
          </table:table-cell>
          <table:table-cell office:value-type="string" table:style-name="ce1">
            <text:p>Wincanton Group PLC</text:p>
          </table:table-cell>
          <table:table-cell office:value-type="string" table:style-name="ce1">
            <text:p>All post inspection goods are collected and delivered within contractual timeframes</text:p>
          </table:table-cell>
          <table:table-cell office:value-type="string" table:style-name="ce1">
            <text:p>99%</text:p>
          </table:table-cell>
          <table:table-cell office:value-type="string" table:style-name="ce1">
            <text:p>Inadequate</text:p>
          </table:table-cell>
          <table:table-cell office:value-type="string" table:style-name="ce1">
            <text:p>Remedial action agreed</text:p>
          </table:table-cell>
          <table:table-cell table:number-columns-repeated="16375"/>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Inland Pre-Clearance Logistics and Management Services SR139832259</text:p>
          </table:table-cell>
          <table:table-cell office:value-type="string" table:style-name="ce1">
            <text:p>Wincanton Group PLC</text:p>
          </table:table-cell>
          <table:table-cell office:value-type="string" table:style-name="ce1">
            <text:p>Following inspection, all goods, by volume of pallets, are re-packed in to containers, with any exceptions agreed by the Authority.<text: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Central Area SR ( NA)</text:p>
          </table:table-cell>
          <table:table-cell office:value-type="string" table:style-name="ce1">
            <text:p>Servest Group</text:p>
          </table:table-cell>
          <table:table-cell office:value-type="string" table:style-name="ce1">
            <text:p>Respond to reactive breakdowns in compliance with FM Delivery Response Times and Service Standard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North Area SR (NA)</text:p>
          </table:table-cell>
          <table:table-cell office:value-type="string" table:style-name="ce1">
            <text:p>Bellrock Property &amp; Facilities Management Limited</text:p>
          </table:table-cell>
          <table:table-cell office:value-type="string" table:style-name="ce1">
            <text:p>Respond to reactive breakdowns in compliance with FM Delivery Response Times and Service Standard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All Statutory requirements, timescales and assurance associated with maintenance of HMRC Buildings is achieved and audited</text:p>
          </table:table-cell>
          <table:table-cell office:value-type="string" table:style-name="ce1">
            <text:p>100.00%</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Hard FM South Area SR124070642</text:p>
          </table:table-cell>
          <table:table-cell office:value-type="string" table:style-name="ce1">
            <text:p>SES (Engineering Services) Ltd</text:p>
          </table:table-cell>
          <table:table-cell office:value-type="string" table:style-name="ce1">
            <text:p>Respond to reactive breakdowns in compliance with FM Delivery Response Times and Service Standards</text:p>
          </table:table-cell>
          <table:table-cell office:value-type="string" table:style-name="ce1">
            <text:p>100.00%</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North Area SR124080136</text:p>
          </table:table-cell>
          <table:table-cell office:value-type="string" table:style-name="ce1">
            <text:p>Servest Group</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Services Central SR (NA)</text:p>
          </table:table-cell>
          <table:table-cell office:value-type="string" table:style-name="ce1">
            <text:p>Sodexo Limited</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All areas to satisfy the Cleaning Service requirements, including the provision of consumables, for duration of Operational Hou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Customer Complaints acknowledged within [2] hours, updates provided within [24] hours with report and recommendations provided within [3] working day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HMRC Soft FM Services South Area SR (NA)</text:p>
          </table:table-cell>
          <table:table-cell office:value-type="string" table:style-name="ce1">
            <text:p>Sodexo Limited</text:p>
          </table:table-cell>
          <table:table-cell office:value-type="string" table:style-name="ce1">
            <text:p>Provide all planned waste collections in accordance with the requirements of the Contract. No instances of failure to demonstrate compliance with Statutory and Legislative Waste Requireme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FIS</text:p>
          </table:table-cell>
          <table:table-cell office:value-type="string" table:style-name="ce1">
            <text:p>HMRC Airwave Solutions Radios contract</text:p>
          </table:table-cell>
          <table:table-cell office:value-type="string" table:style-name="ce1">
            <text:p>AIRWAVE SOLUTIONS LTD</text:p>
          </table:table-cell>
          <table:table-cell office:value-type="string" table:style-name="ce1">
            <text:p>Network availability % at all sites 24/7</text:p>
          </table:table-cell>
          <table:table-cell office:value-type="string" table:style-name="ce1">
            <text:p>99.7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FIS</text:p>
          </table:table-cell>
          <table:table-cell office:value-type="string" table:style-name="ce1">
            <text:p>HMRC Airwave Solutions Radios contract</text:p>
          </table:table-cell>
          <table:table-cell office:value-type="string" table:style-name="ce1">
            <text:p>AIRWAVE SOLUTIONS LTD</text:p>
          </table:table-cell>
          <table:table-cell office:value-type="string" table:style-name="ce1">
            <text:p>Network fault clearances for all sites within 8 hou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1] Availability of HMRC IT Systems (Single Applications)</text:p>
          </table:table-cell>
          <table:table-cell office:value-type="string" table:style-name="ce1">
            <text:p>[Target Service Level]</text:p>
            <text:p>Gold</text:p>
            <text:p>All applications in Delivery Group meet or exceed Availability Target of 99.9% within Working Hours and 99.6% within the Service Hours<text:s/></text:p>
            <text:p/>
            <text:p>Silver</text:p>
            <text:p>All applications in Delivery Group meet or exceed Availability Target of 99% within Working Hours and 98.7% within the Service Hours<text:s/></text:p>
            <text:p/>
            <text:p>Bronze</text:p>
            <text:p>All applications in Delivery Group meet or exceed Availability Target of 98% within Working Hours and 97.7% within the Service Hours</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12] Timely and effective response to identified security vulnerabilities as outlined in the contract</text:p>
          </table:table-cell>
          <table:table-cell office:value-type="string" table:style-name="ce1">
            <text:p>[Target Service Level]</text:p>
            <text:p>(i) No more than two (2) mitigation plan actions not complete by target date; and</text:p>
            <text:p>(ii) No live services/applications without current accreditation or waiv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Accenture</text:p>
          </table:table-cell>
          <table:table-cell office:value-type="string" table:style-name="ce1">
            <text:p>[ID 3] Incident Resolution Times Priority 1 and 2 Incidents - Priority 1 Incident definition: 50% + users unable to access a national service; or incorrect output likely to mislead the public. Priority 2 Incident definition: 10 to 50% of users unable to access a national service, business critical function unavailable or working incorrectly, overnight processing fails to update non business critical data or failure of printed output to the public.</text:p>
          </table:table-cell>
          <table:table-cell office:value-type="string" table:style-name="ce1">
            <text:p>[Target Service Level]</text:p>
            <text:p/>
            <text:p>Priority 1</text:p>
            <text:p>All Incidents but one (1) are Resolved within the baseline target Resolution Time of four (4) Service Hours</text:p>
            <text:p>No Incident takes longer than the extended target Resolution Time of eight (8) Service Hours</text:p>
            <text:p/>
            <text:p>Priority 2</text:p>
            <text:p>All Incidents but two (2) are Resolved within the baseline target Resolution Time of (8) Service Hours</text:p>
            <text:p>No Incident takes longer than the extended target Resolution Time of twelve (12) Service Hours to Resol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All date specific print outputs are passed to the postal service provider in accordance with the Dispatch Profile.</text:p>
          </table:table-cell>
          <table:table-cell office:value-type="string" table:style-name="ce1">
            <text:p>99.99%</text:p>
          </table:table-cell>
          <table:table-cell office:value-type="string" table:style-name="ce1">
            <text:p>Approaching Target</text:p>
          </table:table-cell>
          <table:table-cell office:value-type="string" table:style-name="ce1">
            <text:p>Two incidents impacted the overall performance score for the quarter.</text:p>
          </table:table-cell>
          <table:table-cell table:number-columns-repeated="16375"/>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All files received after 6am printed and output to postal service provider on or before following operational business day. All remaining files are printed and output to postal service provider within following 2 operational business days</text:p>
          </table:table-cell>
          <table:table-cell office:value-type="string" table:style-name="ce1">
            <text:p>99.99%</text:p>
          </table:table-cell>
          <table:table-cell office:value-type="string" table:style-name="ce1">
            <text:p>Other - Consider returne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orporate Services</text:p>
          </table:table-cell>
          <table:table-cell office:value-type="string" table:style-name="ce1">
            <text:p>HMRC Customer Communications</text:p>
          </table:table-cell>
          <table:table-cell office:value-type="string" table:style-name="ce1">
            <text:p>Communisis</text:p>
          </table:table-cell>
          <table:table-cell office:value-type="string" table:style-name="ce1">
            <text:p>All files received before 6am printed and output to postal service provider on operational business day. All remaining files to be printed and handed to following operational business day</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Exchequer Partnership No 2 Ltd</text:p>
          </table:table-cell>
          <table:table-cell office:value-type="string" table:style-name="ce1">
            <text:p>Exchequer Partnership No 2 Ltd</text:p>
          </table:table-cell>
          <table:table-cell office:value-type="string" table:style-name="ce1">
            <text:p>All internal building plant, equipment and systems are intact and operational; operating, managing and maintaining the physical plant and services to ensure continuous operation of the building, these areas include but not limited to; Lighting, Lifts, Air Conditioning, Fire Alarms and Safety Systems, Temperature Controls, Access Control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Exchequer Partnership No 2 Ltd</text:p>
          </table:table-cell>
          <table:table-cell office:value-type="string" table:style-name="ce1">
            <text:p>Exchequer Partnership No 2 Ltd</text:p>
          </table:table-cell>
          <table:table-cell office:value-type="string" table:style-name="ce1">
            <text:p>Delivery of a fully compliant 24/7 security service; preventing unauthorised access, managing internal and external security including CCTV, conforming with all Fire and Bomb threats managing evacuations and Emergency Services liaison, managing reception and facilitating visitors, ensuring a safe environment for HMRC and it’s visitor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Exchequer Partnership No 2 Ltd</text:p>
          </table:table-cell>
          <table:table-cell office:value-type="string" table:style-name="ce1">
            <text:p>Exchequer Partnership No 2 Ltd</text:p>
          </table:table-cell>
          <table:table-cell office:value-type="string" table:style-name="ce1">
            <text:p>Uninterrupted supply of electricity to the building (100 Parliament Street) ensuring all required maintenance and lifecycle replacement to plant and equipment including fixed wire testing and annual power shutdown testing to manage building resilience and enable HMRC to operate safely on site and ensure building and service continuity</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All Planned Maintenance tasks completed within contractual timeframes.</text:p>
          </table:table-cell>
          <table:table-cell office:value-type="string" table:style-name="ce1">
            <text:p>9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Availability Regime: 100% availability of Office accommodation for Business use by Building occupant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Estates</text:p>
          </table:table-cell>
          <table:table-cell office:value-type="string" table:style-name="ce1">
            <text:p>Newcastle Estate Partnership (PFI)</text:p>
          </table:table-cell>
          <table:table-cell office:value-type="string" table:style-name="ce1">
            <text:p>Newcastle Estate Partnership</text:p>
          </table:table-cell>
          <table:table-cell office:value-type="string" table:style-name="ce1">
            <text:p>Response to all reactive Maintenance requests achieved within contractual timeframes.</text:p>
          </table:table-cell>
          <table:table-cell office:value-type="string" table:style-name="ce1">
            <text:p>96.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Core Business Platforms: Availability - Portfolio (ID 1)</text:p>
            <text:p/>
            <text:p>To meet this Service Level, the Supplier must achieve the requirements set out in (i) and (ii) and (iii) below:</text:p>
            <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able:table-cell>
          <table:table-cell office:value-type="string" table:style-name="ce1">
            <text:p>Target Service Level:</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Data Analytics: Availability - Portfolio (ID 28)</text:p>
            <text:p/>
            <text:p>To meet this Service Level, the Supplier must achieve the requirements set out in (i) and <text:s/>(ii) and (iii) below:</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ext:p/>
          </table:table-cell>
          <table:table-cell office:value-type="string" table:style-name="ce1">
            <text:p>Target Service Level</text:p>
            <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Capgemini UK plc</text:p>
          </table:table-cell>
          <table:table-cell office:value-type="string" table:style-name="ce1">
            <text:p>SAP: Availability - Single Applications (ID13)</text:p>
            <text:p/>
            <text:p>To meet this Service Level, the Supplier must achieve the requirements set out below:</text:p>
            <text:p>(i) each application in the Delivery Group meets or exceeds the Minimum Availability Target for the Target Service Level, as set by the Service Level Category (Gold, Silver, Bronze).</text:p>
            <text:p/>
          </table:table-cell>
          <table:table-cell office:value-type="string" table:style-name="ce1">
            <text:p>Target Service Level:</text:p>
            <text:p/>
            <text:p>Gold Service Level Category</text:p>
            <text:p>All applications in Delivery Group meet or exceed Availability Target of 99.9%</text:p>
            <text:p/>
            <text:p>Silver Service Level Category</text:p>
            <text:p>All applications in Delivery Group meet or exceed Availability Target of 99%</text:p>
            <text:p/>
            <text:p>Bronze Service Level Category</text:p>
            <text:p>All applications in Delivery Group meet or exceed Availability Target of 98%</text:p>
            <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Availability on Storage 24/7 - measuring the connectivity to the virtual storage devices.</text:p>
          </table:table-cell>
          <table:table-cell office:value-type="string" table:style-name="ce1">
            <text:p>99.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Availability on Virtual Machines 24/7 - measuring the availability of the virtual servers processing the data store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HMRC_AWS006 Compute (OGVA)</text:p>
          </table:table-cell>
          <table:table-cell office:value-type="string" table:style-name="ce1">
            <text:p>Amazon Web Services, Inc.</text:p>
          </table:table-cell>
          <table:table-cell office:value-type="string" table:style-name="ce1">
            <text:p>Relational database service availability 24/7</text:p>
          </table:table-cell>
          <table:table-cell office:value-type="string" table:style-name="ce1">
            <text:p>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Schedule 2 S18 FAST DB virtual environment - a measure of availability of the virtual database environment.</text:p>
          </table:table-cell>
          <table:table-cell office:value-type="string" table:style-name="ce1">
            <text:p>&gt;=99.990%</text:p>
          </table:table-cell>
          <table:table-cell office:value-type="string" table:style-name="ce1">
            <text:p>Requires Improvement</text:p>
          </table:table-cell>
          <table:table-cell office:value-type="string" table:style-name="ce1">
            <text:p>Forensic investigation completed and all resulting remedial actions completed early June 21.</text:p>
          </table:table-cell>
          <table:table-cell table:number-columns-repeated="16375"/>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Schedule 2 S18 FAST P virtual environment (private cloud environment that provides virtual computer power).</text:p>
          </table:table-cell>
          <table:table-cell office:value-type="string" table:style-name="ce1">
            <text:p>&gt;=99.95%</text:p>
          </table:table-cell>
          <table:table-cell office:value-type="string" table:style-name="ce1">
            <text:p>Approaching Target</text:p>
          </table:table-cell>
          <table:table-cell office:value-type="string" table:style-name="ce1">
            <text:p>Forensic investigation completed and all resulting remedial actions completed early June 21.</text:p>
          </table:table-cell>
          <table:table-cell table:number-columns-repeated="16375"/>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Provision of various IT Services</text:p>
          </table:table-cell>
          <table:table-cell office:value-type="string" table:style-name="ce1">
            <text:p>Fujitsu</text:p>
          </table:table-cell>
          <table:table-cell office:value-type="string" table:style-name="ce1">
            <text:p>Availability (24/7) of the Schedule 2 S04 physical infrastructure - Measure of availability for a physical compute environment (servers on which data and applications are hosted)</text:p>
          </table:table-cell>
          <table:table-cell office:value-type="string" table:style-name="ce1">
            <text:p>&gt;=99.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Special Programmes</text:p>
          </table:table-cell>
          <table:table-cell office:value-type="string" table:style-name="ce1">
            <text:p>Tax Free Childcare</text:p>
          </table:table-cell>
          <table:table-cell office:value-type="string" table:style-name="ce1">
            <text:p>NS&amp;I</text:p>
          </table:table-cell>
          <table:table-cell office:value-type="string" table:style-name="ce1">
            <text:p>Calls Answered</text:p>
            <text:p>80% of calls answered within 20 seconds of a call becoming available</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Special Programmes</text:p>
          </table:table-cell>
          <table:table-cell office:value-type="string" table:style-name="ce1">
            <text:p>Tax Free Childcare</text:p>
          </table:table-cell>
          <table:table-cell office:value-type="string" table:style-name="ce1">
            <text:p>NS&amp;I</text:p>
          </table:table-cell>
          <table:table-cell office:value-type="string" table:style-name="ce1">
            <text:p>Payment to Parents</text:p>
            <text:p>% of deposits made into relevant childcare account are visible on the day of deposit</text:p>
          </table:table-cell>
          <table:table-cell office:value-type="string" table:style-name="ce1">
            <text:p>97.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Special Programmes</text:p>
          </table:table-cell>
          <table:table-cell office:value-type="string" table:style-name="ce1">
            <text:p>Tax Free Childcare</text:p>
          </table:table-cell>
          <table:table-cell office:value-type="string" table:style-name="ce1">
            <text:p>NS&amp;I</text:p>
          </table:table-cell>
          <table:table-cell office:value-type="string" table:style-name="ce1">
            <text:p>Website Availability<text:s/></text:p>
            <text:p>% of time the Childcare Service website is available 24/7</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for Category B sites - HMRC Offices operating Mon - Fri 0800 – 1800</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for Category C sites - HMRC offices operating 24/7</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RC</text:p>
          </table:table-cell>
          <table:table-cell office:value-type="string" table:style-name="ce1">
            <text:p>CDIO</text:p>
          </table:table-cell>
          <table:table-cell office:value-type="string" table:style-name="ce1">
            <text:p>BT WAN Services</text:p>
          </table:table-cell>
          <table:table-cell office:value-type="string" table:style-name="ce1">
            <text:p>BT PLC</text:p>
          </table:table-cell>
          <table:table-cell office:value-type="string" table:style-name="ce1">
            <text:p>Network availability for Category D sites - HMRC Regional Centres and Core Network provision operating 24/7</text:p>
          </table:table-cell>
          <table:table-cell office:value-type="string" table:style-name="ce1">
            <text:p>99.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Application availability / uptime (during business hours only: between 08:00 and 18:00 (UK time) Monday to Friday excluding Public Holidays (Englan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Number of Priority 1 incidents not resolved within target resolution time (2 hours)</text:p>
          </table:table-cell>
          <table:table-cell office:value-type="string" table:style-name="ce1">
            <text:p>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Public Spending</text:p>
          </table:table-cell>
          <table:table-cell office:value-type="string" table:style-name="ce1">
            <text:p>OSCAR II</text:p>
          </table:table-cell>
          <table:table-cell office:value-type="string" table:style-name="ce1">
            <text:p>Deloitte</text:p>
          </table:table-cell>
          <table:table-cell office:value-type="string" table:style-name="ce1">
            <text:p>Number of Priority 2 incidents not resolved within target resolution time (8 hours)</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End to end availability of the Critical Servic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Incident management service - Priority Level 1 and Priority Level 2 resolution within target times. </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Corporate Centre</text:p>
          </table:table-cell>
          <table:table-cell office:value-type="string" table:style-name="ce1">
            <text:p>Core IT Services</text:p>
          </table:table-cell>
          <table:table-cell office:value-type="string" table:style-name="ce1">
            <text:p>NTT</text:p>
          </table:table-cell>
          <table:table-cell office:value-type="string" table:style-name="ce1">
            <text:p>User accounts and accounts management service - Account creation and closure times and certain access right chang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Corporate Centre</text:p>
          </table:table-cell>
          <table:table-cell office:value-type="string" table:style-name="ce1">
            <text:p>Exchequer Partnership</text:p>
          </table:table-cell>
          <table:table-cell office:value-type="string" table:style-name="ce1">
            <text:p>Exchequer Partnership PLC</text:p>
          </table:table-cell>
          <table:table-cell office:value-type="string" table:style-name="ce1">
            <text:p>Prevent unauthorised access – A record of each incident of unauthorised access is logged, with a calculation in the contract applied to determine the financial penalty.</text:p>
          </table:table-cell>
          <table:table-cell office:value-type="string" table:style-name="ce1">
            <text:p>20/2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Corporate Centre</text:p>
          </table:table-cell>
          <table:table-cell office:value-type="string" table:style-name="ce1">
            <text:p>Exchequer Partnership</text:p>
          </table:table-cell>
          <table:table-cell office:value-type="string" table:style-name="ce1">
            <text:p>Exchequer Partnership PLC</text:p>
          </table:table-cell>
          <table:table-cell office:value-type="string" table:style-name="ce1">
            <text:p>Reporting/meetings to comply with the output brief/project agreement<text:s/></text:p>
            <text:p/>
            <text:p/>
          </table:table-cell>
          <table:table-cell office:value-type="string" table:style-name="ce1">
            <text:p>20/2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Corporate Centre</text:p>
          </table:table-cell>
          <table:table-cell office:value-type="string" table:style-name="ce1">
            <text:p>Exchequer Partnership</text:p>
          </table:table-cell>
          <table:table-cell office:value-type="string" table:style-name="ce1">
            <text:p>Exchequer Partnership PLC</text:p>
          </table:table-cell>
          <table:table-cell office:value-type="string" table:style-name="ce1">
            <text:p>Unavailability</text:p>
            <text:p/>
            <text:p>Unavailability is not a KPI under the PFI Agreement, but it is an important measure of performance that attracts financial deductions from the Unitary Payment if it occurs.</text:p>
            <text:p/>
            <text:p/>
          </table:table-cell>
          <table:table-cell office:value-type="string" table:style-name="ce1">
            <text:p>0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Fieldglass requirement portal availability (working hours): System available 09:00 - 17:00 onl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Hiring manager satisfaction</text:p>
          </table:table-cell>
          <table:table-cell office:value-type="string" table:style-name="ce1">
            <text:p>85%</text:p>
          </table:table-cell>
          <table:table-cell office:value-type="string" table:style-name="ce1">
            <text:p>Other - Consider not returned</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Corporate Centre</text:p>
          </table:table-cell>
          <table:table-cell office:value-type="string" table:style-name="ce1">
            <text:p>Public Sector Resourcing</text:p>
          </table:table-cell>
          <table:table-cell office:value-type="string" table:style-name="ce1">
            <text:p>Alexander Mann Solutions</text:p>
          </table:table-cell>
          <table:table-cell office:value-type="string" table:style-name="ce1">
            <text:p>Time to Offer</text:p>
          </table:table-cell>
          <table:table-cell office:value-type="string" table:style-name="ce1">
            <text:p>12 days</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Forecast demand for new circulating coin from cash industry vs actual demand</text:p>
          </table:table-cell>
          <table:table-cell office:value-type="string" table:style-name="ce1">
            <text:p>99%</text:p>
          </table:table-cell>
          <table:table-cell office:value-type="string" table:style-name="ce1">
            <text:p>Other - Consider returned</text:p>
          </table:table-cell>
          <table:table-cell office:value-type="string" table:style-name="ce1">
            <text:p>Re KPI1 - KPI is not being applied at this time.<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Management of UK coin accou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Fiscal</text:p>
          </table:table-cell>
          <table:table-cell office:value-type="string" table:style-name="ce1">
            <text:p>Supply of UK Coinage and Related Services</text:p>
          </table:table-cell>
          <table:table-cell office:value-type="string" table:style-name="ce1">
            <text:p>Royal Mint</text:p>
          </table:table-cell>
          <table:table-cell office:value-type="string" table:style-name="ce1">
            <text:p>Service level agreement breach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Corporate Centre</text:p>
          </table:table-cell>
          <table:table-cell office:value-type="string" table:style-name="ce1">
            <text:p>ePurchasing Card Solution</text:p>
          </table:table-cell>
          <table:table-cell office:value-type="string" table:style-name="ce1">
            <text:p>RBS</text:p>
          </table:table-cell>
          <table:table-cell office:value-type="string" table:style-name="ce1">
            <text:p>New or replacement Payment Cards (and PINs) dispatched within 5 Working Days of receip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Corporate Centre</text:p>
          </table:table-cell>
          <table:table-cell office:value-type="string" table:style-name="ce1">
            <text:p>ePurchasing Card Solution</text:p>
          </table:table-cell>
          <table:table-cell office:value-type="string" table:style-name="ce1">
            <text:p>RBS</text:p>
          </table:table-cell>
          <table:table-cell office:value-type="string" table:style-name="ce1">
            <text:p>Online programme management tool system availability: Portal available 24/7</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MT</text:p>
          </table:table-cell>
          <table:table-cell office:value-type="string" table:style-name="ce1">
            <text:p>Corporate Centre</text:p>
          </table:table-cell>
          <table:table-cell office:value-type="string" table:style-name="ce1">
            <text:p>ePurchasing Card Solution</text:p>
          </table:table-cell>
          <table:table-cell office:value-type="string" table:style-name="ce1">
            <text:p>RBS</text:p>
          </table:table-cell>
          <table:table-cell office:value-type="string" table:style-name="ce1">
            <text:p>The facility for reporting lost or stolen payment cards via the emergency helpline shall be open 24 hours a day, every day of the year.</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Home Office Uniforms Contract</text:p>
          </table:table-cell>
          <table:table-cell office:value-type="string" table:style-name="ce1">
            <text:p>DHL</text:p>
          </table:table-cell>
          <table:table-cell office:value-type="string" table:style-name="ce1">
            <text:p>Dynamic Ordering Platform, System availability – percentage of a 24/7 time period that the system is available</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Home Office Uniforms Contract</text:p>
          </table:table-cell>
          <table:table-cell office:value-type="string" table:style-name="ce1">
            <text:p>DHL</text:p>
          </table:table-cell>
          <table:table-cell office:value-type="string" table:style-name="ce1">
            <text:p>Service Delivery, Product Quality – percentage of total products delivered with reported issues</text:p>
          </table:table-cell>
          <table:table-cell office:value-type="string" table:style-name="ce1">
            <text:p>1%</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Home Office Uniforms Contract</text:p>
          </table:table-cell>
          <table:table-cell office:value-type="string" table:style-name="ce1">
            <text:p>DHL</text:p>
          </table:table-cell>
          <table:table-cell office:value-type="string" table:style-name="ce1">
            <text:p>Service delivery – On-time delivery</text:p>
          </table:table-cell>
          <table:table-cell office:value-type="string" table:style-name="ce1">
            <text:p>95%</text:p>
          </table:table-cell>
          <table:table-cell office:value-type="string" table:style-name="ce1">
            <text:p>Approaching Targe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Security Guarding</text:p>
          </table:table-cell>
          <table:table-cell office:value-type="string" table:style-name="ce1">
            <text:p>Mitie Ltd</text:p>
          </table:table-cell>
          <table:table-cell office:value-type="string" table:style-name="ce1">
            <text:p>Contract Management - MI Reports - All agreed Management Information is submitted on time, in the correct format without any material errors or omiss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Security Guarding</text:p>
          </table:table-cell>
          <table:table-cell office:value-type="string" table:style-name="ce1">
            <text:p>Mitie Ltd</text:p>
          </table:table-cell>
          <table:table-cell office:value-type="string" table:style-name="ce1">
            <text:p>Operational Delivery - Assignment, Instructions &amp; Standards - Assignment Instructions and Equipment Inventory records are present and up to date.</text:p>
            <text:p>• Full adherence to agreed Assignment Instructions, Standing Instructions and Operational Standards (e.g. appropriately controlling and monitoring all visitor access in accordance with the stated processes).<text:s/></text:p>
            <text:p>• All issues of non-compliance reported to the Authority immediately.</text:p>
            <text:p>• No valid complaints received from staff/contractor's/visitor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Security Guarding</text:p>
          </table:table-cell>
          <table:table-cell office:value-type="string" table:style-name="ce1">
            <text:p>Mitie Ltd</text:p>
          </table:table-cell>
          <table:table-cell office:value-type="string" table:style-name="ce1">
            <text:p>Staffing &amp; Resources - Recruitment &amp; Induction</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number-rows-repeated="2"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Passport Production and Associated Services Agreement (Thales DIS Ltd)</text:p>
          </table:table-cell>
          <table:table-cell office:value-type="string" table:style-name="ce1">
            <text:p>Thales DIS UK</text:p>
          </table:table-cell>
          <table:table-cell office:value-type="string" table:style-name="ce1">
            <text:p>The percentage volume of requested 24 hour Passports which were personalised and issued Ready for Collection by Secure Delivery provider within 24 hours, over a monthly perio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Passport Production and Associated Services Agreement (Thales DIS Ltd)</text:p>
          </table:table-cell>
          <table:table-cell office:value-type="string" table:style-name="ce1">
            <text:p>Thales DIS UK</text:p>
          </table:table-cell>
          <table:table-cell office:value-type="string" table:style-name="ce1">
            <text:p>The percentage volume of requested 48 hour Passports which were personalised and issued Ready for Collection by Secure delivery provider within 48 hours, over a monthly period.<text:s/></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IRE - Advice Issue Reporting and Eligibility</text:p>
          </table:table-cell>
          <table:table-cell office:value-type="string" table:style-name="ce1">
            <text:p>Migrant Help</text:p>
          </table:table-cell>
          <table:table-cell office:value-type="string" table:style-name="ce1">
            <text:p>Call waiting times - percentage answered within accepted timeframes</text:p>
          </table:table-cell>
          <table:table-cell office:value-type="string" table:style-name="ce1">
            <text:p>90%</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IRE - Advice Issue Reporting and Eligibility</text:p>
          </table:table-cell>
          <table:table-cell office:value-type="string" table:style-name="ce1">
            <text:p>Migrant Help</text:p>
          </table:table-cell>
          <table:table-cell office:value-type="string" table:style-name="ce1">
            <text:p>Complaints resolution - percentage closed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IRE - Advice Issue Reporting and Eligibility</text:p>
          </table:table-cell>
          <table:table-cell office:value-type="string" table:style-name="ce1">
            <text:p>Migrant Help</text:p>
          </table:table-cell>
          <table:table-cell office:value-type="string" table:style-name="ce1">
            <text:p>Completion and Submission of S95 Eligibility Documentation</text:p>
          </table:table-cell>
          <table:table-cell office:value-type="string" table:style-name="ce1">
            <text:p>5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NEYH - Asylum Accommodation &amp; Support Services Contract NEYH</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Inadequate</text:p>
          </table:table-cell>
          <table:table-cell office:value-type="string" table:style-name="ce1">
            <text:p>Poor performance in May due to extremely high levels of intake experienced. Performance since then has been good in all areas however that one month of poor performance meant that overall performance for the quarter was below expectatio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NEYH - Asylum Accommodation &amp; Support Services Contract NEYH</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Inadequate</text:p>
          </table:table-cell>
          <table:table-cell office:value-type="string" table:style-name="ce1">
            <text:p>Poor performance in May due to extremely high levels of intake experienced. Performance since then has been good in all areas however that one month of poor performance meant that overall performance for the quarter was below expectatio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NEYH - Asylum Accommodation &amp; Support Services Contract NEYH</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Ni - Asylum Accommodation &amp; Support Services Contract NI</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Ni - Asylum Accommodation &amp; Support Services Contract NI</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Ni - Asylum Accommodation &amp; Support Services Contract NI</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Scotland - Asylum Accommodation &amp; Support Services Contract Scotland</text:p>
          </table:table-cell>
          <table:table-cell office:value-type="string" table:style-name="ce1">
            <text:p>Mears Limite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Scotland - Asylum Accommodation &amp; Support Services Contract Scotland</text:p>
          </table:table-cell>
          <table:table-cell office:value-type="string" table:style-name="ce1">
            <text:p>Mears Limite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Scotland - Asylum Accommodation &amp; Support Services Contract Scotland</text:p>
          </table:table-cell>
          <table:table-cell office:value-type="string" table:style-name="ce1">
            <text:p>Mears Limited</text:p>
          </table:table-cell>
          <table:table-cell office:value-type="string" table:style-name="ce1">
            <text:p>Percentage of maintenance issues resolved within contractual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NW - Asylum Accommodation &amp; Support Services Contract NW</text:p>
          </table:table-cell>
          <table:table-cell office:value-type="string" table:style-name="ce1">
            <text:p>Serco Limite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Inadequate</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NW - Asylum Accommodation &amp; Support Services Contract NW</text:p>
          </table:table-cell>
          <table:table-cell office:value-type="string" table:style-name="ce1">
            <text:p>Serco Limite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NW - Asylum Accommodation &amp; Support Services Contract NW</text:p>
          </table:table-cell>
          <table:table-cell office:value-type="string" table:style-name="ce1">
            <text:p>Serco Limited</text:p>
          </table:table-cell>
          <table:table-cell office:value-type="string" table:style-name="ce1">
            <text:p>Percentage of maintenance issues resolved within contractual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South - Asylum Accommodation &amp; Support Services Contract South</text:p>
          </table:table-cell>
          <table:table-cell office:value-type="string" table:style-name="ce1">
            <text:p>Clearsprings Ready Homes Ltd</text:p>
          </table:table-cell>
          <table:table-cell office:value-type="string" table:style-name="ce1">
            <text:p>Accommodation Proposals - percentage submitted within accepted timefram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South - Asylum Accommodation &amp; Support Services Contract South</text:p>
          </table:table-cell>
          <table:table-cell office:value-type="string" table:style-name="ce1">
            <text:p>Clearsprings Ready Homes Ltd</text:p>
          </table:table-cell>
          <table:table-cell office:value-type="string" table:style-name="ce1">
            <text:p>Move-in Services - percentage inductions carried out within accepted timeframes</text:p>
          </table:table-cell>
          <table:table-cell office:value-type="string" table:style-name="ce1">
            <text:p>99.2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South - Asylum Accommodation &amp; Support Services Contract South</text:p>
          </table:table-cell>
          <table:table-cell office:value-type="string" table:style-name="ce1">
            <text:p>Clearsprings Ready Homes Ltd</text:p>
          </table:table-cell>
          <table:table-cell office:value-type="string" table:style-name="ce1">
            <text:p>Percentage of maintenance issues resolved within contractual timefram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Wales - Asylum Accommodation &amp; Support Services Contract Wales</text:p>
          </table:table-cell>
          <table:table-cell office:value-type="string" table:style-name="ce1">
            <text:p>Clearsprings Ready Homes Ltd</text:p>
          </table:table-cell>
          <table:table-cell office:value-type="string" table:style-name="ce1">
            <text:p>Accommodation Proposals - percentage submitted within accepted timeframes</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Wales - Asylum Accommodation &amp; Support Services Contract Wales</text:p>
          </table:table-cell>
          <table:table-cell office:value-type="string" table:style-name="ce1">
            <text:p>Clearsprings Ready Homes Ltd</text:p>
          </table:table-cell>
          <table:table-cell office:value-type="string" table:style-name="ce1">
            <text:p>Move-in Services - percentage inductions carried out within accepted timeframes</text:p>
          </table:table-cell>
          <table:table-cell office:value-type="string" table:style-name="ce1">
            <text:p>99.1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Wales - Asylum Accommodation &amp; Support Services Contract Wales</text:p>
          </table:table-cell>
          <table:table-cell office:value-type="string" table:style-name="ce1">
            <text:p>Clearsprings Ready Homes Ltd</text:p>
          </table:table-cell>
          <table:table-cell office:value-type="string" table:style-name="ce1">
            <text:p>Percentage of maintenance issues resolved within contractual timeframe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Proc526 - Technical Architecture</text:p>
          </table:table-cell>
          <table:table-cell office:value-type="string" table:style-name="ce1">
            <text:p>6Point6 Ltd</text:p>
          </table:table-cell>
          <table:table-cell office:value-type="string" table:style-name="ce1">
            <text:p>Partnering Behaviours &amp; Value Add Delivery - Supplier promotes positive collaborative working relationships within the team acting in a transparent manner. Supplier shows commitment to buyers goals through adding value over and above the provision of compensated skill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Proc526 - Technical Architecture</text:p>
          </table:table-cell>
          <table:table-cell office:value-type="string" table:style-name="ce1">
            <text:p>6Point6 Ltd</text:p>
          </table:table-cell>
          <table:table-cell office:value-type="string" table:style-name="ce1">
            <text:p>People (Resourcing) - Successful placement of Key resources/provisions of facilities to meet the planned deliverables and contractual obligation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Proc526 - Technical Architecture</text:p>
          </table:table-cell>
          <table:table-cell office:value-type="string" table:style-name="ce1">
            <text:p>6Point6 Ltd</text:p>
          </table:table-cell>
          <table:table-cell office:value-type="string" table:style-name="ce1">
            <text:p>Performance to Pay Process - In agreement with the performance to pay process with the supplier delivering against key inputs.</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Single Non-Emergency (101)</text:p>
          </table:table-cell>
          <table:table-cell office:value-type="string" table:style-name="ce1">
            <text:p>Vodafone Limited</text:p>
          </table:table-cell>
          <table:table-cell office:value-type="string" table:style-name="ce1">
            <text:p>Call directed to police system</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Single Non-Emergency (101)</text:p>
          </table:table-cell>
          <table:table-cell office:value-type="string" table:style-name="ce1">
            <text:p>Vodafone Limited</text:p>
          </table:table-cell>
          <table:table-cell office:value-type="string" table:style-name="ce1">
            <text:p>Incident Resolution within service level agree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Single Non-Emergency (101)</text:p>
          </table:table-cell>
          <table:table-cell office:value-type="string" table:style-name="ce1">
            <text:p>Vodafone Limited</text:p>
          </table:table-cell>
          <table:table-cell office:value-type="string" table:style-name="ce1">
            <text:p>Platform availability (24/7/365)</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WAN Circuits (aka C53)</text:p>
          </table:table-cell>
          <table:table-cell office:value-type="string" table:style-name="ce1">
            <text:p>BT Ltd</text:p>
          </table:table-cell>
          <table:table-cell office:value-type="string" table:style-name="ce1">
            <text:p>Availability Management - Availability of service to all sites<text:s/></text:p>
          </table:table-cell>
          <table:table-cell office:value-type="string" table:style-name="ce1">
            <text:p>99.5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WAN Circuits (aka C53)</text:p>
          </table:table-cell>
          <table:table-cell office:value-type="string" table:style-name="ce1">
            <text:p>BT Ltd</text:p>
          </table:table-cell>
          <table:table-cell office:value-type="string" table:style-name="ce1">
            <text:p>Change Management - Advance notice of planned engineering works (PEW)</text:p>
          </table:table-cell>
          <table:table-cell office:value-type="string" table:style-name="ce1">
            <text:p>85%</text:p>
          </table:table-cell>
          <table:table-cell office:value-type="string" table:style-name="ce1">
            <text:p>Approaching Target</text:p>
          </table:table-cell>
          <table:table-cell office:value-type="string" table:style-name="ce1">
            <text:p>Good for April and June.</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WAN Circuits (aka C53)</text:p>
          </table:table-cell>
          <table:table-cell office:value-type="string" table:style-name="ce1">
            <text:p>BT Ltd</text:p>
          </table:table-cell>
          <table:table-cell office:value-type="string" table:style-name="ce1">
            <text:p>Incident Management - Response to incidents logged by telephone</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pplication and Enrolment Agreement</text:p>
          </table:table-cell>
          <table:table-cell office:value-type="string" table:style-name="ce1">
            <text:p>CSC Computer Sciences Limited<text:s/></text:p>
            <text:p>(DXC Technology)</text:p>
          </table:table-cell>
          <table:table-cell office:value-type="string" table:style-name="ce1">
            <text:p>The percentage of Severity 1 incidents resolved within 4 Operating Hours for the affected service over a monthly period, that are closed within the measurement period.</text:p>
            <text:p/>
            <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pplication and Enrolment Agreement</text:p>
          </table:table-cell>
          <table:table-cell office:value-type="string" table:style-name="ce1">
            <text:p>CSC Computer Sciences Limited<text:s/></text:p>
            <text:p>(DXC Technology)</text:p>
          </table:table-cell>
          <table:table-cell office:value-type="string" table:style-name="ce1">
            <text:p>The percentage of time the Application Management System (used for the production and issuing of passports to UK citizens) is available for user access and use over a monthly period for New Service Components only.</text:p>
          </table:table-cell>
          <table:table-cell office:value-type="string" table:style-name="ce1">
            <text:p>99.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pplication and Enrolment Agreement</text:p>
          </table:table-cell>
          <table:table-cell office:value-type="string" table:style-name="ce1">
            <text:p>CSC Computer Sciences Limited<text:s/></text:p>
            <text:p>(DXC Technology)</text:p>
          </table:table-cell>
          <table:table-cell office:value-type="string" table:style-name="ce1">
            <text:p>The percentage of total requests over a monthly period where the response time for the Application Management System (including all New Service Components under the Suppliers responsibility, excluding LAN) to display data (stored in AMS or WIP store) following a request is equal to or less than the specified 95%</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pplication and Enrolment BPO Service Agreement</text:p>
          </table:table-cell>
          <table:table-cell office:value-type="string" table:style-name="ce1">
            <text:p>Sopra Steria Ltd</text:p>
          </table:table-cell>
          <table:table-cell office:value-type="string" table:style-name="ce1">
            <text:p>Applications over a monthly period for Fast Track and Fast Tack Collect where Applications are delivered to HMPO within ten (10) Operating Hours of being cashiered</text:p>
          </table:table-cell>
          <table:table-cell office:value-type="string" table:style-name="ce1">
            <text:p>99.80%</text:p>
          </table:table-cell>
          <table:table-cell office:value-type="string" table:style-name="ce1">
            <text:p>Good</text:p>
          </table:table-cell>
          <table:table-cell office:value-type="string" table:style-name="ce1">
            <text:p>Performance remains high, demand is still supressed. Planning is underway for 2022/23.</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pplication and Enrolment BPO Service Agreement</text:p>
          </table:table-cell>
          <table:table-cell office:value-type="string" table:style-name="ce1">
            <text:p>Sopra Steria Ltd</text:p>
          </table:table-cell>
          <table:table-cell office:value-type="string" table:style-name="ce1">
            <text:p>Applications over a monthly period where Standard Applications are delivered to HMPO within two (2) Operating Days of mailbag delivery time</text:p>
          </table:table-cell>
          <table:table-cell office:value-type="string" table:style-name="ce1">
            <text:p>99.80%</text:p>
          </table:table-cell>
          <table:table-cell office:value-type="string" table:style-name="ce1">
            <text:p>Good</text:p>
          </table:table-cell>
          <table:table-cell office:value-type="string" table:style-name="ce1">
            <text:p>Performance remains high, demand is still supressed. Planning is underway for 2022/23.</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pplication and Enrolment BPO Service Agreement</text:p>
          </table:table-cell>
          <table:table-cell office:value-type="string" table:style-name="ce1">
            <text:p>Sopra Steria Ltd</text:p>
          </table:table-cell>
          <table:table-cell office:value-type="string" table:style-name="ce1">
            <text:p>Premium Applications over a monthly period where applications are delivered to HMPO within one Operating Hour of being cashiered</text:p>
          </table:table-cell>
          <table:table-cell office:value-type="string" table:style-name="ce1">
            <text:p>99.80%</text:p>
          </table:table-cell>
          <table:table-cell office:value-type="string" table:style-name="ce1">
            <text:p>Good</text:p>
          </table:table-cell>
          <table:table-cell office:value-type="string" table:style-name="ce1">
            <text:p>Performance remains high, demand is still supressed. Planning is underway for 2022/23.</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VFS Worldwide Holdings</text:p>
          </table:table-cell>
          <table:table-cell office:value-type="string" table:style-name="ce1">
            <text:p>Appointment Availability – percentage of customers with appointments within 5 working days, or the next centre opening cycle</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VFS Worldwide Holdings</text:p>
          </table:table-cell>
          <table:table-cell office:value-type="string" table:style-name="ce1">
            <text:p>Appointment Turnaround time – average time in minutes for customers to be serviced/processed</text:p>
          </table:table-cell>
          <table:table-cell office:value-type="string" table:style-name="ce1">
            <text:p>&lt;=45 Minu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VFS Worldwide Holdings</text:p>
          </table:table-cell>
          <table:table-cell office:value-type="string" table:style-name="ce1">
            <text:p>Complaints Management – percentage of complaints reviewed, declared and acknowledged within 10 working day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Teleperformance Ltd</text:p>
          </table:table-cell>
          <table:table-cell office:value-type="string" table:style-name="ce1">
            <text:p>Appointment Availability – percentage of customers with appointments within 5 working days, or the next centre opening cycle</text:p>
          </table:table-cell>
          <table:table-cell office:value-type="string" table:style-name="ce1">
            <text:p>99.4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Teleperformance Ltd</text:p>
          </table:table-cell>
          <table:table-cell office:value-type="string" table:style-name="ce1">
            <text:p>Appointment Turnaround time – average time in minutes for customers to be serviced/processed</text:p>
          </table:table-cell>
          <table:table-cell office:value-type="string" table:style-name="ce1">
            <text:p>&lt;=45 Minut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Next Generation Outsourced Visa services</text:p>
          </table:table-cell>
          <table:table-cell office:value-type="string" table:style-name="ce1">
            <text:p>Teleperformance Ltd</text:p>
          </table:table-cell>
          <table:table-cell office:value-type="string" table:style-name="ce1">
            <text:p>Complaints Management – percentage of complaints reviewed, declared and acknowledged within 10 working day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MEE - Asylum Accommodation &amp; Support Services Contract MEE</text:p>
          </table:table-cell>
          <table:table-cell office:value-type="string" table:style-name="ce1">
            <text:p>Serco Limited</text:p>
          </table:table-cell>
          <table:table-cell office:value-type="string" table:style-name="ce1">
            <text:p>Accommodation Proposals - percentage submitted within accepted timeframes</text:p>
          </table:table-cell>
          <table:table-cell office:value-type="string" table:style-name="ce1">
            <text:p>98%</text:p>
          </table:table-cell>
          <table:table-cell office:value-type="string" table:style-name="ce1">
            <text:p>Inadequate</text:p>
          </table:table-cell>
          <table:table-cell office:value-type="string" table:style-name="ce1">
            <text:p>Exceptional demand during a month within the quarter.<text:s/></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MEE - Asylum Accommodation &amp; Support Services Contract MEE</text:p>
          </table:table-cell>
          <table:table-cell office:value-type="string" table:style-name="ce1">
            <text:p>Serco Limited</text:p>
          </table:table-cell>
          <table:table-cell office:value-type="string" table:style-name="ce1">
            <text:p>Move-in Services - percentage inductions carried out within accepted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ASC MEE - Asylum Accommodation &amp; Support Services Contract MEE</text:p>
          </table:table-cell>
          <table:table-cell office:value-type="string" table:style-name="ce1">
            <text:p>Serco Limited</text:p>
          </table:table-cell>
          <table:table-cell office:value-type="string" table:style-name="ce1">
            <text:p>Percentage of maintenance issues resolved within contractual timeframes</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Front End Services</text:p>
          </table:table-cell>
          <table:table-cell office:value-type="string" table:style-name="ce1">
            <text:p>Sopra Steria Ltd</text:p>
          </table:table-cell>
          <table:table-cell office:value-type="string" table:style-name="ce1">
            <text:p>Biometric Capture Process - Percentage of data from the Biometric Capture Event transferred to the Authority by 23:59 on the day the appointment took place (or within 1 hour of appointment conclusion for Priority Services)</text:p>
          </table:table-cell>
          <table:table-cell office:value-type="string" table:style-name="ce1">
            <text:p>100%</text:p>
          </table:table-cell>
          <table:table-cell office:value-type="string" table:style-name="ce1">
            <text:p>Requires Improvement</text:p>
          </table:table-cell>
          <table:table-cell office:value-type="string" table:style-name="ce1">
            <text:p>No comment</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Front End Services</text:p>
          </table:table-cell>
          <table:table-cell office:value-type="string" table:style-name="ce1">
            <text:p>Sopra Steria Ltd</text:p>
          </table:table-cell>
          <table:table-cell office:value-type="string" table:style-name="ce1">
            <text:p>Complaints process - Number of Substantiated Complaints still to be resolved after twenty (20) working days of the Customer complaint.</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Front End Services</text:p>
          </table:table-cell>
          <table:table-cell office:value-type="string" table:style-name="ce1">
            <text:p>Sopra Steria Ltd</text:p>
          </table:table-cell>
          <table:table-cell office:value-type="string" table:style-name="ce1">
            <text:p>Free appointments - Percentage of free appointments as part of Core Site appointment capacity</text:p>
          </table:table-cell>
          <table:table-cell office:value-type="string" table:style-name="ce1">
            <text:p>56.3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Body Detection Dog Services</text:p>
          </table:table-cell>
          <table:table-cell office:value-type="string" table:style-name="ce1">
            <text:p>Wagtail UK Ltd<text:s/></text:p>
          </table:table-cell>
          <table:table-cell office:value-type="string" table:style-name="ce1">
            <text:p>Detention Services Performance - 100% of Detention Services are available at Dunkerque 24 hours per day/365 days per year with a minimum of three (3) Detainee Custody Officers (DCO) present at all times including one female DCO in order to ensure that the Detention Holding Room remains open at all times with trained Staff.</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Body Detection Dog Services</text:p>
          </table:table-cell>
          <table:table-cell office:value-type="string" table:style-name="ce1">
            <text:p>Wagtail UK Ltd<text:s/></text:p>
          </table:table-cell>
          <table:table-cell office:value-type="string" table:style-name="ce1">
            <text:p>Freight Searching Services Performance - 100% of continuous freight searching services are provided 24 hours per day, 365 days per year including that; a) The specified number of ASO’s are provided on every shift; b) Staff who are unexpectedly absent are replaced within one hour; c) Staff meal breaks do not impact on continuous delivery of the Service; and d) Detention of illegal migrants do not impact on the operational capability to continue searching by redeploying existing resources to maintain the search operation.</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Body Detection Dog Services</text:p>
          </table:table-cell>
          <table:table-cell office:value-type="string" table:style-name="ce1">
            <text:p>Wagtail UK Ltd<text:s/></text:p>
          </table:table-cell>
          <table:table-cell office:value-type="string" table:style-name="ce1">
            <text:p>Training &amp; Authorisation - 100% of Staff deployed for the provision of the Services are fully trained in accordance with Schedule 1 (Specifications), have received appropriate refresher training and have been Authorised by the Secretary of State for the Home Depart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uthorised Freight Searching of Persons, Escorting and Detection Service</text:p>
          </table:table-cell>
          <table:table-cell office:value-type="string" table:style-name="ce1">
            <text:p>Eamus Cork Solutions (ECS)<text:s text:c="2"/></text:p>
          </table:table-cell>
          <table:table-cell office:value-type="string" table:style-name="ce1">
            <text:p>Ensure staff are briefed daily with the latest intelligence updates by liaising with the Duty Border Force Manager every shif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uthorised Freight Searching of Persons, Escorting and Detection Service</text:p>
          </table:table-cell>
          <table:table-cell office:value-type="string" table:style-name="ce1">
            <text:p>Eamus Cork Solutions (ECS)<text:s text:c="2"/></text:p>
          </table:table-cell>
          <table:table-cell office:value-type="string" table:style-name="ce1">
            <text:p>Staff carry relevant ID/authorisations to search people and vehicles, and clearly identify themselves to stakeholders.</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Authorised Freight Searching of Persons, Escorting and Detection Service</text:p>
          </table:table-cell>
          <table:table-cell office:value-type="string" table:style-name="ce1">
            <text:p>Eamus Cork Solutions (ECS)<text:s text:c="2"/></text:p>
          </table:table-cell>
          <table:table-cell office:value-type="string" table:style-name="ce1">
            <text:p>The required number of dog teams are deployed and available at all times to ensure that continuous freight searching is maintained. At shift changeover times the incoming team relives the outgoing team at the point of delivery unless previously agreed with the Authority. There is no 'downtime' in Service Deliver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Haulage and Storage (H&amp;S)</text:p>
          </table:table-cell>
          <table:table-cell office:value-type="string" table:style-name="ce1">
            <text:p>XPO Supply Chain UK Limited</text:p>
          </table:table-cell>
          <table:table-cell office:value-type="string" table:style-name="ce1">
            <text:p>Planned Service - Attend at the relevant pick up point to collect and deliver all types of Seized Goods within 15 minutes of the agreed time for the planned service.</text:p>
          </table:table-cell>
          <table:table-cell office:value-type="string" table:style-name="ce1">
            <text:p>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Haulage and Storage (H&amp;S)</text:p>
          </table:table-cell>
          <table:table-cell office:value-type="string" table:style-name="ce1">
            <text:p>XPO Supply Chain UK Limited</text:p>
          </table:table-cell>
          <table:table-cell office:value-type="string" table:style-name="ce1">
            <text:p>Rapid Response Service - respond to the SR and be on site ready to deliver the relevant rapid response service within 5 hours regardless of location within UK / NI.</text:p>
          </table:table-cell>
          <table:table-cell office:value-type="string" table:style-name="ce1">
            <text:p>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Haulage and Storage (H&amp;S)</text:p>
          </table:table-cell>
          <table:table-cell office:value-type="string" table:style-name="ce1">
            <text:p>XPO Supply Chain UK Limited</text:p>
          </table:table-cell>
          <table:table-cell office:value-type="string" table:style-name="ce1">
            <text:p>Stand-by Service - Position stand-by vehicles so they can reach the point of seizure within one hour of being notified to attend.</text:p>
          </table:table-cell>
          <table:table-cell office:value-type="string" table:style-name="ce1">
            <text:p>9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Home Office Contact Centre Services</text:p>
          </table:table-cell>
          <table:table-cell office:value-type="string" table:style-name="ce1">
            <text:p>Teleperformance Ltd</text:p>
          </table:table-cell>
          <table:table-cell office:value-type="string" table:style-name="ce1">
            <text:p>Email response rate - 100% of e-mails responded to within 4 hours<text:s/></text:p>
          </table:table-cell>
          <table:table-cell office:value-type="string" table:style-name="ce1">
            <text:p>100%</text:p>
          </table:table-cell>
          <table:table-cell office:value-type="string" table:style-name="ce1">
            <text:p>Requires Improvement</text:p>
          </table:table-cell>
          <table:table-cell office:value-type="string" table:style-name="ce1">
            <text:p>Performance in April was satisfactory. <text:s/>Performance in May and June did not meet threshold levels and was unsatisfactory.<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Home Office Contact Centre Services</text:p>
          </table:table-cell>
          <table:table-cell office:value-type="string" table:style-name="ce1">
            <text:p>Teleperformance Ltd</text:p>
          </table:table-cell>
          <table:table-cell office:value-type="string" table:style-name="ce1">
            <text:p>Response Rate 30 seconds - 80% of calls answered within 30 seconds</text:p>
          </table:table-cell>
          <table:table-cell office:value-type="string" table:style-name="ce1">
            <text:p>80%</text:p>
          </table:table-cell>
          <table:table-cell office:value-type="string" table:style-name="ce1">
            <text:p>Requires Improvement</text:p>
          </table:table-cell>
          <table:table-cell office:value-type="string" table:style-name="ce1">
            <text:p>Performance in April was satisfactory. <text:s/>Performance in May and June did not meet threshold levels and was unsatisfactory. <text:s/>.</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Home Office Contact Centre Services</text:p>
          </table:table-cell>
          <table:table-cell office:value-type="string" table:style-name="ce1">
            <text:p>Teleperformance Ltd</text:p>
          </table:table-cell>
          <table:table-cell office:value-type="string" table:style-name="ce1">
            <text:p>Response Rate 70 seconds - 90% of calls answered within 70 seconds</text:p>
          </table:table-cell>
          <table:table-cell office:value-type="string" table:style-name="ce1">
            <text:p>90%</text:p>
          </table:table-cell>
          <table:table-cell office:value-type="string" table:style-name="ce1">
            <text:p>Requires Improvement</text:p>
          </table:table-cell>
          <table:table-cell office:value-type="string" table:style-name="ce1">
            <text:p>Performance in April was satisfactory. <text:s/>Performance in May and June did not meet threshold levels and was unsatisfactory.<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Public Safety Radio Communications Service - Airwave for the Police</text:p>
          </table:table-cell>
          <table:table-cell office:value-type="string" table:style-name="ce1">
            <text:p>Airwave Solutions Ltd</text:p>
          </table:table-cell>
          <table:table-cell office:value-type="string" table:style-name="ce1">
            <text:p>GBNR Service Availability - A percentage measure of the availability of specific parts of the Airwave network across England, Scotland and Wales in the reporting period.</text:p>
          </table:table-cell>
          <table:table-cell office:value-type="string" table:style-name="ce1">
            <text:p>99.8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Public Safety Radio Communications Service - Airwave for the Police</text:p>
          </table:table-cell>
          <table:table-cell office:value-type="string" table:style-name="ce1">
            <text:p>Airwave Solutions Ltd</text:p>
          </table:table-cell>
          <table:table-cell office:value-type="string" table:style-name="ce1">
            <text:p>Service Availability - This is a percentage measure of the national availability of the Airwave Network across England, Scotland and Wales in the reporting period.</text:p>
          </table:table-cell>
          <table:table-cell office:value-type="string" table:style-name="ce1">
            <text:p>99.74%</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Public Safety Radio Communications Service - Airwave for the Police</text:p>
          </table:table-cell>
          <table:table-cell office:value-type="string" table:style-name="ce1">
            <text:p>Airwave Solutions Ltd</text:p>
          </table:table-cell>
          <table:table-cell office:value-type="string" table:style-name="ce1">
            <text:p>Supplier Network Management Centre Help Desk - Call answering</text:p>
          </table:table-cell>
          <table:table-cell office:value-type="string" table:style-name="ce1">
            <text:p>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Firelink Project Agreement - Airwave for the Fire and Rescue Services</text:p>
          </table:table-cell>
          <table:table-cell office:value-type="string" table:style-name="ce1">
            <text:p>Airwave Solutions Ltd</text:p>
          </table:table-cell>
          <table:table-cell office:value-type="string" table:style-name="ce1">
            <text:p>Max Call Set UP - A measure of the maximum time to set-up a call on the Airwave network, from when a request is made to transmit on an Airwave Radio to successful connection to the intended recipient. A 100% measure means the maximum time allowed to set-up a call was never exceede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Firelink Project Agreement - Airwave for the Fire and Rescue Services</text:p>
          </table:table-cell>
          <table:table-cell office:value-type="string" table:style-name="ce1">
            <text:p>Airwave Solutions Ltd</text:p>
          </table:table-cell>
          <table:table-cell office:value-type="string" table:style-name="ce1">
            <text:p>Mean Call Set Up Time - A measure of the mean time to set-up a call on the Airwave network, from when a request is made to transmit on an Airwave Radio to successful connection to the intended recipient. A 100% measure means the mean parameter measurements were always met or exceeded.</text:p>
          </table:table-cell>
          <table:table-cell office:value-type="string" table:style-name="ce1">
            <text:p>99.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Firelink Project Agreement - Airwave for the Fire and Rescue Services</text:p>
          </table:table-cell>
          <table:table-cell office:value-type="string" table:style-name="ce1">
            <text:p>Airwave Solutions Ltd</text:p>
          </table:table-cell>
          <table:table-cell office:value-type="string" table:style-name="ce1">
            <text:p>Service Availability - This is a percentage measure of the national availability of the Airwave Network across England, Scotland and Wales in the reporting period.</text:p>
          </table:table-cell>
          <table:table-cell office:value-type="string" table:style-name="ce1">
            <text:p>99.86%</text:p>
          </table:table-cell>
          <table:table-cell office:value-type="string" table:style-name="ce1">
            <text:p>Good</text:p>
          </table:table-cell>
          <table:table-cell table:number-columns-repeated="16376" table:style-name="ce1"/>
        </table:table-row>
        <table:table-row table:number-rows-repeated="3"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Dungavel House IRC</text:p>
          </table:table-cell>
          <table:table-cell office:value-type="string" table:style-name="ce1">
            <text:p>GEO Group UK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number-rows-repeated="3"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Heathrow IRC</text:p>
          </table:table-cell>
          <table:table-cell office:value-type="string" table:style-name="ce1">
            <text:p>Mitie Care &amp; Custody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number-rows-repeated="3"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Yarl's Wood IRC</text:p>
          </table:table-cell>
          <table:table-cell office:value-type="string" table:style-name="ce1">
            <text:p>Serco Limite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number-rows-repeated="3"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Escorting Services</text:p>
          </table:table-cell>
          <table:table-cell office:value-type="string" table:style-name="ce1">
            <text:p>Mitie Care &amp; Custody Ltd</text:p>
          </table:table-cell>
          <table:table-cell office:value-type="string" table:style-name="ce1">
            <text:p>See comments</text:p>
          </table:table-cell>
          <table:table-cell office:value-type="string" table:style-name="ce1">
            <text:p>See comments</text:p>
          </table:table-cell>
          <table:table-cell office:value-type="string" table:style-name="ce1">
            <text:p>Recorded Elsewhere</text:p>
          </table:table-cell>
          <table:table-cell office:value-type="string" table:style-name="ce1">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Passport Secure Delivery International (DHL)</text:p>
          </table:table-cell>
          <table:table-cell office:value-type="string" table:style-name="ce1">
            <text:p>DHL</text:p>
          </table:table-cell>
          <table:table-cell office:value-type="string" table:style-name="ce1">
            <text:p>International 7 day delivery</text:p>
          </table:table-cell>
          <table:table-cell office:value-type="string" table:style-name="ce1">
            <text:p>99.7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GRO 48 hour deliver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HMPO 24 hour delivery</text:p>
          </table:table-cell>
          <table:table-cell office:value-type="string" table:style-name="ce1">
            <text:p>99.75%</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HMPO 48 hour delivery</text:p>
          </table:table-cell>
          <table:table-cell office:value-type="string" table:style-name="ce1">
            <text:p>99.75%</text:p>
          </table:table-cell>
          <table:table-cell office:value-type="string" table:style-name="ce1">
            <text:p>Approaching Target</text:p>
          </table:table-cell>
          <table:table-cell table:number-columns-repeated="16376"/>
        </table:table-row>
        <table:table-row table:style-name="ro1">
          <table:table-cell office:value-type="string" table:style-name="ce1">
            <text:p>FY21-22 Q1 Apr-May-Jun</text:p>
          </table:table-cell>
          <table:table-cell office:value-type="string" table:style-name="ce1">
            <text:p>HO</text:p>
          </table:table-cell>
          <table:table-cell table:style-name="ce1"/>
          <table:table-cell office:value-type="string" table:style-name="ce1">
            <text:p>Passport Secure Delivery UK (FedEx)</text:p>
          </table:table-cell>
          <table:table-cell office:value-type="string" table:style-name="ce1">
            <text:p>FedEx Express UK Transportation Ltd</text:p>
          </table:table-cell>
          <table:table-cell office:value-type="string" table:style-name="ce1">
            <text:p>UKVI 48 hour delivery</text:p>
          </table:table-cell>
          <table:table-cell office:value-type="string" table:style-name="ce1">
            <text:p>99%</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Resolution of disputes by Alternative Dispute resolution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legacy Pool</text:p>
          </table:table-cell>
          <table:table-cell office:value-type="string" table:style-name="ce1">
            <text:p>Computershare Investor Services PLC</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3 BD</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enancy Deposit Solutions Ltd (MyDeposits)</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3 BD</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Service Concession Agreement relating to the Administration of the Custodial Tenancy Deposit Scheme - New Business</text:p>
          </table:table-cell>
          <table:table-cell office:value-type="string" table:style-name="ce1">
            <text:p>The Dispute Service (TDS)</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3 BD</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Chief Finance Officer and Corporate</text:p>
          </table:table-cell>
          <table:table-cell office:value-type="string" table:style-name="ce1">
            <text:p>Amazon Web Services (AWS) Managed Application Platform Services</text:p>
          </table:table-cell>
          <table:table-cell office:value-type="string" table:style-name="ce1">
            <text:p>Arcus Global<text:s/></text:p>
          </table:table-cell>
          <table:table-cell office:value-type="string" table:style-name="ce1">
            <text:p>Datamart issue resolution against Service Levels: The supplier shall resolve any identified issues within specified times dependent on the severity of the issue. Critical issues &lt;2 hours, High Priority issues &lt;4 hours, Moderate priority issues &lt;8 hours and Low priority issues &lt;16 hours</text:p>
          </table:table-cell>
          <table:table-cell office:value-type="string" table:style-name="ce1">
            <text:p>95% of all issues resolved within service level<text:s/></text:p>
          </table:table-cell>
          <table:table-cell office:value-type="string" table:style-name="ce1">
            <text:p>Approaching Target</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Chief Finance Officer and Corporate</text:p>
          </table:table-cell>
          <table:table-cell office:value-type="string" table:style-name="ce1">
            <text:p>Amazon Web Services (AWS) Managed Application Platform Services</text:p>
          </table:table-cell>
          <table:table-cell office:value-type="string" table:style-name="ce1">
            <text:p>Arcus Global<text:s/></text:p>
          </table:table-cell>
          <table:table-cell office:value-type="string" table:style-name="ce1">
            <text:p>Key customer service satisfaction: The supplier will undertake customer satisfaction surveys for work undertaken, achieving a rating of Good or higher</text:p>
          </table:table-cell>
          <table:table-cell office:value-type="string" table:style-name="ce1">
            <text:p>80% of surveys rate supplier performance as Good or higher</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Chief Finance Officer and Corporate</text:p>
          </table:table-cell>
          <table:table-cell office:value-type="string" table:style-name="ce1">
            <text:p>Amazon Web Services (AWS) Managed Application Platform Services</text:p>
          </table:table-cell>
          <table:table-cell office:value-type="string" table:style-name="ce1">
            <text:p>Arcus Global<text:s/></text:p>
          </table:table-cell>
          <table:table-cell office:value-type="string" table:style-name="ce1">
            <text:p>Provide quote to new requirements within 10 days (responsive and accurate with estimates)</text:p>
          </table:table-cell>
          <table:table-cell office:value-type="string" table:style-name="ce1">
            <text:p>100.00% = good</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Computershare Investor Services PLC</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he Dispute Service (TDS)</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Initial response to helpline calls within the defined hours of operations (Target within 60 seconds). The score for the KPI has been taken as an "average"</text:p>
          </table:table-cell>
          <table:table-cell office:value-type="string" table:style-name="ce1">
            <text:p>&lt;60 second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Resolution of disputes by ADR measured by day adjudicator receives papers (Target within 28 calendar days)</text:p>
          </table:table-cell>
          <table:table-cell office:value-type="string" table:style-name="ce1">
            <text:p>&lt;28 day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Insurance- based Tenancy Deposit Protection Scheme</text:p>
          </table:table-cell>
          <table:table-cell office:value-type="string" table:style-name="ce1">
            <text:p>Tenancy Deposit Solutions Ltd (MyDeposits)</text:p>
          </table:table-cell>
          <table:table-cell office:value-type="string" table:style-name="ce1">
            <text:p>Substantive Response to written, email or web-based enquiries (Target within 3 business days (BD)).The score for the KPI has been taken as an "average".<text:s/></text:p>
          </table:table-cell>
          <table:table-cell office:value-type="string" table:style-name="ce1">
            <text:p>3 BD</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Customer Queries responded to within 2 working days</text:p>
          </table:table-cell>
          <table:table-cell office:value-type="string" table:style-name="ce1">
            <text:p>95.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Number of Grant applications processed within 15 days</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Neighbourhood Planning Support Services 2018 - 2022</text:p>
          </table:table-cell>
          <table:table-cell office:value-type="string" table:style-name="ce1">
            <text:p>Locality</text:p>
          </table:table-cell>
          <table:table-cell office:value-type="string" table:style-name="ce1">
            <text:p>Technical Support assessment decisions made, in conjunction with MHCLG, and communicated to the Customer within 35 (thirty five) working days from receipt of a completed application</text:p>
          </table:table-cell>
          <table:table-cell office:value-type="string" table:style-name="ce1">
            <text:p>8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Average number of interview surveys achieved in the previous two quarters. (We need to take an average over two quarters because the quarterly difference in the target set can vary so much that the target for a quarter can be as low as the threshold below which performance is deemed to be inadequate. Taking an average would remove the risk of marking the contractor down unfairly. This KPI is based on the number rather than percentage achieved because it is important that the contractor delivers the number of interviews we need. The English Housing Survey aims to achieve 13,300 interview surveys a year. Data collection takes place over eight fieldwork waves so the average number of interviews achieved will be calculated using four fieldwork waves. )</text:p>
          </table:table-cell>
          <table:table-cell office:value-type="string" table:style-name="ce1">
            <text:p>3325 or more</text:p>
          </table:table-cell>
          <table:table-cell office:value-type="string" table:style-name="ce1">
            <text:p>Other - Consider returned</text:p>
          </table:table-cell>
          <table:table-cell office:value-type="string" table:style-name="ce1">
            <text:p>Paused – KPI not measured because face-to-face data collection was suspended due to the COVID-19 lockdown</text:p>
          </table:table-cell>
          <table:table-cell table:number-columns-repeated="16375"/>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Number of times a data delivery or the final draft of an annual report is rescheduled with less than 2 weeks' notic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DLUHC</text:p>
          </table:table-cell>
          <table:table-cell office:value-type="string" table:style-name="ce1">
            <text:p>Housing and Planning</text:p>
          </table:table-cell>
          <table:table-cell office:value-type="string" table:style-name="ce1">
            <text:p>English Housing Survey</text:p>
          </table:table-cell>
          <table:table-cell office:value-type="string" table:style-name="ce1">
            <text:p>National Centre for Social Research</text:p>
          </table:table-cell>
          <table:table-cell office:value-type="string" table:style-name="ce1">
            <text:p>Number of times a data delivery or the final draft of an annual report misses the scheduled or, where applicable, the revised delivery date. (As the EHS has few such deliveries a quarter - between 7 and 9, the thresholds are based on absolute numbers rather than percentages because absolute number gives a fairer and less misleading guide to performance.)</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UK Strat Com</text:p>
          </table:table-cell>
          <table:table-cell office:value-type="string" table:style-name="ce1">
            <text:p>DSOM Implementation</text:p>
          </table:table-cell>
          <table:table-cell office:value-type="string" table:style-name="ce1">
            <text:p>KPMG</text:p>
          </table:table-cell>
          <table:table-cell office:value-type="string" table:style-name="ce1">
            <text:p>Key Milestones and deliverables:</text:p>
            <text:p>The Contractor shall submit for approval relevant deliverables set out in the Task Authorisation Form (TAF) within a timeframe agreed with the nominated Project Lead<text:s/></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UK Strat Com</text:p>
          </table:table-cell>
          <table:table-cell office:value-type="string" table:style-name="ce1">
            <text:p>DSOM Implementation</text:p>
          </table:table-cell>
          <table:table-cell office:value-type="string" table:style-name="ce1">
            <text:p>KPMG</text:p>
          </table:table-cell>
          <table:table-cell office:value-type="string" table:style-name="ce1">
            <text:p>Meetings and Reports:</text:p>
            <text:p>The Contractor shall submit, via email in an MS Office Format, a monthly progress report within 5 business days prior to the monthly Programme Board meeting to the nominated Project Manager and Commercial Officer</text:p>
          </table:table-cell>
          <table:table-cell office:value-type="string" table:style-name="ce1">
            <text:p>On Tim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UK Strat Com</text:p>
          </table:table-cell>
          <table:table-cell office:value-type="string" table:style-name="ce1">
            <text:p>DSOM Implementation</text:p>
          </table:table-cell>
          <table:table-cell office:value-type="string" table:style-name="ce1">
            <text:p>KPMG</text:p>
          </table:table-cell>
          <table:table-cell office:value-type="string" table:style-name="ce1">
            <text:p>Project / Technical Support:</text:p>
            <text:p>The Contractor shall provide initial response or acknowledgement of receipt the Authorities request for Project / Technical Support within 10 business days of receipt (either by telephone or email). The Contractor shall provide a response to support marked as urgent within 2 business days of receipt or as otherwise agreed with the Authority’s appointed Project Manager.</text:p>
          </table:table-cell>
          <table:table-cell office:value-type="string" table:style-name="ce1">
            <text:p>On Time</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Finance Functional Leadership Programme</text:p>
          </table:table-cell>
          <table:table-cell office:value-type="string" table:style-name="ce1">
            <text:p>PricewaterhouseCoopers LLP</text:p>
          </table:table-cell>
          <table:table-cell office:value-type="string" table:style-name="ce1">
            <text:p>Availability of transformation support - lost time due to accidents/absences</text:p>
          </table:table-cell>
          <table:table-cell office:value-type="string" table:style-name="ce1">
            <text:p>No greater than 1 Lost Time Absences</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Finance Functional Leadership Programme</text:p>
          </table:table-cell>
          <table:table-cell office:value-type="string" table:style-name="ce1">
            <text:p>PricewaterhouseCoopers LLP</text:p>
          </table:table-cell>
          <table:table-cell office:value-type="string" table:style-name="ce1">
            <text:p>Provision of support to Finance Functional Leadership workstreams leads in the delivery of the programme by providing assistance via review, challenge, communication, active participation and best practise advice to the workstream leads</text:p>
          </table:table-cell>
          <table:table-cell office:value-type="string" table:style-name="ce1">
            <text:p>Pro-active support to the Authority resources, in respect of advice, guidance, challenge, document production, knowledge transfer, capability and knowledge transfer</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Finance Functional Leadership Programme</text:p>
          </table:table-cell>
          <table:table-cell office:value-type="string" table:style-name="ce1">
            <text:p>PricewaterhouseCoopers LLP</text:p>
          </table:table-cell>
          <table:table-cell office:value-type="string" table:style-name="ce1">
            <text:p>Right First Time Delivery support to the Finance Functional Leadership workstream leads</text:p>
          </table:table-cell>
          <table:table-cell office:value-type="string" table:style-name="ce1">
            <text:p>Reports / Documents for approval exceed recipient expectation, Right First-Time delivery achieved with little input from recipient. Very limited re-work, which is addressed in full within 5 days</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Provision of Contractor Support to Chinook and Puma Forces</text:p>
          </table:table-cell>
          <table:table-cell office:value-type="string" table:style-name="ce1">
            <text:p>Morson Technical Services</text:p>
          </table:table-cell>
          <table:table-cell office:value-type="string" table:style-name="ce1">
            <text:p>Deliver all outputs to expected quality.</text:p>
          </table:table-cell>
          <table:table-cell office:value-type="string" table:style-name="ce1">
            <text:p>No more than two (2) failures by the Contractor to deliver output to expected quality resulting in formal action via Quality Occurrence Report (QOR).</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Provision of Contractor Support to Chinook and Puma Forces</text:p>
          </table:table-cell>
          <table:table-cell office:value-type="string" table:style-name="ce1">
            <text:p>Morson Technical Services</text:p>
          </table:table-cell>
          <table:table-cell office:value-type="string" table:style-name="ce1">
            <text:p>Ensure Contractor personnel are SQEP appropriate to output type. </text:p>
          </table:table-cell>
          <table:table-cell office:value-type="string" table:style-name="ce1">
            <text:p>100% of Contractor personnel are Suitably Qualified and Experienced Personnel (SQEP) in accordance with the Schedule of Requirements (SOR), and, MOD is consulted in the recruitment of 100% of personnel. </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Provision of Contractor Support to Chinook and Puma Forces</text:p>
          </table:table-cell>
          <table:table-cell office:value-type="string" table:style-name="ce1">
            <text:p>Morson Technical Services</text:p>
          </table:table-cell>
          <table:table-cell office:value-type="string" table:style-name="ce1">
            <text:p>Full Participation in Contract governance in accordance with the Schedule of Requirements.. </text:p>
          </table:table-cell>
          <table:table-cell office:value-type="string" table:style-name="ce1">
            <text:p>Delivery of Contract Management services in accordance with the SOR. Attendance at governance meetings by nominated representatives. Timely provision of associated governance reports and management information (to include Health and Safety, Quality and Security compliance data).</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Foreign Language Training Contract</text:p>
          </table:table-cell>
          <table:table-cell office:value-type="string" table:style-name="ce1">
            <text:p>Capita Business Services Limited</text:p>
          </table:table-cell>
          <table:table-cell office:value-type="string" table:style-name="ce1">
            <text:p>Course Delivery - Subcontractors to receive relevant briefing and all materials in advance of delivering a programme</text:p>
          </table:table-cell>
          <table:table-cell office:value-type="string" table:style-name="ce1">
            <text:p>100%</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Foreign Language Training Contract</text:p>
          </table:table-cell>
          <table:table-cell office:value-type="string" table:style-name="ce1">
            <text:p>Capita Business Services Limited</text:p>
          </table:table-cell>
          <table:table-cell office:value-type="string" table:style-name="ce1">
            <text:p>Customer Service - Response time to routine or urgent enquiries</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Foreign Language Training Contract</text:p>
          </table:table-cell>
          <table:table-cell office:value-type="string" table:style-name="ce1">
            <text:p>Capita Business Services Limited</text:p>
          </table:table-cell>
          <table:table-cell office:value-type="string" table:style-name="ce1">
            <text:p>Social Value / Staffing Guarantee – Every CV response from Capita must contain at least 50% sourced from within a 30 miles radius.<text:s/></text:p>
          </table:table-cell>
          <table:table-cell office:value-type="string" table:style-name="ce1">
            <text:p>50%</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Foreign Language Training Contract</text:p>
          </table:table-cell>
          <table:table-cell office:value-type="string" table:style-name="ce1">
            <text:p>Capita Business Services Limited</text:p>
          </table:table-cell>
          <table:table-cell office:value-type="string" table:style-name="ce1">
            <text:p>Staffing Guarantee - Routine:Required CVs provided per post for course delivery</text:p>
          </table:table-cell>
          <table:table-cell office:value-type="string" table:style-name="ce1">
            <text:p>95% and above</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HVM ADAPT Part B Contract</text:p>
          </table:table-cell>
          <table:table-cell office:value-type="string" table:style-name="ce1">
            <text:p>THALES UK Limited</text:p>
          </table:table-cell>
          <table:table-cell office:value-type="string" table:style-name="ce1">
            <text:p> Delivery of Equipment readiness levels IAW the service definition specification</text:p>
          </table:table-cell>
          <table:table-cell office:value-type="string" table:style-name="ce1">
            <text:p>Delivery of the required number of Equipment at readiness</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HVM ADAPT Part B Contract</text:p>
          </table:table-cell>
          <table:table-cell office:value-type="string" table:style-name="ce1">
            <text:p>THALES UK Limited</text:p>
          </table:table-cell>
          <table:table-cell office:value-type="string" table:style-name="ce1">
            <text:p>Fulfilment of Equipment availability IAW the user demand profile specification</text:p>
          </table:table-cell>
          <table:table-cell office:value-type="string" table:style-name="ce1">
            <text:p>Equipment availability delivered IAW the user demand profile</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HVM ADAPT Part B Contract</text:p>
          </table:table-cell>
          <table:table-cell office:value-type="string" table:style-name="ce1">
            <text:p>THALES UK Limited</text:p>
          </table:table-cell>
          <table:table-cell office:value-type="string" table:style-name="ce1">
            <text:p>Sustainment of Equipment delivered IAW Authority repairable demands as specified in service definition specification</text:p>
          </table:table-cell>
          <table:table-cell office:value-type="string" table:style-name="ce1">
            <text:p>Delivery of 90% of reparable item demands where the demand quantity is greater than 20 units</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Provision of Test &amp; Evaluation Services to Support A400M UK Delta Capability</text:p>
          </table:table-cell>
          <table:table-cell office:value-type="string" table:style-name="ce1">
            <text:p>Qintetiq Limited</text:p>
          </table:table-cell>
          <table:table-cell office:value-type="string" table:style-name="ce1">
            <text:p>The Authority requires aircraft trials and associated documentation to be delivered in line with contract milestones.</text:p>
          </table:table-cell>
          <table:table-cell office:value-type="string" table:style-name="ce1">
            <text:p>85% and above</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amp;S</text:p>
          </table:table-cell>
          <table:table-cell office:value-type="string" table:style-name="ce1">
            <text:p>A400M UK Medium Term Aircraft In Service Support</text:p>
          </table:table-cell>
          <table:table-cell office:value-type="string" table:style-name="ce1">
            <text:p>Airbus Military Sociedad Limitada</text:p>
          </table:table-cell>
          <table:table-cell office:value-type="string" table:style-name="ce1">
            <text:p>Sortie Incentive Ratio (SIR). This KPI refers to an incentivisation when a high level of performance is achieved. It is a measure of the Sorties that commence in a given week relative to those planned before the start of such week.<text:s/></text:p>
          </table:table-cell>
          <table:table-cell office:value-type="string" table:style-name="ce1">
            <text:p>&gt;90% The application of the SIR is such that where the SIR exceeds 90% (ninety percent) the Contractor shall be entitled to an incentive, according to a ratio of the number of sorties planned and the number of sorties achieved where the cancellation of any sortie is due to a technical reason.</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Support Solution for Aircraft Arrestor Systems -PHAG&amp;RHAG</text:p>
          </table:table-cell>
          <table:table-cell office:value-type="string" table:style-name="ce1">
            <text:p>Marshall Land Systems Ltd</text:p>
          </table:table-cell>
          <table:table-cell office:value-type="string" table:style-name="ce1">
            <text:p>The Authority requires the Contractor to achieve 100% Readiness Level for Portable Aircraft Arrestor Gear (PAAG) as described in the Statement of Work and delivery to the Authority by the Required Delivery Date (RDD)</text:p>
          </table:table-cell>
          <table:table-cell office:value-type="string" table:style-name="ce1">
            <text:p>0 System not at Contracted Readiness level, against all MOD identified Serviceable Systems</text:p>
          </table:table-cell>
          <table:table-cell office:value-type="string" table:style-name="ce1">
            <text:p>Good</text:p>
          </table:table-cell>
          <table:table-cell office:value-type="string" table:style-name="ce1">
            <text:p>This Contract has two PIs which were agreed by the Authority and the Contractor as proportionate and appropriate to the Contract, to ensure effective indications and management of the Contractor’s 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Support Solution for Aircraft Arrestor Systems -PHAG&amp;RHAG</text:p>
          </table:table-cell>
          <table:table-cell office:value-type="string" table:style-name="ce1">
            <text:p>Marshall Land Systems Ltd</text:p>
          </table:table-cell>
          <table:table-cell office:value-type="string" table:style-name="ce1">
            <text:p>The Authority requires the Contractor to satisfy demands for Rotary Hydraulic Arrestor Gear (RHAG) spares by Required Delivery Date (RDD) and satisfy undertaking of repairs and maintenance in accordance with the requirements of the Statement of Work</text:p>
          </table:table-cell>
          <table:table-cell office:value-type="string" table:style-name="ce1">
            <text:p>100%</text:p>
          </table:table-cell>
          <table:table-cell office:value-type="string" table:style-name="ce1">
            <text:p>Good</text:p>
          </table:table-cell>
          <table:table-cell office:value-type="string" table:style-name="ce1">
            <text:p>This Contract has two PIs which were agreed by the Authority and the Contractor as proportionate and appropriate to the Contract, to ensure effective indications and management of the Contractor’s 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Supply &amp; Support of Aircraft Ground Power</text:p>
          </table:table-cell>
          <table:table-cell office:value-type="string" table:style-name="ce1">
            <text:p>Terberg DTS (UK) Limited</text:p>
          </table:table-cell>
          <table:table-cell office:value-type="string" table:style-name="ce1">
            <text:p>The Authority requires the Contractor to sustain the in-service Fleet Availability of Ground Power Units at a minimum of 95% across the fleet over the life of the contract.</text:p>
          </table:table-cell>
          <table:table-cell office:value-type="string" table:style-name="ce1">
            <text:p>95% and above</text:p>
          </table:table-cell>
          <table:table-cell office:value-type="string" table:style-name="ce1">
            <text:p>Good</text:p>
          </table:table-cell>
          <table:table-cell office:value-type="string" table:style-name="ce1">
            <text:p>This Contract has one PI which was agreed by the Authority and the Contractor as proportionate and appropriate to the Contract, to ensure effective indications and management of the Contractor’s 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Aircraft High Access Anti-Icing &amp; De-Icing Capability</text:p>
          </table:table-cell>
          <table:table-cell office:value-type="string" table:style-name="ce1">
            <text:p>TERBERG DTS (UK) LIMITED</text:p>
          </table:table-cell>
          <table:table-cell office:value-type="string" table:style-name="ce1">
            <text:p>The Contractor is to sustain the Aircraft High Access Anti-Icing &amp; De-Icing Capability (HAADIC) in-service global availability at a minimum of 95% across the fleet during the de-icing season over the life of the contract</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SUPPLY AND THROUGH LIFE SUPPORT OF MOBILE ELEVATED WORK PLATFORMS-ACCOMM2B/7100</text:p>
          </table:table-cell>
          <table:table-cell office:value-type="string" table:style-name="ce1">
            <text:p>TERBERG DTS (UK) LIMITED</text:p>
          </table:table-cell>
          <table:table-cell office:value-type="string" table:style-name="ce1">
            <text:p>Fleet Availability of Mobile Evaluated Work Platforms (MEWPS)</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IR</text:p>
          </table:table-cell>
          <table:table-cell office:value-type="string" table:style-name="ce1">
            <text:p>Provision of Aircraft, Instructors and Services to Support University Air Squadron &amp; Elementary Flying Training, YRS 5 &amp; 6</text:p>
          </table:table-cell>
          <table:table-cell office:value-type="string" table:style-name="ce1">
            <text:p>Babcock Aerospace Ltd</text:p>
          </table:table-cell>
          <table:table-cell office:value-type="string" table:style-name="ce1">
            <text:p>Number of Sorties not conducted due to aircraft availability</text:p>
          </table:table-cell>
          <table:table-cell office:value-type="string" table:style-name="ce1">
            <text:p>0-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Large Aircraft Infrared Countermeasure In Service Support</text:p>
          </table:table-cell>
          <table:table-cell office:value-type="string" table:style-name="ce1">
            <text:p>Northrop Grumman International Trading Inc</text:p>
          </table:table-cell>
          <table:table-cell office:value-type="string" table:style-name="ce1">
            <text:p>Line Replaceable Unit (LRU) Repair Turn Around Times (12-month rolling average)</text:p>
          </table:table-cell>
          <table:table-cell office:value-type="string" table:style-name="ce1">
            <text:p>Under 110 days</text:p>
          </table:table-cell>
          <table:table-cell office:value-type="string" table:style-name="ce1">
            <text:p>Good</text:p>
          </table:table-cell>
          <table:table-cell office:value-type="string" table:style-name="ce1">
            <text:p>This Contract has ONE KPI which was agreed by the Authority and the Contractor as proportionate and appropriate to the Contract, to ensure effective indications and management of the Contractor’s 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In Service Support and Post Design Services to the Advanced Mission Planning Aid</text:p>
          </table:table-cell>
          <table:table-cell office:value-type="string" table:style-name="ce1">
            <text:p>Enterprise Services Defence and Security UK Limited</text:p>
          </table:table-cell>
          <table:table-cell office:value-type="string" table:style-name="ce1">
            <text:p>Network Attached Storage (NAS) servers’ availability. The Authority requires NAS servers to</text:p>
            <text:p>be available for more than 8 hours in a Business Day.</text:p>
          </table:table-cell>
          <table:table-cell office:value-type="string" table:style-name="ce1">
            <text:p>&gt;/= 98% of NAS servers available each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In Service Support and Post Design Services to the Advanced Mission Planning Aid</text:p>
          </table:table-cell>
          <table:table-cell office:value-type="string" table:style-name="ce1">
            <text:p>Enterprise Services Defence and Security UK Limited</text:p>
          </table:table-cell>
          <table:table-cell office:value-type="string" table:style-name="ce1">
            <text:p>Storm Shadow servers’ availability. The Authority requires Storm Shadow</text:p>
            <text:p>servers to be available for more than 8 hours in a Business Day</text:p>
          </table:table-cell>
          <table:table-cell office:value-type="string" table:style-name="ce1">
            <text:p>&gt;/= 96% of Storm Shadow servers available each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In Service Support and Post Design Services to the Advanced Mission Planning Aid</text:p>
          </table:table-cell>
          <table:table-cell office:value-type="string" table:style-name="ce1">
            <text:p>Enterprise Services Defence and Security UK Limited</text:p>
          </table:table-cell>
          <table:table-cell office:value-type="string" table:style-name="ce1">
            <text:p>User Access Devices (UAD) availability. The Authority requires User Access</text:p>
            <text:p>Devices (UADs) are available for more than 8 hours in a Business Day</text:p>
          </table:table-cell>
          <table:table-cell office:value-type="string" table:style-name="ce1">
            <text:p>&gt;/= 98.8% of UADs available each Business Day</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text:p>
          </table:table-cell>
          <table:table-cell office:value-type="string" table:style-name="ce1">
            <text:p>Defence Fire and Rescue Project</text:p>
          </table:table-cell>
          <table:table-cell office:value-type="string" table:style-name="ce1">
            <text:p>Capita Business Services Ltd</text:p>
          </table:table-cell>
          <table:table-cell office:value-type="string" table:style-name="ce1">
            <text:p>Availability of the correct number of appropriately trained and qualified personnel. Includes Performance Indicators such as Provision of professional and non-professional fire related trained personnel and measures such as average annual first time pass rate of Military Phase 2 trainee Firefighters.</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text:p>
          </table:table-cell>
          <table:table-cell office:value-type="string" table:style-name="ce1">
            <text:p>Defence Fire and Rescue Project</text:p>
          </table:table-cell>
          <table:table-cell office:value-type="string" table:style-name="ce1">
            <text:p>Capita Business Services Ltd</text:p>
          </table:table-cell>
          <table:table-cell office:value-type="string" table:style-name="ce1">
            <text:p>Provision of appropriate fire prevention and protection capability i.e. Risk Management Plans, fire-safety related advice through telephone advice line or e-mail and timeliness of Fire Investigations, including measures such as the % of Fire Risk Assessments completed, the % of sites for which an Integrated Risk Management Plan has been produced and % of Fire Investigations that are completed within the target timescale.<text:s text:c="2"/></text:p>
          </table:table-cell>
          <table:table-cell office:value-type="string" table:style-name="ce1">
            <text:p>&gt;8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text:p>
          </table:table-cell>
          <table:table-cell office:value-type="string" table:style-name="ce1">
            <text:p>Defence Fire and Rescue Project</text:p>
          </table:table-cell>
          <table:table-cell office:value-type="string" table:style-name="ce1">
            <text:p>Capita Business Services Ltd</text:p>
          </table:table-cell>
          <table:table-cell office:value-type="string" table:style-name="ce1">
            <text:p>Provision of fire and rescue capability to mitigate the impact of Incidents that have occurred, including measures such as % of Incidents, False Alarms and Simulations for which the Response capability provided matches that specified in the contract.</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COEFOR Support - Proj Thespis</text:p>
          </table:table-cell>
          <table:table-cell office:value-type="string" table:style-name="ce1">
            <text:p>MABWAY LIMITED</text:p>
          </table:table-cell>
          <table:table-cell office:value-type="string" table:style-name="ce1">
            <text:p>KPI 1 - Delivery of Management Services</text:p>
          </table:table-cell>
          <table:table-cell office:value-type="string" table:style-name="ce1">
            <text:p>No breach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COEFOR Support - Proj Thespis</text:p>
          </table:table-cell>
          <table:table-cell office:value-type="string" table:style-name="ce1">
            <text:p>MABWAY LIMITED</text:p>
          </table:table-cell>
          <table:table-cell office:value-type="string" table:style-name="ce1">
            <text:p>KPI 2 - Delivery of Events in accordance with the agreed plan</text:p>
          </table:table-cell>
          <table:table-cell office:value-type="string" table:style-name="ce1">
            <text:p>No breaches with the exception of provision of numbers (4.5.1) and/or provision of transport (4.5.2), where this has no impact on other serial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ARTDIPT/098/1 Provision of Air and Ground MEDEVAC and General Aviation Support</text:p>
          </table:table-cell>
          <table:table-cell office:value-type="string" table:style-name="ce1">
            <text:p>Everett Aviation Charter Ltd</text:p>
          </table:table-cell>
          <table:table-cell office:value-type="string" table:style-name="ce1">
            <text:p>Aircraft On-Task Reliability (KPI 2)</text:p>
          </table:table-cell>
          <table:table-cell office:value-type="string" table:style-name="ce1">
            <text:p>No tasks aborted and all delivered within the timelines set out in the SO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ARTDIPT/098/1 Provision of Air and Ground MEDEVAC and General Aviation Support</text:p>
          </table:table-cell>
          <table:table-cell office:value-type="string" table:style-name="ce1">
            <text:p>Everett Aviation Charter Ltd</text:p>
          </table:table-cell>
          <table:table-cell office:value-type="string" table:style-name="ce1">
            <text:p>Standby Non-Availability (KPI 1)</text:p>
          </table:table-cell>
          <table:table-cell office:value-type="string" table:style-name="ce1">
            <text:p>No hours where the aircraft is unavailable due to an attributable caus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ARTDIPT/098/2 Provision of Air and Ground Support MEDEVAC and General Aviation Support BATUK Lot 2 Range Clearance</text:p>
          </table:table-cell>
          <table:table-cell office:value-type="string" table:style-name="ce1">
            <text:p>Tropic Air Limited</text:p>
          </table:table-cell>
          <table:table-cell office:value-type="string" table:style-name="ce1">
            <text:p>Aircraft On-Task Reliability (KPI 2)</text:p>
          </table:table-cell>
          <table:table-cell office:value-type="string" table:style-name="ce1">
            <text:p>No tasks aborted and all delivered within the timelines set out in the SO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ARTDIPT/098/2 Provision of Air and Ground Support MEDEVAC and General Aviation Support BATUK Lot 2 Range Clearance</text:p>
          </table:table-cell>
          <table:table-cell office:value-type="string" table:style-name="ce1">
            <text:p>Tropic Air Limited</text:p>
          </table:table-cell>
          <table:table-cell office:value-type="string" table:style-name="ce1">
            <text:p>Standby Non-Availability (KPI 1)</text:p>
          </table:table-cell>
          <table:table-cell office:value-type="string" table:style-name="ce1">
            <text:p>No hours where the aircraft is unavailable due to an attributable caus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Supply and In-Service Support of Medium Aircraft Tow Tractors</text:p>
          </table:table-cell>
          <table:table-cell office:value-type="string" table:style-name="ce1">
            <text:p>Terberg DTS (UK) Limited</text:p>
          </table:table-cell>
          <table:table-cell office:value-type="string" table:style-name="ce1">
            <text:p>The Authority requires the Contractor to <text:s/>sustain the in-service Fleet Availability of Medium Aircraft Tow Tractors at a minimum of 95% across the fleet over the life of the contract.</text:p>
          </table:table-cell>
          <table:table-cell office:value-type="string" table:style-name="ce1">
            <text:p>95% and above</text:p>
          </table:table-cell>
          <table:table-cell office:value-type="string" table:style-name="ce1">
            <text:p>Good</text:p>
          </table:table-cell>
          <table:table-cell office:value-type="string" table:style-name="ce1">
            <text:p>This Contract has one PI which was agreed by the Authority and the Contractor as proportionate and appropriate to the Contract, to ensure effective indications and management of the Contractor’s 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text:p>
          </table:table-cell>
          <table:table-cell office:value-type="string" table:style-name="ce1">
            <text:p>Army Foundation College Harrogate PFI Contract</text:p>
          </table:table-cell>
          <table:table-cell office:value-type="string" table:style-name="ce1">
            <text:p>Defence Training Services Limited</text:p>
          </table:table-cell>
          <table:table-cell office:value-type="string" table:style-name="ce1">
            <text:p>Domestic Services - Serial 6.30 - Provide a Regular Cleaning Service. Includes management and the provision of labour, tools, equipment, materials and transportation.</text:p>
          </table:table-cell>
          <table:table-cell office:value-type="string" table:style-name="ce1">
            <text:p>98%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text:p>
          </table:table-cell>
          <table:table-cell office:value-type="string" table:style-name="ce1">
            <text:p>Army Foundation College Harrogate PFI Contract</text:p>
          </table:table-cell>
          <table:table-cell office:value-type="string" table:style-name="ce1">
            <text:p>Defence Training Services Limited</text:p>
          </table:table-cell>
          <table:table-cell office:value-type="string" table:style-name="ce1">
            <text:p>Estates Management - Serial 5.12 - Operate a reactive repair system which includes a 24 Hours call out system to effect emergency repairs.</text:p>
          </table:table-cell>
          <table:table-cell office:value-type="string" table:style-name="ce1">
            <text:p>98%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text:p>
          </table:table-cell>
          <table:table-cell office:value-type="string" table:style-name="ce1">
            <text:p>Army Foundation College Harrogate PFI Contract</text:p>
          </table:table-cell>
          <table:table-cell office:value-type="string" table:style-name="ce1">
            <text:p>Defence Training Services Limited</text:p>
          </table:table-cell>
          <table:table-cell office:value-type="string" table:style-name="ce1">
            <text:p>Leadership &amp; Initiative Training (L&amp;IT) - Serial 8.12 - Provide instructional support for the L&amp;IT of the Army Student on both the Long and Short Course. Provide technical training in L&amp;IT disciplines for Permanent Staff as agreed between the SPV (Contractor) and Authority.</text:p>
          </table:table-cell>
          <table:table-cell office:value-type="string" table:style-name="ce1">
            <text:p>98%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The Supply of Secondary Healthcare Services</text:p>
          </table:table-cell>
          <table:table-cell office:value-type="string" table:style-name="ce1">
            <text:p>Ygia Polyclinic Private Hospital</text:p>
          </table:table-cell>
          <table:table-cell office:value-type="string" table:style-name="ce1">
            <text:p>Communication. <text:s/>All consultations are to be conducted in English. <text:s/>All patient documentation is to be translated into English.</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The Supply of Secondary Healthcare Services</text:p>
          </table:table-cell>
          <table:table-cell office:value-type="string" table:style-name="ce1">
            <text:p>Ygia Polyclinic Private Hospital</text:p>
          </table:table-cell>
          <table:table-cell office:value-type="string" table:style-name="ce1">
            <text:p>Complaints: A measure of the percentage of patients registering a complaint against all services provided by the Ygia Polyclinic, from the overall number of patients.</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The Supply of Secondary Healthcare Services</text:p>
          </table:table-cell>
          <table:table-cell office:value-type="string" table:style-name="ce1">
            <text:p>Ygia Polyclinic Private Hospital</text:p>
          </table:table-cell>
          <table:table-cell office:value-type="string" table:style-name="ce1">
            <text:p>Outpatients. The Provider will start consultant led treatment within the stated timelines by specialty from receipt of General Practitioner referral.</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Patients are to be offered an appointment within four (4) weeks of receipt of referral.</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Post-natal contact is to be made within twenty-four (24) hours of discharge.</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Provision of Community Healthcare (CHC) Services to British Forces Cyprus</text:p>
          </table:table-cell>
          <table:table-cell office:value-type="string" table:style-name="ce1">
            <text:p>SSAFA FAMILY HEALTH SERVICES</text:p>
          </table:table-cell>
          <table:table-cell office:value-type="string" table:style-name="ce1">
            <text:p>The Community Children’s Nurses are to contact the families of every child admitted into hospital.</text:p>
          </table:table-cell>
          <table:table-cell office:value-type="string" table:style-name="ce1">
            <text:p>1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In-Service Support Availability Contract (ISSAC)</text:p>
          </table:table-cell>
          <table:table-cell office:value-type="string" table:style-name="ce1">
            <text:p>BAE SYSTEMS (OPERATIONS) LIMITED</text:p>
          </table:table-cell>
          <table:table-cell office:value-type="string" table:style-name="ce1">
            <text:p>Aircraft Tasking Line availability</text:p>
          </table:table-cell>
          <table:table-cell office:value-type="string" table:style-name="ce1">
            <text:p>97% - 100%</text:p>
          </table:table-cell>
          <table:table-cell office:value-type="string" table:style-name="ce1">
            <text:p>Good</text:p>
          </table:table-cell>
          <table:table-cell office:value-type="string" table:style-name="ce1">
            <text:p>The Contract contains 2 KPIs, which is deemed sufficient to effectively manage performance.<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In-Service Support Availability Contract (ISSAC)</text:p>
          </table:table-cell>
          <table:table-cell office:value-type="string" table:style-name="ce1">
            <text:p>BAE SYSTEMS (OPERATIONS) LIMITED</text:p>
          </table:table-cell>
          <table:table-cell office:value-type="string" table:style-name="ce1">
            <text:p>Number of trained personnel available for Sponsored Reserves duty</text:p>
          </table:table-cell>
          <table:table-cell office:value-type="string" table:style-name="ce1">
            <text:p>24 to 27 in number<text:s/></text:p>
          </table:table-cell>
          <table:table-cell office:value-type="string" table:style-name="ce1">
            <text:p>Good</text:p>
          </table:table-cell>
          <table:table-cell office:value-type="string" table:style-name="ce1">
            <text:p>The Contract contains 2 KPIs, which is deemed sufficient to effectively manage performance.<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Parachute Equipment Support Contract</text:p>
          </table:table-cell>
          <table:table-cell office:value-type="string" table:style-name="ce1">
            <text:p>IrvinGQ Limited</text:p>
          </table:table-cell>
          <table:table-cell office:value-type="string" table:style-name="ce1">
            <text:p>Delivery of parachutes to the Authority (British mainland only)</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Parachute Equipment Support Contract</text:p>
          </table:table-cell>
          <table:table-cell office:value-type="string" table:style-name="ce1">
            <text:p>IrvinGQ Limited</text:p>
          </table:table-cell>
          <table:table-cell office:value-type="string" table:style-name="ce1">
            <text:p>Tasking from Authority for Parachute Equipment</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text:p>
          </table:table-cell>
          <table:table-cell office:value-type="string" table:style-name="ce1">
            <text:p>Royal School of Military Engineering Public Private Partnership</text:p>
          </table:table-cell>
          <table:table-cell office:value-type="string" table:style-name="ce1">
            <text:p>Holdfast Training Services Limited</text:p>
          </table:table-cell>
          <table:table-cell office:value-type="string" table:style-name="ce1">
            <text:p>Equipment Support. The Contractor shall provide the following services, equipment management, equipment inspection, equipment maintenance and repair, equipment modification, vehicle recovery, field repair and recovery and armaments inspection. Stores and Engineer Resources. The Contractor shall provide the following services Authority equipment accounting and control. Authority equipment issuing. Stock repair and maintenance. Hazardous substance storage. Engineering resources accounting and inventory control. Engineering resources. Field Engineer resources. Engineer resources inspections. Maintenance, manufacture and repair. Modifications. Armaments Stores. Ammunition and stores. Clothing stores. Personal Clothing record, tailoring. Miscellaneous stores. Deceased personal effects. Absent without leave effects. MT. The Contractor shall provide the following services. Transport booking, Fuel card, FMT 600 Permit issuing, Accident and damage reporting, Passenger transport, Special goods transport, Staff car, Self-drive transport, Self-drive all-terrain vehicle, Self-drive dog transport.</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text:p>
          </table:table-cell>
          <table:table-cell office:value-type="string" table:style-name="ce1">
            <text:p>Royal School of Military Engineering Public Private Partnership</text:p>
          </table:table-cell>
          <table:table-cell office:value-type="string" table:style-name="ce1">
            <text:p>Holdfast Training Services Limited</text:p>
          </table:table-cell>
          <table:table-cell office:value-type="string" table:style-name="ce1">
            <text:p>The Contractor shall provide Physical asset maintenance; Infrastructure maintenance; Utilities infrastructure maintenance; Utilities management; Miscellaneous asset management; Grounds maintenance; Miscellaneous services.</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text:p>
          </table:table-cell>
          <table:table-cell office:value-type="string" table:style-name="ce1">
            <text:p>Royal School of Military Engineering Public Private Partnership</text:p>
          </table:table-cell>
          <table:table-cell office:value-type="string" table:style-name="ce1">
            <text:p>Holdfast Training Services Limited</text:p>
          </table:table-cell>
          <table:table-cell office:value-type="string" table:style-name="ce1">
            <text:p>Training Service Support - The Contractor shall provide, erect and dismantle all necessary training equipment and material to support the delivery of List B Courses, List C Courses and Authority Modules of List D Courses as stated In the Course Training Plans.  In addition, at the Minley Site, the Contractor, with the assistance of the Authority’s organic training support resources, shall provide training over water safety support and explosive range and explosive training area safety support.</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ivate Finance Initiative for Bristol, Bath and Portsmouth (BBP)</text:p>
          </table:table-cell>
          <table:table-cell office:value-type="string" table:style-name="ce1">
            <text:p>Tricomm Housing Limited</text:p>
          </table:table-cell>
          <table:table-cell office:value-type="string" table:style-name="ce1">
            <text:p>Grounds Maintenance</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ivate Finance Initiative for Bristol, Bath and Portsmouth (BBP)</text:p>
          </table:table-cell>
          <table:table-cell office:value-type="string" table:style-name="ce1">
            <text:p>Tricomm Housing Limited</text:p>
          </table:table-cell>
          <table:table-cell office:value-type="string" table:style-name="ce1">
            <text:p>Move-In Performance</text:p>
          </table:table-cell>
          <table:table-cell office:value-type="string" table:style-name="ce1">
            <text:p>&gt;=99%</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ivate Finance Initiative for Bristol, Bath and Portsmouth (BBP)</text:p>
          </table:table-cell>
          <table:table-cell office:value-type="string" table:style-name="ce1">
            <text:p>Tricomm Housing Limited</text:p>
          </table:table-cell>
          <table:table-cell office:value-type="string" table:style-name="ce1">
            <text:p>Reactive &amp; Response Maintenance</text:p>
          </table:table-cell>
          <table:table-cell office:value-type="string" table:style-name="ce1">
            <text:p>&gt;=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M</text:p>
          </table:table-cell>
          <table:table-cell office:value-type="string" table:style-name="ce1">
            <text:p>EXOLUM Pipeline Contract - Fuel Pipeline Delivery Contract<text:s/></text:p>
          </table:table-cell>
          <table:table-cell office:value-type="string" table:style-name="ce1">
            <text:p>EXOLUM Pipeline Ltd</text:p>
          </table:table-cell>
          <table:table-cell office:value-type="string" table:style-name="ce1">
            <text:p>Quantity of Fuel transported. Demands satisfied for all Strategic Sites as per Pumping Requirement Plan.</text:p>
          </table:table-cell>
          <table:table-cell office:value-type="string" table:style-name="ce1">
            <text:p>Green - 99.8% or more of Fuel ordered in respect of any Strategic Site is delivered in accordance with the Pumping Requirement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M</text:p>
          </table:table-cell>
          <table:table-cell office:value-type="string" table:style-name="ce1">
            <text:p>EXOLUM Pipeline Contract - Fuel Pipeline Delivery Contract<text:s/></text:p>
          </table:table-cell>
          <table:table-cell office:value-type="string" table:style-name="ce1">
            <text:p>EXOLUM Pipeline Ltd</text:p>
          </table:table-cell>
          <table:table-cell office:value-type="string" table:style-name="ce1">
            <text:p>Timeliness of Deliveries</text:p>
            <text:p>Delivery of Fuel on delivery date agreed in Pumping Requirement Plan</text:p>
          </table:table-cell>
          <table:table-cell office:value-type="string" table:style-name="ce1">
            <text:p>Green - Delivery of any fuel order in respect of any Strategic Site is on time (as agreed between the Customer and the Network Operato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ENERGY TO RAF FYLINGDALES. FILE MIGRATION.</text:p>
          </table:table-cell>
          <table:table-cell office:value-type="string" table:style-name="ce1">
            <text:p>T.G. POWER LTD</text:p>
          </table:table-cell>
          <table:table-cell office:value-type="string" table:style-name="ce1">
            <text:p>Electrical Power Availability - Ensure that there is constant electrical power availability across the site (excluding scheduled maintenance of the Power House and test operation of the MOD Equipment)</text:p>
          </table:table-cell>
          <table:table-cell office:value-type="string" table:style-name="ce1">
            <text:p>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INFRASTRUCTURE ORGANISATION</text:p>
          </table:table-cell>
          <table:table-cell office:value-type="string" table:style-name="ce1">
            <text:p>PROVISION OF ENERGY TO RAF FYLINGDALES. FILE MIGRATION.</text:p>
          </table:table-cell>
          <table:table-cell office:value-type="string" table:style-name="ce1">
            <text:p>T.G. POWER LTD</text:p>
          </table:table-cell>
          <table:table-cell office:value-type="string" table:style-name="ce1">
            <text:p>Heat Availability/Reliability - Ensure that there is constant heat availability throughout the site</text:p>
          </table:table-cell>
          <table:table-cell office:value-type="string" table:style-name="ce1">
            <text:p>99.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UK Strat Com</text:p>
          </table:table-cell>
          <table:table-cell office:value-type="string" table:style-name="ce1">
            <text:p>Academic Provider Contract for Defence Academy</text:p>
          </table:table-cell>
          <table:table-cell office:value-type="string" table:style-name="ce1">
            <text:p>Cranfield University</text:p>
          </table:table-cell>
          <table:table-cell office:value-type="string" table:style-name="ce1">
            <text:p>Academic Registry - Undertake course administration                                                         <text:s/></text:p>
            <text:p>Performance Standard - Accurate JIs received by enrolled students by 20 Business Days prior to start of Courses</text:p>
          </table:table-cell>
          <table:table-cell office:value-type="string" table:style-name="ce1">
            <text:p>All PI's in period ''green / met''.<text:s/></text:p>
          </table:table-cell>
          <table:table-cell office:value-type="string" table:style-name="ce1">
            <text:p>Good</text:p>
          </table:table-cell>
          <table:table-cell office:value-type="string" table:style-name="ce1">
            <text:p>To note, the KPI's reflect the period February, March and April 2021.<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UK Strat Com</text:p>
          </table:table-cell>
          <table:table-cell office:value-type="string" table:style-name="ce1">
            <text:p>Academic Provider Contract for Defence Academy</text:p>
          </table:table-cell>
          <table:table-cell office:value-type="string" table:style-name="ce1">
            <text:p>Cranfield University</text:p>
          </table:table-cell>
          <table:table-cell office:value-type="string" table:style-name="ce1">
            <text:p>Education Provision - Provide a Distance Learning Support Service                                                                                                                                        <text:s/></text:p>
            <text:p>Performance Standard - 95% of all helpdesk queries to be acknowledged within 1 hour and resolved within agreed timescale.</text:p>
            <text:p>5% of helpdesk queries to be acknowledged within 1 Business Day and resolved within agreed timescale.</text:p>
          </table:table-cell>
          <table:table-cell office:value-type="string" table:style-name="ce1">
            <text:p>All PI's in period ''green / met''.<text:s/></text:p>
          </table:table-cell>
          <table:table-cell office:value-type="string" table:style-name="ce1">
            <text:p>Good</text:p>
          </table:table-cell>
          <table:table-cell office:value-type="string" table:style-name="ce1">
            <text:p>To note, the KPI's reflect the period February, March and April 2021.<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UK Strat Com</text:p>
          </table:table-cell>
          <table:table-cell office:value-type="string" table:style-name="ce1">
            <text:p>Academic Provider Contract for Defence Academy</text:p>
          </table:table-cell>
          <table:table-cell office:value-type="string" table:style-name="ce1">
            <text:p>Cranfield University</text:p>
          </table:table-cell>
          <table:table-cell office:value-type="string" table:style-name="ce1">
            <text:p>Education Support - Develop Courses which meet specific needs of the Authority                   <text:s/></text:p>
            <text:p>Performance Standard - 90% Course development work to be completed according to agreed specifications on time as agreed between the parties. 10% Course development work to be completed according to agreed specifications within 10 Business Days</text:p>
          </table:table-cell>
          <table:table-cell office:value-type="string" table:style-name="ce1">
            <text:p>All PI's in period ''green / met''.<text:s/></text:p>
          </table:table-cell>
          <table:table-cell office:value-type="string" table:style-name="ce1">
            <text:p>Good</text:p>
          </table:table-cell>
          <table:table-cell office:value-type="string" table:style-name="ce1">
            <text:p>To note, the KPI's reflect the period February, March and April 2021.<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M</text:p>
          </table:table-cell>
          <table:table-cell office:value-type="string" table:style-name="ce1">
            <text:p>Campus Integrator Project Agreement</text:p>
          </table:table-cell>
          <table:table-cell office:value-type="string" table:style-name="ce1">
            <text:p>Serco Limited</text:p>
          </table:table-cell>
          <table:table-cell office:value-type="string" table:style-name="ce1">
            <text:p>Catering: The contractor is to provide appropriate catering services to support the Campus in accordance with contractually defined standards</text:p>
          </table:table-cell>
          <table:table-cell office:value-type="string" table:style-name="ce1">
            <text:p>&lt;7204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M</text:p>
          </table:table-cell>
          <table:table-cell office:value-type="string" table:style-name="ce1">
            <text:p>Campus Integrator Project Agreement</text:p>
          </table:table-cell>
          <table:table-cell office:value-type="string" table:style-name="ce1">
            <text:p>Serco Limited</text:p>
          </table:table-cell>
          <table:table-cell office:value-type="string" table:style-name="ce1">
            <text:p>Core Information Infrastructure: The Contractor shall be responsible for the provision of core information infrastructure and services across the Site in accordance with the Contract</text:p>
          </table:table-cell>
          <table:table-cell office:value-type="string" table:style-name="ce1">
            <text:p>&lt;3108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M</text:p>
          </table:table-cell>
          <table:table-cell office:value-type="string" table:style-name="ce1">
            <text:p>Campus Integrator Project Agreement</text:p>
          </table:table-cell>
          <table:table-cell office:value-type="string" table:style-name="ce1">
            <text:p>Serco Limited</text:p>
          </table:table-cell>
          <table:table-cell office:value-type="string" table:style-name="ce1">
            <text:p>Management of Assets: To maintain the function of publicly owned Assets in accordance with the Contract. The DA has 158 Assets as defined by the contract. The large majority are dated from the 1940’s to the 1970’s with significant additional assets being added during the DACI contract over the last 12 years. Building types include domestic housing, large accommodation, office and training assets, lecture theatres, laboratories and workshops along with a range of utility and storage assets, carparks and infrastructure all of which has to be maintained.</text:p>
          </table:table-cell>
          <table:table-cell office:value-type="string" table:style-name="ce1">
            <text:p>&lt; 665 Failure Point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Joint Forces Command</text:p>
          </table:table-cell>
          <table:table-cell office:value-type="string" table:style-name="ce1">
            <text:p>Provision of Temporary Healthcare Workers to the MoD.</text:p>
          </table:table-cell>
          <table:table-cell office:value-type="string" table:style-name="ce1">
            <text:p>HONEYBEERECRUITMENT.COM LTD</text:p>
          </table:table-cell>
          <table:table-cell office:value-type="string" table:style-name="ce1">
            <text:p>Completion of Assignment</text:p>
          </table:table-cell>
          <table:table-cell office:value-type="string" table:style-name="ce1">
            <text:p>95%</text:p>
          </table:table-cell>
          <table:table-cell office:value-type="string" table:style-name="ce1">
            <text:p>Approaching Target</text:p>
          </table:table-cell>
          <table:table-cell office:value-type="string" table:style-name="ce1">
            <text:p>The ratings relate to the March-May 21 period in line with the contractual reporting quarter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Joint Forces Command</text:p>
          </table:table-cell>
          <table:table-cell office:value-type="string" table:style-name="ce1">
            <text:p>Provision of Temporary Healthcare Workers to the MoD.</text:p>
          </table:table-cell>
          <table:table-cell office:value-type="string" table:style-name="ce1">
            <text:p>HONEYBEERECRUITMENT.COM LTD</text:p>
          </table:table-cell>
          <table:table-cell office:value-type="string" table:style-name="ce1">
            <text:p>CV's Submitted</text:p>
          </table:table-cell>
          <table:table-cell office:value-type="string" table:style-name="ce1">
            <text:p>&gt;70%</text:p>
          </table:table-cell>
          <table:table-cell office:value-type="string" table:style-name="ce1">
            <text:p>Good</text:p>
          </table:table-cell>
          <table:table-cell office:value-type="string" table:style-name="ce1">
            <text:p>The ratings relate to the March-May 21 period in line with the contractual reporting quarter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Joint Forces Command</text:p>
          </table:table-cell>
          <table:table-cell office:value-type="string" table:style-name="ce1">
            <text:p>Provision of Temporary Healthcare Workers to the MoD.</text:p>
          </table:table-cell>
          <table:table-cell office:value-type="string" table:style-name="ce1">
            <text:p>HONEYBEERECRUITMENT.COM LTD</text:p>
          </table:table-cell>
          <table:table-cell office:value-type="string" table:style-name="ce1">
            <text:p><text:s/>Provision 1st Day Documents</text:p>
          </table:table-cell>
          <table:table-cell office:value-type="string" table:style-name="ce1">
            <text:p>100%</text:p>
          </table:table-cell>
          <table:table-cell office:value-type="string" table:style-name="ce1">
            <text:p>Good</text:p>
          </table:table-cell>
          <table:table-cell office:value-type="string" table:style-name="ce1">
            <text:p>The ratings relate to the March-May 21 period in line with the contractual reporting quarter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Provision of a P3M Partner to support the Army Portfolio Office Transformation and P3M Capability Development</text:p>
          </table:table-cell>
          <table:table-cell office:value-type="string" table:style-name="ce1">
            <text:p>PA Consulting Ltd</text:p>
          </table:table-cell>
          <table:table-cell office:value-type="string" table:style-name="ce1">
            <text:p>KPI 1 - Delivery</text:p>
          </table:table-cell>
          <table:table-cell office:value-type="string" table:style-name="ce1">
            <text:p>90% or more of deliverables are prepared and received by MOD in accordance with the Tx Roadmap and the Cap Dev Pla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Provision of a P3M Partner to support the Army Portfolio Office Transformation and P3M Capability Development</text:p>
          </table:table-cell>
          <table:table-cell office:value-type="string" table:style-name="ce1">
            <text:p>PA Consulting Ltd</text:p>
          </table:table-cell>
          <table:table-cell office:value-type="string" table:style-name="ce1">
            <text:p>KPI 3 - Quality</text:p>
          </table:table-cell>
          <table:table-cell office:value-type="string" table:style-name="ce1">
            <text:p>The quality of the Suppliers work means that the applicable Target Maturity Level is achieved.</text:p>
          </table:table-cell>
          <table:table-cell office:value-type="string" table:style-name="ce1">
            <text:p>Approaching Target</text:p>
          </table:table-cell>
          <table:table-cell office:value-type="string" table:style-name="ce1">
            <text:p>The supplier has not been able to meet the maturity level targets due to the customer changing the programme and C19.</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Provision of a P3M Partner to support the Army Portfolio Office Transformation and P3M Capability Development</text:p>
          </table:table-cell>
          <table:table-cell office:value-type="string" table:style-name="ce1">
            <text:p>PA Consulting Ltd</text:p>
          </table:table-cell>
          <table:table-cell office:value-type="string" table:style-name="ce1">
            <text:p>KPI 7 - Reporting</text:p>
          </table:table-cell>
          <table:table-cell office:value-type="string" table:style-name="ce1">
            <text:p>The Supplier provides a monthly dashboard and quarterly written report in accordance with the Contract timescales.</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Delivery of Category B / B+E LAT (nationally at Phase 2 training establishments)</text:p>
          </table:table-cell>
          <table:table-cell office:value-type="string" table:style-name="ce1">
            <text:p>AcciDON'T Ltd</text:p>
          </table:table-cell>
          <table:table-cell office:value-type="string" table:style-name="ce1">
            <text:p>The Supplier must ensure that a candidate is collected by the instructor at the pick-up point specified.</text:p>
          </table:table-cell>
          <table:table-cell office:value-type="string" table:style-name="ce1">
            <text:p>98% to 100% of tasks commenced at the time and date specified in the Order to Train (OT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Delivery of Category B / B+E LAT (nationally at Phase 2 training establishments)</text:p>
          </table:table-cell>
          <table:table-cell office:value-type="string" table:style-name="ce1">
            <text:p>AcciDON'T Ltd</text:p>
          </table:table-cell>
          <table:table-cell office:value-type="string" table:style-name="ce1">
            <text:p>The Supplier shall ensure Candidates pass a practical test in no more than 3 attempts.</text:p>
          </table:table-cell>
          <table:table-cell office:value-type="string" table:style-name="ce1">
            <text:p>The average number of candidates passing a practical test in no more than three (3) attempts is 85% to above</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Delivery of Category B / B+E LAT (nationally at Phase 2 training establishments)</text:p>
          </table:table-cell>
          <table:table-cell office:value-type="string" table:style-name="ce1">
            <text:p>AcciDON'T Ltd</text:p>
          </table:table-cell>
          <table:table-cell office:value-type="string" table:style-name="ce1">
            <text:p>The Supplier’s training vehicles used to deliver the Services shall be available at the dates and times specified in each Order to Train (OTT) so that no planned LAT is delayed, abandoned or cancelled due to a training vehicle having a break down, being unavailable, or being un-roadworthy.</text:p>
          </table:table-cell>
          <table:table-cell office:value-type="string" table:style-name="ce1">
            <text:p>Availability as described is between 95% and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Delivery of Category C / C+E LAT (nationally at Phase 2 training establishments)</text:p>
          </table:table-cell>
          <table:table-cell office:value-type="string" table:style-name="ce1">
            <text:p>Mainstream Training Ltd</text:p>
          </table:table-cell>
          <table:table-cell office:value-type="string" table:style-name="ce1">
            <text:p>The Supplier must ensure that a candidate is collected by the instructor at the pick-up point specified.</text:p>
          </table:table-cell>
          <table:table-cell office:value-type="string" table:style-name="ce1">
            <text:p>98% to 100% of tasks commenced at the time and date specified in the Order to Train (OT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Delivery of Category C / C+E LAT (nationally at Phase 2 training establishments)</text:p>
          </table:table-cell>
          <table:table-cell office:value-type="string" table:style-name="ce1">
            <text:p>Mainstream Training Ltd</text:p>
          </table:table-cell>
          <table:table-cell office:value-type="string" table:style-name="ce1">
            <text:p>The Supplier shall ensure Candidates pass a practical test in no more than 3 attempts.</text:p>
          </table:table-cell>
          <table:table-cell office:value-type="string" table:style-name="ce1">
            <text:p>The average number of candidates passing a practical test in no more than three (3) attempts is 85% to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 Command</text:p>
          </table:table-cell>
          <table:table-cell office:value-type="string" table:style-name="ce1">
            <text:p>Delivery of Category C / C+E LAT (nationally at Phase 2 training establishments)</text:p>
          </table:table-cell>
          <table:table-cell office:value-type="string" table:style-name="ce1">
            <text:p>Mainstream Training Ltd</text:p>
          </table:table-cell>
          <table:table-cell office:value-type="string" table:style-name="ce1">
            <text:p>The Supplier’s training vehicles used to deliver the Services shall be available at the dates and times specified in each Order to Train (OTT) so that no planned LAT is delayed, abandoned or cancelled due to a training vehicle having a break down, being unavailable, or being un-roadworthy.</text:p>
          </table:table-cell>
          <table:table-cell office:value-type="string" table:style-name="ce1">
            <text:p>Availability as described is between 95% and 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a Fully End to End Print Management Service</text:p>
          </table:table-cell>
          <table:table-cell office:value-type="string" table:style-name="ce1">
            <text:p>Corporate Document Services Limited</text:p>
          </table:table-cell>
          <table:table-cell office:value-type="string" table:style-name="ce1">
            <text:p>The Contractor acknowledges order placement to demander within 1 working day of placing the order.</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a Fully End to End Print Management Service</text:p>
          </table:table-cell>
          <table:table-cell office:value-type="string" table:style-name="ce1">
            <text:p>Corporate Document Services Limited</text:p>
          </table:table-cell>
          <table:table-cell office:value-type="string" table:style-name="ce1">
            <text:p>The Contractor delivers all print requirements to the agreed destination by the agreed date/time.</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a Fully End to End Print Management Service</text:p>
          </table:table-cell>
          <table:table-cell office:value-type="string" table:style-name="ce1">
            <text:p>Corporate Document Services Limited</text:p>
          </table:table-cell>
          <table:table-cell office:value-type="string" table:style-name="ce1">
            <text:p>The Contractor provides quotation on agreed specification within 1 working day unless otherwise agreed with the demander.</text:p>
          </table:table-cell>
          <table:table-cell office:value-type="string" table:style-name="ce1">
            <text:p>99.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Design Construction Financing Management and Delivery of Serviced Accommodation at Colchester</text:p>
          </table:table-cell>
          <table:table-cell office:value-type="string" table:style-name="ce1">
            <text:p>RMPA Services Plc</text:p>
          </table:table-cell>
          <table:table-cell office:value-type="string" table:style-name="ce1">
            <text:p>Cleaning</text:p>
          </table:table-cell>
          <table:table-cell office:value-type="string" table:style-name="ce1">
            <text:p>&gt;90%</text:p>
          </table:table-cell>
          <table:table-cell office:value-type="string" table:style-name="ce1">
            <text:p>Good</text:p>
          </table:table-cell>
          <table:table-cell office:value-type="string" table:style-name="ce1">
            <text:p/>
            <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Design Construction Financing Management and Delivery of Serviced Accommodation at Colchester</text:p>
          </table:table-cell>
          <table:table-cell office:value-type="string" table:style-name="ce1">
            <text:p>RMPA Services Plc</text:p>
          </table:table-cell>
          <table:table-cell office:value-type="string" table:style-name="ce1">
            <text:p>Mess cleaning</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Design Construction Financing Management and Delivery of Serviced Accommodation at Colchester</text:p>
          </table:table-cell>
          <table:table-cell office:value-type="string" table:style-name="ce1">
            <text:p>RMPA Services Plc</text:p>
          </table:table-cell>
          <table:table-cell office:value-type="string" table:style-name="ce1">
            <text:p>Pest Control</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Joint Services Command and Staff College</text:p>
          </table:table-cell>
          <table:table-cell office:value-type="string" table:style-name="ce1">
            <text:p>Defence Management (Watchfield) Limited</text:p>
          </table:table-cell>
          <table:table-cell office:value-type="string" table:style-name="ce1">
            <text:p>Academic Services: To provide academic services including the preparation and delivery of training and military education in accordance with JSCSC course syllabi, and research in direct support of designated subject areas, as per contract requirements.</text:p>
          </table:table-cell>
          <table:table-cell office:value-type="string" table:style-name="ce1">
            <text:p>&lt;15 Deficiency (failure) Points</text:p>
          </table:table-cell>
          <table:table-cell office:value-type="string" table:style-name="ce1">
            <text:p>Good</text:p>
          </table:table-cell>
          <table:table-cell office:value-type="string" table:style-name="ce1">
            <text:p>Data provided in this report covers April 2021 - Jun 2021 only as Q2.<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Joint Services Command and Staff College</text:p>
          </table:table-cell>
          <table:table-cell office:value-type="string" table:style-name="ce1">
            <text:p>Defence Management (Watchfield) Limited</text:p>
          </table:table-cell>
          <table:table-cell office:value-type="string" table:style-name="ce1">
            <text:p>Support Services: The contractor is to provide Support Services, including Catering, Cleaning, Waste, Electronic Media Communications Systems Services, Library, Security and Administration Services in accordance with the Contract</text:p>
          </table:table-cell>
          <table:table-cell office:value-type="string" table:style-name="ce1">
            <text:p>&lt;1549 Deficiency (failure) Points</text:p>
          </table:table-cell>
          <table:table-cell office:value-type="string" table:style-name="ce1">
            <text:p>Good</text:p>
          </table:table-cell>
          <table:table-cell office:value-type="string" table:style-name="ce1">
            <text:p>Data provided in this report covers April 2021 - Jun 2021 only as Q2.<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an Government Records Management and Archive Services</text:p>
          </table:table-cell>
          <table:table-cell office:value-type="string" table:style-name="ce1">
            <text:p>Restore PLC</text:p>
          </table:table-cell>
          <table:table-cell office:value-type="string" table:style-name="ce1">
            <text:p>Delivery on Time (%age of total orders that meet 'contracted for' delivery time (no. of exceptions)).</text:p>
            <text:p>This is a binary KPI covering all deliverables under the contract and is either met or not.</text:p>
            <text:p/>
          </table:table-cell>
          <table:table-cell office:value-type="string" table:style-name="ce1">
            <text:p>&gt;/=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OUTFIT KRS-KMY REPLACEMENT SYSTEM.-CSA/1091</text:p>
          </table:table-cell>
          <table:table-cell office:value-type="string" table:style-name="ce1">
            <text:p>Thales UK Limited</text:p>
          </table:table-cell>
          <table:table-cell office:value-type="string" table:style-name="ce1">
            <text:p>KPI 1 - Order Management</text:p>
          </table:table-cell>
          <table:table-cell office:value-type="string" table:style-name="ce1">
            <text:p>&gt; / = 95% orders satisfied on time in month and no orders outstanding for greater than 90 calendar days from Firm delivery date or turnaround time quoted on CP&amp;F ord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OUTFIT KRS-KMY REPLACEMENT SYSTEM.-CSA/1091</text:p>
          </table:table-cell>
          <table:table-cell office:value-type="string" table:style-name="ce1">
            <text:p>Thales UK Limited</text:p>
          </table:table-cell>
          <table:table-cell office:value-type="string" table:style-name="ce1">
            <text:p>KPI 2 - Response to operational deficiency</text:p>
          </table:table-cell>
          <table:table-cell office:value-type="string" table:style-name="ce1">
            <text:p>No Category A or Category B OpDef Formal response with plan overdue in accordance with the timelines detailed in the SOW at Annex B to the Contract and no more than 1 Category C OpDef Formal response with plan overdue in accordance with the timelines detailed in the SOW at Annex B to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OUTFIT KRS-KMY REPLACEMENT SYSTEM.-CSA/1091</text:p>
          </table:table-cell>
          <table:table-cell office:value-type="string" table:style-name="ce1">
            <text:p>Thales UK Limited</text:p>
          </table:table-cell>
          <table:table-cell office:value-type="string" table:style-name="ce1">
            <text:p>KPI 3 - Responses to S2022’s</text:p>
          </table:table-cell>
          <table:table-cell office:value-type="string" table:style-name="ce1">
            <text:p>No High Priority Safety S2022s overdue and no more than 1 Priority / Routine / Information S2022s overdu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Design, Demonstration, Manufacture, Installation and support for V/UHF Communication Replacement (VCR) CSA/1093</text:p>
          </table:table-cell>
          <table:table-cell office:value-type="string" table:style-name="ce1">
            <text:p>Thales UK Limited</text:p>
          </table:table-cell>
          <table:table-cell office:value-type="string" table:style-name="ce1">
            <text:p>KPI 1 - Order Management</text:p>
          </table:table-cell>
          <table:table-cell office:value-type="string" table:style-name="ce1">
            <text:p>&gt; / = 95% orders satisfied on time in month and no orders outstanding for greater than 90 calendar days from Firm delivery date or turnaround time quoted on CP&amp;F order.</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Design, Demonstration, Manufacture, Installation and support for V/UHF Communication Replacement (VCR) CSA/1093</text:p>
          </table:table-cell>
          <table:table-cell office:value-type="string" table:style-name="ce1">
            <text:p>Thales UK Limited</text:p>
          </table:table-cell>
          <table:table-cell office:value-type="string" table:style-name="ce1">
            <text:p>KPI 2 - Response to operational deficiency (OpDef)</text:p>
          </table:table-cell>
          <table:table-cell office:value-type="string" table:style-name="ce1">
            <text:p>No Category A or Category B OpDef Formal response with plan overdue in accordance with the timelines detailed in the SOW at Annex B to the Contract and no more than 1 Category C OpDef Formal response with plan overdue in accordance with the timelines detailed in the Statement of Work (SOW) at Annex B to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Design, Demonstration, Manufacture, Installation and support for V/UHF Communication Replacement (VCR) CSA/1093</text:p>
          </table:table-cell>
          <table:table-cell office:value-type="string" table:style-name="ce1">
            <text:p>Thales UK Limited</text:p>
          </table:table-cell>
          <table:table-cell office:value-type="string" table:style-name="ce1">
            <text:p>KPI 3 - Responses to S2022’s</text:p>
          </table:table-cell>
          <table:table-cell office:value-type="string" table:style-name="ce1">
            <text:p>No High Priority Safety S2022s overdue and no more than 1 Priority / Routine / Information S2022s overdu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CSA/1100 - AVAILABILITY BASED, IN SERVICE SUPPORT FOR COMMS EQUIPMENT (Contract Amendment 006)</text:p>
          </table:table-cell>
          <table:table-cell office:value-type="string" table:style-name="ce1">
            <text:p>Thales UK Limited</text:p>
          </table:table-cell>
          <table:table-cell office:value-type="string" table:style-name="ce1">
            <text:p>Response to S2022s – respond within the stated timeframes.</text:p>
          </table:table-cell>
          <table:table-cell office:value-type="string" table:style-name="ce1">
            <text:p>No High Priority Safety S2022s overdue and no more than 4 Priority / Routine / Information S2022s overdu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CSA/1100 - AVAILABILITY BASED, IN SERVICE SUPPORT FOR COMMS EQUIPMENT (Contract Amendment 006)</text:p>
          </table:table-cell>
          <table:table-cell office:value-type="string" table:style-name="ce1">
            <text:p>Thales UK Limited</text:p>
          </table:table-cell>
          <table:table-cell office:value-type="string" table:style-name="ce1">
            <text:p>Service Delivery – respond to OPDEFs within the timelines detailed at the Statement of Work (SOW)</text:p>
          </table:table-cell>
          <table:table-cell office:value-type="string" table:style-name="ce1">
            <text:p>No Category A or Category B OpDef Formal response with plan overdue in accordance with the timelines detailed in Appendix 2 to the SOW at Annex A1 to the Contract. And no more than 1 Category C OpDef Formal response with plan overdue in accordance with the timelines detailed in Appendix 2 to the SOW at Annex A1 to the Contract.</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Naval Compass Replacement Programme (NCRP) - CSA/3046</text:p>
          </table:table-cell>
          <table:table-cell office:value-type="string" table:style-name="ce1">
            <text:p>Lockheed Martin UK Limited</text:p>
          </table:table-cell>
          <table:table-cell office:value-type="string" table:style-name="ce1">
            <text:p>KPI 1 - Spares Response Timescales</text:p>
          </table:table-cell>
          <table:table-cell office:value-type="string" table:style-name="ce1">
            <text:p>Above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Naval Compass Replacement Programme (NCRP) - CSA/3046</text:p>
          </table:table-cell>
          <table:table-cell office:value-type="string" table:style-name="ce1">
            <text:p>Lockheed Martin UK Limited</text:p>
          </table:table-cell>
          <table:table-cell office:value-type="string" table:style-name="ce1">
            <text:p>KPI 2 - Engineering Support Response Timescales</text:p>
          </table:table-cell>
          <table:table-cell office:value-type="string" table:style-name="ce1">
            <text:p>Above 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CSA/3058 - QEC INBS and Legacy Equipment ISS</text:p>
          </table:table-cell>
          <table:table-cell office:value-type="string" table:style-name="ce1">
            <text:p>Northop Grumman UK Ltd</text:p>
          </table:table-cell>
          <table:table-cell office:value-type="string" table:style-name="ce1">
            <text:p>KPI 1 - Helpdesk / OPDEF Responsiveness &amp; Resolution Plan</text:p>
          </table:table-cell>
          <table:table-cell office:value-type="string" table:style-name="ce1">
            <text:p>For 20 or less than 20 calls in month – no more than 1 response target missed. For greater than 20 calls in month - greater than or equal to 95% of Resolution Plans Communicated with the required timescales.</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CSA/3058 - QEC INBS and Legacy Equipment ISS</text:p>
          </table:table-cell>
          <table:table-cell office:value-type="string" table:style-name="ce1">
            <text:p>Northop Grumman UK Ltd</text:p>
          </table:table-cell>
          <table:table-cell office:value-type="string" table:style-name="ce1">
            <text:p>KPI 2 - Spares &amp; Repair Demand Orders past Due Date Performance Level 1</text:p>
          </table:table-cell>
          <table:table-cell office:value-type="string" table:style-name="ce1">
            <text:p>Greater than or equal to 90% of Demand Orders Delivered On Time in Full (OTIF) and No overdue Demand Order(s) outstanding more than 30 calendar days after their due date for performance measurement.</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CSA/3058 - QEC INBS and Legacy Equipment ISS</text:p>
          </table:table-cell>
          <table:table-cell office:value-type="string" table:style-name="ce1">
            <text:p>Northop Grumman UK Ltd</text:p>
          </table:table-cell>
          <table:table-cell office:value-type="string" table:style-name="ce1">
            <text:p>KPI 3 - Spares &amp; Repair Demand Orders past Due Date Performance Level 2</text:p>
          </table:table-cell>
          <table:table-cell office:value-type="string" table:style-name="ce1">
            <text:p>If 9 or less Demand Order(s) Delivered On Time in Full (OTIF) and no overdue Demand Order(s) outstanding more than 30 calendar days after their due date for performance measurement.</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NAVIGATION RADAR PORTFOLIO (NRP) D&amp;M AND IN-SERVICE PHASE(S)-CSA/4030</text:p>
          </table:table-cell>
          <table:table-cell office:value-type="string" table:style-name="ce1">
            <text:p>Lockheed Martin UK Limited</text:p>
          </table:table-cell>
          <table:table-cell office:value-type="string" table:style-name="ce1">
            <text:p>KPI 1 - Spares Response Timescales</text:p>
          </table:table-cell>
          <table:table-cell office:value-type="string" table:style-name="ce1">
            <text:p>Between 95% and 98%</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NAVIGATION RADAR PORTFOLIO (NRP) D&amp;M AND IN-SERVICE PHASE(S)-CSA/4030</text:p>
          </table:table-cell>
          <table:table-cell office:value-type="string" table:style-name="ce1">
            <text:p>Lockheed Martin UK Limited</text:p>
          </table:table-cell>
          <table:table-cell office:value-type="string" table:style-name="ce1">
            <text:p>KPI 2 - Engineering Support Response Timescales</text:p>
          </table:table-cell>
          <table:table-cell office:value-type="string" table:style-name="ce1">
            <text:p>Between 95% and 98%</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The Delivery of Engine Support to Maintain the Capability of MoD Boats</text:p>
          </table:table-cell>
          <table:table-cell office:value-type="string" table:style-name="ce1">
            <text:p>E.P.BARRUS LTD</text:p>
          </table:table-cell>
          <table:table-cell office:value-type="string" table:style-name="ce1">
            <text:p>Achieve the Agreed Delivery Date as stated on the Task Approval Form</text:p>
          </table:table-cell>
          <table:table-cell office:value-type="string" table:style-name="ce1">
            <text:p>Greater than 85%</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The Delivery of Engine Support to Maintain the Capability of MoD Boats</text:p>
          </table:table-cell>
          <table:table-cell office:value-type="string" table:style-name="ce1">
            <text:p>E.P.BARRUS LTD</text:p>
          </table:table-cell>
          <table:table-cell office:value-type="string" table:style-name="ce1">
            <text:p>The Engines are supplied/repaired to the required quality standards</text:p>
          </table:table-cell>
          <table:table-cell office:value-type="string" table:style-name="ce1">
            <text:p>Greater than 85%</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59 - Boats In-Service Support (7) - 2nd Line Training</text:p>
          </table:table-cell>
          <table:table-cell office:value-type="string" table:style-name="ce1">
            <text:p>Devonport Royal Dockyard LT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 Green</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59 - Boats In-Service Support (7) - 2nd Line Training</text:p>
          </table:table-cell>
          <table:table-cell office:value-type="string" table:style-name="ce1">
            <text:p>Devonport Royal Dockyard LT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 Green</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61 - Boats In-Service Support (9) - 4th Line Training</text:p>
          </table:table-cell>
          <table:table-cell office:value-type="string" table:style-name="ce1">
            <text:p>Devonport Royal Dockyard LTD</text:p>
          </table:table-cell>
          <table:table-cell office:value-type="string" table:style-name="ce1">
            <text:p>Achieve the Agreed Delivery Date - The Actual Delivery Date the boat or task was accepted by the Authority on, before or after the Agreed Delivery Date in the reporting calendar month</text:p>
          </table:table-cell>
          <table:table-cell office:value-type="string" table:style-name="ce1">
            <text:p>Greater than 85% - Green</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CSS/0161 - Boats In-Service Support (9) - 4th Line Training</text:p>
          </table:table-cell>
          <table:table-cell office:value-type="string" table:style-name="ce1">
            <text:p>Devonport Royal Dockyard LTD</text:p>
          </table:table-cell>
          <table:table-cell office:value-type="string" table:style-name="ce1">
            <text:p>Achieve the required quality - The Boat or Task was returned to the Contractor for rectification of a defect that is eligible to be rectified by the Contractor under warranty in the reporting calendar month and the defect was satisfactorily rectified.</text:p>
          </table:table-cell>
          <table:table-cell office:value-type="string" table:style-name="ce1">
            <text:p>Greater than 85% - Green</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Cyprus Soft FM - CT/DIO1/0054</text:p>
          </table:table-cell>
          <table:table-cell office:value-type="string" table:style-name="ce1">
            <text:p>Sodexo Ltd</text:p>
          </table:table-cell>
          <table:table-cell office:value-type="string" table:style-name="ce1">
            <text:p>Catering Service Availability</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Cyprus Soft FM - CT/DIO1/0054</text:p>
          </table:table-cell>
          <table:table-cell office:value-type="string" table:style-name="ce1">
            <text:p>Sodexo Ltd</text:p>
          </table:table-cell>
          <table:table-cell office:value-type="string" table:style-name="ce1">
            <text:p>Cleaning Service Availability</text:p>
          </table:table-cell>
          <table:table-cell office:value-type="string" table:style-name="ce1">
            <text:p>&gt;95%</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Cyprus Soft FM - CT/DIO1/0054</text:p>
          </table:table-cell>
          <table:table-cell office:value-type="string" table:style-name="ce1">
            <text:p>Sodexo Ltd</text:p>
          </table:table-cell>
          <table:table-cell office:value-type="string" table:style-name="ce1">
            <text:p>Laundry &amp; Dry Cleaning Service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ime Contract Infrastructure Support Provider (PC ISP) Cyprus, Gibraltar, Falkland Islands and Ascension Island</text:p>
          </table:table-cell>
          <table:table-cell office:value-type="string" table:style-name="ce1">
            <text:p>Mitie Group PLC</text:p>
          </table:table-cell>
          <table:table-cell office:value-type="string" table:style-name="ce1">
            <text:p>Complete Planned Preventive Maintenance (non-statutory) tasks and inspections within stated timescale.</text:p>
          </table:table-cell>
          <table:table-cell office:value-type="string" table:style-name="ce1">
            <text:p>99.00%</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ime Contract Infrastructure Support Provider (PC ISP) Cyprus, Gibraltar, Falkland Islands and Ascension Island</text:p>
          </table:table-cell>
          <table:table-cell office:value-type="string" table:style-name="ce1">
            <text:p>Mitie Group PLC</text:p>
          </table:table-cell>
          <table:table-cell office:value-type="string" table:style-name="ce1">
            <text:p>Complete statutory tasks and inspections within stated timescale.</text:p>
          </table:table-cell>
          <table:table-cell office:value-type="string" table:style-name="ce1">
            <text:p>100%</text:p>
          </table:table-cell>
          <table:table-cell office:value-type="string" table:style-name="ce1">
            <text:p>Approaching Target</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ime Contract Infrastructure Support Provider (PC ISP) Cyprus, Gibraltar, Falkland Islands and Ascension Island</text:p>
          </table:table-cell>
          <table:table-cell office:value-type="string" table:style-name="ce1">
            <text:p>Mitie Group PLC</text:p>
          </table:table-cell>
          <table:table-cell office:value-type="string" table:style-name="ce1">
            <text:p>Respond and action Help Desk calls within the stated timescales stated for each classification;</text:p>
            <text:p>-Emergency</text:p>
            <text:p>-Very Urgent</text:p>
            <text:p>-Urgent</text:p>
            <text:p>-Routine</text:p>
          </table:table-cell>
          <table:table-cell office:value-type="string" table:style-name="ce1">
            <text:p>100%</text:p>
            <text:p/>
            <text:p>100%</text:p>
            <text:p/>
            <text:p>95%</text:p>
            <text:p/>
            <text:p>95%</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DIGITAL</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1">
            <text:p>Fujitsu Services Limited</text:p>
          </table:table-cell>
          <table:table-cell office:value-type="string" table:style-name="ce1">
            <text:p>Boundary Protection Service (BPS); The percentage of total time during the Service Measurement Period during which the Remote Access Gateway is Available</text:p>
          </table:table-cell>
          <table:table-cell office:value-type="string" table:style-name="ce1">
            <text:p>99.95%</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DIGITAL</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1">
            <text:p>Fujitsu Services Limited</text:p>
          </table:table-cell>
          <table:table-cell office:value-type="string" table:style-name="ce1">
            <text:p>Connectivity Service (WAN); The percentage of total time during the Service Measurement Period, during which the relevant Connection is Available and provides Connectivity (the “Connection Percentage Connectivity”)</text:p>
          </table:table-cell>
          <table:table-cell office:value-type="string" table:style-name="ce1">
            <text:p>99.99% and above</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DIGITAL</text:p>
          </table:table-cell>
          <table:table-cell office:value-type="string" table:style-name="ce1">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1">
            <text:p>Fujitsu Services Limited</text:p>
          </table:table-cell>
          <table:table-cell office:value-type="string" table:style-name="ce1">
            <text:p>Local Area Network Service (LAN); The percentage of total time during the Service Measurement Period during which Data LAN Connectivity is Available excluding any wireless connections</text:p>
          </table:table-cell>
          <table:table-cell office:value-type="string" table:style-name="ce1">
            <text:p>99.99% and above</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Ancala Water Services (Estates)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ject Aquatrine - To delivery Waste and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ject Aquatrine - To delivery Waste and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ject Aquatrine - To delivery Waste and Water Services to GB Based MOD sites removing the MOD from Environmental and Legislative Risks</text:p>
          </table:table-cell>
          <table:table-cell office:value-type="string" table:style-name="ce1">
            <text:p>Veolia Water Nevis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Collect and dispose of sewage and surface water safely and hygienically from all points of sewage and surface water receipt.</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Ensure that there is no flooding from surface water or combined surface water and sewage systems caused by a failure to provide the service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vision of Water, Sewerage and Sewage Disposal Services</text:p>
          </table:table-cell>
          <table:table-cell office:value-type="string" table:style-name="ce1">
            <text:p>Severn Trent Services Defence Limited</text:p>
          </table:table-cell>
          <table:table-cell office:value-type="string" table:style-name="ce1">
            <text:p>Provide an uninterrupted supply of water, in accordance with the Water Supply (Quality) Regulations 2000, to all points of supply.<text:s/></text:p>
          </table:table-cell>
          <table:table-cell office:value-type="string" table:style-name="ce1">
            <text:p>98%</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The Provision of the Joint Operational Fuel System (JOFS) Capability</text:p>
          </table:table-cell>
          <table:table-cell office:value-type="string" table:style-name="ce1">
            <text:p>Kellogg Brown &amp; Root Limited</text:p>
          </table:table-cell>
          <table:table-cell office:value-type="string" table:style-name="ce1">
            <text:p>KPI 1a (Equipment Delivery Timescales)<text:s/></text:p>
          </table:table-cell>
          <table:table-cell office:value-type="string" table:style-name="ce1">
            <text:p>(Green) All Equipment Delivery Targets Met</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The Provision of the Joint Operational Fuel System (JOFS) Capability</text:p>
          </table:table-cell>
          <table:table-cell office:value-type="string" table:style-name="ce1">
            <text:p>Kellogg Brown &amp; Root Limited</text:p>
          </table:table-cell>
          <table:table-cell office:value-type="string" table:style-name="ce1">
            <text:p>KPI 1b (Provision of Spares)<text:s/></text:p>
          </table:table-cell>
          <table:table-cell office:value-type="string" table:style-name="ce1">
            <text:p>(Green) All Spares Supply Targets Met</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The Provision of the Joint Operational Fuel System (JOFS) Capability</text:p>
          </table:table-cell>
          <table:table-cell office:value-type="string" table:style-name="ce1">
            <text:p>Kellogg Brown &amp; Root Limited</text:p>
          </table:table-cell>
          <table:table-cell office:value-type="string" table:style-name="ce1">
            <text:p>KPI 2b (Safety and Environmental Requirements)<text:s/></text:p>
          </table:table-cell>
          <table:table-cell office:value-type="string" table:style-name="ce1">
            <text:p>(Green) All Safety and Environmental Targets Met</text:p>
          </table:table-cell>
          <table:table-cell office:value-type="string" table:style-name="ce1">
            <text:p>Good</text:p>
          </table:table-cell>
          <table:table-cell table:number-columns-repeated="16376"/>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Future Substitute Accommodation Contract</text:p>
          </table:table-cell>
          <table:table-cell office:value-type="string" table:style-name="ce1">
            <text:p>Mears Limited</text:p>
          </table:table-cell>
          <table:table-cell office:value-type="string" table:style-name="ce1">
            <text:p>Critical Maintenance<text:s/></text:p>
            <text:p>The contractor shall manage and resolve all critical maintenance issues in accordance with the contract and provide and demonstrate consideration of continuous improvement</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Future Substitute Accommodation Contract</text:p>
          </table:table-cell>
          <table:table-cell office:value-type="string" table:style-name="ce1">
            <text:p>Mears Limited</text:p>
          </table:table-cell>
          <table:table-cell office:value-type="string" table:style-name="ce1">
            <text:p>Entitlement<text:s/></text:p>
            <text:p>Obtain substitute accommodation that meets the applicants entitlement as defined in conditions of contract. This shall include the contractor providing suitable evidence in support of the utilisation of bed spaces prior to the utilisation of new properties for sharing ranks</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Future Substitute Accommodation Contract</text:p>
          </table:table-cell>
          <table:table-cell office:value-type="string" table:style-name="ce1">
            <text:p>Mears Limited</text:p>
          </table:table-cell>
          <table:table-cell office:value-type="string" table:style-name="ce1">
            <text:p>Timelines<text:s/></text:p>
            <text:p>Accommodation shall be obtained and provided to occupants by the Required By Date (RBD) as instructed by the Authority</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South Region Multi Activity Contract</text:p>
          </table:table-cell>
          <table:table-cell office:value-type="string" table:style-name="ce1">
            <text:p>Sodexo Lt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South Region Multi Activity Contract</text:p>
          </table:table-cell>
          <table:table-cell office:value-type="string" table:style-name="ce1">
            <text:p>Sodexo Lt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South East</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South East</text:p>
          </table:table-cell>
          <table:table-cell office:value-type="string" table:style-name="ce1">
            <text:p>Aramark Defence Services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Scotland &amp; Northern Ireland</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Scotland &amp; Northern Ireland</text:p>
          </table:table-cell>
          <table:table-cell office:value-type="string" table:style-name="ce1">
            <text:p>Aramark Defence Services Limited</text:p>
          </table:table-cell>
          <table:table-cell office:value-type="string" table:style-name="ce1">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North</text:p>
          </table:table-cell>
          <table:table-cell office:value-type="string" table:style-name="ce1">
            <text:p>Aramark Defence Services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North</text:p>
          </table:table-cell>
          <table:table-cell office:value-type="string" table:style-name="ce1">
            <text:p>Aramark Defence Services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Wales and West Midlands</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00%</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Wales and West Midlands</text:p>
          </table:table-cell>
          <table:table-cell office:value-type="string" table:style-name="ce1">
            <text:p>Compass Contract Services (UK) Limited</text:p>
          </table:table-cell>
          <table:table-cell office:value-type="string" table:style-name="ce1">
            <text:p>Soft FM Satisfaction<text:s/></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8%</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East Region Multi Activity Contract</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East Region Multi Activity Contract</text:p>
          </table:table-cell>
          <table:table-cell office:value-type="string" table:style-name="ce1">
            <text:p>Compass Contract Services (UK)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5%</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South West Multi Activity Contract</text:p>
          </table:table-cell>
          <table:table-cell office:value-type="string" table:style-name="ce1">
            <text:p>Compass Contract Services (UK) Limited</text:p>
          </table:table-cell>
          <table:table-cell office:value-type="string" table:style-name="ce1">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string" table:style-name="ce1">
            <text:p>97%</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HESTIA South West Multi Activity Contract</text:p>
          </table:table-cell>
          <table:table-cell office:value-type="string" table:style-name="ce1">
            <text:p>Compass Contract Services (UK) Limited</text:p>
          </table:table-cell>
          <table:table-cell office:value-type="string" table:style-name="ce1">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string" table:style-name="ce1">
            <text:p>95%</text:p>
          </table:table-cell>
          <table:table-cell office:value-type="string" table:style-name="ce1">
            <text:p>Good</text:p>
          </table:table-cell>
          <table:table-cell office:value-type="string" table:style-name="ce1">
            <text:p>The 2 KPIs selected for this report (Availability and Satisfaction) are included in the Defence Infrastructure Organisation Corporate return.<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National Housing Prime (NGEC)</text:p>
          </table:table-cell>
          <table:table-cell office:value-type="string" table:style-name="ce1">
            <text:p>Amey Defence Services (Housing) Limited</text:p>
          </table:table-cell>
          <table:table-cell office:value-type="string" table:style-name="ce1">
            <text:p>For allocations: Percentage of number of offers achieved within agreed timeframes, against total number of application for Service Family Accommodation tasks with a target date for offer within the reporting period</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National Housing Prime (NGEC)</text:p>
          </table:table-cell>
          <table:table-cell office:value-type="string" table:style-name="ce1">
            <text:p>Amey Defence Services (Housing) Limited</text:p>
          </table:table-cell>
          <table:table-cell office:value-type="string" table:style-name="ce1">
            <text:p>Number of repairs (permanent or temporary resolution) achieved within contractual timeframes for Reactive Maintenance tasks against total number of Reactive Maintenance tasks with a target completion date in the reporting period.</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National Housing Prime (NGEC)</text:p>
          </table:table-cell>
          <table:table-cell office:value-type="string" table:style-name="ce1">
            <text:p>Amey Defence Services (Housing) Limited</text:p>
          </table:table-cell>
          <table:table-cell office:value-type="string" table:style-name="ce1">
            <text:p>Percentage of number of Service Family Accommodation Residences prepared for occupation in accordance with MinS (Void Preparation to Move In Standard) that have no faults at Move-In against total number of Move-ins with a target date in the reporting period.</text:p>
          </table:table-cell>
          <table:table-cell office:value-type="string" table:style-name="ce1">
            <text:p>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vision of NGEC for National Training Estate (NTEP)</text:p>
          </table:table-cell>
          <table:table-cell office:value-type="string" table:style-name="ce1">
            <text:p>Landmarc Support Services Limited</text:p>
          </table:table-cell>
          <table:table-cell office:value-type="string" table:style-name="ce1">
            <text:p>Percentage of number of inspections where the work category is Mandatory, achieved on time (target date scheduled in annual programme of inspections in agreed Establishment Specific Task Schedule) against total number of inspections where the work category is Mandatory with a target completion date in the reporting period.</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vision of NGEC for National Training Estate (NTEP)</text:p>
          </table:table-cell>
          <table:table-cell office:value-type="string" table:style-name="ce1">
            <text:p>Landmarc Support Services Limited</text:p>
          </table:table-cell>
          <table:table-cell office:value-type="string" table:style-name="ce1">
            <text:p>Percentage of number of inspections where the work category is Statutory, achieved on time (target date scheduled in annual programme of inspections in agreed Establishment Specific Task Schedule) against total number of inspections where the work category is Statutory with a target completion date in the reporting period.</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vision of NGEC for National Training Estate (NTEP)</text:p>
          </table:table-cell>
          <table:table-cell office:value-type="string" table:style-name="ce1">
            <text:p>Landmarc Support Services Limited</text:p>
          </table:table-cell>
          <table:table-cell office:value-type="string" table:style-name="ce1">
            <text:p>Percentage of number of make safe tasks, Response Category Emergency, where immediate response achieved against total number of make safe tasks, Response Category Emergency.</text:p>
          </table:table-cell>
          <table:table-cell office:value-type="string" table:style-name="ce1">
            <text:p>100.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UK Strat Com</text:p>
          </table:table-cell>
          <table:table-cell office:value-type="string" table:style-name="ce1">
            <text:p>Sea Mounting Centre (SMC) Marchwood Concession Agreement<text:s/></text:p>
          </table:table-cell>
          <table:table-cell office:value-type="string" table:style-name="ce1">
            <text:p>Solent Gateway Limited<text:s/></text:p>
          </table:table-cell>
          <table:table-cell office:value-type="string" table:style-name="ce1">
            <text:p>Berthing - Vessel unable to enter Southampton Water at time specified in relevant Booking Form due to non-availability of a Berth. <text:s/>Delay due to Marchwood Port Operator Commercial Customer occupying the berth.</text:p>
            <text:p/>
          </table:table-cell>
          <table:table-cell office:value-type="string" table:style-name="ce1">
            <text:p>Zero Delay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UK Strat Com</text:p>
          </table:table-cell>
          <table:table-cell office:value-type="string" table:style-name="ce1">
            <text:p>Sea Mounting Centre (SMC) Marchwood Concession Agreement<text:s/></text:p>
          </table:table-cell>
          <table:table-cell office:value-type="string" table:style-name="ce1">
            <text:p>Solent Gateway Limited<text:s/></text:p>
          </table:table-cell>
          <table:table-cell office:value-type="string" table:style-name="ce1">
            <text:p>Cargo security - Deviation from any security handling instructions specified in respect of such Cargo in the Booking Form.</text:p>
            <text:p/>
            <text:p/>
          </table:table-cell>
          <table:table-cell office:value-type="string" table:style-name="ce1">
            <text:p>Zero Breache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UK Strat Com</text:p>
          </table:table-cell>
          <table:table-cell office:value-type="string" table:style-name="ce1">
            <text:p>Sea Mounting Centre (SMC) Marchwood Concession Agreement<text:s/></text:p>
          </table:table-cell>
          <table:table-cell office:value-type="string" table:style-name="ce1">
            <text:p>Solent Gateway Limited<text:s/></text:p>
          </table:table-cell>
          <table:table-cell office:value-type="string" table:style-name="ce1">
            <text:p>Instances of security breaches on Marchwood site (ie not those relating to Cargo Handling security requirements)<text:s/></text:p>
            <text:p>Any security breaches that are considered major by the Joint Security Cell (JSC), are investigated by them and discovered to be clearly the fault of the Marchwood Port Operator and the result of lapses in security and/or deviations from the List X standards will incur contractual penalties</text:p>
            <text:p/>
          </table:table-cell>
          <table:table-cell office:value-type="string" table:style-name="ce1">
            <text:p>Zero Breaches -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High G Training and Test Capability</text:p>
          </table:table-cell>
          <table:table-cell office:value-type="string" table:style-name="ce1">
            <text:p>Thales UK Limited</text:p>
          </table:table-cell>
          <table:table-cell office:value-type="string" table:style-name="ce1">
            <text:p>The continued upkeep and maintenance of the Training Facility measured as “Facilities discrepancies”</text:p>
          </table:table-cell>
          <table:table-cell office:value-type="string" table:style-name="ce1">
            <text:p>Maximum of 15 service credits / month</text:p>
          </table:table-cell>
          <table:table-cell office:value-type="string" table:style-name="ce1">
            <text:p>Good</text:p>
          </table:table-cell>
          <table:table-cell office:value-type="string" table:style-name="ce1">
            <text:p>This Contract has two PIs which were agreed by the Authority and the Contractor as proportionate and appropriate to the Contract to ensure effective indications and management of the Contractor’s 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High G Training and Test Capability</text:p>
          </table:table-cell>
          <table:table-cell office:value-type="string" table:style-name="ce1">
            <text:p>Thales UK Limited</text:p>
          </table:table-cell>
          <table:table-cell office:value-type="string" table:style-name="ce1">
            <text:p>The successful provision of the training service measured as “Training Service discrepancies”</text:p>
          </table:table-cell>
          <table:table-cell office:value-type="string" table:style-name="ce1">
            <text:p>Maximum of 15 service credits / month</text:p>
          </table:table-cell>
          <table:table-cell office:value-type="string" table:style-name="ce1">
            <text:p>Good</text:p>
          </table:table-cell>
          <table:table-cell office:value-type="string" table:style-name="ce1">
            <text:p>This Contract has two PIs which were agreed by the Authority and the Contractor as proportionate and appropriate to the Contract to ensure effective indications and management of the Contractor’s 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FUEL HEDGING PROGRAMME RE-LET</text:p>
          </table:table-cell>
          <table:table-cell office:value-type="string" table:style-name="ce1">
            <text:p>BRITANNIC TRADING LIMITED</text:p>
          </table:table-cell>
          <table:table-cell office:value-type="string" table:style-name="ce1">
            <text:p>To provide an ongoing financial instrument that allows MOD to mitigate fuel price changes and mitigate budget uncertainty’</text:p>
          </table:table-cell>
          <table:table-cell office:value-type="string" table:style-name="ce1">
            <text:p>Supplier has provided all funds to MOD on time (&lt;30 days) where the price of Fuel has exceeded the hedge price or has invoiced MOD within this timescale were the supplier is due the balance between a lower fuel price and the hedge pri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Fuel Hedging Services</text:p>
          </table:table-cell>
          <table:table-cell office:value-type="string" table:style-name="ce1">
            <text:p>Goldman Sachs International</text:p>
          </table:table-cell>
          <table:table-cell office:value-type="string" table:style-name="ce1">
            <text:p>To provide an ongoing financial instrument that allows MOD to mitigate fuel price changes and mitigate budget uncertainty</text:p>
          </table:table-cell>
          <table:table-cell office:value-type="string" table:style-name="ce1">
            <text:p>Supplier has provided all funds to MOD on time (&lt;30 days) where the price of Fuel has exceeded the hedge price or has invoiced MOD within this timescale were the supplier is due the balance between a lower fuel price and the hedge pric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OCS</text:p>
          </table:table-cell>
          <table:table-cell office:value-type="string" table:style-name="ce1">
            <text:p>Future Services Delivery Contract relating to the Provision of Armed Forces Pay, Pensions, other Military HR Services and Administrative Services</text:p>
          </table:table-cell>
          <table:table-cell office:value-type="string" table:style-name="ce1">
            <text:p>SSCL (Shared Services Connected Ltd)</text:p>
          </table:table-cell>
          <table:table-cell office:value-type="string" table:style-name="ce1">
            <text:p>Calculate, authorise and issue payment Instructions for all Armed Forces Service Personnel (being the Service Person’s name, service number, bank details, and the amount to be paid), including salary-based pay and attendance-based pay, on the correct day of the month for which pay is due.</text:p>
          </table:table-cell>
          <table:table-cell office:value-type="string" table:style-name="ce1">
            <text:p>99.99%</text:p>
          </table:table-cell>
          <table:table-cell office:value-type="string" table:style-name="ce1">
            <text:p>Inadequate</text:p>
          </table:table-cell>
          <table:table-cell office:value-type="string" table:style-name="ce1">
            <text:p>Apr 21 in-month KPI failure of 90.32% against target threshold of 99.99%. Overall quarter performance of 96.73%.<text:s text:c="2"/></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OCS</text:p>
          </table:table-cell>
          <table:table-cell office:value-type="string" table:style-name="ce1">
            <text:p>Future Services Delivery Contract relating to the Provision of Armed Forces Pay, Pensions, other Military HR Services and Administrative Services</text:p>
          </table:table-cell>
          <table:table-cell office:value-type="string" table:style-name="ce1">
            <text:p>SSCL (Shared Services Connected Ltd)</text:p>
          </table:table-cell>
          <table:table-cell office:value-type="string" table:style-name="ce1">
            <text:p>Contract Change to be delivered to the live environment in accordance with the requirements set out in the Request For Change and within the timelines agreed with the Authorit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OCS</text:p>
          </table:table-cell>
          <table:table-cell office:value-type="string" table:style-name="ce1">
            <text:p>Future Services Delivery Contract relating to the Provision of Armed Forces Pay, Pensions, other Military HR Services and Administrative Services</text:p>
          </table:table-cell>
          <table:table-cell office:value-type="string" table:style-name="ce1">
            <text:p>SSCL (Shared Services Connected Ltd)</text:p>
          </table:table-cell>
          <table:table-cell office:value-type="string" table:style-name="ce1">
            <text:p>Pay (in accordance with the data held) Armed Forces pensions: to the right payee, the correct amount, at the correct time, to the right destination, for the correct period.</text:p>
          </table:table-cell>
          <table:table-cell office:value-type="string" table:style-name="ce1">
            <text:p>100.00%</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Independently Contracted Regulatory Support to the Defence Nuclear Safety Regulator (DNSR)</text:p>
          </table:table-cell>
          <table:table-cell office:value-type="string" table:style-name="ce1">
            <text:p>Energy, Safety and Risk Consultants (UK) Limited</text:p>
          </table:table-cell>
          <table:table-cell office:value-type="string" table:style-name="ce1">
            <text:p>The supplier shall provide reports summarising technical assessments undertaken of safety cases and demonstration of safety submission, and achievement of delivery requiring no substantial re-work.</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Independently Contracted Regulatory Support to the Defence Nuclear Safety Regulator (DNSR)</text:p>
          </table:table-cell>
          <table:table-cell office:value-type="string" table:style-name="ce1">
            <text:p>Energy, Safety and Risk Consultants (UK) Limited</text:p>
          </table:table-cell>
          <table:table-cell office:value-type="string" table:style-name="ce1">
            <text:p>The supplier shall provides regular knowledge transfer of nuclear regulation, safety management and assurance best practice as requested by the Defence Nuclear Safety Regulator.</text:p>
          </table:table-cell>
          <table:table-cell office:value-type="string" table:style-name="ce1">
            <text:p>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Provision of Independently Contracted Regulatory Support to the Defence Nuclear Safety Regulator (DNSR)</text:p>
          </table:table-cell>
          <table:table-cell office:value-type="string" table:style-name="ce1">
            <text:p>Energy, Safety and Risk Consultants (UK) Limited</text:p>
          </table:table-cell>
          <table:table-cell office:value-type="string" table:style-name="ce1">
            <text:p>The supplier shall provide the required regulatory and technical safety expertise and sufficient number of experts to fulfil Regulatory Inspection at multiple Defence sites.</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text:p>
          </table:table-cell>
          <table:table-cell office:value-type="string" table:style-name="ce1">
            <text:p>Right Management Limited</text:p>
          </table:table-cell>
          <table:table-cell office:value-type="string" table:style-name="ce1">
            <text:p>% of service leavers in continual permanent employment or self-employment within 6 months post discharge.</text:p>
          </table:table-cell>
          <table:table-cell office:value-type="string" table:style-name="ce1">
            <text:p>80%</text:p>
          </table:table-cell>
          <table:table-cell office:value-type="string" table:style-name="ce1">
            <text:p>Good</text:p>
          </table:table-cell>
          <table:table-cell office:value-type="string" table:style-name="ce1">
            <text:p>These are annual KPIs, but they are reported 6 monthly. These figures reflect Oct 20 to March 21 period.<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text:p>
          </table:table-cell>
          <table:table-cell office:value-type="string" table:style-name="ce1">
            <text:p>Right Management Limited</text:p>
          </table:table-cell>
          <table:table-cell office:value-type="string" table:style-name="ce1">
            <text:p>Service Leavers' satisfaction with service provided - 6 monthly assessment via on line survey</text:p>
          </table:table-cell>
          <table:table-cell office:value-type="string" table:style-name="ce1">
            <text:p>75%</text:p>
          </table:table-cell>
          <table:table-cell office:value-type="string" table:style-name="ce1">
            <text:p>Good</text:p>
          </table:table-cell>
          <table:table-cell office:value-type="string" table:style-name="ce1">
            <text:p>These are annual KPIs, but they are reported 6 monthly. These figures reflect Oct 20 to March 21 period.<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Head Office and Corporate Services</text:p>
          </table:table-cell>
          <table:table-cell office:value-type="string" table:style-name="ce1">
            <text:p>Career Transition Partnership - The Provision of an Armed Forces Resettlement Service</text:p>
          </table:table-cell>
          <table:table-cell office:value-type="string" table:style-name="ce1">
            <text:p>Right Management Limited</text:p>
          </table:table-cell>
          <table:table-cell office:value-type="string" table:style-name="ce1">
            <text:p>Take up of training. <text:s/>% of overall occupancy of contract funded courses over the contract year (Oct-Sept).</text:p>
          </table:table-cell>
          <table:table-cell office:value-type="string" table:style-name="ce1">
            <text:p>80%</text:p>
          </table:table-cell>
          <table:table-cell office:value-type="string" table:style-name="ce1">
            <text:p>Good</text:p>
          </table:table-cell>
          <table:table-cell office:value-type="string" table:style-name="ce1">
            <text:p>These are annual KPIs, but they are reported 6 monthly. These figures reflect Oct 20 to March 21 period.<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text:p>
          </table:table-cell>
          <table:table-cell office:value-type="string" table:style-name="ce1">
            <text:p>Recruiting Partnering Contract</text:p>
          </table:table-cell>
          <table:table-cell office:value-type="string" table:style-name="ce1">
            <text:p>Capita Business Services Ltd</text:p>
          </table:table-cell>
          <table:table-cell office:value-type="string" table:style-name="ce1">
            <text:p>Recruitment of Officers Demand/Delivery %</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text:p>
          </table:table-cell>
          <table:table-cell office:value-type="string" table:style-name="ce1">
            <text:p>Recruiting Partnering Contract</text:p>
          </table:table-cell>
          <table:table-cell office:value-type="string" table:style-name="ce1">
            <text:p>Capita Business Services Ltd</text:p>
          </table:table-cell>
          <table:table-cell office:value-type="string" table:style-name="ce1">
            <text:p>Recruitment of Regular Soldier Demand/Baseline Recruit Allocation Plan %</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RMY</text:p>
          </table:table-cell>
          <table:table-cell office:value-type="string" table:style-name="ce1">
            <text:p>Recruiting Partnering Contract</text:p>
          </table:table-cell>
          <table:table-cell office:value-type="string" table:style-name="ce1">
            <text:p>Capita Business Services Ltd</text:p>
          </table:table-cell>
          <table:table-cell office:value-type="string" table:style-name="ce1">
            <text:p>Recruitment of Reserves Applications/Performance %</text:p>
          </table:table-cell>
          <table:table-cell office:value-type="string" table:style-name="ce1">
            <text:p>&gt;95%</text:p>
          </table:table-cell>
          <table:table-cell office:value-type="string" table:style-name="ce1">
            <text:p>Inadequate</text:p>
          </table:table-cell>
          <table:table-cell office:value-type="string" table:style-name="ce1">
            <text:p>Contractual target is annual, not quarterly. Therefore performance in this quarter does not pose a serious concern as recovery is expected to be achieved by end of year.<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Provision of Armed Forces Medical Examinations to RAF &amp; RN.</text:p>
          </table:table-cell>
          <table:table-cell office:value-type="string" table:style-name="ce1">
            <text:p>Capita Business Services Ltd</text:p>
          </table:table-cell>
          <table:table-cell office:value-type="string" table:style-name="ce1">
            <text:p>Number of Errors by Service Provider against the standard at Pre-Entry Scrutiny.</text:p>
            <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Provision of Armed Forces Medical Examinations to RAF &amp; RN.</text:p>
          </table:table-cell>
          <table:table-cell office:value-type="string" table:style-name="ce1">
            <text:p>Capita Business Services Ltd</text:p>
          </table:table-cell>
          <table:table-cell office:value-type="string" table:style-name="ce1">
            <text:p>Number of recruits who retire in training due to medical reasons that should have been evident at the decision to pass fit.</text:p>
            <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text:p>
          </table:table-cell>
          <table:table-cell office:value-type="string" table:style-name="ce1">
            <text:p>Provision of Armed Forces Medical Examinations to RAF &amp; RN.</text:p>
          </table:table-cell>
          <table:table-cell office:value-type="string" table:style-name="ce1">
            <text:p>Capita Business Services Ltd</text:p>
          </table:table-cell>
          <table:table-cell office:value-type="string" table:style-name="ce1">
            <text:p>Report/Decision of Triage and FTF medical issued on Portal - 99% within 1 Working Day</text:p>
          </table:table-cell>
          <table:table-cell office:value-type="string" table:style-name="ce1">
            <text:p>9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amp;S</text:p>
          </table:table-cell>
          <table:table-cell office:value-type="string" table:style-name="ce1">
            <text:p>Sensor Support Optimisation (SSO) Project</text:p>
          </table:table-cell>
          <table:table-cell office:value-type="string" table:style-name="ce1">
            <text:p>Thales UK Limited</text:p>
          </table:table-cell>
          <table:table-cell office:value-type="string" table:style-name="ce1">
            <text:p>Availability 1: Total number of spares demands not satisfied on or prior to the applicable Required Delivery Date (RDD) for:</text:p>
            <text:p>- Sonar</text:p>
            <text:p>-EW</text:p>
            <text:p>-VS</text:p>
          </table:table-cell>
          <table:table-cell office:value-type="string" table:style-name="ce1">
            <text:p>&lt; 47,&lt;11,&lt;9</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amp;S</text:p>
          </table:table-cell>
          <table:table-cell office:value-type="string" table:style-name="ce1">
            <text:p>Sensor Support Optimisation (SSO) Project</text:p>
          </table:table-cell>
          <table:table-cell office:value-type="string" table:style-name="ce1">
            <text:p>Thales UK Limited</text:p>
          </table:table-cell>
          <table:table-cell office:value-type="string" table:style-name="ce1">
            <text:p>Minimising &amp; Accounting for Authority Assets within Supply Chain Over 12 Months (ASSET 1):The combined total ‘dues in’ within CRISP for more than 12 months and any dues in greater than 12 months attributable to DPRDDs;</text:p>
            <text:p>-Sonar</text:p>
            <text:p>-EW</text:p>
            <text:p>-VS</text:p>
          </table:table-cell>
          <table:table-cell office:value-type="string" table:style-name="ce1">
            <text:p>&lt;63,&lt;13,&lt;12</text:p>
          </table:table-cell>
          <table:table-cell office:value-type="string" table:style-name="ce1">
            <text:p>Approaching Target</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amp;S</text:p>
          </table:table-cell>
          <table:table-cell office:value-type="string" table:style-name="ce1">
            <text:p>Sensor Support Optimisation (SSO) Project</text:p>
          </table:table-cell>
          <table:table-cell office:value-type="string" table:style-name="ce1">
            <text:p>Thales UK Limited</text:p>
          </table:table-cell>
          <table:table-cell office:value-type="string" table:style-name="ce1">
            <text:p>Time to Resolve (FIX1) - Resolve OpDefs with priority A1, A2, B1 or B2 (KPI) Performance Failure Points</text:p>
          </table:table-cell>
          <table:table-cell office:value-type="string" table:style-name="ce1">
            <text:p>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DA</text:p>
          </table:table-cell>
          <table:table-cell office:value-type="string" table:style-name="ce1">
            <text:p>Asset Availability Service for the In-Service support of Air Purification Equipment</text:p>
          </table:table-cell>
          <table:table-cell office:value-type="string" table:style-name="ce1">
            <text:p>TPG Maritime LTD</text:p>
          </table:table-cell>
          <table:table-cell office:value-type="string" table:style-name="ce1">
            <text:p>Equipment is to operate as designed and intended The Contractor is to engage with the Authority (Project Manager) to establish and improve equipment reliability and safety.</text:p>
          </table:table-cell>
          <table:table-cell office:value-type="string" table:style-name="ce1">
            <text:p>Full Compliance with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DA</text:p>
          </table:table-cell>
          <table:table-cell office:value-type="string" table:style-name="ce1">
            <text:p>Asset Availability Service for the In-Service support of Air Purification Equipment</text:p>
          </table:table-cell>
          <table:table-cell office:value-type="string" table:style-name="ce1">
            <text:p>TPG Maritime LTD</text:p>
          </table:table-cell>
          <table:table-cell office:value-type="string" table:style-name="ce1">
            <text:p>Technical support and advice On notification by the Authority (Project Manager), the contractor is to provide technical support and advice within 24 hours on all urgent technical enquiries and/or safety concerns raised.</text:p>
          </table:table-cell>
          <table:table-cell office:value-type="string" table:style-name="ce1">
            <text:p>Full Compliance with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DA</text:p>
          </table:table-cell>
          <table:table-cell office:value-type="string" table:style-name="ce1">
            <text:p>Asset Availability Service for the In-Service support of Air Purification Equipment</text:p>
          </table:table-cell>
          <table:table-cell office:value-type="string" table:style-name="ce1">
            <text:p>TPG Maritime LTD</text:p>
          </table:table-cell>
          <table:table-cell office:value-type="string" table:style-name="ce1">
            <text:p>The Contractor shall maintain spares holdings at sufficient levels to meet current and expected demand for planned maintenance and defect repair requirements</text:p>
          </table:table-cell>
          <table:table-cell office:value-type="string" table:style-name="ce1">
            <text:p>Full Compliance with KPI</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2, Environmental, Domestic &amp; Habitability (EDH)</text:p>
          </table:table-cell>
          <table:table-cell office:value-type="string" table:style-name="ce1">
            <text:p>Babcock Integrated Technology Limited</text:p>
          </table:table-cell>
          <table:table-cell office:value-type="string" table:style-name="ce1">
            <text:p>Other Demands and Articles. A number of PIs sit beneath this KPI, each with differing individual targets; the rating score is therefore reported against the aggregated target for these using the following criteria. Good: all PIs green in period; Approaching target: all PIs green or amber in period; Requires improvement: one red PI in period; Inadequate: &gt;1 red PI in period.<text:s/></text:p>
            <text:p>PI 2.A: Satisfying Altered DRS Demands</text:p>
            <text:p>PI 2.B: Quality of Articles</text:p>
            <text:p>PI 2.C: Satisfying emergent Fleet Time Demands by the Demand Delivery Date</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2, Environmental, Domestic &amp; Habitability (EDH)</text:p>
          </table:table-cell>
          <table:table-cell office:value-type="string" table:style-name="ce1">
            <text:p>Babcock Integrated Technology Limited</text:p>
          </table:table-cell>
          <table:table-cell office:value-type="string" table:style-name="ce1">
            <text:p>Repairs, Overhauls and Refurbishments. A number of PIs sit beneath this KPI, each with differing individual targets; the rating score is therefore reported against the aggregated target for these using the following criteria. Good: all PIs green in period; Approaching target: all PIs green or amber in period; Requires improvement: one red PI in period; Inadequate: &gt;1 red PI in period</text:p>
            <text:p>PI 3.A: Strip and Survey Activity</text:p>
            <text:p>PI 3.B: Repair (including refurbishment and overhaul), test, certify and packaging</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2, Environmental, Domestic &amp; Habitability (EDH)</text:p>
          </table:table-cell>
          <table:table-cell office:value-type="string" table:style-name="ce1">
            <text:p>Babcock Integrated Technology Limited</text:p>
          </table:table-cell>
          <table:table-cell office:value-type="string" table:style-name="ce1">
            <text:p>System Safety. A number of PIs sit beneath this KPI. Each with differing individual targets; A number of PIs sit beneath this KPI; the rating score is therefore reported against the aggregated target for these using the following criteria. Good: all PIs green in period; Approaching target: all PIs green or amber in period; Requires improvement: one red PI in period; Inadequate: &gt;1 red PI in period</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3, Platform Systems</text:p>
          </table:table-cell>
          <table:table-cell office:value-type="string" table:style-name="ce1">
            <text:p>Babcock Integrated Technology Limited</text:p>
          </table:table-cell>
          <table:table-cell office:value-type="string" table:style-name="ce1">
            <text:p>Other Demands and Articles. A number of PIs sit beneath this KPI, each with differing individual targets; the rating score is therefore reported against the aggregated target for these using the following criteria. Good: all PIs green in period; Approaching target: all PIs green or amber in period; Requires improvement: one red PI in period; Inadequate: &gt;1 red PI in period.<text:s/></text:p>
            <text:p>PI 2.A: Satisfying Altered DRS Demands</text:p>
            <text:p>PI 2.B: Quality of Articles</text:p>
            <text:p>PI 2.C: Satisfying emergent Fleet Time Demands by the Demand Delivery Date</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3, Platform Systems</text:p>
          </table:table-cell>
          <table:table-cell office:value-type="string" table:style-name="ce1">
            <text:p>Babcock Integrated Technology Limited</text:p>
          </table:table-cell>
          <table:table-cell office:value-type="string" table:style-name="ce1">
            <text:p>Repairs, Overhauls and Refurbishments. A number of PIs sit beneath this KPI, each with differing individual targets; the rating score is therefore reported against the aggregated target for these using the following criteria. Good: all PIs green in period; Approaching target: all PIs green or amber in period; Requires improvement: one red PI in period; Inadequate: &gt;1 red PI in period</text:p>
            <text:p>PI 3.A: Strip and Survey Activity</text:p>
            <text:p>PI 3.B: Repair (including refurbishment and overhaul), test, certify and packaging</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3, Platform Systems</text:p>
          </table:table-cell>
          <table:table-cell office:value-type="string" table:style-name="ce1">
            <text:p>Babcock Integrated Technology Limited</text:p>
          </table:table-cell>
          <table:table-cell office:value-type="string" table:style-name="ce1">
            <text:p>System Safety. A number of PIs sit beneath this KPI. Each with differing individual targets; A number of PIs sit beneath this KPI; the rating score is therefore reported against the aggregated target for these using the following criteria. Good: all PIs green in period; Approaching target: all PIs green or amber in period; Requires improvement: one red PI in period; Inadequate: &gt;1 red PI in period</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4, Mechanical and Constructive.</text:p>
          </table:table-cell>
          <table:table-cell office:value-type="string" table:style-name="ce1">
            <text:p>Babcock Integrated Technology Limited</text:p>
          </table:table-cell>
          <table:table-cell office:value-type="string" table:style-name="ce1">
            <text:p>Other Demands and Articles. A number of PIs sit beneath this KPI, each with differing individual targets; the rating score is therefore reported against the aggregated target for these using the following criteria. Good: all PIs green in period; Approaching target: all PIs green or amber in period; Requires improvement: one red PI in period; Inadequate: &gt;1 red PI in period.<text:s/></text:p>
            <text:p>PI 2.A: Satisfying Altered DRS Demands</text:p>
            <text:p>PI 2.B: Quality of Articles</text:p>
            <text:p>PI 2.C: Satisfying emergent Fleet Time Demands by the Demand Delivery Date</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4, Mechanical and Constructive.</text:p>
          </table:table-cell>
          <table:table-cell office:value-type="string" table:style-name="ce1">
            <text:p>Babcock Integrated Technology Limited</text:p>
          </table:table-cell>
          <table:table-cell office:value-type="string" table:style-name="ce1">
            <text:p>Repairs, Overhauls and Refurbishments. A number of PIs sit beneath this KPI, each with differing individual targets; the rating score is therefore reported against the aggregated target for these using the following criteria. Good: all PIs green in period; Approaching target: all PIs green or amber in period; Requires improvement: one red PI in period; Inadequate: &gt;1 red PI in period</text:p>
            <text:p>PI 3.A: Strip and Survey Activity</text:p>
            <text:p>PI 3.B: Repair (including refurbishment and overhaul), test, certify and packaging</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DSSHIPS MSS Marine Systems Support Partner (MSSP) - LOT 4, Mechanical and Constructive.</text:p>
          </table:table-cell>
          <table:table-cell office:value-type="string" table:style-name="ce1">
            <text:p>Babcock Integrated Technology Limited</text:p>
          </table:table-cell>
          <table:table-cell office:value-type="string" table:style-name="ce1">
            <text:p>System Safety. A number of PIs sit beneath this KPI. Each with differing individual targets; A number of PIs sit beneath this KPI; the rating score is therefore reported against the aggregated target for these using the following criteria. Good: all PIs green in period; Approaching target: all PIs green or amber in period; Requires improvement: one red PI in period; Inadequate: &gt;1 red PI in period</text:p>
            <text:p>PI 5.A: Provision of Safety Case Reports<text:s text:c="5"/></text:p>
            <text:p>PI 5.B: Support to System Maintenance Concessions</text:p>
            <text:p>PI 5.C: Classification of Equipment/System Hazards</text:p>
            <text:p>PI 5.D: Reduction of Non-Endorsed Hazards</text:p>
            <text:p>PI 5.E: Reduction of Hazard Mitigation Actions</text:p>
            <text:p/>
          </table:table-cell>
          <table:table-cell office:value-type="string" table:style-name="ce1">
            <text:p>All PIs in period "green"</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MSS/094 - Spare Upkeep Shaft and Ancillaries - RFQ: 701227373</text:p>
          </table:table-cell>
          <table:table-cell office:value-type="string" table:style-name="ce1">
            <text:p>Somers Forge Limited</text:p>
          </table:table-cell>
          <table:table-cell office:value-type="string" table:style-name="ce1">
            <text:p>Quality Defects</text:p>
          </table:table-cell>
          <table:table-cell office:value-type="string" table:style-name="ce1">
            <text:p>100%</text:p>
          </table:table-cell>
          <table:table-cell office:value-type="string" table:style-name="ce1">
            <text:p>Good</text:p>
          </table:table-cell>
          <table:table-cell office:value-type="string" table:style-name="ce1">
            <text:p>Somers Forge continue to provide a good 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MSS/094 - Spare Upkeep Shaft and Ancillaries - RFQ: 701227373</text:p>
          </table:table-cell>
          <table:table-cell office:value-type="string" table:style-name="ce1">
            <text:p>Somers Forge Limited</text:p>
          </table:table-cell>
          <table:table-cell office:value-type="string" table:style-name="ce1">
            <text:p>SPO Lead Time</text:p>
          </table:table-cell>
          <table:table-cell office:value-type="string" table:style-name="ce1">
            <text:p>100%</text:p>
          </table:table-cell>
          <table:table-cell office:value-type="string" table:style-name="ce1">
            <text:p>Good</text:p>
          </table:table-cell>
          <table:table-cell office:value-type="string" table:style-name="ce1">
            <text:p>Somers Forge continue to provide a good 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MSS/094 - Spare Upkeep Shaft and Ancillaries - RFQ: 701227373</text:p>
          </table:table-cell>
          <table:table-cell office:value-type="string" table:style-name="ce1">
            <text:p>Somers Forge Limited</text:p>
          </table:table-cell>
          <table:table-cell office:value-type="string" table:style-name="ce1">
            <text:p>Strip &amp; Survey Lead Time</text:p>
          </table:table-cell>
          <table:table-cell office:value-type="string" table:style-name="ce1">
            <text:p>100%</text:p>
          </table:table-cell>
          <table:table-cell office:value-type="string" table:style-name="ce1">
            <text:p>Good</text:p>
          </table:table-cell>
          <table:table-cell office:value-type="string" table:style-name="ce1">
            <text:p>Somers Forge continue to provide a good performance</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2a – Equipment Readiness</text:p>
          </table:table-cell>
          <table:table-cell office:value-type="string" table:style-name="ce1">
            <text:p>(Green) All readiness targets Met</text:p>
          </table:table-cell>
          <table:table-cell office:value-type="string" table:style-name="ce1">
            <text:p>Good</text:p>
          </table:table-cell>
          <table:table-cell office:value-type="string" table:style-name="ce1">
            <text:p>KPI period is Mar '21 - May '21, aligned to the Contract quarter.</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2b – Spares Demand Achievement<text:s/></text:p>
          </table:table-cell>
          <table:table-cell office:value-type="string" table:style-name="ce1">
            <text:p>(Green) All supply targets Met</text:p>
          </table:table-cell>
          <table:table-cell office:value-type="string" table:style-name="ce1">
            <text:p>Good</text:p>
          </table:table-cell>
          <table:table-cell office:value-type="string" table:style-name="ce1">
            <text:p>KPI period is Mar '21 - May '21, aligned to the Contract quarter.</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Combat Water Supply System (CWSS) Prime Contract for Provision and Support of Expeditionary Water Services</text:p>
          </table:table-cell>
          <table:table-cell office:value-type="string" table:style-name="ce1">
            <text:p>Kellogg Brown &amp; Root Limited</text:p>
          </table:table-cell>
          <table:table-cell office:value-type="string" table:style-name="ce1">
            <text:p>KPI 3 - Help Desk Quality of Service<text:s/></text:p>
          </table:table-cell>
          <table:table-cell office:value-type="string" table:style-name="ce1">
            <text:p>(Green) Performance against Serial 1 (phone calls) <text:s/>&amp; Serial 2 (email) score Green or Amber, performance against Serial 3 (non-complex queries ) <text:s/>&amp; Serial <text:s/>4 (complex queries) score Green. (see comment for further detail)</text:p>
          </table:table-cell>
          <table:table-cell office:value-type="string" table:style-name="ce1">
            <text:p>Good</text:p>
          </table:table-cell>
          <table:table-cell office:value-type="string" table:style-name="ce1">
            <text:p>KPI period is Mar '21 - May '21, aligned to the Contract quarter.<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Limited</text:p>
          </table:table-cell>
          <table:table-cell office:value-type="string" table:style-name="ce1">
            <text:p>Request for Transport (Quoted Rate)</text:p>
          </table:table-cell>
          <table:table-cell office:value-type="string" table:style-name="ce1">
            <text:p>100%-99.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Limited</text:p>
          </table:table-cell>
          <table:table-cell office:value-type="string" table:style-name="ce1">
            <text:p>Supplier Management</text:p>
          </table:table-cell>
          <table:table-cell office:value-type="string" table:style-name="ce1">
            <text:p>100%-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amp;S</text:p>
          </table:table-cell>
          <table:table-cell office:value-type="string" table:style-name="ce1">
            <text:p>PHOENIX II</text:p>
          </table:table-cell>
          <table:table-cell office:value-type="string" table:style-name="ce1">
            <text:p>Babcock Land Limited</text:p>
          </table:table-cell>
          <table:table-cell office:value-type="string" table:style-name="ce1">
            <text:p>Vehicle Procurement</text:p>
          </table:table-cell>
          <table:table-cell office:value-type="string" table:style-name="ce1">
            <text:p>100%-98%</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Customer Satisfaction.  % User Satisfaction achieved from the programme of User Survey Results.</text:p>
          </table:table-cell>
          <table:table-cell office:value-type="string" table:style-name="ce1">
            <text:p>&gt; 86%</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Repair and Maintain Site Mechanical and Electrical Equipment.  % of tasks resulting in a performance failure to provide services within relevant Response Times.</text:p>
          </table:table-cell>
          <table:table-cell office:value-type="string" table:style-name="ce1">
            <text:p>&lt;3%</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MAC for Northwood</text:p>
          </table:table-cell>
          <table:table-cell office:value-type="string" table:style-name="ce1">
            <text:p>Eastbury Park Limited</text:p>
          </table:table-cell>
          <table:table-cell office:value-type="string" table:style-name="ce1">
            <text:p>Repair and Maintenance of Building Fabric. <text:s/>% of tasks resulting in a performance failure to provide services within relevant contract Response Times</text:p>
          </table:table-cell>
          <table:table-cell office:value-type="string" table:style-name="ce1">
            <text:p>&lt;2%</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M</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Operational Defects Category A1 and A2 – Major Capability Inoperative resulting in Service not Carried out.</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M</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Operational Defects Category B – Major Capability Significantly Inoperative resulting in Service Incomplete.</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STRAT COMM</text:p>
          </table:table-cell>
          <table:table-cell office:value-type="string" table:style-name="ce1">
            <text:p>Strategic Sealift Service</text:p>
          </table:table-cell>
          <table:table-cell office:value-type="string" table:style-name="ce1">
            <text:p>Foreland Shipping Ltd</text:p>
          </table:table-cell>
          <table:table-cell office:value-type="string" table:style-name="ce1">
            <text:p>RORO vessel availability of 360 days per year.</text:p>
          </table:table-cell>
          <table:table-cell office:value-type="string" table:style-name="ce1">
            <text:p>95% and above</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100% of NCR’s rectified within 12 working days of being informed by DESO</text:p>
          </table:table-cell>
          <table:table-cell office:value-type="string" table:style-name="ce1">
            <text:p>10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Equipment Demand Fulfilment Percentage</text:p>
          </table:table-cell>
          <table:table-cell office:value-type="string" table:style-name="ce1">
            <text:p>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Surveillance Target Acquisition Support</text:p>
          </table:table-cell>
          <table:table-cell office:value-type="string" table:style-name="ce1">
            <text:p>QIOPTIQ LTD</text:p>
          </table:table-cell>
          <table:table-cell office:value-type="string" table:style-name="ce1">
            <text:p>Spares Demand Fulfilment Percentage</text:p>
          </table:table-cell>
          <table:table-cell office:value-type="string" table:style-name="ce1">
            <text:p>7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IR</text:p>
          </table:table-cell>
          <table:table-cell office:value-type="string" table:style-name="ce1">
            <text:p>Future Military Area Radar Service (FMARS) Provision of Air Traffic Services</text:p>
          </table:table-cell>
          <table:table-cell office:value-type="string" table:style-name="ce1">
            <text:p>NATS (EN ROUTE) PLC</text:p>
          </table:table-cell>
          <table:table-cell office:value-type="string" table:style-name="ce1">
            <text:p>Distress and Diversion Cell Workstation availability – Availability of Distress and Diversion Cell Air Traffic Control Officer (ATCO) workstations, (excluding reduced redundancy and maintenance) within the monthly perio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IR</text:p>
          </table:table-cell>
          <table:table-cell office:value-type="string" table:style-name="ce1">
            <text:p>Future Military Area Radar Service (FMARS) Provision of Air Traffic Services</text:p>
          </table:table-cell>
          <table:table-cell office:value-type="string" table:style-name="ce1">
            <text:p>NATS (EN ROUTE) PLC</text:p>
          </table:table-cell>
          <table:table-cell office:value-type="string" table:style-name="ce1">
            <text:p>Record and Replay (R&amp;R) - Availability of the provision of R&amp;R Services within contracted timescales to RAF Air Traffic Control Officers within the monthly perio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AIR</text:p>
          </table:table-cell>
          <table:table-cell office:value-type="string" table:style-name="ce1">
            <text:p>Future Military Area Radar Service (FMARS) Provision of Air Traffic Services</text:p>
          </table:table-cell>
          <table:table-cell office:value-type="string" table:style-name="ce1">
            <text:p>NATS (EN ROUTE) PLC</text:p>
          </table:table-cell>
          <table:table-cell office:value-type="string" table:style-name="ce1">
            <text:p>The Availability of MOD Area Control Air Traffic Control Officer (ATCO) workstations (excluding reduced redundancy and maintenance) within the monthly period.</text:p>
          </table:table-cell>
          <table:table-cell office:value-type="string" table:style-name="ce1">
            <text:p>&gt;95%</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PROVISION OF SPARES, REPAIRS, TRAINING, TECHNICAL SUPPORT, PLUS EQUIPMENT TO SUPPORT 4 TASK LINES OF AIR CENTURION MUAS. REFERENCE IGBC UAS/04/27/01/02 DATED 11 MAY 2016</text:p>
          </table:table-cell>
          <table:table-cell office:value-type="string" table:style-name="ce1">
            <text:p>AEROVIRONMENT INC</text:p>
          </table:table-cell>
          <table:table-cell office:value-type="string" table:style-name="ce1">
            <text:p>Repairs - The Authority requires the contractor to complete all repairs within the time frame stipulated in the Delivery Schedule Annex</text:p>
          </table:table-cell>
          <table:table-cell office:value-type="string" table:style-name="ce1">
            <text:p>Blue - Repair is delivered to DSCOM ? 90 Calendar days after order induction</text:p>
          </table:table-cell>
          <table:table-cell office:value-type="string" table:style-name="ce1">
            <text:p>Good</text:p>
          </table:table-cell>
          <table:table-cell office:value-type="string" table:style-name="ce1">
            <text:p>Contractor has delivered early and are able to claim incentive fee.<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PROVISION OF SPARES, REPAIRS, TRAINING, TECHNICAL SUPPORT, PLUS EQUIPMENT TO SUPPORT 4 TASK LINES OF AIR CENTURION MUAS. REFERENCE IGBC UAS/04/27/01/02 DATED 11 MAY 2016</text:p>
          </table:table-cell>
          <table:table-cell office:value-type="string" table:style-name="ce1">
            <text:p>AEROVIRONMENT INC</text:p>
          </table:table-cell>
          <table:table-cell office:value-type="string" table:style-name="ce1">
            <text:p>Spares - Spares Order 18<text:s/></text:p>
          </table:table-cell>
          <table:table-cell office:value-type="string" table:style-name="ce1">
            <text:p>Blue - where 100% of the scheduled delivery for a spares order is delivered to DSCOM ?90 Calendar days of order acceptance.</text:p>
          </table:table-cell>
          <table:table-cell office:value-type="string" table:style-name="ce1">
            <text:p>Good</text:p>
          </table:table-cell>
          <table:table-cell office:value-type="string" table:style-name="ce1">
            <text:p>Contractor has delivered early and are able to claim incentive fee.<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efence Equipment and Support</text:p>
          </table:table-cell>
          <table:table-cell office:value-type="string" table:style-name="ce1">
            <text:p>PROVISION OF SPARES, REPAIRS, TRAINING, TECHNICAL SUPPORT, PLUS EQUIPMENT TO SUPPORT 4 TASK LINES OF AIR CENTURION MUAS. REFERENCE IGBC UAS/04/27/01/02 DATED 11 MAY 2016</text:p>
          </table:table-cell>
          <table:table-cell office:value-type="string" table:style-name="ce1">
            <text:p>AEROVIRONMENT INC</text:p>
          </table:table-cell>
          <table:table-cell office:value-type="string" table:style-name="ce1">
            <text:p>Spares - Spares Order 19</text:p>
          </table:table-cell>
          <table:table-cell office:value-type="string" table:style-name="ce1">
            <text:p>Blue - where 100% of the scheduled delivery for a spares order is delivered to DSCOM ?90 Calendar days of order acceptance.</text:p>
          </table:table-cell>
          <table:table-cell office:value-type="string" table:style-name="ce1">
            <text:p>Good</text:p>
          </table:table-cell>
          <table:table-cell office:value-type="string" table:style-name="ce1">
            <text:p>Contractor has delivered early and are able to claim incentive fee.<text:s/></text:p>
          </table:table-cell>
          <table:table-cell table:number-columns-repeated="16375"/>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perty Leases London</text:p>
          </table:table-cell>
          <table:table-cell office:value-type="string" table:style-name="ce1">
            <text:p>Modus Services Limited</text:p>
          </table:table-cell>
          <table:table-cell office:value-type="string" table:style-name="ce1">
            <text:p>Compliance service performance</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perty Leases London</text:p>
          </table:table-cell>
          <table:table-cell office:value-type="string" table:style-name="ce1">
            <text:p>Modus Services Limited</text:p>
          </table:table-cell>
          <table:table-cell office:value-type="string" table:style-name="ce1">
            <text:p>Compliance SHEP (Safety, Health, Environment Protection)</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style-name="ro1">
          <table:table-cell office:value-type="string" table:style-name="ce1">
            <text:p>FY21-22 Q1 Apr-May-Jun</text:p>
          </table:table-cell>
          <table:table-cell office:value-type="string" table:style-name="ce1">
            <text:p>MOD</text:p>
          </table:table-cell>
          <table:table-cell office:value-type="string" table:style-name="ce1">
            <text:p>DIO</text:p>
          </table:table-cell>
          <table:table-cell office:value-type="string" table:style-name="ce1">
            <text:p>Property Leases London</text:p>
          </table:table-cell>
          <table:table-cell office:value-type="string" table:style-name="ce1">
            <text:p>Modus Services Limited</text:p>
          </table:table-cell>
          <table:table-cell office:value-type="string" table:style-name="ce1">
            <text:p>Compliance statutory responsibilities</text:p>
          </table:table-cell>
          <table:table-cell office:value-type="string" table:style-name="ce1">
            <text:p>&gt;90%</text:p>
          </table:table-cell>
          <table:table-cell office:value-type="string" table:style-name="ce1">
            <text:p>Good</text:p>
          </table:table-cell>
          <table:table-cell table:number-columns-repeated="16376" table:style-name="ce1"/>
        </table:table-row>
        <table:table-row table:number-rows-repeated="1047481" table:style-name="ro2">
          <table:table-cell table:number-columns-repeated="16384"/>
        </table:table-row>
      </table:table>
      <table:table table:name="KPI_Performance_Analysis" table:style-name="ta2">
        <table:table-column table:style-name="co11" table:default-cell-style-name="ce1"/>
        <table:table-column table:style-name="co12" table:default-cell-style-name="ce1"/>
        <table:table-column table:style-name="co11" table:default-cell-style-name="ce1"/>
        <table:table-column table:style-name="co12" table:default-cell-style-name="ce1"/>
        <table:table-column table:style-name="co11" table:number-columns-repeated="16380" table:default-cell-style-name="ce1"/>
        <table:table-row table:style-name="ro2">
          <table:table-cell office:value-type="string" table:style-name="ce4">
            <text:p>KPI Performance Analysis by Rating</text:p>
          </table:table-cell>
          <table:table-cell table:number-columns-repeated="16383" table:style-name="ce1"/>
        </table:table-row>
        <table:table-row table:style-name="ro3">
          <table:table-cell table:style-name="ce5"/>
          <table:table-cell office:value-type="string" table:style-name="ce6">
            <text:p>Good</text:p>
          </table:table-cell>
          <table:table-cell office:value-type="string" table:style-name="ce6">
            <text:p>Approaching Target</text:p>
          </table:table-cell>
          <table:table-cell office:value-type="string" table:style-name="ce6">
            <text:p>Requires Improvement</text:p>
          </table:table-cell>
          <table:table-cell office:value-type="string" table:style-name="ce6">
            <text:p>Inadequate</text:p>
          </table:table-cell>
          <table:table-cell office:value-type="string" table:style-name="ce6">
            <text:p>Other <text:s/>- Consider returned</text:p>
          </table:table-cell>
          <table:table-cell office:value-type="string" table:style-name="ce6">
            <text:p>Recorded Elsewhere</text:p>
          </table:table-cell>
          <table:table-cell office:value-type="string" table:style-name="ce6">
            <text:p>Other - Not returned</text:p>
          </table:table-cell>
          <table:table-cell office:value-type="string" table:style-name="ce7">
            <text:p>KPI Count for Quarter</text:p>
          </table:table-cell>
          <table:table-cell table:number-columns-repeated="16375"/>
        </table:table-row>
        <table:table-row table:style-name="ro2">
          <table:table-cell office:value-type="string" table:style-name="ce8">
            <text:p>BEIS</text:p>
          </table:table-cell>
          <table:table-cell office:value-type="float" office:value="35" table:style-name="ce9">
            <text:p>35</text:p>
          </table:table-cell>
          <table:table-cell office:value-type="float" office:value="5" table:style-name="ce9">
            <text:p>5</text:p>
          </table:table-cell>
          <table:table-cell office:value-type="float" office:value="2" table:style-name="ce9">
            <text:p>2</text:p>
          </table:table-cell>
          <table:table-cell office:value-type="float" office:value="1" table:style-name="ce9">
            <text:p>1</text:p>
          </table:table-cell>
          <table:table-cell table:number-columns-repeated="2" table:style-name="ce9"/>
          <table:table-cell office:value-type="float" office:value="3" table:style-name="ce9">
            <text:p>3</text:p>
          </table:table-cell>
          <table:table-cell office:value-type="float" office:value="46" table:style-name="ce10">
            <text:p>46</text:p>
          </table:table-cell>
          <table:table-cell table:number-columns-repeated="16375"/>
        </table:table-row>
        <table:table-row table:style-name="ro2">
          <table:table-cell office:value-type="string" table:style-name="ce8">
            <text:p>CO</text:p>
          </table:table-cell>
          <table:table-cell office:value-type="float" office:value="37" table:style-name="ce9">
            <text:p>37</text:p>
          </table:table-cell>
          <table:table-cell office:value-type="float" office:value="2" table:style-name="ce9">
            <text:p>2</text:p>
          </table:table-cell>
          <table:table-cell office:value-type="float" office:value="1" table:style-name="ce9">
            <text:p>1</text:p>
          </table:table-cell>
          <table:table-cell office:value-type="float" office:value="2" table:style-name="ce9">
            <text:p>2</text:p>
          </table:table-cell>
          <table:table-cell office:value-type="float" office:value="4" table:style-name="ce9">
            <text:p>4</text:p>
          </table:table-cell>
          <table:table-cell table:style-name="ce9"/>
          <table:table-cell office:value-type="float" office:value="8" table:style-name="ce9">
            <text:p>8</text:p>
          </table:table-cell>
          <table:table-cell office:value-type="float" office:value="54" table:style-name="ce10">
            <text:p>54</text:p>
          </table:table-cell>
          <table:table-cell table:number-columns-repeated="16375"/>
        </table:table-row>
        <table:table-row table:style-name="ro2">
          <table:table-cell office:value-type="string" table:style-name="ce8">
            <text:p>DCMS</text:p>
          </table:table-cell>
          <table:table-cell office:value-type="float" office:value="9" table:style-name="ce9">
            <text:p>9</text:p>
          </table:table-cell>
          <table:table-cell office:value-type="float" office:value="1" table:style-name="ce9">
            <text:p>1</text:p>
          </table:table-cell>
          <table:table-cell table:number-columns-repeated="2" table:style-name="ce9"/>
          <table:table-cell office:value-type="float" office:value="2" table:style-name="ce9">
            <text:p>2</text:p>
          </table:table-cell>
          <table:table-cell table:number-columns-repeated="2" table:style-name="ce9"/>
          <table:table-cell office:value-type="float" office:value="12" table:style-name="ce10">
            <text:p>12</text:p>
          </table:table-cell>
          <table:table-cell table:number-columns-repeated="16375"/>
        </table:table-row>
        <table:table-row table:style-name="ro4">
          <table:table-cell office:value-type="string" table:style-name="ce8">
            <text:p>DEFRA</text:p>
          </table:table-cell>
          <table:table-cell office:value-type="float" office:value="52" table:style-name="ce11">
            <text:p>52</text:p>
          </table:table-cell>
          <table:table-cell office:value-type="float" office:value="2" table:style-name="ce9">
            <text:p>2</text:p>
          </table:table-cell>
          <table:table-cell office:value-type="float" office:value="2" table:style-name="ce9">
            <text:p>2</text:p>
          </table:table-cell>
          <table:table-cell office:value-type="float" office:value="2" table:style-name="ce9">
            <text:p>2</text:p>
          </table:table-cell>
          <table:table-cell office:value-type="float" office:value="7" table:style-name="ce9">
            <text:p>7</text:p>
          </table:table-cell>
          <table:table-cell table:style-name="ce9"/>
          <table:table-cell office:value-type="float" office:value="3" table:style-name="ce9">
            <text:p>3</text:p>
          </table:table-cell>
          <table:table-cell office:value-type="float" office:value="68" table:style-name="ce10">
            <text:p>68</text:p>
          </table:table-cell>
          <table:table-cell table:number-columns-repeated="16375"/>
        </table:table-row>
        <table:table-row table:style-name="ro2">
          <table:table-cell office:value-type="string" table:style-name="ce8">
            <text:p>DFE</text:p>
          </table:table-cell>
          <table:table-cell office:value-type="float" office:value="54" table:style-name="ce9">
            <text:p>54</text:p>
          </table:table-cell>
          <table:table-cell office:value-type="float" office:value="6" table:style-name="ce9">
            <text:p>6</text:p>
          </table:table-cell>
          <table:table-cell office:value-type="float" office:value="3" table:style-name="ce9">
            <text:p>3</text:p>
          </table:table-cell>
          <table:table-cell office:value-type="float" office:value="2" table:style-name="ce9">
            <text:p>2</text:p>
          </table:table-cell>
          <table:table-cell office:value-type="float" office:value="10" table:style-name="ce9">
            <text:p>10</text:p>
          </table:table-cell>
          <table:table-cell table:style-name="ce9"/>
          <table:table-cell office:value-type="float" office:value="1" table:style-name="ce9">
            <text:p>1</text:p>
          </table:table-cell>
          <table:table-cell office:value-type="float" office:value="76" table:style-name="ce10">
            <text:p>76</text:p>
          </table:table-cell>
          <table:table-cell table:number-columns-repeated="16375"/>
        </table:table-row>
        <table:table-row table:style-name="ro2">
          <table:table-cell office:value-type="string" table:style-name="ce8">
            <text:p>DFT</text:p>
          </table:table-cell>
          <table:table-cell office:value-type="float" office:value="17" table:style-name="ce9">
            <text:p>17</text:p>
          </table:table-cell>
          <table:table-cell table:style-name="ce9"/>
          <table:table-cell office:value-type="float" office:value="1" table:style-name="ce9">
            <text:p>1</text:p>
          </table:table-cell>
          <table:table-cell table:number-columns-repeated="2" table:style-name="ce9"/>
          <table:table-cell office:value-type="float" office:value="42" table:style-name="ce9">
            <text:p>42</text:p>
          </table:table-cell>
          <table:table-cell table:style-name="ce9"/>
          <table:table-cell office:value-type="float" office:value="60" table:style-name="ce10">
            <text:p>60</text:p>
          </table:table-cell>
          <table:table-cell table:number-columns-repeated="16375"/>
        </table:table-row>
        <table:table-row table:style-name="ro2">
          <table:table-cell office:value-type="string" table:style-name="ce8">
            <text:p>DHSC</text:p>
          </table:table-cell>
          <table:table-cell office:value-type="float" office:value="126" table:style-name="ce9">
            <text:p>126</text:p>
          </table:table-cell>
          <table:table-cell office:value-type="float" office:value="11" table:style-name="ce9">
            <text:p>11</text:p>
          </table:table-cell>
          <table:table-cell office:value-type="float" office:value="4" table:style-name="ce9">
            <text:p>4</text:p>
          </table:table-cell>
          <table:table-cell office:value-type="float" office:value="5" table:style-name="ce9">
            <text:p>5</text:p>
          </table:table-cell>
          <table:table-cell office:value-type="float" office:value="1" table:style-name="ce9">
            <text:p>1</text:p>
          </table:table-cell>
          <table:table-cell office:value-type="float" office:value="5" table:style-name="ce9">
            <text:p>5</text:p>
          </table:table-cell>
          <table:table-cell office:value-type="float" office:value="5" table:style-name="ce9">
            <text:p>5</text:p>
          </table:table-cell>
          <table:table-cell office:value-type="float" office:value="157" table:style-name="ce10">
            <text:p>157</text:p>
          </table:table-cell>
          <table:table-cell table:number-columns-repeated="16375"/>
        </table:table-row>
        <table:table-row table:style-name="ro2">
          <table:table-cell office:value-type="string" table:style-name="ce8">
            <text:p>DIT</text:p>
          </table:table-cell>
          <table:table-cell office:value-type="float" office:value="51" table:style-name="ce9">
            <text:p>51</text:p>
          </table:table-cell>
          <table:table-cell office:value-type="float" office:value="2" table:style-name="ce9">
            <text:p>2</text:p>
          </table:table-cell>
          <table:table-cell office:value-type="float" office:value="2" table:style-name="ce9">
            <text:p>2</text:p>
          </table:table-cell>
          <table:table-cell table:style-name="ce9"/>
          <table:table-cell office:value-type="float" office:value="5" table:style-name="ce9">
            <text:p>5</text:p>
          </table:table-cell>
          <table:table-cell office:value-type="float" office:value="3" table:style-name="ce9">
            <text:p>3</text:p>
          </table:table-cell>
          <table:table-cell table:style-name="ce9"/>
          <table:table-cell office:value-type="float" office:value="63" table:style-name="ce10">
            <text:p>63</text:p>
          </table:table-cell>
          <table:table-cell table:number-columns-repeated="16375"/>
        </table:table-row>
        <table:table-row table:style-name="ro2">
          <table:table-cell office:value-type="string" table:style-name="ce8">
            <text:p>DWP</text:p>
          </table:table-cell>
          <table:table-cell office:value-type="float" office:value="51" table:style-name="ce9">
            <text:p>51</text:p>
          </table:table-cell>
          <table:table-cell office:value-type="float" office:value="4" table:style-name="ce9">
            <text:p>4</text:p>
          </table:table-cell>
          <table:table-cell office:value-type="float" office:value="5" table:style-name="ce9">
            <text:p>5</text:p>
          </table:table-cell>
          <table:table-cell office:value-type="float" office:value="1" table:style-name="ce9">
            <text:p>1</text:p>
          </table:table-cell>
          <table:table-cell office:value-type="float" office:value="5" table:style-name="ce9">
            <text:p>5</text:p>
          </table:table-cell>
          <table:table-cell table:number-columns-repeated="2" table:style-name="ce9"/>
          <table:table-cell office:value-type="float" office:value="66" table:style-name="ce10">
            <text:p>66</text:p>
          </table:table-cell>
          <table:table-cell table:number-columns-repeated="16375"/>
        </table:table-row>
        <table:table-row table:style-name="ro2">
          <table:table-cell office:value-type="string" table:style-name="ce8">
            <text:p>FCDO</text:p>
          </table:table-cell>
          <table:table-cell office:value-type="float" office:value="35" table:style-name="ce9">
            <text:p>35</text:p>
          </table:table-cell>
          <table:table-cell table:number-columns-repeated="2" table:style-name="ce9"/>
          <table:table-cell office:value-type="float" office:value="4" table:style-name="ce9">
            <text:p>4</text:p>
          </table:table-cell>
          <table:table-cell table:style-name="ce9"/>
          <table:table-cell office:value-type="float" office:value="31" table:style-name="ce9">
            <text:p>31</text:p>
          </table:table-cell>
          <table:table-cell table:style-name="ce9"/>
          <table:table-cell office:value-type="float" office:value="70" table:style-name="ce10">
            <text:p>70</text:p>
          </table:table-cell>
          <table:table-cell table:number-columns-repeated="16375"/>
        </table:table-row>
        <table:table-row table:style-name="ro2">
          <table:table-cell office:value-type="string" table:style-name="ce8">
            <text:p>HMRC</text:p>
          </table:table-cell>
          <table:table-cell office:value-type="float" office:value="58" table:style-name="ce9">
            <text:p>58</text:p>
          </table:table-cell>
          <table:table-cell office:value-type="float" office:value="2" table:style-name="ce9">
            <text:p>2</text:p>
          </table:table-cell>
          <table:table-cell office:value-type="float" office:value="2" table:style-name="ce9">
            <text:p>2</text:p>
          </table:table-cell>
          <table:table-cell office:value-type="float" office:value="3" table:style-name="ce9">
            <text:p>3</text:p>
          </table:table-cell>
          <table:table-cell office:value-type="float" office:value="3" table:style-name="ce9">
            <text:p>3</text:p>
          </table:table-cell>
          <table:table-cell table:number-columns-repeated="2" table:style-name="ce9"/>
          <table:table-cell office:value-type="float" office:value="68" table:style-name="ce10">
            <text:p>68</text:p>
          </table:table-cell>
          <table:table-cell table:number-columns-repeated="16375"/>
        </table:table-row>
        <table:table-row table:style-name="ro2">
          <table:table-cell office:value-type="string" table:style-name="ce8">
            <text:p>HMT</text:p>
          </table:table-cell>
          <table:table-cell office:value-type="float" office:value="14" table:style-name="ce9">
            <text:p>14</text:p>
          </table:table-cell>
          <table:table-cell office:value-type="float" office:value="1" table:style-name="ce9">
            <text:p>1</text:p>
          </table:table-cell>
          <table:table-cell table:style-name="ce9"/>
          <table:table-cell office:value-type="float" office:value="1" table:style-name="ce9">
            <text:p>1</text:p>
          </table:table-cell>
          <table:table-cell office:value-type="float" office:value="1" table:style-name="ce9">
            <text:p>1</text:p>
          </table:table-cell>
          <table:table-cell table:style-name="ce9"/>
          <table:table-cell office:value-type="float" office:value="1" table:style-name="ce9">
            <text:p>1</text:p>
          </table:table-cell>
          <table:table-cell office:value-type="float" office:value="18" table:style-name="ce10">
            <text:p>18</text:p>
          </table:table-cell>
          <table:table-cell table:number-columns-repeated="16375"/>
        </table:table-row>
        <table:table-row table:style-name="ro2">
          <table:table-cell office:value-type="string" table:style-name="ce8">
            <text:p>HO</text:p>
          </table:table-cell>
          <table:table-cell office:value-type="float" office:value="67" table:style-name="ce9">
            <text:p>67</text:p>
          </table:table-cell>
          <table:table-cell office:value-type="float" office:value="4" table:style-name="ce9">
            <text:p>4</text:p>
          </table:table-cell>
          <table:table-cell office:value-type="float" office:value="4" table:style-name="ce9">
            <text:p>4</text:p>
          </table:table-cell>
          <table:table-cell office:value-type="float" office:value="5" table:style-name="ce9">
            <text:p>5</text:p>
          </table:table-cell>
          <table:table-cell table:style-name="ce9"/>
          <table:table-cell office:value-type="float" office:value="12" table:style-name="ce9">
            <text:p>12</text:p>
          </table:table-cell>
          <table:table-cell table:style-name="ce9"/>
          <table:table-cell office:value-type="float" office:value="92" table:style-name="ce10">
            <text:p>92</text:p>
          </table:table-cell>
          <table:table-cell table:number-columns-repeated="16375"/>
        </table:table-row>
        <table:table-row table:style-name="ro2">
          <table:table-cell office:value-type="string" table:style-name="ce8">
            <text:p>DLUHC</text:p>
          </table:table-cell>
          <table:table-cell office:value-type="float" office:value="24" table:style-name="ce9">
            <text:p>24</text:p>
          </table:table-cell>
          <table:table-cell office:value-type="float" office:value="2" table:style-name="ce9">
            <text:p>2</text:p>
          </table:table-cell>
          <table:table-cell table:number-columns-repeated="2" table:style-name="ce9"/>
          <table:table-cell office:value-type="float" office:value="1" table:style-name="ce9">
            <text:p>1</text:p>
          </table:table-cell>
          <table:table-cell table:number-columns-repeated="2" table:style-name="ce9"/>
          <table:table-cell office:value-type="float" office:value="27" table:style-name="ce10">
            <text:p>27</text:p>
          </table:table-cell>
          <table:table-cell table:number-columns-repeated="16375"/>
        </table:table-row>
        <table:table-row table:style-name="ro2">
          <table:table-cell office:value-type="string" table:style-name="ce8">
            <text:p>MOD</text:p>
          </table:table-cell>
          <table:table-cell office:value-type="float" office:value="206" table:style-name="ce9">
            <text:p>206</text:p>
          </table:table-cell>
          <table:table-cell office:value-type="float" office:value="9" table:style-name="ce9">
            <text:p>9</text:p>
          </table:table-cell>
          <table:table-cell table:style-name="ce9"/>
          <table:table-cell office:value-type="float" office:value="2" table:style-name="ce9">
            <text:p>2</text:p>
          </table:table-cell>
          <table:table-cell table:number-columns-repeated="3" table:style-name="ce9"/>
          <table:table-cell office:value-type="float" office:value="217" table:style-name="ce10">
            <text:p>217</text:p>
          </table:table-cell>
          <table:table-cell table:number-columns-repeated="16375"/>
        </table:table-row>
        <table:table-row table:style-name="ro2">
          <table:table-cell office:value-type="string" table:style-name="ce8">
            <text:p>MOJ</text:p>
          </table:table-cell>
          <table:table-cell office:value-type="float" office:value="182" table:style-name="ce9">
            <text:p>182</text:p>
          </table:table-cell>
          <table:table-cell office:value-type="float" office:value="9" table:style-name="ce9">
            <text:p>9</text:p>
          </table:table-cell>
          <table:table-cell office:value-type="float" office:value="16" table:style-name="ce9">
            <text:p>16</text:p>
          </table:table-cell>
          <table:table-cell office:value-type="float" office:value="13" table:style-name="ce9">
            <text:p>13</text:p>
          </table:table-cell>
          <table:table-cell office:value-type="float" office:value="150" table:style-name="ce9">
            <text:p>150</text:p>
          </table:table-cell>
          <table:table-cell office:value-type="float" office:value="3" table:style-name="ce9">
            <text:p>3</text:p>
          </table:table-cell>
          <table:table-cell table:style-name="ce9"/>
          <table:table-cell office:value-type="float" office:value="373" table:style-name="ce10">
            <text:p>373</text:p>
          </table:table-cell>
          <table:table-cell table:number-columns-repeated="16375"/>
        </table:table-row>
        <table:table-row table:style-name="ro2">
          <table:table-cell office:value-type="string" table:style-name="ce12">
            <text:p>KPI Count for Quarter</text:p>
          </table:table-cell>
          <table:table-cell office:value-type="float" office:value="1018" table:style-name="ce10">
            <text:p>1018</text:p>
          </table:table-cell>
          <table:table-cell office:value-type="float" office:value="60" table:style-name="ce10">
            <text:p>60</text:p>
          </table:table-cell>
          <table:table-cell office:value-type="float" office:value="42" table:style-name="ce10">
            <text:p>42</text:p>
          </table:table-cell>
          <table:table-cell office:value-type="float" office:value="41" table:style-name="ce10">
            <text:p>41</text:p>
          </table:table-cell>
          <table:table-cell office:value-type="float" office:value="189" table:style-name="ce10">
            <text:p>189</text:p>
          </table:table-cell>
          <table:table-cell office:value-type="float" office:value="96" table:style-name="ce10">
            <text:p>96</text:p>
          </table:table-cell>
          <table:table-cell office:value-type="float" office:value="21" table:style-name="ce10">
            <text:p>21</text:p>
          </table:table-cell>
          <table:table-cell office:value-type="float" office:value="1467" table:style-name="ce10">
            <text:p>1467</text:p>
          </table:table-cell>
          <table:table-cell table:number-columns-repeated="16375"/>
        </table:table-row>
        <table:table-row table:style-name="ro2">
          <table:table-cell table:number-columns-repeated="16384"/>
        </table:table-row>
        <table:table-row table:style-name="ro2">
          <table:table-cell office:value-type="string" table:style-name="ce13">
            <text:p>Other:</text:p>
          </table:table-cell>
          <table:table-cell office:value-type="string" table:style-name="ce1">
            <text:p>The service was not used during this period/ The service was temporarily suspended/ Contract is being handled by another department</text:p>
          </table:table-cell>
          <table:table-cell table:number-columns-repeated="16382" table:style-name="ce1"/>
        </table:table-row>
        <table:table-row table:style-name="ro2">
          <table:table-cell office:value-type="string" table:style-name="ce13">
            <text:p>Contract count for quarter:<text:s/></text:p>
          </table:table-cell>
          <table:table-cell office:value-type="float" office:value="535" table:style-name="ce1">
            <text:p>535</text:p>
          </table:table-cell>
          <table:table-cell table:number-columns-repeated="16382" table:style-name="ce1"/>
        </table:table-row>
        <table:table-row table:style-name="ro2">
          <table:table-cell office:value-type="string" table:style-name="ce1">
            <text:p>This performance table records performance of all KPIs returned including recently added ALB contracts and lower value contracts<text:s/></text:p>
          </table:table-cell>
          <table:table-cell table:number-columns-repeated="16383" table:style-name="ce1"/>
        </table:table-row>
        <table:table-row table:number-rows-repeated="2" table:style-name="ro2">
          <table:table-cell table:number-columns-repeated="16384"/>
        </table:table-row>
        <table:table-row table:style-name="ro2">
          <table:table-cell office:value-type="string" table:style-name="ce4">
            <text:p>KPI League Table</text:p>
          </table:table-cell>
          <table:table-cell table:number-columns-repeated="16383" table:style-name="ce1"/>
        </table:table-row>
        <table:table-row table:style-name="ro5">
          <table:table-cell office:value-type="string" table:style-name="ce14">
            <text:p>Ranking</text:p>
          </table:table-cell>
          <table:table-cell office:value-type="string" table:style-name="ce14">
            <text:p>Department</text:p>
          </table:table-cell>
          <table:table-cell office:value-type="string" table:style-name="ce14">
            <text:p>Expected KPI Return</text:p>
          </table:table-cell>
          <table:table-cell office:value-type="string" table:style-name="ce14">
            <text:p>Returned KPIs</text:p>
          </table:table-cell>
          <table:table-cell office:value-type="string" table:style-name="ce14">
            <text:p>of which, KPIs Recorded Elsewhere</text:p>
          </table:table-cell>
          <table:table-cell office:value-type="string" table:style-name="ce14">
            <text:p>Return Rate</text:p>
          </table:table-cell>
          <table:table-cell table:number-columns-repeated="16378" table:style-name="ce1"/>
        </table:table-row>
        <table:table-row table:style-name="ro2">
          <table:table-cell office:value-type="float" office:value="1" table:style-name="ce8">
            <text:p>1</text:p>
          </table:table-cell>
          <table:table-cell office:value-type="string" table:style-name="ce15">
            <text:p>DIT</text:p>
          </table:table-cell>
          <table:table-cell office:value-type="float" office:value="63" table:style-name="ce16">
            <text:p>63</text:p>
          </table:table-cell>
          <table:table-cell office:value-type="float" office:value="63" table:style-name="ce16">
            <text:p>63</text:p>
          </table:table-cell>
          <table:table-cell office:value-type="float" office:value="3" table:style-name="ce16">
            <text:p>3</text:p>
          </table:table-cell>
          <table:table-cell office:value-type="percentage" office:value="1" table:style-name="ce17">
            <text:p>100.0%</text:p>
          </table:table-cell>
          <table:table-cell table:number-columns-repeated="16378" table:style-name="ce1"/>
        </table:table-row>
        <table:table-row table:style-name="ro2">
          <table:table-cell office:value-type="float" office:value="1" table:style-name="ce8">
            <text:p>1</text:p>
          </table:table-cell>
          <table:table-cell office:value-type="string" table:style-name="ce15">
            <text:p>BEIS</text:p>
          </table:table-cell>
          <table:table-cell office:value-type="float" office:value="34" table:style-name="ce16">
            <text:p>34</text:p>
          </table:table-cell>
          <table:table-cell office:value-type="float" office:value="34" table:style-name="ce16">
            <text:p>34</text:p>
          </table:table-cell>
          <table:table-cell table:style-name="ce16"/>
          <table:table-cell office:value-type="percentage" office:value="1" table:style-name="ce17">
            <text:p>100.0%</text:p>
          </table:table-cell>
          <table:table-cell table:number-columns-repeated="16378" table:style-name="ce1"/>
        </table:table-row>
        <table:table-row table:style-name="ro2">
          <table:table-cell office:value-type="float" office:value="1" table:style-name="ce8">
            <text:p>1</text:p>
          </table:table-cell>
          <table:table-cell office:value-type="string" table:style-name="ce15">
            <text:p>DCMS</text:p>
          </table:table-cell>
          <table:table-cell office:value-type="float" office:value="3" table:style-name="ce16">
            <text:p>3</text:p>
          </table:table-cell>
          <table:table-cell office:value-type="float" office:value="3" table:style-name="ce16">
            <text:p>3</text:p>
          </table:table-cell>
          <table:table-cell table:style-name="ce16"/>
          <table:table-cell office:value-type="percentage" office:value="1" table:style-name="ce17">
            <text:p>100.0%</text:p>
          </table:table-cell>
          <table:table-cell table:number-columns-repeated="16378" table:style-name="ce1"/>
        </table:table-row>
        <table:table-row table:style-name="ro2">
          <table:table-cell office:value-type="float" office:value="1" table:style-name="ce8">
            <text:p>1</text:p>
          </table:table-cell>
          <table:table-cell office:value-type="string" table:style-name="ce15">
            <text:p>DEFRA</text:p>
          </table:table-cell>
          <table:table-cell office:value-type="float" office:value="56" table:style-name="ce16">
            <text:p>56</text:p>
          </table:table-cell>
          <table:table-cell office:value-type="float" office:value="56" table:style-name="ce16">
            <text:p>56</text:p>
          </table:table-cell>
          <table:table-cell table:style-name="ce16"/>
          <table:table-cell office:value-type="percentage" office:value="1" table:style-name="ce17">
            <text:p>100.0%</text:p>
          </table:table-cell>
          <table:table-cell table:number-columns-repeated="16378" table:style-name="ce1"/>
        </table:table-row>
        <table:table-row table:style-name="ro2">
          <table:table-cell office:value-type="float" office:value="1" table:style-name="ce8">
            <text:p>1</text:p>
          </table:table-cell>
          <table:table-cell office:value-type="string" table:style-name="ce15">
            <text:p>DWP</text:p>
          </table:table-cell>
          <table:table-cell office:value-type="float" office:value="54" table:style-name="ce16">
            <text:p>54</text:p>
          </table:table-cell>
          <table:table-cell office:value-type="float" office:value="54" table:style-name="ce16">
            <text:p>54</text:p>
          </table:table-cell>
          <table:table-cell table:style-name="ce16"/>
          <table:table-cell office:value-type="percentage" office:value="1" table:style-name="ce17">
            <text:p>100.0%</text:p>
          </table:table-cell>
          <table:table-cell table:number-columns-repeated="16378" table:style-name="ce1"/>
        </table:table-row>
        <table:table-row table:style-name="ro2">
          <table:table-cell office:value-type="float" office:value="1" table:style-name="ce8">
            <text:p>1</text:p>
          </table:table-cell>
          <table:table-cell office:value-type="string" table:style-name="ce15">
            <text:p>HMRC</text:p>
          </table:table-cell>
          <table:table-cell office:value-type="float" office:value="39" table:style-name="ce16">
            <text:p>39</text:p>
          </table:table-cell>
          <table:table-cell office:value-type="float" office:value="39" table:style-name="ce16">
            <text:p>39</text:p>
          </table:table-cell>
          <table:table-cell table:style-name="ce16"/>
          <table:table-cell office:value-type="percentage" office:value="1" table:style-name="ce17">
            <text:p>100.0%</text:p>
          </table:table-cell>
          <table:table-cell table:number-columns-repeated="16378"/>
        </table:table-row>
        <table:table-row table:style-name="ro2">
          <table:table-cell office:value-type="float" office:value="1" table:style-name="ce8">
            <text:p>1</text:p>
          </table:table-cell>
          <table:table-cell office:value-type="string" table:style-name="ce15">
            <text:p>DLUHC</text:p>
          </table:table-cell>
          <table:table-cell office:value-type="float" office:value="24" table:style-name="ce16">
            <text:p>24</text:p>
          </table:table-cell>
          <table:table-cell office:value-type="float" office:value="24" table:style-name="ce16">
            <text:p>24</text:p>
          </table:table-cell>
          <table:table-cell table:style-name="ce16"/>
          <table:table-cell office:value-type="percentage" office:value="1" table:style-name="ce17">
            <text:p>100.0%</text:p>
          </table:table-cell>
          <table:table-cell table:number-columns-repeated="16378"/>
        </table:table-row>
        <table:table-row table:style-name="ro2">
          <table:table-cell office:value-type="float" office:value="8" table:style-name="ce8">
            <text:p>8</text:p>
          </table:table-cell>
          <table:table-cell office:value-type="string" table:style-name="ce15">
            <text:p>DHSC</text:p>
          </table:table-cell>
          <table:table-cell office:value-type="float" office:value="141" table:style-name="ce16">
            <text:p>141</text:p>
          </table:table-cell>
          <table:table-cell office:value-type="float" office:value="138" table:style-name="ce16">
            <text:p>138</text:p>
          </table:table-cell>
          <table:table-cell office:value-type="float" office:value="5" table:style-name="ce16">
            <text:p>5</text:p>
          </table:table-cell>
          <table:table-cell office:value-type="percentage" office:value="0.97872340425531912" table:style-name="ce17">
            <text:p>97.9%</text:p>
          </table:table-cell>
          <table:table-cell table:number-columns-repeated="16378"/>
        </table:table-row>
        <table:table-row table:style-name="ro2">
          <table:table-cell office:value-type="float" office:value="9" table:style-name="ce8">
            <text:p>9</text:p>
          </table:table-cell>
          <table:table-cell office:value-type="string" table:style-name="ce15">
            <text:p>FCDO</text:p>
          </table:table-cell>
          <table:table-cell office:value-type="float" office:value="72" table:style-name="ce16">
            <text:p>72</text:p>
          </table:table-cell>
          <table:table-cell office:value-type="float" office:value="70" table:style-name="ce16">
            <text:p>70</text:p>
          </table:table-cell>
          <table:table-cell office:value-type="float" office:value="31" table:style-name="ce16">
            <text:p>31</text:p>
          </table:table-cell>
          <table:table-cell office:value-type="percentage" office:value="0.97222222222222221" table:style-name="ce17">
            <text:p>97.2%</text:p>
          </table:table-cell>
          <table:table-cell table:number-columns-repeated="16378"/>
        </table:table-row>
        <table:table-row table:style-name="ro2">
          <table:table-cell office:value-type="float" office:value="10" table:style-name="ce8">
            <text:p>10</text:p>
          </table:table-cell>
          <table:table-cell office:value-type="string" table:style-name="ce15">
            <text:p>DFE</text:p>
          </table:table-cell>
          <table:table-cell office:value-type="float" office:value="47" table:style-name="ce16">
            <text:p>47</text:p>
          </table:table-cell>
          <table:table-cell office:value-type="float" office:value="45" table:style-name="ce16">
            <text:p>45</text:p>
          </table:table-cell>
          <table:table-cell table:style-name="ce16"/>
          <table:table-cell office:value-type="percentage" office:value="0.95744680851063835" table:style-name="ce17">
            <text:p>95.7%</text:p>
          </table:table-cell>
          <table:table-cell table:number-columns-repeated="16378"/>
        </table:table-row>
        <table:table-row table:style-name="ro2">
          <table:table-cell office:value-type="float" office:value="10" table:style-name="ce8">
            <text:p>10</text:p>
          </table:table-cell>
          <table:table-cell office:value-type="string" table:style-name="ce15">
            <text:p>HO</text:p>
          </table:table-cell>
          <table:table-cell office:value-type="float" office:value="69" table:style-name="ce16">
            <text:p>69</text:p>
          </table:table-cell>
          <table:table-cell office:value-type="float" office:value="66" table:style-name="ce16">
            <text:p>66</text:p>
          </table:table-cell>
          <table:table-cell office:value-type="float" office:value="12" table:style-name="ce16">
            <text:p>12</text:p>
          </table:table-cell>
          <table:table-cell office:value-type="percentage" office:value="0.95652173913043481" table:style-name="ce17">
            <text:p>95.7%</text:p>
          </table:table-cell>
          <table:table-cell table:number-columns-repeated="16378"/>
        </table:table-row>
        <table:table-row table:style-name="ro2">
          <table:table-cell office:value-type="float" office:value="12" table:style-name="ce8">
            <text:p>12</text:p>
          </table:table-cell>
          <table:table-cell office:value-type="string" table:style-name="ce15">
            <text:p>HMT</text:p>
          </table:table-cell>
          <table:table-cell office:value-type="float" office:value="18" table:style-name="ce16">
            <text:p>18</text:p>
          </table:table-cell>
          <table:table-cell office:value-type="float" office:value="17" table:style-name="ce16">
            <text:p>17</text:p>
          </table:table-cell>
          <table:table-cell table:style-name="ce16"/>
          <table:table-cell office:value-type="percentage" office:value="0.94444444444444442" table:style-name="ce17">
            <text:p>94.4%</text:p>
          </table:table-cell>
          <table:table-cell table:number-columns-repeated="16378"/>
        </table:table-row>
        <table:table-row table:style-name="ro2">
          <table:table-cell office:value-type="float" office:value="13" table:style-name="ce8">
            <text:p>13</text:p>
          </table:table-cell>
          <table:table-cell office:value-type="string" table:style-name="ce15">
            <text:p>DFT</text:p>
          </table:table-cell>
          <table:table-cell office:value-type="float" office:value="66" table:style-name="ce16">
            <text:p>66</text:p>
          </table:table-cell>
          <table:table-cell office:value-type="float" office:value="60" table:style-name="ce16">
            <text:p>60</text:p>
          </table:table-cell>
          <table:table-cell office:value-type="float" office:value="42" table:style-name="ce16">
            <text:p>42</text:p>
          </table:table-cell>
          <table:table-cell office:value-type="percentage" office:value="0.90909090909090906" table:style-name="ce17">
            <text:p>90.9%</text:p>
          </table:table-cell>
          <table:table-cell table:number-columns-repeated="16378"/>
        </table:table-row>
        <table:table-row table:style-name="ro2">
          <table:table-cell office:value-type="float" office:value="14" table:style-name="ce8">
            <text:p>14</text:p>
          </table:table-cell>
          <table:table-cell office:value-type="string" table:style-name="ce15">
            <text:p>MOJ</text:p>
          </table:table-cell>
          <table:table-cell office:value-type="float" office:value="361" table:style-name="ce16">
            <text:p>361</text:p>
          </table:table-cell>
          <table:table-cell office:value-type="float" office:value="307" table:style-name="ce16">
            <text:p>307</text:p>
          </table:table-cell>
          <table:table-cell office:value-type="float" office:value="3" table:style-name="ce16">
            <text:p>3</text:p>
          </table:table-cell>
          <table:table-cell office:value-type="percentage" office:value="0.85041551246537395" table:style-name="ce17">
            <text:p>85.0%</text:p>
          </table:table-cell>
          <table:table-cell table:number-columns-repeated="16378"/>
        </table:table-row>
        <table:table-row table:style-name="ro2">
          <table:table-cell office:value-type="float" office:value="15" table:style-name="ce8">
            <text:p>15</text:p>
          </table:table-cell>
          <table:table-cell office:value-type="string" table:style-name="ce15">
            <text:p>MOD</text:p>
          </table:table-cell>
          <table:table-cell office:value-type="float" office:value="111" table:style-name="ce16">
            <text:p>111</text:p>
          </table:table-cell>
          <table:table-cell office:value-type="float" office:value="94" table:style-name="ce16">
            <text:p>94</text:p>
          </table:table-cell>
          <table:table-cell table:style-name="ce16"/>
          <table:table-cell office:value-type="percentage" office:value="0.84684684684684686" table:style-name="ce17">
            <text:p>84.7%</text:p>
          </table:table-cell>
          <table:table-cell table:number-columns-repeated="16378"/>
        </table:table-row>
        <table:table-row table:style-name="ro2">
          <table:table-cell office:value-type="float" office:value="16" table:style-name="ce8">
            <text:p>16</text:p>
          </table:table-cell>
          <table:table-cell office:value-type="string" table:style-name="ce15">
            <text:p>CO</text:p>
          </table:table-cell>
          <table:table-cell office:value-type="float" office:value="51" table:style-name="ce16">
            <text:p>51</text:p>
          </table:table-cell>
          <table:table-cell office:value-type="float" office:value="43" table:style-name="ce16">
            <text:p>43</text:p>
          </table:table-cell>
          <table:table-cell table:style-name="ce16"/>
          <table:table-cell office:value-type="percentage" office:value="0.84313725490196079" table:style-name="ce17">
            <text:p>84.3%</text:p>
          </table:table-cell>
          <table:table-cell table:number-columns-repeated="16378"/>
        </table:table-row>
        <table:table-row table:style-name="ro2">
          <table:table-cell office:value-type="string" table:style-name="ce18">
            <text:p>Total</text:p>
          </table:table-cell>
          <table:table-cell table:style-name="ce18"/>
          <table:table-cell office:value-type="float" office:value="1209" table:style-name="ce18">
            <text:p>1209</text:p>
          </table:table-cell>
          <table:table-cell office:value-type="float" office:value="1113" table:style-name="ce18">
            <text:p>1113</text:p>
          </table:table-cell>
          <table:table-cell office:value-type="float" office:value="96" table:style-name="ce18">
            <text:p>96</text:p>
          </table:table-cell>
          <table:table-cell office:value-type="percentage" office:value="0.92589508742714399" table:style-name="ce19">
            <text:p>92.6%</text:p>
          </table:table-cell>
          <table:table-cell table:number-columns-repeated="16378"/>
        </table:table-row>
        <table:table-row table:style-name="ro2">
          <table:table-cell table:number-columns-repeated="16384"/>
        </table:table-row>
        <table:table-row table:style-name="ro2">
          <table:table-cell office:value-type="string" table:style-name="ce20">
            <text:p>Expected KPI Return:</text:p>
          </table:table-cell>
          <table:table-cell office:value-type="string" table:style-name="ce1">
            <text:p>The number of gold contract KPIs originally reported by the department as originally in-scope for publication, including ALBs and subsequently included smaller contracts</text:p>
          </table:table-cell>
          <table:table-cell table:number-columns-repeated="16382" table:style-name="ce1"/>
        </table:table-row>
        <table:table-row table:style-name="ro2">
          <table:table-cell office:value-type="string" table:style-name="ce20">
            <text:p>Returned KPIs:</text:p>
          </table:table-cell>
          <table:table-cell office:value-type="string" table:style-name="ce1">
            <text:p>The number of the expected gold contract KPIs with performance rating approved for publication for the quarter, including those already published elsewhere</text:p>
          </table:table-cell>
          <table:table-cell table:number-columns-repeated="16382" table:style-name="ce1"/>
        </table:table-row>
        <table:table-row table:number-rows-repeated="1048529" table:style-name="ro2">
          <table:table-cell table:number-columns-repeated="16384"/>
        </table:table-row>
      </table:table>
      <table:database-ranges>
        <table:database-range table:target-range-address="20211028_Apr_May_Jun_Data.A1:20211028_Apr_May_Jun_Data.I1" table:display-filter-buttons="true"/>
        <table:database-range table:target-range-address="KPI_Performance_Analysis.A27:KPI_Performance_Analysis.F43" table:display-filter-buttons="true">
          <table:sort>
            <table:sort-by table:field-number="5"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36">
      <number:number number:decimal-places="1"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0</meta:generator>
    <dc:creator>Microsoft Office User</dc:creator>
    <meta:creation-date>2021-10-27T16:58:37Z</meta:creation-date>
    <dc:date>2021-10-27T17:37:58Z</dc:date>
  </office:meta>
</office:document-meta>
</file>